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36">
      <style:table-cell-properties fo:background-color="#ffff00"/>
    </style:style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 style:data-style-name="N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zy plyni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  <table:table-cell office:value-type="string" calcext:value-type="string">
            <text:p>ile elektryk</text:p>
          </table:table-cell>
          <table:table-cell office:value-type="string" calcext:value-type="string">
            <text:p>ile mo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1945-05-03" calcext:value-type="date">
            <text:p>3.05.19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trata na dobę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1945-05-04" calcext:value-type="date">
            <text:p>4.05.1945</text:p>
          </table:table-cell>
          <table:table-cell office:value-type="float" office:value="1" calcext:value-type="float">
            <text:p>1</text:p>
          </table:table-cell>
          <table:table-cell table:formula="of:=[.D2]*(1-[.$K$3])" office:value-type="float" office:value="9.9" calcext:value-type="float">
            <text:p>9,90</text:p>
          </table:table-cell>
          <table:table-cell table:formula="of:=[.E2]*(1-[.$K$3])" office:value-type="float" office:value="3.96" calcext:value-type="float">
            <text:p>3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predkos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1945-05-05" calcext:value-type="date">
            <text:p>5.05.1945</text:p>
          </table:table-cell>
          <table:table-cell office:value-type="float" office:value="1" calcext:value-type="float">
            <text:p>1</text:p>
          </table:table-cell>
          <table:table-cell table:formula="of:=[.D3]*(1-[.$K$3])" office:value-type="float" office:value="9.801" calcext:value-type="float">
            <text:p>9,80</text:p>
          </table:table-cell>
          <table:table-cell table:formula="of:=[.E3]*(1-[.$K$3])" office:value-type="float" office:value="3.9204" calcext:value-type="float">
            <text:p>3,9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1945-05-06" calcext:value-type="date">
            <text:p>6.05.1945</text:p>
          </table:table-cell>
          <table:table-cell office:value-type="float" office:value="1" calcext:value-type="float">
            <text:p>1</text:p>
          </table:table-cell>
          <table:table-cell table:formula="of:=[.D4]*(1-[.$K$3])" office:value-type="float" office:value="9.70299" calcext:value-type="float">
            <text:p>9,70</text:p>
          </table:table-cell>
          <table:table-cell table:formula="of:=[.E4]*(1-[.$K$3])" office:value-type="float" office:value="3.881196" calcext:value-type="float">
            <text:p>3,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1945-05-07" calcext:value-type="date">
            <text:p>7.05.1945</text:p>
          </table:table-cell>
          <table:table-cell office:value-type="float" office:value="1" calcext:value-type="float">
            <text:p>1</text:p>
          </table:table-cell>
          <table:table-cell table:formula="of:=[.D5]*(1-[.$K$3])" office:value-type="float" office:value="9.6059601" calcext:value-type="float">
            <text:p>9,61</text:p>
          </table:table-cell>
          <table:table-cell table:formula="of:=[.E5]*(1-[.$K$3])" office:value-type="float" office:value="3.84238404" calcext:value-type="float">
            <text:p>3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1945-05-08" calcext:value-type="date">
            <text:p>8.05.1945</text:p>
          </table:table-cell>
          <table:table-cell office:value-type="float" office:value="1" calcext:value-type="float">
            <text:p>1</text:p>
          </table:table-cell>
          <table:table-cell table:formula="of:=[.D6]*(1-[.$K$3])" office:value-type="float" office:value="9.509900499" calcext:value-type="float">
            <text:p>9,51</text:p>
          </table:table-cell>
          <table:table-cell table:formula="of:=[.E6]*(1-[.$K$3])" office:value-type="float" office:value="3.8039601996" calcext:value-type="float">
            <text:p>3,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1945-05-09" calcext:value-type="date">
            <text:p>9.05.1945</text:p>
          </table:table-cell>
          <table:table-cell office:value-type="float" office:value="1" calcext:value-type="float">
            <text:p>1</text:p>
          </table:table-cell>
          <table:table-cell table:formula="of:=[.D7]*(1-[.$K$3])" office:value-type="float" office:value="9.41480149401" calcext:value-type="float">
            <text:p>9,41</text:p>
          </table:table-cell>
          <table:table-cell table:formula="of:=[.E7]*(1-[.$K$3])" office:value-type="float" office:value="3.765920597604" calcext:value-type="float">
            <text:p>3,7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1945-05-10" calcext:value-type="date">
            <text:p>10.05.1945</text:p>
          </table:table-cell>
          <table:table-cell office:value-type="float" office:value="1" calcext:value-type="float">
            <text:p>1</text:p>
          </table:table-cell>
          <table:table-cell table:formula="of:=[.D8]*(1-[.$K$3])" office:value-type="float" office:value="9.3206534790699" calcext:value-type="float">
            <text:p>9,32</text:p>
          </table:table-cell>
          <table:table-cell table:formula="of:=[.E8]*(1-[.$K$3])" office:value-type="float" office:value="3.72826139162796" calcext:value-type="float">
            <text:p>3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1945-05-11" calcext:value-type="date">
            <text:p>11.05.1945</text:p>
          </table:table-cell>
          <table:table-cell office:value-type="float" office:value="1" calcext:value-type="float">
            <text:p>1</text:p>
          </table:table-cell>
          <table:table-cell table:formula="of:=[.D9]*(1-[.$K$3])" office:value-type="float" office:value="9.2274469442792" calcext:value-type="float">
            <text:p>9,23</text:p>
          </table:table-cell>
          <table:table-cell table:formula="of:=[.E9]*(1-[.$K$3])" office:value-type="float" office:value="3.69097877771168" calcext:value-type="float">
            <text:p>3,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1945-05-12" calcext:value-type="date">
            <text:p>12.05.1945</text:p>
          </table:table-cell>
          <table:table-cell office:value-type="float" office:value="1" calcext:value-type="float">
            <text:p>1</text:p>
          </table:table-cell>
          <table:table-cell table:formula="of:=[.D10]*(1-[.$K$3])" office:value-type="float" office:value="9.13517247483641" calcext:value-type="float">
            <text:p>9,14</text:p>
          </table:table-cell>
          <table:table-cell table:formula="of:=[.E10]*(1-[.$K$3])" office:value-type="float" office:value="3.65406898993456" calcext:value-type="float">
            <text:p>3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1945-05-13" calcext:value-type="date">
            <text:p>13.05.1945</text:p>
          </table:table-cell>
          <table:table-cell office:value-type="float" office:value="1" calcext:value-type="float">
            <text:p>1</text:p>
          </table:table-cell>
          <table:table-cell table:formula="of:=[.D11]*(1-[.$K$3])" office:value-type="float" office:value="9.04382075008804" calcext:value-type="float">
            <text:p>9,04</text:p>
          </table:table-cell>
          <table:table-cell table:formula="of:=[.E11]*(1-[.$K$3])" office:value-type="float" office:value="3.61752830003522" calcext:value-type="float">
            <text:p>3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1945-05-14" calcext:value-type="date">
            <text:p>14.05.1945</text:p>
          </table:table-cell>
          <table:table-cell office:value-type="float" office:value="1" calcext:value-type="float">
            <text:p>1</text:p>
          </table:table-cell>
          <table:table-cell table:formula="of:=[.D12]*(1-[.$K$3])" office:value-type="float" office:value="8.95338254258716" calcext:value-type="float">
            <text:p>8,95</text:p>
          </table:table-cell>
          <table:table-cell table:formula="of:=[.E12]*(1-[.$K$3])" office:value-type="float" office:value="3.58135301703486" calcext:value-type="float">
            <text:p>3,5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1945-05-15" calcext:value-type="date">
            <text:p>15.05.1945</text:p>
          </table:table-cell>
          <table:table-cell office:value-type="float" office:value="1" calcext:value-type="float">
            <text:p>1</text:p>
          </table:table-cell>
          <table:table-cell table:formula="of:=[.D13]*(1-[.$K$3])" office:value-type="float" office:value="8.86384871716129" calcext:value-type="float">
            <text:p>8,86</text:p>
          </table:table-cell>
          <table:table-cell table:formula="of:=[.E13]*(1-[.$K$3])" office:value-type="float" office:value="3.54553948686452" calcext:value-type="float">
            <text:p>3,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1945-05-16" calcext:value-type="date">
            <text:p>16.05.1945</text:p>
          </table:table-cell>
          <table:table-cell office:value-type="float" office:value="1" calcext:value-type="float">
            <text:p>1</text:p>
          </table:table-cell>
          <table:table-cell table:formula="of:=[.D14]*(1-[.$K$3])" office:value-type="float" office:value="8.77521022998968" calcext:value-type="float">
            <text:p>8,78</text:p>
          </table:table-cell>
          <table:table-cell table:formula="of:=[.E14]*(1-[.$K$3])" office:value-type="float" office:value="3.51008409199587" calcext:value-type="float">
            <text:p>3,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1945-05-17" calcext:value-type="date">
            <text:p>17.05.1945</text:p>
          </table:table-cell>
          <table:table-cell office:value-type="float" office:value="1" calcext:value-type="float">
            <text:p>1</text:p>
          </table:table-cell>
          <table:table-cell table:formula="of:=[.D15]*(1-[.$K$3])" office:value-type="float" office:value="8.68745812768978" calcext:value-type="float">
            <text:p>8,69</text:p>
          </table:table-cell>
          <table:table-cell table:formula="of:=[.E15]*(1-[.$K$3])" office:value-type="float" office:value="3.47498325107591" calcext:value-type="float">
            <text:p>3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1945-05-18" calcext:value-type="date">
            <text:p>18.05.1945</text:p>
          </table:table-cell>
          <table:table-cell office:value-type="float" office:value="1" calcext:value-type="float">
            <text:p>1</text:p>
          </table:table-cell>
          <table:table-cell table:formula="of:=[.D16]*(1-[.$K$3])" office:value-type="float" office:value="8.60058354641288" calcext:value-type="float">
            <text:p>8,60</text:p>
          </table:table-cell>
          <table:table-cell table:formula="of:=[.E16]*(1-[.$K$3])" office:value-type="float" office:value="3.44023341856515" calcext:value-type="float">
            <text:p>3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1945-05-19" calcext:value-type="date">
            <text:p>19.05.1945</text:p>
          </table:table-cell>
          <table:table-cell office:value-type="float" office:value="1" calcext:value-type="float">
            <text:p>1</text:p>
          </table:table-cell>
          <table:table-cell table:formula="of:=[.D17]*(1-[.$K$3])" office:value-type="float" office:value="8.51457771094876" calcext:value-type="float">
            <text:p>8,51</text:p>
          </table:table-cell>
          <table:table-cell table:formula="of:=[.E17]*(1-[.$K$3])" office:value-type="float" office:value="3.4058310843795" calcext:value-type="float">
            <text:p>3,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1945-05-20" calcext:value-type="date">
            <text:p>20.05.1945</text:p>
          </table:table-cell>
          <table:table-cell office:value-type="float" office:value="1" calcext:value-type="float">
            <text:p>1</text:p>
          </table:table-cell>
          <table:table-cell table:formula="of:=[.D18]*(1-[.$K$3])" office:value-type="float" office:value="8.42943193383927" calcext:value-type="float">
            <text:p>8,43</text:p>
          </table:table-cell>
          <table:table-cell table:formula="of:=[.E18]*(1-[.$K$3])" office:value-type="float" office:value="3.37177277353571" calcext:value-type="float">
            <text:p>3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1945-05-21" calcext:value-type="date">
            <text:p>21.05.1945</text:p>
          </table:table-cell>
          <table:table-cell office:value-type="float" office:value="1" calcext:value-type="float">
            <text:p>1</text:p>
          </table:table-cell>
          <table:table-cell table:formula="of:=[.D19]*(1-[.$K$3])" office:value-type="float" office:value="8.34513761450088" calcext:value-type="float">
            <text:p>8,35</text:p>
          </table:table-cell>
          <table:table-cell table:formula="of:=[.E19]*(1-[.$K$3])" office:value-type="float" office:value="3.33805504580035" calcext:value-type="float">
            <text:p>3,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1945-05-22" calcext:value-type="date">
            <text:p>22.05.1945</text:p>
          </table:table-cell>
          <table:table-cell office:value-type="float" office:value="1" calcext:value-type="float">
            <text:p>1</text:p>
          </table:table-cell>
          <table:table-cell table:formula="of:=[.D20]*(1-[.$K$3])" office:value-type="float" office:value="8.26168623835587" calcext:value-type="float">
            <text:p>8,26</text:p>
          </table:table-cell>
          <table:table-cell table:formula="of:=[.E20]*(1-[.$K$3])" office:value-type="float" office:value="3.30467449534235" calcext:value-type="float">
            <text:p>3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date" office:date-value="1945-05-23" calcext:value-type="date">
            <text:p>23.05.1945</text:p>
          </table:table-cell>
          <table:table-cell office:value-type="float" office:value="1" calcext:value-type="float">
            <text:p>1</text:p>
          </table:table-cell>
          <table:table-cell table:formula="of:=[.D21]*(1-[.$K$3])" office:value-type="float" office:value="8.17906937597231" calcext:value-type="float">
            <text:p>8,18</text:p>
          </table:table-cell>
          <table:table-cell table:formula="of:=[.E21]*(1-[.$K$3])" office:value-type="float" office:value="3.27162775038892" calcext:value-type="float">
            <text:p>3,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date" office:date-value="1945-05-24" calcext:value-type="date">
            <text:p>24.05.1945</text:p>
          </table:table-cell>
          <table:table-cell office:value-type="float" office:value="1" calcext:value-type="float">
            <text:p>1</text:p>
          </table:table-cell>
          <table:table-cell table:formula="of:=[.D22]*(1-[.$K$3])" office:value-type="float" office:value="8.09727868221259" calcext:value-type="float">
            <text:p>8,10</text:p>
          </table:table-cell>
          <table:table-cell table:formula="of:=[.E22]*(1-[.$K$3])" office:value-type="float" office:value="3.23891147288503" calcext:value-type="float">
            <text:p>3,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date" office:date-value="1945-05-25" calcext:value-type="date">
            <text:p>25.05.1945</text:p>
          </table:table-cell>
          <table:table-cell office:value-type="float" office:value="1" calcext:value-type="float">
            <text:p>1</text:p>
          </table:table-cell>
          <table:table-cell table:formula="of:=[.D23]*(1-[.$K$3])" office:value-type="float" office:value="8.01630589539046" calcext:value-type="float">
            <text:p>8,02</text:p>
          </table:table-cell>
          <table:table-cell table:formula="of:=[.E23]*(1-[.$K$3])" office:value-type="float" office:value="3.20652235815618" calcext:value-type="float">
            <text:p>3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date" office:date-value="1945-05-26" calcext:value-type="date">
            <text:p>26.05.1945</text:p>
          </table:table-cell>
          <table:table-cell office:value-type="float" office:value="1" calcext:value-type="float">
            <text:p>1</text:p>
          </table:table-cell>
          <table:table-cell table:formula="of:=[.D24]*(1-[.$K$3])" office:value-type="float" office:value="7.93614283643656" calcext:value-type="float">
            <text:p>7,94</text:p>
          </table:table-cell>
          <table:table-cell table:formula="of:=[.E24]*(1-[.$K$3])" office:value-type="float" office:value="3.17445713457462" calcext:value-type="float">
            <text:p>3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date" office:date-value="1945-05-27" calcext:value-type="date">
            <text:p>27.05.1945</text:p>
          </table:table-cell>
          <table:table-cell office:value-type="float" office:value="1" calcext:value-type="float">
            <text:p>1</text:p>
          </table:table-cell>
          <table:table-cell table:formula="of:=[.D25]*(1-[.$K$3])" office:value-type="float" office:value="7.85678140807219" calcext:value-type="float">
            <text:p>7,86</text:p>
          </table:table-cell>
          <table:table-cell table:formula="of:=[.E25]*(1-[.$K$3])" office:value-type="float" office:value="3.14271256322887" calcext:value-type="float">
            <text:p>3,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date" office:date-value="1945-05-28" calcext:value-type="date">
            <text:p>28.05.1945</text:p>
          </table:table-cell>
          <table:table-cell office:value-type="float" office:value="1" calcext:value-type="float">
            <text:p>1</text:p>
          </table:table-cell>
          <table:table-cell table:formula="of:=[.D26]*(1-[.$K$3])" office:value-type="float" office:value="7.77821359399147" calcext:value-type="float">
            <text:p>7,78</text:p>
          </table:table-cell>
          <table:table-cell table:formula="of:=[.E26]*(1-[.$K$3])" office:value-type="float" office:value="3.11128543759659" calcext:value-type="float">
            <text:p>3,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date" office:date-value="1945-05-29" calcext:value-type="date">
            <text:p>29.05.1945</text:p>
          </table:table-cell>
          <table:table-cell office:value-type="float" office:value="1" calcext:value-type="float">
            <text:p>1</text:p>
          </table:table-cell>
          <table:table-cell table:formula="of:=[.D27]*(1-[.$K$3])" office:value-type="float" office:value="7.70043145805155" calcext:value-type="float">
            <text:p>7,70</text:p>
          </table:table-cell>
          <table:table-cell table:formula="of:=[.E27]*(1-[.$K$3])" office:value-type="float" office:value="3.08017258322062" calcext:value-type="float">
            <text:p>3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date" office:date-value="1945-05-30" calcext:value-type="date">
            <text:p>30.05.1945</text:p>
          </table:table-cell>
          <table:table-cell office:value-type="float" office:value="1" calcext:value-type="float">
            <text:p>1</text:p>
          </table:table-cell>
          <table:table-cell table:formula="of:=[.D28]*(1-[.$K$3])" office:value-type="float" office:value="7.62342714347104" calcext:value-type="float">
            <text:p>7,62</text:p>
          </table:table-cell>
          <table:table-cell table:formula="of:=[.E28]*(1-[.$K$3])" office:value-type="float" office:value="3.04937085738841" calcext:value-type="float">
            <text:p>3,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date" office:date-value="1945-05-31" calcext:value-type="date">
            <text:p>31.05.1945</text:p>
          </table:table-cell>
          <table:table-cell office:value-type="float" office:value="1" calcext:value-type="float">
            <text:p>1</text:p>
          </table:table-cell>
          <table:table-cell table:formula="of:=[.D29]*(1-[.$K$3])" office:value-type="float" office:value="7.54719287203633" calcext:value-type="float">
            <text:p>7,55</text:p>
          </table:table-cell>
          <table:table-cell table:formula="of:=[.E29]*(1-[.$K$3])" office:value-type="float" office:value="3.01887714881453" calcext:value-type="float">
            <text:p>3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1945-06-01" calcext:value-type="date">
            <text:p>1.06.1945</text:p>
          </table:table-cell>
          <table:table-cell office:value-type="float" office:value="1" calcext:value-type="float">
            <text:p>1</text:p>
          </table:table-cell>
          <table:table-cell table:formula="of:=[.D30]*(1-[.$K$3])" office:value-type="float" office:value="7.47172094331596" calcext:value-type="float">
            <text:p>7,47</text:p>
          </table:table-cell>
          <table:table-cell table:formula="of:=[.E30]*(1-[.$K$3])" office:value-type="float" office:value="2.98868837732638" calcext:value-type="float">
            <text:p>2,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1945-06-02" calcext:value-type="date">
            <text:p>2.06.1945</text:p>
          </table:table-cell>
          <table:table-cell office:value-type="float" office:value="1" calcext:value-type="float">
            <text:p>1</text:p>
          </table:table-cell>
          <table:table-cell table:formula="of:=[.D31]*(1-[.$K$3])" office:value-type="float" office:value="7.3970037338828" calcext:value-type="float">
            <text:p>7,40</text:p>
          </table:table-cell>
          <table:table-cell table:formula="of:=[.E31]*(1-[.$K$3])" office:value-type="float" office:value="2.95880149355312" calcext:value-type="float">
            <text:p>2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1945-06-03" calcext:value-type="date">
            <text:p>3.06.1945</text:p>
          </table:table-cell>
          <table:table-cell office:value-type="float" office:value="1" calcext:value-type="float">
            <text:p>1</text:p>
          </table:table-cell>
          <table:table-cell table:formula="of:=[.D32]*(1-[.$K$3])" office:value-type="float" office:value="7.32303369654398" calcext:value-type="float">
            <text:p>7,32</text:p>
          </table:table-cell>
          <table:table-cell table:formula="of:=[.E32]*(1-[.$K$3])" office:value-type="float" office:value="2.92921347861759" calcext:value-type="float">
            <text:p>2,9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1945-06-04" calcext:value-type="date">
            <text:p>4.06.1945</text:p>
          </table:table-cell>
          <table:table-cell office:value-type="float" office:value="1" calcext:value-type="float">
            <text:p>1</text:p>
          </table:table-cell>
          <table:table-cell table:formula="of:=[.D33]*(1-[.$K$3])" office:value-type="float" office:value="7.24980335957854" calcext:value-type="float">
            <text:p>7,25</text:p>
          </table:table-cell>
          <table:table-cell table:formula="of:=[.E33]*(1-[.$K$3])" office:value-type="float" office:value="2.89992134383141" calcext:value-type="float">
            <text:p>2,9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1945-06-05" calcext:value-type="date">
            <text:p>5.06.1945</text:p>
          </table:table-cell>
          <table:table-cell office:value-type="float" office:value="1" calcext:value-type="float">
            <text:p>1</text:p>
          </table:table-cell>
          <table:table-cell table:formula="of:=[.D34]*(1-[.$K$3])" office:value-type="float" office:value="7.17730532598275" calcext:value-type="float">
            <text:p>7,18</text:p>
          </table:table-cell>
          <table:table-cell table:formula="of:=[.E34]*(1-[.$K$3])" office:value-type="float" office:value="2.8709221303931" calcext:value-type="float">
            <text:p>2,8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1945-06-06" calcext:value-type="date">
            <text:p>6.06.1945</text:p>
          </table:table-cell>
          <table:table-cell office:value-type="float" office:value="1" calcext:value-type="float">
            <text:p>1</text:p>
          </table:table-cell>
          <table:table-cell table:formula="of:=[.D35]*(1-[.$K$3])" office:value-type="float" office:value="7.10553227272292" calcext:value-type="float">
            <text:p>7,11</text:p>
          </table:table-cell>
          <table:table-cell table:formula="of:=[.E35]*(1-[.$K$3])" office:value-type="float" office:value="2.84221290908917" calcext:value-type="float">
            <text:p>2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1945-06-07" calcext:value-type="date">
            <text:p>7.06.1945</text:p>
          </table:table-cell>
          <table:table-cell office:value-type="float" office:value="1" calcext:value-type="float">
            <text:p>1</text:p>
          </table:table-cell>
          <table:table-cell table:formula="of:=[.D36]*(1-[.$K$3])" office:value-type="float" office:value="7.03447694999569" calcext:value-type="float">
            <text:p>7,03</text:p>
          </table:table-cell>
          <table:table-cell table:formula="of:=[.E36]*(1-[.$K$3])" office:value-type="float" office:value="2.81379077999828" calcext:value-type="float">
            <text:p>2,8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1945-06-08" calcext:value-type="date">
            <text:p>8.06.1945</text:p>
          </table:table-cell>
          <table:table-cell office:value-type="float" office:value="1" calcext:value-type="float">
            <text:p>1</text:p>
          </table:table-cell>
          <table:table-cell table:formula="of:=[.D37]*(1-[.$K$3])" office:value-type="float" office:value="6.96413218049574" calcext:value-type="float">
            <text:p>6,96</text:p>
          </table:table-cell>
          <table:table-cell table:formula="of:=[.E37]*(1-[.$K$3])" office:value-type="float" office:value="2.78565287219829" calcext:value-type="float">
            <text:p>2,7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1945-06-09" calcext:value-type="date">
            <text:p>9.06.1945</text:p>
          </table:table-cell>
          <table:table-cell office:value-type="float" office:value="1" calcext:value-type="float">
            <text:p>1</text:p>
          </table:table-cell>
          <table:table-cell table:formula="of:=[.D38]*(1-[.$K$3])" office:value-type="float" office:value="6.89449085869078" calcext:value-type="float">
            <text:p>6,89</text:p>
          </table:table-cell>
          <table:table-cell table:formula="of:=[.E38]*(1-[.$K$3])" office:value-type="float" office:value="2.75779634347631" calcext:value-type="float">
            <text:p>2,7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1945-06-10" calcext:value-type="date">
            <text:p>10.06.1945</text:p>
          </table:table-cell>
          <table:table-cell office:value-type="float" office:value="1" calcext:value-type="float">
            <text:p>1</text:p>
          </table:table-cell>
          <table:table-cell table:formula="of:=[.D39]*(1-[.$K$3])" office:value-type="float" office:value="6.82554595010387" calcext:value-type="float">
            <text:p>6,83</text:p>
          </table:table-cell>
          <table:table-cell table:formula="of:=[.E39]*(1-[.$K$3])" office:value-type="float" office:value="2.73021838004155" calcext:value-type="float">
            <text:p>2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1945-06-11" calcext:value-type="date">
            <text:p>11.06.1945</text:p>
          </table:table-cell>
          <table:table-cell office:value-type="float" office:value="1" calcext:value-type="float">
            <text:p>1</text:p>
          </table:table-cell>
          <table:table-cell table:formula="of:=[.D40]*(1-[.$K$3])" office:value-type="float" office:value="6.75729049060283" calcext:value-type="float">
            <text:p>6,76</text:p>
          </table:table-cell>
          <table:table-cell table:formula="of:=[.E40]*(1-[.$K$3])" office:value-type="float" office:value="2.70291619624113" calcext:value-type="float">
            <text:p>2,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1945-06-12" calcext:value-type="date">
            <text:p>12.06.1945</text:p>
          </table:table-cell>
          <table:table-cell office:value-type="float" office:value="1" calcext:value-type="float">
            <text:p>1</text:p>
          </table:table-cell>
          <table:table-cell table:formula="of:=[.D41]*(1-[.$K$3])" office:value-type="float" office:value="6.6897175856968" calcext:value-type="float">
            <text:p>6,69</text:p>
          </table:table-cell>
          <table:table-cell table:formula="of:=[.E41]*(1-[.$K$3])" office:value-type="float" office:value="2.67588703427872" calcext:value-type="float">
            <text:p>2,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1945-06-13" calcext:value-type="date">
            <text:p>13.06.1945</text:p>
          </table:table-cell>
          <table:table-cell office:value-type="float" office:value="1" calcext:value-type="float">
            <text:p>1</text:p>
          </table:table-cell>
          <table:table-cell table:formula="of:=[.D42]*(1-[.$K$3])" office:value-type="float" office:value="6.62282040983984" calcext:value-type="float">
            <text:p>6,62</text:p>
          </table:table-cell>
          <table:table-cell table:formula="of:=[.E42]*(1-[.$K$3])" office:value-type="float" office:value="2.64912816393593" calcext:value-type="float">
            <text:p>2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1945-06-14" calcext:value-type="date">
            <text:p>14.06.1945</text:p>
          </table:table-cell>
          <table:table-cell office:value-type="float" office:value="1" calcext:value-type="float">
            <text:p>1</text:p>
          </table:table-cell>
          <table:table-cell table:formula="of:=[.D43]*(1-[.$K$3])" office:value-type="float" office:value="6.55659220574144" calcext:value-type="float">
            <text:p>6,56</text:p>
          </table:table-cell>
          <table:table-cell table:formula="of:=[.E43]*(1-[.$K$3])" office:value-type="float" office:value="2.62263688229657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1945-06-15" calcext:value-type="date">
            <text:p>15.06.1945</text:p>
          </table:table-cell>
          <table:table-cell office:value-type="float" office:value="1" calcext:value-type="float">
            <text:p>1</text:p>
          </table:table-cell>
          <table:table-cell table:formula="of:=[.D44]*(1-[.$K$3])" office:value-type="float" office:value="6.49102628368402" calcext:value-type="float">
            <text:p>6,49</text:p>
          </table:table-cell>
          <table:table-cell table:formula="of:=[.E44]*(1-[.$K$3])" office:value-type="float" office:value="2.59641051347361" calcext:value-type="float">
            <text:p>2,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1945-06-16" calcext:value-type="date">
            <text:p>16.06.1945</text:p>
          </table:table-cell>
          <table:table-cell office:value-type="float" office:value="1" calcext:value-type="float">
            <text:p>1</text:p>
          </table:table-cell>
          <table:table-cell table:formula="of:=[.D45]*(1-[.$K$3])" office:value-type="float" office:value="6.42611602084718" calcext:value-type="float">
            <text:p>6,43</text:p>
          </table:table-cell>
          <table:table-cell table:formula="of:=[.E45]*(1-[.$K$3])" office:value-type="float" office:value="2.57044640833887" calcext:value-type="float">
            <text:p>2,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1945-06-17" calcext:value-type="date">
            <text:p>17.06.1945</text:p>
          </table:table-cell>
          <table:table-cell office:value-type="float" office:value="1" calcext:value-type="float">
            <text:p>1</text:p>
          </table:table-cell>
          <table:table-cell table:formula="of:=[.D46]*(1-[.$K$3])" office:value-type="float" office:value="6.36185486063871" calcext:value-type="float">
            <text:p>6,36</text:p>
          </table:table-cell>
          <table:table-cell table:formula="of:=[.E46]*(1-[.$K$3])" office:value-type="float" office:value="2.54474194425548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1945-06-18" calcext:value-type="date">
            <text:p>18.06.1945</text:p>
          </table:table-cell>
          <table:table-cell office:value-type="float" office:value="1" calcext:value-type="float">
            <text:p>1</text:p>
          </table:table-cell>
          <table:table-cell table:formula="of:=[.D47]*(1-[.$K$3])" office:value-type="float" office:value="6.29823631203232" calcext:value-type="float">
            <text:p>6,30</text:p>
          </table:table-cell>
          <table:table-cell table:formula="of:=[.E47]*(1-[.$K$3])" office:value-type="float" office:value="2.51929452481293" calcext:value-type="float">
            <text:p>2,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1945-06-19" calcext:value-type="date">
            <text:p>19.06.1945</text:p>
          </table:table-cell>
          <table:table-cell office:value-type="float" office:value="1" calcext:value-type="float">
            <text:p>1</text:p>
          </table:table-cell>
          <table:table-cell table:formula="of:=[.D48]*(1-[.$K$3])" office:value-type="float" office:value="6.235253948912" calcext:value-type="float">
            <text:p>6,24</text:p>
          </table:table-cell>
          <table:table-cell table:formula="of:=[.E48]*(1-[.$K$3])" office:value-type="float" office:value="2.4941015795648" calcext:value-type="float">
            <text:p>2,4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1945-06-20" calcext:value-type="date">
            <text:p>20.06.1945</text:p>
          </table:table-cell>
          <table:table-cell office:value-type="float" office:value="1" calcext:value-type="float">
            <text:p>1</text:p>
          </table:table-cell>
          <table:table-cell table:formula="of:=[.D49]*(1-[.$K$3])" office:value-type="float" office:value="6.17290140942288" calcext:value-type="float">
            <text:p>6,17</text:p>
          </table:table-cell>
          <table:table-cell table:formula="of:=[.E49]*(1-[.$K$3])" office:value-type="float" office:value="2.46916056376915" calcext:value-type="float">
            <text:p>2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1945-06-21" calcext:value-type="date">
            <text:p>21.06.1945</text:p>
          </table:table-cell>
          <table:table-cell office:value-type="float" office:value="1" calcext:value-type="float">
            <text:p>1</text:p>
          </table:table-cell>
          <table:table-cell table:formula="of:=[.D50]*(1-[.$K$3])" office:value-type="float" office:value="6.11117239532865" calcext:value-type="float">
            <text:p>6,11</text:p>
          </table:table-cell>
          <table:table-cell table:formula="of:=[.E50]*(1-[.$K$3])" office:value-type="float" office:value="2.44446895813146" calcext:value-type="float">
            <text:p>2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1945-06-22" calcext:value-type="date">
            <text:p>22.06.1945</text:p>
          </table:table-cell>
          <table:table-cell office:value-type="float" office:value="1" calcext:value-type="float">
            <text:p>1</text:p>
          </table:table-cell>
          <table:table-cell table:formula="of:=[.D51]*(1-[.$K$3])" office:value-type="float" office:value="6.05006067137537" calcext:value-type="float">
            <text:p>6,05</text:p>
          </table:table-cell>
          <table:table-cell table:formula="of:=[.E51]*(1-[.$K$3])" office:value-type="float" office:value="2.42002426855015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1945-06-23" calcext:value-type="date">
            <text:p>23.06.1945</text:p>
          </table:table-cell>
          <table:table-cell office:value-type="float" office:value="1" calcext:value-type="float">
            <text:p>1</text:p>
          </table:table-cell>
          <table:table-cell table:formula="of:=[.D52]*(1-[.$K$3])" office:value-type="float" office:value="5.98956006466161" calcext:value-type="float">
            <text:p>5,99</text:p>
          </table:table-cell>
          <table:table-cell table:formula="of:=[.E52]*(1-[.$K$3])" office:value-type="float" office:value="2.39582402586464" calcext:value-type="float">
            <text:p>2,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1945-06-24" calcext:value-type="date">
            <text:p>24.06.1945</text:p>
          </table:table-cell>
          <table:table-cell office:value-type="float" office:value="1" calcext:value-type="float">
            <text:p>1</text:p>
          </table:table-cell>
          <table:table-cell table:formula="of:=[.D53]*(1-[.$K$3])" office:value-type="float" office:value="5.929664464015" calcext:value-type="float">
            <text:p>5,93</text:p>
          </table:table-cell>
          <table:table-cell table:formula="of:=[.E53]*(1-[.$K$3])" office:value-type="float" office:value="2.371865785606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1945-06-25" calcext:value-type="date">
            <text:p>25.06.1945</text:p>
          </table:table-cell>
          <table:table-cell office:value-type="float" office:value="1" calcext:value-type="float">
            <text:p>1</text:p>
          </table:table-cell>
          <table:table-cell table:formula="of:=[.D54]*(1-[.$K$3])" office:value-type="float" office:value="5.87036781937485" calcext:value-type="float">
            <text:p>5,87</text:p>
          </table:table-cell>
          <table:table-cell table:formula="of:=[.E54]*(1-[.$K$3])" office:value-type="float" office:value="2.34814712774994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1945-06-26" calcext:value-type="date">
            <text:p>26.06.1945</text:p>
          </table:table-cell>
          <table:table-cell office:value-type="float" office:value="1" calcext:value-type="float">
            <text:p>1</text:p>
          </table:table-cell>
          <table:table-cell table:formula="of:=[.D55]*(1-[.$K$3])" office:value-type="float" office:value="5.8116641411811" calcext:value-type="float">
            <text:p>5,81</text:p>
          </table:table-cell>
          <table:table-cell table:formula="of:=[.E55]*(1-[.$K$3])" office:value-type="float" office:value="2.32466565647244" calcext:value-type="float">
            <text:p>2,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1945-06-27" calcext:value-type="date">
            <text:p>27.06.1945</text:p>
          </table:table-cell>
          <table:table-cell office:value-type="float" office:value="1" calcext:value-type="float">
            <text:p>1</text:p>
          </table:table-cell>
          <table:table-cell table:formula="of:=[.D56]*(1-[.$K$3])" office:value-type="float" office:value="5.75354749976929" calcext:value-type="float">
            <text:p>5,75</text:p>
          </table:table-cell>
          <table:table-cell table:formula="of:=[.E56]*(1-[.$K$3])" office:value-type="float" office:value="2.30141899990771" calcext:value-type="float">
            <text:p>2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1945-06-28" calcext:value-type="date">
            <text:p>28.06.1945</text:p>
          </table:table-cell>
          <table:table-cell office:value-type="float" office:value="1" calcext:value-type="float">
            <text:p>1</text:p>
          </table:table-cell>
          <table:table-cell table:formula="of:=[.D57]*(1-[.$K$3])" office:value-type="float" office:value="5.69601202477159" calcext:value-type="float">
            <text:p>5,70</text:p>
          </table:table-cell>
          <table:table-cell table:formula="of:=[.E57]*(1-[.$K$3])" office:value-type="float" office:value="2.27840480990864" calcext:value-type="float">
            <text:p>2,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1945-06-29" calcext:value-type="date">
            <text:p>29.06.1945</text:p>
          </table:table-cell>
          <table:table-cell office:value-type="float" office:value="1" calcext:value-type="float">
            <text:p>1</text:p>
          </table:table-cell>
          <table:table-cell table:formula="of:=[.D58]*(1-[.$K$3])" office:value-type="float" office:value="5.63905190452388" calcext:value-type="float">
            <text:p>5,64</text:p>
          </table:table-cell>
          <table:table-cell table:formula="of:=[.E58]*(1-[.$K$3])" office:value-type="float" office:value="2.25562076180955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1945-06-30" calcext:value-type="date">
            <text:p>30.06.1945</text:p>
          </table:table-cell>
          <table:table-cell office:value-type="float" office:value="1" calcext:value-type="float">
            <text:p>1</text:p>
          </table:table-cell>
          <table:table-cell table:formula="of:=[.D59]*(1-[.$K$3])" office:value-type="float" office:value="5.58266138547864" calcext:value-type="float">
            <text:p>5,58</text:p>
          </table:table-cell>
          <table:table-cell table:formula="of:=[.E59]*(1-[.$K$3])" office:value-type="float" office:value="2.23306455419145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1945-07-01" calcext:value-type="date">
            <text:p>1.07.1945</text:p>
          </table:table-cell>
          <table:table-cell office:value-type="float" office:value="1" calcext:value-type="float">
            <text:p>1</text:p>
          </table:table-cell>
          <table:table-cell table:formula="of:=[.D60]*(1-[.$K$3])" office:value-type="float" office:value="5.52683477162385" calcext:value-type="float">
            <text:p>5,53</text:p>
          </table:table-cell>
          <table:table-cell table:formula="of:=[.E60]*(1-[.$K$3])" office:value-type="float" office:value="2.21073390864954" calcext:value-type="float">
            <text:p>2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1945-07-02" calcext:value-type="date">
            <text:p>2.07.1945</text:p>
          </table:table-cell>
          <table:table-cell office:value-type="float" office:value="1" calcext:value-type="float">
            <text:p>1</text:p>
          </table:table-cell>
          <table:table-cell table:formula="of:=[.D61]*(1-[.$K$3])" office:value-type="float" office:value="5.47156642390761" calcext:value-type="float">
            <text:p>5,47</text:p>
          </table:table-cell>
          <table:table-cell table:formula="of:=[.E61]*(1-[.$K$3])" office:value-type="float" office:value="2.18862656956304" calcext:value-type="float">
            <text:p>2,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1945-07-03" calcext:value-type="date">
            <text:p>3.07.1945</text:p>
          </table:table-cell>
          <table:table-cell office:value-type="float" office:value="1" calcext:value-type="float">
            <text:p>1</text:p>
          </table:table-cell>
          <table:table-cell table:formula="of:=[.D62]*(1-[.$K$3])" office:value-type="float" office:value="5.41685075966854" calcext:value-type="float">
            <text:p>5,42</text:p>
          </table:table-cell>
          <table:table-cell table:formula="of:=[.E62]*(1-[.$K$3])" office:value-type="float" office:value="2.16674030386741" calcext:value-type="float">
            <text:p>2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1945-07-04" calcext:value-type="date">
            <text:p>4.07.1945</text:p>
          </table:table-cell>
          <table:table-cell office:value-type="float" office:value="1" calcext:value-type="float">
            <text:p>1</text:p>
          </table:table-cell>
          <table:table-cell table:formula="of:=[.D63]*(1-[.$K$3])" office:value-type="float" office:value="5.36268225207185" calcext:value-type="float">
            <text:p>5,36</text:p>
          </table:table-cell>
          <table:table-cell table:formula="of:=[.E63]*(1-[.$K$3])" office:value-type="float" office:value="2.14507290082874" calcext:value-type="float">
            <text:p>2,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1945-07-05" calcext:value-type="date">
            <text:p>5.07.1945</text:p>
          </table:table-cell>
          <table:table-cell office:value-type="float" office:value="1" calcext:value-type="float">
            <text:p>1</text:p>
          </table:table-cell>
          <table:table-cell table:formula="of:=[.D64]*(1-[.$K$3])" office:value-type="float" office:value="5.30905542955113" calcext:value-type="float">
            <text:p>5,31</text:p>
          </table:table-cell>
          <table:table-cell table:formula="of:=[.E64]*(1-[.$K$3])" office:value-type="float" office:value="2.12362217182045" calcext:value-type="float">
            <text:p>2,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1945-07-06" calcext:value-type="date">
            <text:p>6.07.1945</text:p>
          </table:table-cell>
          <table:table-cell office:value-type="float" office:value="1" calcext:value-type="float">
            <text:p>1</text:p>
          </table:table-cell>
          <table:table-cell table:formula="of:=[.D65]*(1-[.$K$3])" office:value-type="float" office:value="5.25596487525562" calcext:value-type="float">
            <text:p>5,26</text:p>
          </table:table-cell>
          <table:table-cell table:formula="of:=[.E65]*(1-[.$K$3])" office:value-type="float" office:value="2.10238595010225" calcext:value-type="float">
            <text:p>2,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1945-07-07" calcext:value-type="date">
            <text:p>7.07.1945</text:p>
          </table:table-cell>
          <table:table-cell office:value-type="float" office:value="1" calcext:value-type="float">
            <text:p>1</text:p>
          </table:table-cell>
          <table:table-cell table:formula="of:=[.D66]*(1-[.$K$3])" office:value-type="float" office:value="5.20340522650306" calcext:value-type="float">
            <text:p>5,20</text:p>
          </table:table-cell>
          <table:table-cell table:formula="of:=[.E66]*(1-[.$K$3])" office:value-type="float" office:value="2.08136209060123" calcext:value-type="float">
            <text:p>2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1945-07-08" calcext:value-type="date">
            <text:p>8.07.1945</text:p>
          </table:table-cell>
          <table:table-cell office:value-type="float" office:value="1" calcext:value-type="float">
            <text:p>1</text:p>
          </table:table-cell>
          <table:table-cell table:formula="of:=[.D67]*(1-[.$K$3])" office:value-type="float" office:value="5.15137117423803" calcext:value-type="float">
            <text:p>5,15</text:p>
          </table:table-cell>
          <table:table-cell table:formula="of:=[.E67]*(1-[.$K$3])" office:value-type="float" office:value="2.06054846969521" calcext:value-type="float">
            <text:p>2,0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1945-07-09" calcext:value-type="date">
            <text:p>9.07.1945</text:p>
          </table:table-cell>
          <table:table-cell office:value-type="float" office:value="1" calcext:value-type="float">
            <text:p>1</text:p>
          </table:table-cell>
          <table:table-cell table:formula="of:=[.D68]*(1-[.$K$3])" office:value-type="float" office:value="5.09985746249565" calcext:value-type="float">
            <text:p>5,10</text:p>
          </table:table-cell>
          <table:table-cell table:formula="of:=[.E68]*(1-[.$K$3])" office:value-type="float" office:value="2.03994298499826" calcext:value-type="float">
            <text:p>2,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1945-07-10" calcext:value-type="date">
            <text:p>10.07.1945</text:p>
          </table:table-cell>
          <table:table-cell office:value-type="float" office:value="1" calcext:value-type="float">
            <text:p>1</text:p>
          </table:table-cell>
          <table:table-cell table:formula="of:=[.D69]*(1-[.$K$3])" office:value-type="float" office:value="5.0488588878707" calcext:value-type="float">
            <text:p>5,05</text:p>
          </table:table-cell>
          <table:table-cell table:formula="of:=[.E69]*(1-[.$K$3])" office:value-type="float" office:value="2.01954355514828" calcext:value-type="float">
            <text:p>2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1945-07-11" calcext:value-type="date">
            <text:p>11.07.1945</text:p>
          </table:table-cell>
          <table:table-cell office:value-type="float" office:value="1" calcext:value-type="float">
            <text:p>1</text:p>
          </table:table-cell>
          <table:table-cell table:formula="of:=[.D70]*(1-[.$K$3])" office:value-type="float" office:value="4.99837029899199" calcext:value-type="float">
            <text:p>5,00</text:p>
          </table:table-cell>
          <table:table-cell table:formula="of:=[.E70]*(1-[.$K$3])" office:value-type="float" office:value="1.9993481195968" calcext:value-type="float">
            <text:p>2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1945-07-12" calcext:value-type="date">
            <text:p>12.07.1945</text:p>
          </table:table-cell>
          <table:table-cell office:value-type="float" office:value="1" calcext:value-type="float">
            <text:p>1</text:p>
          </table:table-cell>
          <table:table-cell table:formula="of:=[.D71]*(1-[.$K$3])" office:value-type="float" office:value="4.94838659600207" calcext:value-type="float">
            <text:p>4,95</text:p>
          </table:table-cell>
          <table:table-cell table:formula="of:=[.E71]*(1-[.$K$3])" office:value-type="float" office:value="1.97935463840083" calcext:value-type="float">
            <text:p>1,9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1945-07-13" calcext:value-type="date">
            <text:p>13.07.1945</text:p>
          </table:table-cell>
          <table:table-cell office:value-type="float" office:value="1" calcext:value-type="float">
            <text:p>1</text:p>
          </table:table-cell>
          <table:table-cell table:formula="of:=[.D72]*(1-[.$K$3])" office:value-type="float" office:value="4.89890273004205" calcext:value-type="float">
            <text:p>4,90</text:p>
          </table:table-cell>
          <table:table-cell table:formula="of:=[.E72]*(1-[.$K$3])" office:value-type="float" office:value="1.95956109201682" calcext:value-type="float">
            <text:p>1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1945-07-14" calcext:value-type="date">
            <text:p>14.07.1945</text:p>
          </table:table-cell>
          <table:table-cell office:value-type="float" office:value="0" calcext:value-type="float">
            <text:p>0</text:p>
          </table:table-cell>
          <table:table-cell table:formula="of:=[.D73]*(1-[.$K$3])" office:value-type="float" office:value="4.84991370274163" calcext:value-type="float">
            <text:p>4,85</text:p>
          </table:table-cell>
          <table:table-cell table:formula="of:=[.E73]*(1-[.$K$3])" office:value-type="float" office:value="1.93996548109665" calcext:value-type="float">
            <text:p>1,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1945-07-15" calcext:value-type="date">
            <text:p>15.07.1945</text:p>
          </table:table-cell>
          <table:table-cell office:value-type="float" office:value="1" calcext:value-type="float">
            <text:p>1</text:p>
          </table:table-cell>
          <table:table-cell table:formula="of:=[.D74]*(1-[.$K$3])" office:value-type="float" office:value="4.80141456571421" calcext:value-type="float">
            <text:p>4,80</text:p>
          </table:table-cell>
          <table:table-cell table:formula="of:=[.E74]*(1-[.$K$3])" office:value-type="float" office:value="1.92056582628569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1945-07-16" calcext:value-type="date">
            <text:p>16.07.1945</text:p>
          </table:table-cell>
          <table:table-cell office:value-type="float" office:value="1" calcext:value-type="float">
            <text:p>1</text:p>
          </table:table-cell>
          <table:table-cell table:formula="of:=[.D75]*(1-[.$K$3])" office:value-type="float" office:value="4.75340042005707" calcext:value-type="float">
            <text:p>4,75</text:p>
          </table:table-cell>
          <table:table-cell table:formula="of:=[.E75]*(1-[.$K$3])" office:value-type="float" office:value="1.90136016802283" calcext:value-type="float">
            <text:p>1,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1945-07-17" calcext:value-type="date">
            <text:p>17.07.1945</text:p>
          </table:table-cell>
          <table:table-cell office:value-type="float" office:value="1" calcext:value-type="float">
            <text:p>1</text:p>
          </table:table-cell>
          <table:table-cell table:formula="of:=[.D76]*(1-[.$K$3])" office:value-type="float" office:value="4.7058664158565" calcext:value-type="float">
            <text:p>4,71</text:p>
          </table:table-cell>
          <table:table-cell table:formula="of:=[.E76]*(1-[.$K$3])" office:value-type="float" office:value="1.8823465663426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1945-07-18" calcext:value-type="date">
            <text:p>18.07.1945</text:p>
          </table:table-cell>
          <table:table-cell office:value-type="float" office:value="1" calcext:value-type="float">
            <text:p>1</text:p>
          </table:table-cell>
          <table:table-cell table:formula="of:=[.D77]*(1-[.$K$3])" office:value-type="float" office:value="4.65880775169793" calcext:value-type="float">
            <text:p>4,66</text:p>
          </table:table-cell>
          <table:table-cell table:formula="of:=[.E77]*(1-[.$K$3])" office:value-type="float" office:value="1.86352310067917" calcext:value-type="float">
            <text:p>1,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1945-07-19" calcext:value-type="date">
            <text:p>19.07.1945</text:p>
          </table:table-cell>
          <table:table-cell office:value-type="float" office:value="1" calcext:value-type="float">
            <text:p>1</text:p>
          </table:table-cell>
          <table:table-cell table:formula="of:=[.D78]*(1-[.$K$3])" office:value-type="float" office:value="4.61221967418096" calcext:value-type="float">
            <text:p>4,61</text:p>
          </table:table-cell>
          <table:table-cell table:formula="of:=[.E78]*(1-[.$K$3])" office:value-type="float" office:value="1.84488786967238" calcext:value-type="float">
            <text:p>1,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1945-07-20" calcext:value-type="date">
            <text:p>20.07.1945</text:p>
          </table:table-cell>
          <table:table-cell office:value-type="float" office:value="1" calcext:value-type="float">
            <text:p>1</text:p>
          </table:table-cell>
          <table:table-cell table:formula="of:=[.D79]*(1-[.$K$3])" office:value-type="float" office:value="4.56609747743915" calcext:value-type="float">
            <text:p>4,57</text:p>
          </table:table-cell>
          <table:table-cell table:formula="of:=[.E79]*(1-[.$K$3])" office:value-type="float" office:value="1.82643899097566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1945-07-21" calcext:value-type="date">
            <text:p>21.07.1945</text:p>
          </table:table-cell>
          <table:table-cell office:value-type="float" office:value="1" calcext:value-type="float">
            <text:p>1</text:p>
          </table:table-cell>
          <table:table-cell table:formula="of:=[.D80]*(1-[.$K$3])" office:value-type="float" office:value="4.52043650266475" calcext:value-type="float">
            <text:p>4,52</text:p>
          </table:table-cell>
          <table:table-cell table:formula="of:=[.E80]*(1-[.$K$3])" office:value-type="float" office:value="1.8081746010659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1945-07-22" calcext:value-type="date">
            <text:p>22.07.1945</text:p>
          </table:table-cell>
          <table:table-cell office:value-type="float" office:value="1" calcext:value-type="float">
            <text:p>1</text:p>
          </table:table-cell>
          <table:table-cell table:formula="of:=[.D81]*(1-[.$K$3])" office:value-type="float" office:value="4.47523213763811" calcext:value-type="float">
            <text:p>4,48</text:p>
          </table:table-cell>
          <table:table-cell table:formula="of:=[.E81]*(1-[.$K$3])" office:value-type="float" office:value="1.79009285505524" calcext:value-type="float">
            <text:p>1,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1945-07-23" calcext:value-type="date">
            <text:p>23.07.1945</text:p>
          </table:table-cell>
          <table:table-cell office:value-type="float" office:value="1" calcext:value-type="float">
            <text:p>1</text:p>
          </table:table-cell>
          <table:table-cell table:formula="of:=[.D82]*(1-[.$K$3])" office:value-type="float" office:value="4.43047981626173" calcext:value-type="float">
            <text:p>4,43</text:p>
          </table:table-cell>
          <table:table-cell table:formula="of:=[.E82]*(1-[.$K$3])" office:value-type="float" office:value="1.77219192650469" calcext:value-type="float">
            <text:p>1,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1945-07-24" calcext:value-type="date">
            <text:p>24.07.1945</text:p>
          </table:table-cell>
          <table:table-cell office:value-type="float" office:value="1" calcext:value-type="float">
            <text:p>1</text:p>
          </table:table-cell>
          <table:table-cell table:formula="of:=[.D83]*(1-[.$K$3])" office:value-type="float" office:value="4.38617501809911" calcext:value-type="float">
            <text:p>4,39</text:p>
          </table:table-cell>
          <table:table-cell table:formula="of:=[.E83]*(1-[.$K$3])" office:value-type="float" office:value="1.75447000723964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1945-07-25" calcext:value-type="date">
            <text:p>25.07.1945</text:p>
          </table:table-cell>
          <table:table-cell office:value-type="float" office:value="1" calcext:value-type="float">
            <text:p>1</text:p>
          </table:table-cell>
          <table:table-cell table:formula="of:=[.D84]*(1-[.$K$3])" office:value-type="float" office:value="4.34231326791812" calcext:value-type="float">
            <text:p>4,34</text:p>
          </table:table-cell>
          <table:table-cell table:formula="of:=[.E84]*(1-[.$K$3])" office:value-type="float" office:value="1.73692530716725" calcext:value-type="float">
            <text:p>1,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1945-07-26" calcext:value-type="date">
            <text:p>26.07.1945</text:p>
          </table:table-cell>
          <table:table-cell office:value-type="float" office:value="1" calcext:value-type="float">
            <text:p>1</text:p>
          </table:table-cell>
          <table:table-cell table:formula="of:=[.D85]*(1-[.$K$3])" office:value-type="float" office:value="4.29889013523894" calcext:value-type="float">
            <text:p>4,30</text:p>
          </table:table-cell>
          <table:table-cell table:formula="of:=[.E85]*(1-[.$K$3])" office:value-type="float" office:value="1.71955605409557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1945-07-27" calcext:value-type="date">
            <text:p>27.07.1945</text:p>
          </table:table-cell>
          <table:table-cell office:value-type="float" office:value="1" calcext:value-type="float">
            <text:p>1</text:p>
          </table:table-cell>
          <table:table-cell table:formula="of:=[.D86]*(1-[.$K$3])" office:value-type="float" office:value="4.25590123388655" calcext:value-type="float">
            <text:p>4,26</text:p>
          </table:table-cell>
          <table:table-cell table:formula="of:=[.E86]*(1-[.$K$3])" office:value-type="float" office:value="1.70236049355462" calcext:value-type="float">
            <text:p>1,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1945-07-28" calcext:value-type="date">
            <text:p>28.07.1945</text:p>
          </table:table-cell>
          <table:table-cell office:value-type="float" office:value="1" calcext:value-type="float">
            <text:p>1</text:p>
          </table:table-cell>
          <table:table-cell table:formula="of:=[.D87]*(1-[.$K$3])" office:value-type="float" office:value="4.21334222154768" calcext:value-type="float">
            <text:p>4,21</text:p>
          </table:table-cell>
          <table:table-cell table:formula="of:=[.E87]*(1-[.$K$3])" office:value-type="float" office:value="1.68533688861907" calcext:value-type="float">
            <text:p>1,6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1945-07-29" calcext:value-type="date">
            <text:p>29.07.1945</text:p>
          </table:table-cell>
          <table:table-cell office:value-type="float" office:value="1" calcext:value-type="float">
            <text:p>1</text:p>
          </table:table-cell>
          <table:table-cell table:formula="of:=[.D88]*(1-[.$K$3])" office:value-type="float" office:value="4.1712087993322" calcext:value-type="float">
            <text:p>4,17</text:p>
          </table:table-cell>
          <table:table-cell table:formula="of:=[.E88]*(1-[.$K$3])" office:value-type="float" office:value="1.66848351973288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1945-07-30" calcext:value-type="date">
            <text:p>30.07.1945</text:p>
          </table:table-cell>
          <table:table-cell office:value-type="float" office:value="1" calcext:value-type="float">
            <text:p>1</text:p>
          </table:table-cell>
          <table:table-cell table:formula="of:=[.D89]*(1-[.$K$3])" office:value-type="float" office:value="4.12949671133888" calcext:value-type="float">
            <text:p>4,13</text:p>
          </table:table-cell>
          <table:table-cell table:formula="of:=[.E89]*(1-[.$K$3])" office:value-type="float" office:value="1.6517986845355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1945-07-31" calcext:value-type="date">
            <text:p>31.07.1945</text:p>
          </table:table-cell>
          <table:table-cell office:value-type="float" office:value="1" calcext:value-type="float">
            <text:p>1</text:p>
          </table:table-cell>
          <table:table-cell table:formula="of:=[.D90]*(1-[.$K$3])" office:value-type="float" office:value="4.08820174422549" calcext:value-type="float">
            <text:p>4,09</text:p>
          </table:table-cell>
          <table:table-cell table:formula="of:=[.E90]*(1-[.$K$3])" office:value-type="float" office:value="1.6352806976902" calcext:value-type="float">
            <text:p>1,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1945-08-01" calcext:value-type="date">
            <text:p>1.08.1945</text:p>
          </table:table-cell>
          <table:table-cell office:value-type="float" office:value="1" calcext:value-type="float">
            <text:p>1</text:p>
          </table:table-cell>
          <table:table-cell table:formula="of:=[.D91]*(1-[.$K$3])" office:value-type="float" office:value="4.04731972678324" calcext:value-type="float">
            <text:p>4,05</text:p>
          </table:table-cell>
          <table:table-cell table:formula="of:=[.E91]*(1-[.$K$3])" office:value-type="float" office:value="1.6189278907133" calcext:value-type="float">
            <text:p>1,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1945-08-02" calcext:value-type="date">
            <text:p>2.08.1945</text:p>
          </table:table-cell>
          <table:table-cell office:value-type="float" office:value="1" calcext:value-type="float">
            <text:p>1</text:p>
          </table:table-cell>
          <table:table-cell table:formula="of:=[.D92]*(1-[.$K$3])" office:value-type="float" office:value="4.00684652951541" calcext:value-type="float">
            <text:p>4,01</text:p>
          </table:table-cell>
          <table:table-cell table:formula="of:=[.E92]*(1-[.$K$3])" office:value-type="float" office:value="1.60273861180616" calcext:value-type="float">
            <text:p>1,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1945-08-03" calcext:value-type="date">
            <text:p>3.08.1945</text:p>
          </table:table-cell>
          <table:table-cell office:value-type="float" office:value="1" calcext:value-type="float">
            <text:p>1</text:p>
          </table:table-cell>
          <table:table-cell table:formula="of:=[.D93]*(1-[.$K$3])" office:value-type="float" office:value="3.96677806422025" calcext:value-type="float">
            <text:p>3,97</text:p>
          </table:table-cell>
          <table:table-cell table:formula="of:=[.E93]*(1-[.$K$3])" office:value-type="float" office:value="1.5867112256881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1945-08-04" calcext:value-type="date">
            <text:p>4.08.1945</text:p>
          </table:table-cell>
          <table:table-cell office:value-type="float" office:value="1" calcext:value-type="float">
            <text:p>1</text:p>
          </table:table-cell>
          <table:table-cell table:formula="of:=[.D94]*(1-[.$K$3])" office:value-type="float" office:value="3.92711028357805" calcext:value-type="float">
            <text:p>3,93</text:p>
          </table:table-cell>
          <table:table-cell table:formula="of:=[.E94]*(1-[.$K$3])" office:value-type="float" office:value="1.57084411343122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1945-08-05" calcext:value-type="date">
            <text:p>5.08.1945</text:p>
          </table:table-cell>
          <table:table-cell office:value-type="float" office:value="1" calcext:value-type="float">
            <text:p>1</text:p>
          </table:table-cell>
          <table:table-cell table:formula="of:=[.D95]*(1-[.$K$3])" office:value-type="float" office:value="3.88783918074227" calcext:value-type="float">
            <text:p>3,89</text:p>
          </table:table-cell>
          <table:table-cell table:formula="of:=[.E95]*(1-[.$K$3])" office:value-type="float" office:value="1.55513567229691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1945-08-06" calcext:value-type="date">
            <text:p>6.08.1945</text:p>
          </table:table-cell>
          <table:table-cell office:value-type="float" office:value="1" calcext:value-type="float">
            <text:p>1</text:p>
          </table:table-cell>
          <table:table-cell table:formula="of:=[.D96]*(1-[.$K$3])" office:value-type="float" office:value="3.84896078893484" calcext:value-type="float">
            <text:p>3,85</text:p>
          </table:table-cell>
          <table:table-cell table:formula="of:=[.E96]*(1-[.$K$3])" office:value-type="float" office:value="1.5395843155739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date" office:date-value="1945-08-07" calcext:value-type="date">
            <text:p>7.08.1945</text:p>
          </table:table-cell>
          <table:table-cell office:value-type="float" office:value="1" calcext:value-type="float">
            <text:p>1</text:p>
          </table:table-cell>
          <table:table-cell table:formula="of:=[.D97]*(1-[.$K$3])" office:value-type="float" office:value="3.8104711810455" calcext:value-type="float">
            <text:p>3,81</text:p>
          </table:table-cell>
          <table:table-cell table:formula="of:=[.E97]*(1-[.$K$3])" office:value-type="float" office:value="1.524188472418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date" office:date-value="1945-08-08" calcext:value-type="date">
            <text:p>8.08.1945</text:p>
          </table:table-cell>
          <table:table-cell office:value-type="float" office:value="1" calcext:value-type="float">
            <text:p>1</text:p>
          </table:table-cell>
          <table:table-cell table:formula="of:=[.D98]*(1-[.$K$3])" office:value-type="float" office:value="3.77236646923504" calcext:value-type="float">
            <text:p>3,77</text:p>
          </table:table-cell>
          <table:table-cell table:formula="of:=[.E98]*(1-[.$K$3])" office:value-type="float" office:value="1.50894658769402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date" office:date-value="1945-08-09" calcext:value-type="date">
            <text:p>9.08.1945</text:p>
          </table:table-cell>
          <table:table-cell office:value-type="float" office:value="1" calcext:value-type="float">
            <text:p>1</text:p>
          </table:table-cell>
          <table:table-cell table:formula="of:=[.D99]*(1-[.$K$3])" office:value-type="float" office:value="3.73464280454269" calcext:value-type="float">
            <text:p>3,73</text:p>
          </table:table-cell>
          <table:table-cell table:formula="of:=[.E99]*(1-[.$K$3])" office:value-type="float" office:value="1.49385712181708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date" office:date-value="1945-08-10" calcext:value-type="date">
            <text:p>10.08.1945</text:p>
          </table:table-cell>
          <table:table-cell office:value-type="float" office:value="1" calcext:value-type="float">
            <text:p>1</text:p>
          </table:table-cell>
          <table:table-cell table:formula="of:=[.D100]*(1-[.$K$3])" office:value-type="float" office:value="3.69729637649726" calcext:value-type="float">
            <text:p>3,70</text:p>
          </table:table-cell>
          <table:table-cell table:formula="of:=[.E100]*(1-[.$K$3])" office:value-type="float" office:value="1.47891855059891" calcext:value-type="float">
            <text:p>1,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date" office:date-value="1945-08-11" calcext:value-type="date">
            <text:p>11.08.1945</text:p>
          </table:table-cell>
          <table:table-cell office:value-type="float" office:value="1" calcext:value-type="float">
            <text:p>1</text:p>
          </table:table-cell>
          <table:table-cell table:formula="of:=[.D101]*(1-[.$K$3])" office:value-type="float" office:value="3.66032341273229" calcext:value-type="float">
            <text:p>3,66</text:p>
          </table:table-cell>
          <table:table-cell table:formula="of:=[.E101]*(1-[.$K$3])" office:value-type="float" office:value="1.46412936509292" calcext:value-type="float">
            <text:p>1,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date" office:date-value="1945-08-12" calcext:value-type="date">
            <text:p>12.08.1945</text:p>
          </table:table-cell>
          <table:table-cell office:value-type="float" office:value="1" calcext:value-type="float">
            <text:p>1</text:p>
          </table:table-cell>
          <table:table-cell table:formula="of:=[.D102]*(1-[.$K$3])" office:value-type="float" office:value="3.62372017860497" calcext:value-type="float">
            <text:p>3,62</text:p>
          </table:table-cell>
          <table:table-cell table:formula="of:=[.E102]*(1-[.$K$3])" office:value-type="float" office:value="1.44948807144199" calcext:value-type="float">
            <text:p>1,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date" office:date-value="1945-08-13" calcext:value-type="date">
            <text:p>13.08.1945</text:p>
          </table:table-cell>
          <table:table-cell office:value-type="float" office:value="1" calcext:value-type="float">
            <text:p>1</text:p>
          </table:table-cell>
          <table:table-cell table:formula="of:=[.D103]*(1-[.$K$3])" office:value-type="float" office:value="3.58748297681892" calcext:value-type="float">
            <text:p>3,59</text:p>
          </table:table-cell>
          <table:table-cell table:formula="of:=[.E103]*(1-[.$K$3])" office:value-type="float" office:value="1.43499319072757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date" office:date-value="1945-08-14" calcext:value-type="date">
            <text:p>14.08.1945</text:p>
          </table:table-cell>
          <table:table-cell office:value-type="float" office:value="1" calcext:value-type="float">
            <text:p>1</text:p>
          </table:table-cell>
          <table:table-cell table:formula="of:=[.D104]*(1-[.$K$3])" office:value-type="float" office:value="3.55160814705073" calcext:value-type="float">
            <text:p>3,55</text:p>
          </table:table-cell>
          <table:table-cell table:formula="of:=[.E104]*(1-[.$K$3])" office:value-type="float" office:value="1.42064325882029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date" office:date-value="1945-08-15" calcext:value-type="date">
            <text:p>15.08.1945</text:p>
          </table:table-cell>
          <table:table-cell office:value-type="float" office:value="1" calcext:value-type="float">
            <text:p>1</text:p>
          </table:table-cell>
          <table:table-cell table:formula="of:=[.D105]*(1-[.$K$3])" office:value-type="float" office:value="3.51609206558022" calcext:value-type="float">
            <text:p>3,52</text:p>
          </table:table-cell>
          <table:table-cell table:formula="of:=[.E105]*(1-[.$K$3])" office:value-type="float" office:value="1.40643682623209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date" office:date-value="1945-08-16" calcext:value-type="date">
            <text:p>16.08.1945</text:p>
          </table:table-cell>
          <table:table-cell office:value-type="float" office:value="1" calcext:value-type="float">
            <text:p>1</text:p>
          </table:table-cell>
          <table:table-cell table:formula="of:=[.D106]*(1-[.$K$3])" office:value-type="float" office:value="3.48093114492442" calcext:value-type="float">
            <text:p>3,48</text:p>
          </table:table-cell>
          <table:table-cell table:formula="of:=[.E106]*(1-[.$K$3])" office:value-type="float" office:value="1.39237245796977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date" office:date-value="1945-08-17" calcext:value-type="date">
            <text:p>17.08.1945</text:p>
          </table:table-cell>
          <table:table-cell office:value-type="float" office:value="1" calcext:value-type="float">
            <text:p>1</text:p>
          </table:table-cell>
          <table:table-cell table:formula="of:=[.D107]*(1-[.$K$3])" office:value-type="float" office:value="3.44612183347518" calcext:value-type="float">
            <text:p>3,45</text:p>
          </table:table-cell>
          <table:table-cell table:formula="of:=[.E107]*(1-[.$K$3])" office:value-type="float" office:value="1.37844873339007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date" office:date-value="1945-08-18" calcext:value-type="date">
            <text:p>18.08.1945</text:p>
          </table:table-cell>
          <table:table-cell office:value-type="float" office:value="1" calcext:value-type="float">
            <text:p>1</text:p>
          </table:table-cell>
          <table:table-cell table:formula="of:=[.D108]*(1-[.$K$3])" office:value-type="float" office:value="3.41166061514042" calcext:value-type="float">
            <text:p>3,41</text:p>
          </table:table-cell>
          <table:table-cell table:formula="of:=[.E108]*(1-[.$K$3])" office:value-type="float" office:value="1.36466424605617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 table:number-rows-repeated="330">
          <table:table-cell table:number-columns-repeated="14"/>
        </table:table-row>
        <table:table-row table:style-name="ro1" table:number-rows-repeated="6">
          <table:table-cell table:style-name="ce1"/>
          <table:table-cell table:number-columns-repeated="13"/>
        </table:table-row>
        <table:table-row table:style-name="ro1" table:number-rows-repeated="10481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zy plyni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  <table:table-cell office:value-type="string" calcext:value-type="string">
            <text:p>ile elektryk</text:p>
          </table:table-cell>
          <table:table-cell office:value-type="string" calcext:value-type="string">
            <text:p>ile motor</text:p>
          </table:table-cell>
          <table:table-cell table:number-columns-repeated="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2" office:value-type="date" office:date-value="1945-05-03" calcext:value-type="date">
            <text:p>3.05.19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trata na dobę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style-name="ce2" office:value-type="date" office:date-value="1945-05-04" calcext:value-type="date">
            <text:p>4.05.1945</text:p>
          </table:table-cell>
          <table:table-cell office:value-type="float" office:value="1" calcext:value-type="float">
            <text:p>1</text:p>
          </table:table-cell>
          <table:table-cell table:formula="of:=[.D2]*(1-[.$K$3])" office:value-type="float" office:value="9.9" calcext:value-type="float">
            <text:p>9,90</text:p>
          </table:table-cell>
          <table:table-cell table:formula="of:=[.E2]*(1-[.$K$3])" office:value-type="float" office:value="3.96" calcext:value-type="float">
            <text:p>3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predkos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style-name="ce2" office:value-type="date" office:date-value="1945-05-05" calcext:value-type="date">
            <text:p>5.05.1945</text:p>
          </table:table-cell>
          <table:table-cell office:value-type="float" office:value="1" calcext:value-type="float">
            <text:p>1</text:p>
          </table:table-cell>
          <table:table-cell table:formula="of:=[.D3]*(1-[.$K$3])" office:value-type="float" office:value="9.801" calcext:value-type="float">
            <text:p>9,80</text:p>
          </table:table-cell>
          <table:table-cell table:formula="of:=[.E3]*(1-[.$K$3])" office:value-type="float" office:value="3.9204" calcext:value-type="float">
            <text:p>3,9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2" office:value-type="date" office:date-value="1945-05-06" calcext:value-type="date">
            <text:p>6.05.1945</text:p>
          </table:table-cell>
          <table:table-cell office:value-type="float" office:value="1" calcext:value-type="float">
            <text:p>1</text:p>
          </table:table-cell>
          <table:table-cell table:formula="of:=[.D4]*(1-[.$K$3])" office:value-type="float" office:value="9.70299" calcext:value-type="float">
            <text:p>9,70</text:p>
          </table:table-cell>
          <table:table-cell table:formula="of:=[.E4]*(1-[.$K$3])" office:value-type="float" office:value="3.881196" calcext:value-type="float">
            <text:p>3,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2" office:value-type="date" office:date-value="1945-05-07" calcext:value-type="date">
            <text:p>7.05.1945</text:p>
          </table:table-cell>
          <table:table-cell office:value-type="float" office:value="1" calcext:value-type="float">
            <text:p>1</text:p>
          </table:table-cell>
          <table:table-cell table:formula="of:=[.D5]*(1-[.$K$3])" office:value-type="float" office:value="9.6059601" calcext:value-type="float">
            <text:p>9,61</text:p>
          </table:table-cell>
          <table:table-cell table:formula="of:=[.E5]*(1-[.$K$3])" office:value-type="float" office:value="3.84238404" calcext:value-type="float">
            <text:p>3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style-name="ce2" office:value-type="date" office:date-value="1945-05-08" calcext:value-type="date">
            <text:p>8.05.1945</text:p>
          </table:table-cell>
          <table:table-cell office:value-type="float" office:value="1" calcext:value-type="float">
            <text:p>1</text:p>
          </table:table-cell>
          <table:table-cell table:formula="of:=[.D6]*(1-[.$K$3])" office:value-type="float" office:value="9.509900499" calcext:value-type="float">
            <text:p>9,51</text:p>
          </table:table-cell>
          <table:table-cell table:formula="of:=[.E6]*(1-[.$K$3])" office:value-type="float" office:value="3.8039601996" calcext:value-type="float">
            <text:p>3,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style-name="ce2" office:value-type="date" office:date-value="1945-05-09" calcext:value-type="date">
            <text:p>9.05.1945</text:p>
          </table:table-cell>
          <table:table-cell office:value-type="float" office:value="1" calcext:value-type="float">
            <text:p>1</text:p>
          </table:table-cell>
          <table:table-cell table:formula="of:=[.D7]*(1-[.$K$3])" office:value-type="float" office:value="9.41480149401" calcext:value-type="float">
            <text:p>9,41</text:p>
          </table:table-cell>
          <table:table-cell table:formula="of:=[.E7]*(1-[.$K$3])" office:value-type="float" office:value="3.765920597604" calcext:value-type="float">
            <text:p>3,7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style-name="ce2" office:value-type="date" office:date-value="1945-05-10" calcext:value-type="date">
            <text:p>10.05.1945</text:p>
          </table:table-cell>
          <table:table-cell office:value-type="float" office:value="1" calcext:value-type="float">
            <text:p>1</text:p>
          </table:table-cell>
          <table:table-cell table:formula="of:=[.D8]*(1-[.$K$3])" office:value-type="float" office:value="9.3206534790699" calcext:value-type="float">
            <text:p>9,32</text:p>
          </table:table-cell>
          <table:table-cell table:formula="of:=[.E8]*(1-[.$K$3])" office:value-type="float" office:value="3.72826139162796" calcext:value-type="float">
            <text:p>3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style-name="ce2" office:value-type="date" office:date-value="1945-05-11" calcext:value-type="date">
            <text:p>11.05.1945</text:p>
          </table:table-cell>
          <table:table-cell office:value-type="float" office:value="1" calcext:value-type="float">
            <text:p>1</text:p>
          </table:table-cell>
          <table:table-cell table:formula="of:=[.D9]*(1-[.$K$3])" office:value-type="float" office:value="9.2274469442792" calcext:value-type="float">
            <text:p>9,23</text:p>
          </table:table-cell>
          <table:table-cell table:formula="of:=[.E9]*(1-[.$K$3])" office:value-type="float" office:value="3.69097877771168" calcext:value-type="float">
            <text:p>3,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2" office:value-type="date" office:date-value="1945-05-12" calcext:value-type="date">
            <text:p>12.05.1945</text:p>
          </table:table-cell>
          <table:table-cell office:value-type="float" office:value="1" calcext:value-type="float">
            <text:p>1</text:p>
          </table:table-cell>
          <table:table-cell table:formula="of:=[.D10]*(1-[.$K$3])" office:value-type="float" office:value="9.13517247483641" calcext:value-type="float">
            <text:p>9,14</text:p>
          </table:table-cell>
          <table:table-cell table:formula="of:=[.E10]*(1-[.$K$3])" office:value-type="float" office:value="3.65406898993456" calcext:value-type="float">
            <text:p>3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2" office:value-type="date" office:date-value="1945-05-13" calcext:value-type="date">
            <text:p>13.05.1945</text:p>
          </table:table-cell>
          <table:table-cell office:value-type="float" office:value="1" calcext:value-type="float">
            <text:p>1</text:p>
          </table:table-cell>
          <table:table-cell table:formula="of:=[.D11]*(1-[.$K$3])" office:value-type="float" office:value="9.04382075008804" calcext:value-type="float">
            <text:p>9,04</text:p>
          </table:table-cell>
          <table:table-cell table:formula="of:=[.E11]*(1-[.$K$3])" office:value-type="float" office:value="3.61752830003522" calcext:value-type="float">
            <text:p>3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2" office:value-type="date" office:date-value="1945-05-14" calcext:value-type="date">
            <text:p>14.05.1945</text:p>
          </table:table-cell>
          <table:table-cell office:value-type="float" office:value="1" calcext:value-type="float">
            <text:p>1</text:p>
          </table:table-cell>
          <table:table-cell table:formula="of:=[.D12]*(1-[.$K$3])" office:value-type="float" office:value="8.95338254258716" calcext:value-type="float">
            <text:p>8,95</text:p>
          </table:table-cell>
          <table:table-cell table:formula="of:=[.E12]*(1-[.$K$3])" office:value-type="float" office:value="3.58135301703486" calcext:value-type="float">
            <text:p>3,5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style-name="ce2" office:value-type="date" office:date-value="1945-05-15" calcext:value-type="date">
            <text:p>15.05.1945</text:p>
          </table:table-cell>
          <table:table-cell office:value-type="float" office:value="1" calcext:value-type="float">
            <text:p>1</text:p>
          </table:table-cell>
          <table:table-cell table:formula="of:=[.D13]*(1-[.$K$3])" office:value-type="float" office:value="8.86384871716129" calcext:value-type="float">
            <text:p>8,86</text:p>
          </table:table-cell>
          <table:table-cell table:formula="of:=[.E13]*(1-[.$K$3])" office:value-type="float" office:value="3.54553948686452" calcext:value-type="float">
            <text:p>3,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style-name="ce2" office:value-type="date" office:date-value="1945-05-16" calcext:value-type="date">
            <text:p>16.05.1945</text:p>
          </table:table-cell>
          <table:table-cell office:value-type="float" office:value="1" calcext:value-type="float">
            <text:p>1</text:p>
          </table:table-cell>
          <table:table-cell table:formula="of:=[.D14]*(1-[.$K$3])" office:value-type="float" office:value="8.77521022998968" calcext:value-type="float">
            <text:p>8,78</text:p>
          </table:table-cell>
          <table:table-cell table:formula="of:=[.E14]*(1-[.$K$3])" office:value-type="float" office:value="3.51008409199587" calcext:value-type="float">
            <text:p>3,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style-name="ce2" office:value-type="date" office:date-value="1945-05-17" calcext:value-type="date">
            <text:p>17.05.1945</text:p>
          </table:table-cell>
          <table:table-cell office:value-type="float" office:value="1" calcext:value-type="float">
            <text:p>1</text:p>
          </table:table-cell>
          <table:table-cell table:formula="of:=[.D15]*(1-[.$K$3])" office:value-type="float" office:value="8.68745812768978" calcext:value-type="float">
            <text:p>8,69</text:p>
          </table:table-cell>
          <table:table-cell table:formula="of:=[.E15]*(1-[.$K$3])" office:value-type="float" office:value="3.47498325107591" calcext:value-type="float">
            <text:p>3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style-name="ce2" office:value-type="date" office:date-value="1945-05-18" calcext:value-type="date">
            <text:p>18.05.1945</text:p>
          </table:table-cell>
          <table:table-cell office:value-type="float" office:value="1" calcext:value-type="float">
            <text:p>1</text:p>
          </table:table-cell>
          <table:table-cell table:formula="of:=[.D16]*(1-[.$K$3])" office:value-type="float" office:value="8.60058354641288" calcext:value-type="float">
            <text:p>8,60</text:p>
          </table:table-cell>
          <table:table-cell table:formula="of:=[.E16]*(1-[.$K$3])" office:value-type="float" office:value="3.44023341856515" calcext:value-type="float">
            <text:p>3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2" office:value-type="date" office:date-value="1945-05-19" calcext:value-type="date">
            <text:p>19.05.1945</text:p>
          </table:table-cell>
          <table:table-cell office:value-type="float" office:value="1" calcext:value-type="float">
            <text:p>1</text:p>
          </table:table-cell>
          <table:table-cell table:formula="of:=[.D17]*(1-[.$K$3])" office:value-type="float" office:value="8.51457771094876" calcext:value-type="float">
            <text:p>8,51</text:p>
          </table:table-cell>
          <table:table-cell table:formula="of:=[.E17]*(1-[.$K$3])" office:value-type="float" office:value="3.4058310843795" calcext:value-type="float">
            <text:p>3,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2" office:value-type="date" office:date-value="1945-05-20" calcext:value-type="date">
            <text:p>20.05.1945</text:p>
          </table:table-cell>
          <table:table-cell office:value-type="float" office:value="1" calcext:value-type="float">
            <text:p>1</text:p>
          </table:table-cell>
          <table:table-cell table:formula="of:=[.D18]*(1-[.$K$3])" office:value-type="float" office:value="8.42943193383927" calcext:value-type="float">
            <text:p>8,43</text:p>
          </table:table-cell>
          <table:table-cell table:formula="of:=[.E18]*(1-[.$K$3])" office:value-type="float" office:value="3.37177277353571" calcext:value-type="float">
            <text:p>3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style-name="ce2" office:value-type="date" office:date-value="1945-05-21" calcext:value-type="date">
            <text:p>21.05.1945</text:p>
          </table:table-cell>
          <table:table-cell office:value-type="float" office:value="1" calcext:value-type="float">
            <text:p>1</text:p>
          </table:table-cell>
          <table:table-cell table:formula="of:=[.D19]*(1-[.$K$3])" office:value-type="float" office:value="8.34513761450088" calcext:value-type="float">
            <text:p>8,35</text:p>
          </table:table-cell>
          <table:table-cell table:formula="of:=[.E19]*(1-[.$K$3])" office:value-type="float" office:value="3.33805504580035" calcext:value-type="float">
            <text:p>3,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2" office:value-type="date" office:date-value="1945-05-22" calcext:value-type="date">
            <text:p>22.05.1945</text:p>
          </table:table-cell>
          <table:table-cell office:value-type="float" office:value="1" calcext:value-type="float">
            <text:p>1</text:p>
          </table:table-cell>
          <table:table-cell table:formula="of:=[.D20]*(1-[.$K$3])" office:value-type="float" office:value="8.26168623835587" calcext:value-type="float">
            <text:p>8,26</text:p>
          </table:table-cell>
          <table:table-cell table:formula="of:=[.E20]*(1-[.$K$3])" office:value-type="float" office:value="3.30467449534235" calcext:value-type="float">
            <text:p>3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2" office:value-type="date" office:date-value="1945-05-23" calcext:value-type="date">
            <text:p>23.05.1945</text:p>
          </table:table-cell>
          <table:table-cell office:value-type="float" office:value="1" calcext:value-type="float">
            <text:p>1</text:p>
          </table:table-cell>
          <table:table-cell table:formula="of:=[.D21]*(1-[.$K$3])" office:value-type="float" office:value="8.17906937597231" calcext:value-type="float">
            <text:p>8,18</text:p>
          </table:table-cell>
          <table:table-cell table:formula="of:=[.E21]*(1-[.$K$3])" office:value-type="float" office:value="3.27162775038892" calcext:value-type="float">
            <text:p>3,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2" office:value-type="date" office:date-value="1945-05-24" calcext:value-type="date">
            <text:p>24.05.1945</text:p>
          </table:table-cell>
          <table:table-cell office:value-type="float" office:value="1" calcext:value-type="float">
            <text:p>1</text:p>
          </table:table-cell>
          <table:table-cell table:formula="of:=[.D22]*(1-[.$K$3])" office:value-type="float" office:value="8.09727868221259" calcext:value-type="float">
            <text:p>8,10</text:p>
          </table:table-cell>
          <table:table-cell table:formula="of:=[.E22]*(1-[.$K$3])" office:value-type="float" office:value="3.23891147288503" calcext:value-type="float">
            <text:p>3,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2" office:value-type="date" office:date-value="1945-05-25" calcext:value-type="date">
            <text:p>25.05.1945</text:p>
          </table:table-cell>
          <table:table-cell office:value-type="float" office:value="1" calcext:value-type="float">
            <text:p>1</text:p>
          </table:table-cell>
          <table:table-cell table:formula="of:=[.D23]*(1-[.$K$3])" office:value-type="float" office:value="8.01630589539046" calcext:value-type="float">
            <text:p>8,02</text:p>
          </table:table-cell>
          <table:table-cell table:formula="of:=[.E23]*(1-[.$K$3])" office:value-type="float" office:value="3.20652235815618" calcext:value-type="float">
            <text:p>3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style-name="ce2" office:value-type="date" office:date-value="1945-05-26" calcext:value-type="date">
            <text:p>26.05.1945</text:p>
          </table:table-cell>
          <table:table-cell office:value-type="float" office:value="1" calcext:value-type="float">
            <text:p>1</text:p>
          </table:table-cell>
          <table:table-cell table:formula="of:=[.D24]*(1-[.$K$3])" office:value-type="float" office:value="7.93614283643656" calcext:value-type="float">
            <text:p>7,94</text:p>
          </table:table-cell>
          <table:table-cell table:formula="of:=[.E24]*(1-[.$K$3])" office:value-type="float" office:value="3.17445713457462" calcext:value-type="float">
            <text:p>3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style-name="ce2" office:value-type="date" office:date-value="1945-05-27" calcext:value-type="date">
            <text:p>27.05.1945</text:p>
          </table:table-cell>
          <table:table-cell office:value-type="float" office:value="1" calcext:value-type="float">
            <text:p>1</text:p>
          </table:table-cell>
          <table:table-cell table:formula="of:=[.D25]*(1-[.$K$3])" office:value-type="float" office:value="7.85678140807219" calcext:value-type="float">
            <text:p>7,86</text:p>
          </table:table-cell>
          <table:table-cell table:formula="of:=[.E25]*(1-[.$K$3])" office:value-type="float" office:value="3.14271256322887" calcext:value-type="float">
            <text:p>3,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2" office:value-type="date" office:date-value="1945-05-28" calcext:value-type="date">
            <text:p>28.05.1945</text:p>
          </table:table-cell>
          <table:table-cell office:value-type="float" office:value="1" calcext:value-type="float">
            <text:p>1</text:p>
          </table:table-cell>
          <table:table-cell table:formula="of:=[.D26]*(1-[.$K$3])" office:value-type="float" office:value="7.77821359399147" calcext:value-type="float">
            <text:p>7,78</text:p>
          </table:table-cell>
          <table:table-cell table:formula="of:=[.E26]*(1-[.$K$3])" office:value-type="float" office:value="3.11128543759659" calcext:value-type="float">
            <text:p>3,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style-name="ce2" office:value-type="date" office:date-value="1945-05-29" calcext:value-type="date">
            <text:p>29.05.1945</text:p>
          </table:table-cell>
          <table:table-cell office:value-type="float" office:value="1" calcext:value-type="float">
            <text:p>1</text:p>
          </table:table-cell>
          <table:table-cell table:formula="of:=[.D27]*(1-[.$K$3])" office:value-type="float" office:value="7.70043145805155" calcext:value-type="float">
            <text:p>7,70</text:p>
          </table:table-cell>
          <table:table-cell table:formula="of:=[.E27]*(1-[.$K$3])" office:value-type="float" office:value="3.08017258322062" calcext:value-type="float">
            <text:p>3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style-name="ce2" office:value-type="date" office:date-value="1945-05-30" calcext:value-type="date">
            <text:p>30.05.1945</text:p>
          </table:table-cell>
          <table:table-cell office:value-type="float" office:value="1" calcext:value-type="float">
            <text:p>1</text:p>
          </table:table-cell>
          <table:table-cell table:formula="of:=[.D28]*(1-[.$K$3])" office:value-type="float" office:value="7.62342714347104" calcext:value-type="float">
            <text:p>7,62</text:p>
          </table:table-cell>
          <table:table-cell table:formula="of:=[.E28]*(1-[.$K$3])" office:value-type="float" office:value="3.04937085738841" calcext:value-type="float">
            <text:p>3,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2" office:value-type="date" office:date-value="1945-05-31" calcext:value-type="date">
            <text:p>31.05.1945</text:p>
          </table:table-cell>
          <table:table-cell office:value-type="float" office:value="1" calcext:value-type="float">
            <text:p>1</text:p>
          </table:table-cell>
          <table:table-cell table:formula="of:=[.D29]*(1-[.$K$3])" office:value-type="float" office:value="7.54719287203633" calcext:value-type="float">
            <text:p>7,55</text:p>
          </table:table-cell>
          <table:table-cell table:formula="of:=[.E29]*(1-[.$K$3])" office:value-type="float" office:value="3.01887714881453" calcext:value-type="float">
            <text:p>3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date" office:date-value="1945-06-01" calcext:value-type="date">
            <text:p>1.06.1945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formula="of:=[.D30]*(1-[.$K$3])" office:value-type="float" office:value="7.47172094331596" calcext:value-type="float">
            <text:p>7,47</text:p>
          </table:table-cell>
          <table:table-cell table:style-name="ce6" table:formula="of:=[.E30]*(1-[.$K$3])" office:value-type="float" office:value="2.98868837732638" calcext:value-type="float">
            <text:p>2,9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1945-06-02" calcext:value-type="date">
            <text:p>2.06.1945</text:p>
          </table:table-cell>
          <table:table-cell office:value-type="float" office:value="1" calcext:value-type="float">
            <text:p>1</text:p>
          </table:table-cell>
          <table:table-cell table:formula="of:=[.D31]*(1-[.$K$3])" office:value-type="float" office:value="7.3970037338828" calcext:value-type="float">
            <text:p>7,40</text:p>
          </table:table-cell>
          <table:table-cell table:formula="of:=[.E31]*(1-[.$K$3])" office:value-type="float" office:value="2.95880149355312" calcext:value-type="float">
            <text:p>2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1945-06-03" calcext:value-type="date">
            <text:p>3.06.1945</text:p>
          </table:table-cell>
          <table:table-cell office:value-type="float" office:value="1" calcext:value-type="float">
            <text:p>1</text:p>
          </table:table-cell>
          <table:table-cell table:formula="of:=[.D32]*(1-[.$K$3])" office:value-type="float" office:value="7.32303369654398" calcext:value-type="float">
            <text:p>7,32</text:p>
          </table:table-cell>
          <table:table-cell table:formula="of:=[.E32]*(1-[.$K$3])" office:value-type="float" office:value="2.92921347861759" calcext:value-type="float">
            <text:p>2,9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1945-06-04" calcext:value-type="date">
            <text:p>4.06.1945</text:p>
          </table:table-cell>
          <table:table-cell office:value-type="float" office:value="1" calcext:value-type="float">
            <text:p>1</text:p>
          </table:table-cell>
          <table:table-cell table:formula="of:=[.D33]*(1-[.$K$3])" office:value-type="float" office:value="7.24980335957854" calcext:value-type="float">
            <text:p>7,25</text:p>
          </table:table-cell>
          <table:table-cell table:formula="of:=[.E33]*(1-[.$K$3])" office:value-type="float" office:value="2.89992134383141" calcext:value-type="float">
            <text:p>2,9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1945-06-05" calcext:value-type="date">
            <text:p>5.06.1945</text:p>
          </table:table-cell>
          <table:table-cell office:value-type="float" office:value="1" calcext:value-type="float">
            <text:p>1</text:p>
          </table:table-cell>
          <table:table-cell table:formula="of:=[.D34]*(1-[.$K$3])" office:value-type="float" office:value="7.17730532598275" calcext:value-type="float">
            <text:p>7,18</text:p>
          </table:table-cell>
          <table:table-cell table:formula="of:=[.E34]*(1-[.$K$3])" office:value-type="float" office:value="2.8709221303931" calcext:value-type="float">
            <text:p>2,8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1945-06-06" calcext:value-type="date">
            <text:p>6.06.1945</text:p>
          </table:table-cell>
          <table:table-cell office:value-type="float" office:value="1" calcext:value-type="float">
            <text:p>1</text:p>
          </table:table-cell>
          <table:table-cell table:formula="of:=[.D35]*(1-[.$K$3])" office:value-type="float" office:value="7.10553227272292" calcext:value-type="float">
            <text:p>7,11</text:p>
          </table:table-cell>
          <table:table-cell table:formula="of:=[.E35]*(1-[.$K$3])" office:value-type="float" office:value="2.84221290908917" calcext:value-type="float">
            <text:p>2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1945-06-07" calcext:value-type="date">
            <text:p>7.06.1945</text:p>
          </table:table-cell>
          <table:table-cell office:value-type="float" office:value="1" calcext:value-type="float">
            <text:p>1</text:p>
          </table:table-cell>
          <table:table-cell table:formula="of:=[.D36]*(1-[.$K$3])" office:value-type="float" office:value="7.03447694999569" calcext:value-type="float">
            <text:p>7,03</text:p>
          </table:table-cell>
          <table:table-cell table:formula="of:=[.E36]*(1-[.$K$3])" office:value-type="float" office:value="2.81379077999828" calcext:value-type="float">
            <text:p>2,8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1945-06-08" calcext:value-type="date">
            <text:p>8.06.1945</text:p>
          </table:table-cell>
          <table:table-cell office:value-type="float" office:value="1" calcext:value-type="float">
            <text:p>1</text:p>
          </table:table-cell>
          <table:table-cell table:formula="of:=[.D37]*(1-[.$K$3])" office:value-type="float" office:value="6.96413218049574" calcext:value-type="float">
            <text:p>6,96</text:p>
          </table:table-cell>
          <table:table-cell table:formula="of:=[.E37]*(1-[.$K$3])" office:value-type="float" office:value="2.78565287219829" calcext:value-type="float">
            <text:p>2,7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1945-06-09" calcext:value-type="date">
            <text:p>9.06.1945</text:p>
          </table:table-cell>
          <table:table-cell office:value-type="float" office:value="1" calcext:value-type="float">
            <text:p>1</text:p>
          </table:table-cell>
          <table:table-cell table:formula="of:=[.D38]*(1-[.$K$3])" office:value-type="float" office:value="6.89449085869078" calcext:value-type="float">
            <text:p>6,89</text:p>
          </table:table-cell>
          <table:table-cell table:formula="of:=[.E38]*(1-[.$K$3])" office:value-type="float" office:value="2.75779634347631" calcext:value-type="float">
            <text:p>2,7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1945-06-10" calcext:value-type="date">
            <text:p>10.06.1945</text:p>
          </table:table-cell>
          <table:table-cell office:value-type="float" office:value="1" calcext:value-type="float">
            <text:p>1</text:p>
          </table:table-cell>
          <table:table-cell table:formula="of:=[.D39]*(1-[.$K$3])" office:value-type="float" office:value="6.82554595010387" calcext:value-type="float">
            <text:p>6,83</text:p>
          </table:table-cell>
          <table:table-cell table:formula="of:=[.E39]*(1-[.$K$3])" office:value-type="float" office:value="2.73021838004155" calcext:value-type="float">
            <text:p>2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1945-06-11" calcext:value-type="date">
            <text:p>11.06.1945</text:p>
          </table:table-cell>
          <table:table-cell office:value-type="float" office:value="1" calcext:value-type="float">
            <text:p>1</text:p>
          </table:table-cell>
          <table:table-cell table:formula="of:=[.D40]*(1-[.$K$3])" office:value-type="float" office:value="6.75729049060283" calcext:value-type="float">
            <text:p>6,76</text:p>
          </table:table-cell>
          <table:table-cell table:formula="of:=[.E40]*(1-[.$K$3])" office:value-type="float" office:value="2.70291619624113" calcext:value-type="float">
            <text:p>2,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1945-06-12" calcext:value-type="date">
            <text:p>12.06.1945</text:p>
          </table:table-cell>
          <table:table-cell office:value-type="float" office:value="1" calcext:value-type="float">
            <text:p>1</text:p>
          </table:table-cell>
          <table:table-cell table:formula="of:=[.D41]*(1-[.$K$3])" office:value-type="float" office:value="6.6897175856968" calcext:value-type="float">
            <text:p>6,69</text:p>
          </table:table-cell>
          <table:table-cell table:formula="of:=[.E41]*(1-[.$K$3])" office:value-type="float" office:value="2.67588703427872" calcext:value-type="float">
            <text:p>2,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1945-06-13" calcext:value-type="date">
            <text:p>13.06.1945</text:p>
          </table:table-cell>
          <table:table-cell office:value-type="float" office:value="1" calcext:value-type="float">
            <text:p>1</text:p>
          </table:table-cell>
          <table:table-cell table:formula="of:=[.D42]*(1-[.$K$3])" office:value-type="float" office:value="6.62282040983984" calcext:value-type="float">
            <text:p>6,62</text:p>
          </table:table-cell>
          <table:table-cell table:formula="of:=[.E42]*(1-[.$K$3])" office:value-type="float" office:value="2.64912816393593" calcext:value-type="float">
            <text:p>2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1945-06-14" calcext:value-type="date">
            <text:p>14.06.1945</text:p>
          </table:table-cell>
          <table:table-cell office:value-type="float" office:value="1" calcext:value-type="float">
            <text:p>1</text:p>
          </table:table-cell>
          <table:table-cell table:formula="of:=[.D43]*(1-[.$K$3])" office:value-type="float" office:value="6.55659220574144" calcext:value-type="float">
            <text:p>6,56</text:p>
          </table:table-cell>
          <table:table-cell table:formula="of:=[.E43]*(1-[.$K$3])" office:value-type="float" office:value="2.62263688229657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1945-06-15" calcext:value-type="date">
            <text:p>15.06.1945</text:p>
          </table:table-cell>
          <table:table-cell office:value-type="float" office:value="1" calcext:value-type="float">
            <text:p>1</text:p>
          </table:table-cell>
          <table:table-cell table:formula="of:=[.D44]*(1-[.$K$3])" office:value-type="float" office:value="6.49102628368402" calcext:value-type="float">
            <text:p>6,49</text:p>
          </table:table-cell>
          <table:table-cell table:formula="of:=[.E44]*(1-[.$K$3])" office:value-type="float" office:value="2.59641051347361" calcext:value-type="float">
            <text:p>2,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1945-06-16" calcext:value-type="date">
            <text:p>16.06.1945</text:p>
          </table:table-cell>
          <table:table-cell office:value-type="float" office:value="1" calcext:value-type="float">
            <text:p>1</text:p>
          </table:table-cell>
          <table:table-cell table:formula="of:=[.D45]*(1-[.$K$3])" office:value-type="float" office:value="6.42611602084718" calcext:value-type="float">
            <text:p>6,43</text:p>
          </table:table-cell>
          <table:table-cell table:formula="of:=[.E45]*(1-[.$K$3])" office:value-type="float" office:value="2.57044640833887" calcext:value-type="float">
            <text:p>2,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1945-06-17" calcext:value-type="date">
            <text:p>17.06.1945</text:p>
          </table:table-cell>
          <table:table-cell office:value-type="float" office:value="1" calcext:value-type="float">
            <text:p>1</text:p>
          </table:table-cell>
          <table:table-cell table:formula="of:=[.D46]*(1-[.$K$3])" office:value-type="float" office:value="6.36185486063871" calcext:value-type="float">
            <text:p>6,36</text:p>
          </table:table-cell>
          <table:table-cell table:formula="of:=[.E46]*(1-[.$K$3])" office:value-type="float" office:value="2.54474194425548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1945-06-18" calcext:value-type="date">
            <text:p>18.06.1945</text:p>
          </table:table-cell>
          <table:table-cell office:value-type="float" office:value="1" calcext:value-type="float">
            <text:p>1</text:p>
          </table:table-cell>
          <table:table-cell table:formula="of:=[.D47]*(1-[.$K$3])" office:value-type="float" office:value="6.29823631203232" calcext:value-type="float">
            <text:p>6,30</text:p>
          </table:table-cell>
          <table:table-cell table:formula="of:=[.E47]*(1-[.$K$3])" office:value-type="float" office:value="2.51929452481293" calcext:value-type="float">
            <text:p>2,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1945-06-19" calcext:value-type="date">
            <text:p>19.06.1945</text:p>
          </table:table-cell>
          <table:table-cell office:value-type="float" office:value="1" calcext:value-type="float">
            <text:p>1</text:p>
          </table:table-cell>
          <table:table-cell table:formula="of:=[.D48]*(1-[.$K$3])" office:value-type="float" office:value="6.235253948912" calcext:value-type="float">
            <text:p>6,24</text:p>
          </table:table-cell>
          <table:table-cell table:formula="of:=[.E48]*(1-[.$K$3])" office:value-type="float" office:value="2.4941015795648" calcext:value-type="float">
            <text:p>2,4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1945-06-20" calcext:value-type="date">
            <text:p>20.06.1945</text:p>
          </table:table-cell>
          <table:table-cell office:value-type="float" office:value="1" calcext:value-type="float">
            <text:p>1</text:p>
          </table:table-cell>
          <table:table-cell table:formula="of:=[.D49]*(1-[.$K$3])" office:value-type="float" office:value="6.17290140942288" calcext:value-type="float">
            <text:p>6,17</text:p>
          </table:table-cell>
          <table:table-cell table:formula="of:=[.E49]*(1-[.$K$3])" office:value-type="float" office:value="2.46916056376915" calcext:value-type="float">
            <text:p>2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1945-06-21" calcext:value-type="date">
            <text:p>21.06.1945</text:p>
          </table:table-cell>
          <table:table-cell office:value-type="float" office:value="1" calcext:value-type="float">
            <text:p>1</text:p>
          </table:table-cell>
          <table:table-cell table:formula="of:=[.D50]*(1-[.$K$3])" office:value-type="float" office:value="6.11117239532865" calcext:value-type="float">
            <text:p>6,11</text:p>
          </table:table-cell>
          <table:table-cell table:formula="of:=[.E50]*(1-[.$K$3])" office:value-type="float" office:value="2.44446895813146" calcext:value-type="float">
            <text:p>2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1945-06-22" calcext:value-type="date">
            <text:p>22.06.1945</text:p>
          </table:table-cell>
          <table:table-cell office:value-type="float" office:value="1" calcext:value-type="float">
            <text:p>1</text:p>
          </table:table-cell>
          <table:table-cell table:formula="of:=[.D51]*(1-[.$K$3])" office:value-type="float" office:value="6.05006067137537" calcext:value-type="float">
            <text:p>6,05</text:p>
          </table:table-cell>
          <table:table-cell table:formula="of:=[.E51]*(1-[.$K$3])" office:value-type="float" office:value="2.42002426855015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1945-06-23" calcext:value-type="date">
            <text:p>23.06.1945</text:p>
          </table:table-cell>
          <table:table-cell office:value-type="float" office:value="1" calcext:value-type="float">
            <text:p>1</text:p>
          </table:table-cell>
          <table:table-cell table:formula="of:=[.D52]*(1-[.$K$3])" office:value-type="float" office:value="5.98956006466161" calcext:value-type="float">
            <text:p>5,99</text:p>
          </table:table-cell>
          <table:table-cell table:formula="of:=[.E52]*(1-[.$K$3])" office:value-type="float" office:value="2.39582402586464" calcext:value-type="float">
            <text:p>2,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1945-06-24" calcext:value-type="date">
            <text:p>24.06.1945</text:p>
          </table:table-cell>
          <table:table-cell office:value-type="float" office:value="1" calcext:value-type="float">
            <text:p>1</text:p>
          </table:table-cell>
          <table:table-cell table:formula="of:=[.D53]*(1-[.$K$3])" office:value-type="float" office:value="5.929664464015" calcext:value-type="float">
            <text:p>5,93</text:p>
          </table:table-cell>
          <table:table-cell table:formula="of:=[.E53]*(1-[.$K$3])" office:value-type="float" office:value="2.371865785606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1945-06-25" calcext:value-type="date">
            <text:p>25.06.1945</text:p>
          </table:table-cell>
          <table:table-cell office:value-type="float" office:value="1" calcext:value-type="float">
            <text:p>1</text:p>
          </table:table-cell>
          <table:table-cell table:formula="of:=[.D54]*(1-[.$K$3])" office:value-type="float" office:value="5.87036781937485" calcext:value-type="float">
            <text:p>5,87</text:p>
          </table:table-cell>
          <table:table-cell table:formula="of:=[.E54]*(1-[.$K$3])" office:value-type="float" office:value="2.34814712774994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1945-06-26" calcext:value-type="date">
            <text:p>26.06.1945</text:p>
          </table:table-cell>
          <table:table-cell office:value-type="float" office:value="1" calcext:value-type="float">
            <text:p>1</text:p>
          </table:table-cell>
          <table:table-cell table:formula="of:=[.D55]*(1-[.$K$3])" office:value-type="float" office:value="5.8116641411811" calcext:value-type="float">
            <text:p>5,81</text:p>
          </table:table-cell>
          <table:table-cell table:formula="of:=[.E55]*(1-[.$K$3])" office:value-type="float" office:value="2.32466565647244" calcext:value-type="float">
            <text:p>2,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1945-06-27" calcext:value-type="date">
            <text:p>27.06.1945</text:p>
          </table:table-cell>
          <table:table-cell office:value-type="float" office:value="1" calcext:value-type="float">
            <text:p>1</text:p>
          </table:table-cell>
          <table:table-cell table:formula="of:=[.D56]*(1-[.$K$3])" office:value-type="float" office:value="5.75354749976929" calcext:value-type="float">
            <text:p>5,75</text:p>
          </table:table-cell>
          <table:table-cell table:formula="of:=[.E56]*(1-[.$K$3])" office:value-type="float" office:value="2.30141899990771" calcext:value-type="float">
            <text:p>2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1945-06-28" calcext:value-type="date">
            <text:p>28.06.1945</text:p>
          </table:table-cell>
          <table:table-cell office:value-type="float" office:value="1" calcext:value-type="float">
            <text:p>1</text:p>
          </table:table-cell>
          <table:table-cell table:formula="of:=[.D57]*(1-[.$K$3])" office:value-type="float" office:value="5.69601202477159" calcext:value-type="float">
            <text:p>5,70</text:p>
          </table:table-cell>
          <table:table-cell table:formula="of:=[.E57]*(1-[.$K$3])" office:value-type="float" office:value="2.27840480990864" calcext:value-type="float">
            <text:p>2,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1945-06-29" calcext:value-type="date">
            <text:p>29.06.1945</text:p>
          </table:table-cell>
          <table:table-cell office:value-type="float" office:value="1" calcext:value-type="float">
            <text:p>1</text:p>
          </table:table-cell>
          <table:table-cell table:formula="of:=[.D58]*(1-[.$K$3])" office:value-type="float" office:value="5.63905190452388" calcext:value-type="float">
            <text:p>5,64</text:p>
          </table:table-cell>
          <table:table-cell table:formula="of:=[.E58]*(1-[.$K$3])" office:value-type="float" office:value="2.25562076180955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1945-06-30" calcext:value-type="date">
            <text:p>30.06.1945</text:p>
          </table:table-cell>
          <table:table-cell office:value-type="float" office:value="1" calcext:value-type="float">
            <text:p>1</text:p>
          </table:table-cell>
          <table:table-cell table:formula="of:=[.D59]*(1-[.$K$3])" office:value-type="float" office:value="5.58266138547864" calcext:value-type="float">
            <text:p>5,58</text:p>
          </table:table-cell>
          <table:table-cell table:formula="of:=[.E59]*(1-[.$K$3])" office:value-type="float" office:value="2.23306455419145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1945-07-01" calcext:value-type="date">
            <text:p>1.07.1945</text:p>
          </table:table-cell>
          <table:table-cell office:value-type="float" office:value="1" calcext:value-type="float">
            <text:p>1</text:p>
          </table:table-cell>
          <table:table-cell table:formula="of:=[.D60]*(1-[.$K$3])" office:value-type="float" office:value="5.52683477162385" calcext:value-type="float">
            <text:p>5,53</text:p>
          </table:table-cell>
          <table:table-cell table:formula="of:=[.E60]*(1-[.$K$3])" office:value-type="float" office:value="2.21073390864954" calcext:value-type="float">
            <text:p>2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1945-07-02" calcext:value-type="date">
            <text:p>2.07.1945</text:p>
          </table:table-cell>
          <table:table-cell office:value-type="float" office:value="1" calcext:value-type="float">
            <text:p>1</text:p>
          </table:table-cell>
          <table:table-cell table:formula="of:=[.D61]*(1-[.$K$3])" office:value-type="float" office:value="5.47156642390761" calcext:value-type="float">
            <text:p>5,47</text:p>
          </table:table-cell>
          <table:table-cell table:formula="of:=[.E61]*(1-[.$K$3])" office:value-type="float" office:value="2.18862656956304" calcext:value-type="float">
            <text:p>2,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1945-07-03" calcext:value-type="date">
            <text:p>3.07.1945</text:p>
          </table:table-cell>
          <table:table-cell office:value-type="float" office:value="1" calcext:value-type="float">
            <text:p>1</text:p>
          </table:table-cell>
          <table:table-cell table:formula="of:=[.D62]*(1-[.$K$3])" office:value-type="float" office:value="5.41685075966854" calcext:value-type="float">
            <text:p>5,42</text:p>
          </table:table-cell>
          <table:table-cell table:formula="of:=[.E62]*(1-[.$K$3])" office:value-type="float" office:value="2.16674030386741" calcext:value-type="float">
            <text:p>2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1945-07-04" calcext:value-type="date">
            <text:p>4.07.1945</text:p>
          </table:table-cell>
          <table:table-cell office:value-type="float" office:value="1" calcext:value-type="float">
            <text:p>1</text:p>
          </table:table-cell>
          <table:table-cell table:formula="of:=[.D63]*(1-[.$K$3])" office:value-type="float" office:value="5.36268225207185" calcext:value-type="float">
            <text:p>5,36</text:p>
          </table:table-cell>
          <table:table-cell table:formula="of:=[.E63]*(1-[.$K$3])" office:value-type="float" office:value="2.14507290082874" calcext:value-type="float">
            <text:p>2,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1945-07-05" calcext:value-type="date">
            <text:p>5.07.1945</text:p>
          </table:table-cell>
          <table:table-cell office:value-type="float" office:value="1" calcext:value-type="float">
            <text:p>1</text:p>
          </table:table-cell>
          <table:table-cell table:formula="of:=[.D64]*(1-[.$K$3])" office:value-type="float" office:value="5.30905542955113" calcext:value-type="float">
            <text:p>5,31</text:p>
          </table:table-cell>
          <table:table-cell table:formula="of:=[.E64]*(1-[.$K$3])" office:value-type="float" office:value="2.12362217182045" calcext:value-type="float">
            <text:p>2,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1945-07-06" calcext:value-type="date">
            <text:p>6.07.1945</text:p>
          </table:table-cell>
          <table:table-cell office:value-type="float" office:value="1" calcext:value-type="float">
            <text:p>1</text:p>
          </table:table-cell>
          <table:table-cell table:formula="of:=[.D65]*(1-[.$K$3])" office:value-type="float" office:value="5.25596487525562" calcext:value-type="float">
            <text:p>5,26</text:p>
          </table:table-cell>
          <table:table-cell table:formula="of:=[.E65]*(1-[.$K$3])" office:value-type="float" office:value="2.10238595010225" calcext:value-type="float">
            <text:p>2,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1945-07-07" calcext:value-type="date">
            <text:p>7.07.1945</text:p>
          </table:table-cell>
          <table:table-cell office:value-type="float" office:value="1" calcext:value-type="float">
            <text:p>1</text:p>
          </table:table-cell>
          <table:table-cell table:formula="of:=[.D66]*(1-[.$K$3])" office:value-type="float" office:value="5.20340522650306" calcext:value-type="float">
            <text:p>5,20</text:p>
          </table:table-cell>
          <table:table-cell table:formula="of:=[.E66]*(1-[.$K$3])" office:value-type="float" office:value="2.08136209060123" calcext:value-type="float">
            <text:p>2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1945-07-08" calcext:value-type="date">
            <text:p>8.07.1945</text:p>
          </table:table-cell>
          <table:table-cell office:value-type="float" office:value="1" calcext:value-type="float">
            <text:p>1</text:p>
          </table:table-cell>
          <table:table-cell table:formula="of:=[.D67]*(1-[.$K$3])" office:value-type="float" office:value="5.15137117423803" calcext:value-type="float">
            <text:p>5,15</text:p>
          </table:table-cell>
          <table:table-cell table:formula="of:=[.E67]*(1-[.$K$3])" office:value-type="float" office:value="2.06054846969521" calcext:value-type="float">
            <text:p>2,0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1945-07-09" calcext:value-type="date">
            <text:p>9.07.1945</text:p>
          </table:table-cell>
          <table:table-cell office:value-type="float" office:value="1" calcext:value-type="float">
            <text:p>1</text:p>
          </table:table-cell>
          <table:table-cell table:formula="of:=[.D68]*(1-[.$K$3])" office:value-type="float" office:value="5.09985746249565" calcext:value-type="float">
            <text:p>5,10</text:p>
          </table:table-cell>
          <table:table-cell table:formula="of:=[.E68]*(1-[.$K$3])" office:value-type="float" office:value="2.03994298499826" calcext:value-type="float">
            <text:p>2,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1945-07-10" calcext:value-type="date">
            <text:p>10.07.1945</text:p>
          </table:table-cell>
          <table:table-cell office:value-type="float" office:value="1" calcext:value-type="float">
            <text:p>1</text:p>
          </table:table-cell>
          <table:table-cell table:formula="of:=[.D69]*(1-[.$K$3])" office:value-type="float" office:value="5.0488588878707" calcext:value-type="float">
            <text:p>5,05</text:p>
          </table:table-cell>
          <table:table-cell table:formula="of:=[.E69]*(1-[.$K$3])" office:value-type="float" office:value="2.01954355514828" calcext:value-type="float">
            <text:p>2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1945-07-11" calcext:value-type="date">
            <text:p>11.07.1945</text:p>
          </table:table-cell>
          <table:table-cell office:value-type="float" office:value="1" calcext:value-type="float">
            <text:p>1</text:p>
          </table:table-cell>
          <table:table-cell table:formula="of:=[.D70]*(1-[.$K$3])" office:value-type="float" office:value="4.99837029899199" calcext:value-type="float">
            <text:p>5,00</text:p>
          </table:table-cell>
          <table:table-cell table:formula="of:=[.E70]*(1-[.$K$3])" office:value-type="float" office:value="1.9993481195968" calcext:value-type="float">
            <text:p>2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1945-07-12" calcext:value-type="date">
            <text:p>12.07.1945</text:p>
          </table:table-cell>
          <table:table-cell office:value-type="float" office:value="1" calcext:value-type="float">
            <text:p>1</text:p>
          </table:table-cell>
          <table:table-cell table:formula="of:=[.D71]*(1-[.$K$3])" office:value-type="float" office:value="4.94838659600207" calcext:value-type="float">
            <text:p>4,95</text:p>
          </table:table-cell>
          <table:table-cell table:formula="of:=[.E71]*(1-[.$K$3])" office:value-type="float" office:value="1.97935463840083" calcext:value-type="float">
            <text:p>1,9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1945-07-13" calcext:value-type="date">
            <text:p>13.07.1945</text:p>
          </table:table-cell>
          <table:table-cell office:value-type="float" office:value="1" calcext:value-type="float">
            <text:p>1</text:p>
          </table:table-cell>
          <table:table-cell table:formula="of:=[.D72]*(1-[.$K$3])" office:value-type="float" office:value="4.89890273004205" calcext:value-type="float">
            <text:p>4,90</text:p>
          </table:table-cell>
          <table:table-cell table:formula="of:=[.E72]*(1-[.$K$3])" office:value-type="float" office:value="1.95956109201682" calcext:value-type="float">
            <text:p>1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1945-07-14" calcext:value-type="date">
            <text:p>14.07.1945</text:p>
          </table:table-cell>
          <table:table-cell office:value-type="float" office:value="0" calcext:value-type="float">
            <text:p>0</text:p>
          </table:table-cell>
          <table:table-cell table:formula="of:=[.D73]*(1-[.$K$3])" office:value-type="float" office:value="4.84991370274163" calcext:value-type="float">
            <text:p>4,85</text:p>
          </table:table-cell>
          <table:table-cell table:formula="of:=[.E73]*(1-[.$K$3])" office:value-type="float" office:value="1.93996548109665" calcext:value-type="float">
            <text:p>1,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1945-07-15" calcext:value-type="date">
            <text:p>15.07.1945</text:p>
          </table:table-cell>
          <table:table-cell office:value-type="float" office:value="1" calcext:value-type="float">
            <text:p>1</text:p>
          </table:table-cell>
          <table:table-cell table:formula="of:=[.D74]*(1-[.$K$3])" office:value-type="float" office:value="4.80141456571421" calcext:value-type="float">
            <text:p>4,80</text:p>
          </table:table-cell>
          <table:table-cell table:formula="of:=[.E74]*(1-[.$K$3])" office:value-type="float" office:value="1.92056582628569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1945-07-16" calcext:value-type="date">
            <text:p>16.07.1945</text:p>
          </table:table-cell>
          <table:table-cell office:value-type="float" office:value="1" calcext:value-type="float">
            <text:p>1</text:p>
          </table:table-cell>
          <table:table-cell table:formula="of:=[.D75]*(1-[.$K$3])" office:value-type="float" office:value="4.75340042005707" calcext:value-type="float">
            <text:p>4,75</text:p>
          </table:table-cell>
          <table:table-cell table:formula="of:=[.E75]*(1-[.$K$3])" office:value-type="float" office:value="1.90136016802283" calcext:value-type="float">
            <text:p>1,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1945-07-17" calcext:value-type="date">
            <text:p>17.07.1945</text:p>
          </table:table-cell>
          <table:table-cell office:value-type="float" office:value="1" calcext:value-type="float">
            <text:p>1</text:p>
          </table:table-cell>
          <table:table-cell table:formula="of:=[.D76]*(1-[.$K$3])" office:value-type="float" office:value="4.7058664158565" calcext:value-type="float">
            <text:p>4,71</text:p>
          </table:table-cell>
          <table:table-cell table:formula="of:=[.E76]*(1-[.$K$3])" office:value-type="float" office:value="1.8823465663426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1945-07-18" calcext:value-type="date">
            <text:p>18.07.1945</text:p>
          </table:table-cell>
          <table:table-cell office:value-type="float" office:value="1" calcext:value-type="float">
            <text:p>1</text:p>
          </table:table-cell>
          <table:table-cell table:formula="of:=[.D77]*(1-[.$K$3])" office:value-type="float" office:value="4.65880775169793" calcext:value-type="float">
            <text:p>4,66</text:p>
          </table:table-cell>
          <table:table-cell table:formula="of:=[.E77]*(1-[.$K$3])" office:value-type="float" office:value="1.86352310067917" calcext:value-type="float">
            <text:p>1,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1945-07-19" calcext:value-type="date">
            <text:p>19.07.1945</text:p>
          </table:table-cell>
          <table:table-cell office:value-type="float" office:value="1" calcext:value-type="float">
            <text:p>1</text:p>
          </table:table-cell>
          <table:table-cell table:formula="of:=[.D78]*(1-[.$K$3])" office:value-type="float" office:value="4.61221967418096" calcext:value-type="float">
            <text:p>4,61</text:p>
          </table:table-cell>
          <table:table-cell table:formula="of:=[.E78]*(1-[.$K$3])" office:value-type="float" office:value="1.84488786967238" calcext:value-type="float">
            <text:p>1,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1945-07-20" calcext:value-type="date">
            <text:p>20.07.1945</text:p>
          </table:table-cell>
          <table:table-cell office:value-type="float" office:value="1" calcext:value-type="float">
            <text:p>1</text:p>
          </table:table-cell>
          <table:table-cell table:formula="of:=[.D79]*(1-[.$K$3])" office:value-type="float" office:value="4.56609747743915" calcext:value-type="float">
            <text:p>4,57</text:p>
          </table:table-cell>
          <table:table-cell table:formula="of:=[.E79]*(1-[.$K$3])" office:value-type="float" office:value="1.82643899097566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1945-07-21" calcext:value-type="date">
            <text:p>21.07.1945</text:p>
          </table:table-cell>
          <table:table-cell office:value-type="float" office:value="1" calcext:value-type="float">
            <text:p>1</text:p>
          </table:table-cell>
          <table:table-cell table:formula="of:=[.D80]*(1-[.$K$3])" office:value-type="float" office:value="4.52043650266475" calcext:value-type="float">
            <text:p>4,52</text:p>
          </table:table-cell>
          <table:table-cell table:formula="of:=[.E80]*(1-[.$K$3])" office:value-type="float" office:value="1.8081746010659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1945-07-22" calcext:value-type="date">
            <text:p>22.07.1945</text:p>
          </table:table-cell>
          <table:table-cell office:value-type="float" office:value="1" calcext:value-type="float">
            <text:p>1</text:p>
          </table:table-cell>
          <table:table-cell table:formula="of:=[.D81]*(1-[.$K$3])" office:value-type="float" office:value="4.47523213763811" calcext:value-type="float">
            <text:p>4,48</text:p>
          </table:table-cell>
          <table:table-cell table:formula="of:=[.E81]*(1-[.$K$3])" office:value-type="float" office:value="1.79009285505524" calcext:value-type="float">
            <text:p>1,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1945-07-23" calcext:value-type="date">
            <text:p>23.07.1945</text:p>
          </table:table-cell>
          <table:table-cell office:value-type="float" office:value="1" calcext:value-type="float">
            <text:p>1</text:p>
          </table:table-cell>
          <table:table-cell table:formula="of:=[.D82]*(1-[.$K$3])" office:value-type="float" office:value="4.43047981626173" calcext:value-type="float">
            <text:p>4,43</text:p>
          </table:table-cell>
          <table:table-cell table:formula="of:=[.E82]*(1-[.$K$3])" office:value-type="float" office:value="1.77219192650469" calcext:value-type="float">
            <text:p>1,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1945-07-24" calcext:value-type="date">
            <text:p>24.07.1945</text:p>
          </table:table-cell>
          <table:table-cell office:value-type="float" office:value="1" calcext:value-type="float">
            <text:p>1</text:p>
          </table:table-cell>
          <table:table-cell table:formula="of:=[.D83]*(1-[.$K$3])" office:value-type="float" office:value="4.38617501809911" calcext:value-type="float">
            <text:p>4,39</text:p>
          </table:table-cell>
          <table:table-cell table:formula="of:=[.E83]*(1-[.$K$3])" office:value-type="float" office:value="1.75447000723964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1945-07-25" calcext:value-type="date">
            <text:p>25.07.1945</text:p>
          </table:table-cell>
          <table:table-cell office:value-type="float" office:value="1" calcext:value-type="float">
            <text:p>1</text:p>
          </table:table-cell>
          <table:table-cell table:formula="of:=[.D84]*(1-[.$K$3])" office:value-type="float" office:value="4.34231326791812" calcext:value-type="float">
            <text:p>4,34</text:p>
          </table:table-cell>
          <table:table-cell table:formula="of:=[.E84]*(1-[.$K$3])" office:value-type="float" office:value="1.73692530716725" calcext:value-type="float">
            <text:p>1,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1945-07-26" calcext:value-type="date">
            <text:p>26.07.1945</text:p>
          </table:table-cell>
          <table:table-cell office:value-type="float" office:value="1" calcext:value-type="float">
            <text:p>1</text:p>
          </table:table-cell>
          <table:table-cell table:formula="of:=[.D85]*(1-[.$K$3])" office:value-type="float" office:value="4.29889013523894" calcext:value-type="float">
            <text:p>4,30</text:p>
          </table:table-cell>
          <table:table-cell table:formula="of:=[.E85]*(1-[.$K$3])" office:value-type="float" office:value="1.71955605409557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1945-07-27" calcext:value-type="date">
            <text:p>27.07.1945</text:p>
          </table:table-cell>
          <table:table-cell office:value-type="float" office:value="1" calcext:value-type="float">
            <text:p>1</text:p>
          </table:table-cell>
          <table:table-cell table:formula="of:=[.D86]*(1-[.$K$3])" office:value-type="float" office:value="4.25590123388655" calcext:value-type="float">
            <text:p>4,26</text:p>
          </table:table-cell>
          <table:table-cell table:formula="of:=[.E86]*(1-[.$K$3])" office:value-type="float" office:value="1.70236049355462" calcext:value-type="float">
            <text:p>1,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1945-07-28" calcext:value-type="date">
            <text:p>28.07.1945</text:p>
          </table:table-cell>
          <table:table-cell office:value-type="float" office:value="1" calcext:value-type="float">
            <text:p>1</text:p>
          </table:table-cell>
          <table:table-cell table:formula="of:=[.D87]*(1-[.$K$3])" office:value-type="float" office:value="4.21334222154768" calcext:value-type="float">
            <text:p>4,21</text:p>
          </table:table-cell>
          <table:table-cell table:formula="of:=[.E87]*(1-[.$K$3])" office:value-type="float" office:value="1.68533688861907" calcext:value-type="float">
            <text:p>1,6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1945-07-29" calcext:value-type="date">
            <text:p>29.07.1945</text:p>
          </table:table-cell>
          <table:table-cell office:value-type="float" office:value="1" calcext:value-type="float">
            <text:p>1</text:p>
          </table:table-cell>
          <table:table-cell table:formula="of:=[.D88]*(1-[.$K$3])" office:value-type="float" office:value="4.1712087993322" calcext:value-type="float">
            <text:p>4,17</text:p>
          </table:table-cell>
          <table:table-cell table:formula="of:=[.E88]*(1-[.$K$3])" office:value-type="float" office:value="1.66848351973288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1945-07-30" calcext:value-type="date">
            <text:p>30.07.1945</text:p>
          </table:table-cell>
          <table:table-cell office:value-type="float" office:value="1" calcext:value-type="float">
            <text:p>1</text:p>
          </table:table-cell>
          <table:table-cell table:formula="of:=[.D89]*(1-[.$K$3])" office:value-type="float" office:value="4.12949671133888" calcext:value-type="float">
            <text:p>4,13</text:p>
          </table:table-cell>
          <table:table-cell table:formula="of:=[.E89]*(1-[.$K$3])" office:value-type="float" office:value="1.6517986845355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1945-07-31" calcext:value-type="date">
            <text:p>31.07.1945</text:p>
          </table:table-cell>
          <table:table-cell office:value-type="float" office:value="1" calcext:value-type="float">
            <text:p>1</text:p>
          </table:table-cell>
          <table:table-cell table:formula="of:=[.D90]*(1-[.$K$3])" office:value-type="float" office:value="4.08820174422549" calcext:value-type="float">
            <text:p>4,09</text:p>
          </table:table-cell>
          <table:table-cell table:formula="of:=[.E90]*(1-[.$K$3])" office:value-type="float" office:value="1.6352806976902" calcext:value-type="float">
            <text:p>1,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1945-08-01" calcext:value-type="date">
            <text:p>1.08.1945</text:p>
          </table:table-cell>
          <table:table-cell office:value-type="float" office:value="1" calcext:value-type="float">
            <text:p>1</text:p>
          </table:table-cell>
          <table:table-cell table:formula="of:=[.D91]*(1-[.$K$3])" office:value-type="float" office:value="4.04731972678324" calcext:value-type="float">
            <text:p>4,05</text:p>
          </table:table-cell>
          <table:table-cell table:formula="of:=[.E91]*(1-[.$K$3])" office:value-type="float" office:value="1.6189278907133" calcext:value-type="float">
            <text:p>1,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1945-08-02" calcext:value-type="date">
            <text:p>2.08.1945</text:p>
          </table:table-cell>
          <table:table-cell office:value-type="float" office:value="1" calcext:value-type="float">
            <text:p>1</text:p>
          </table:table-cell>
          <table:table-cell table:formula="of:=[.D92]*(1-[.$K$3])" office:value-type="float" office:value="4.00684652951541" calcext:value-type="float">
            <text:p>4,01</text:p>
          </table:table-cell>
          <table:table-cell table:formula="of:=[.E92]*(1-[.$K$3])" office:value-type="float" office:value="1.60273861180616" calcext:value-type="float">
            <text:p>1,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1945-08-03" calcext:value-type="date">
            <text:p>3.08.1945</text:p>
          </table:table-cell>
          <table:table-cell office:value-type="float" office:value="1" calcext:value-type="float">
            <text:p>1</text:p>
          </table:table-cell>
          <table:table-cell table:formula="of:=[.D93]*(1-[.$K$3])" office:value-type="float" office:value="3.96677806422025" calcext:value-type="float">
            <text:p>3,97</text:p>
          </table:table-cell>
          <table:table-cell table:formula="of:=[.E93]*(1-[.$K$3])" office:value-type="float" office:value="1.5867112256881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1945-08-04" calcext:value-type="date">
            <text:p>4.08.1945</text:p>
          </table:table-cell>
          <table:table-cell office:value-type="float" office:value="1" calcext:value-type="float">
            <text:p>1</text:p>
          </table:table-cell>
          <table:table-cell table:formula="of:=[.D94]*(1-[.$K$3])" office:value-type="float" office:value="3.92711028357805" calcext:value-type="float">
            <text:p>3,93</text:p>
          </table:table-cell>
          <table:table-cell table:formula="of:=[.E94]*(1-[.$K$3])" office:value-type="float" office:value="1.57084411343122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1945-08-05" calcext:value-type="date">
            <text:p>5.08.1945</text:p>
          </table:table-cell>
          <table:table-cell office:value-type="float" office:value="1" calcext:value-type="float">
            <text:p>1</text:p>
          </table:table-cell>
          <table:table-cell table:formula="of:=[.D95]*(1-[.$K$3])" office:value-type="float" office:value="3.88783918074227" calcext:value-type="float">
            <text:p>3,89</text:p>
          </table:table-cell>
          <table:table-cell table:formula="of:=[.E95]*(1-[.$K$3])" office:value-type="float" office:value="1.55513567229691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1945-08-06" calcext:value-type="date">
            <text:p>6.08.1945</text:p>
          </table:table-cell>
          <table:table-cell office:value-type="float" office:value="1" calcext:value-type="float">
            <text:p>1</text:p>
          </table:table-cell>
          <table:table-cell table:formula="of:=[.D96]*(1-[.$K$3])" office:value-type="float" office:value="3.84896078893484" calcext:value-type="float">
            <text:p>3,85</text:p>
          </table:table-cell>
          <table:table-cell table:formula="of:=[.E96]*(1-[.$K$3])" office:value-type="float" office:value="1.5395843155739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date" office:date-value="1945-08-07" calcext:value-type="date">
            <text:p>7.08.1945</text:p>
          </table:table-cell>
          <table:table-cell office:value-type="float" office:value="1" calcext:value-type="float">
            <text:p>1</text:p>
          </table:table-cell>
          <table:table-cell table:formula="of:=[.D97]*(1-[.$K$3])" office:value-type="float" office:value="3.8104711810455" calcext:value-type="float">
            <text:p>3,81</text:p>
          </table:table-cell>
          <table:table-cell table:formula="of:=[.E97]*(1-[.$K$3])" office:value-type="float" office:value="1.524188472418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date" office:date-value="1945-08-08" calcext:value-type="date">
            <text:p>8.08.1945</text:p>
          </table:table-cell>
          <table:table-cell office:value-type="float" office:value="1" calcext:value-type="float">
            <text:p>1</text:p>
          </table:table-cell>
          <table:table-cell table:formula="of:=[.D98]*(1-[.$K$3])" office:value-type="float" office:value="3.77236646923504" calcext:value-type="float">
            <text:p>3,77</text:p>
          </table:table-cell>
          <table:table-cell table:formula="of:=[.E98]*(1-[.$K$3])" office:value-type="float" office:value="1.50894658769402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date" office:date-value="1945-08-09" calcext:value-type="date">
            <text:p>9.08.1945</text:p>
          </table:table-cell>
          <table:table-cell office:value-type="float" office:value="1" calcext:value-type="float">
            <text:p>1</text:p>
          </table:table-cell>
          <table:table-cell table:formula="of:=[.D99]*(1-[.$K$3])" office:value-type="float" office:value="3.73464280454269" calcext:value-type="float">
            <text:p>3,73</text:p>
          </table:table-cell>
          <table:table-cell table:formula="of:=[.E99]*(1-[.$K$3])" office:value-type="float" office:value="1.49385712181708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date" office:date-value="1945-08-10" calcext:value-type="date">
            <text:p>10.08.1945</text:p>
          </table:table-cell>
          <table:table-cell office:value-type="float" office:value="1" calcext:value-type="float">
            <text:p>1</text:p>
          </table:table-cell>
          <table:table-cell table:formula="of:=[.D100]*(1-[.$K$3])" office:value-type="float" office:value="3.69729637649726" calcext:value-type="float">
            <text:p>3,70</text:p>
          </table:table-cell>
          <table:table-cell table:formula="of:=[.E100]*(1-[.$K$3])" office:value-type="float" office:value="1.47891855059891" calcext:value-type="float">
            <text:p>1,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date" office:date-value="1945-08-11" calcext:value-type="date">
            <text:p>11.08.1945</text:p>
          </table:table-cell>
          <table:table-cell office:value-type="float" office:value="1" calcext:value-type="float">
            <text:p>1</text:p>
          </table:table-cell>
          <table:table-cell table:formula="of:=[.D101]*(1-[.$K$3])" office:value-type="float" office:value="3.66032341273229" calcext:value-type="float">
            <text:p>3,66</text:p>
          </table:table-cell>
          <table:table-cell table:formula="of:=[.E101]*(1-[.$K$3])" office:value-type="float" office:value="1.46412936509292" calcext:value-type="float">
            <text:p>1,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date" office:date-value="1945-08-12" calcext:value-type="date">
            <text:p>12.08.1945</text:p>
          </table:table-cell>
          <table:table-cell office:value-type="float" office:value="1" calcext:value-type="float">
            <text:p>1</text:p>
          </table:table-cell>
          <table:table-cell table:formula="of:=[.D102]*(1-[.$K$3])" office:value-type="float" office:value="3.62372017860497" calcext:value-type="float">
            <text:p>3,62</text:p>
          </table:table-cell>
          <table:table-cell table:formula="of:=[.E102]*(1-[.$K$3])" office:value-type="float" office:value="1.44948807144199" calcext:value-type="float">
            <text:p>1,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date" office:date-value="1945-08-13" calcext:value-type="date">
            <text:p>13.08.1945</text:p>
          </table:table-cell>
          <table:table-cell office:value-type="float" office:value="1" calcext:value-type="float">
            <text:p>1</text:p>
          </table:table-cell>
          <table:table-cell table:formula="of:=[.D103]*(1-[.$K$3])" office:value-type="float" office:value="3.58748297681892" calcext:value-type="float">
            <text:p>3,59</text:p>
          </table:table-cell>
          <table:table-cell table:formula="of:=[.E103]*(1-[.$K$3])" office:value-type="float" office:value="1.43499319072757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date" office:date-value="1945-08-14" calcext:value-type="date">
            <text:p>14.08.1945</text:p>
          </table:table-cell>
          <table:table-cell office:value-type="float" office:value="1" calcext:value-type="float">
            <text:p>1</text:p>
          </table:table-cell>
          <table:table-cell table:formula="of:=[.D104]*(1-[.$K$3])" office:value-type="float" office:value="3.55160814705073" calcext:value-type="float">
            <text:p>3,55</text:p>
          </table:table-cell>
          <table:table-cell table:formula="of:=[.E104]*(1-[.$K$3])" office:value-type="float" office:value="1.42064325882029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date" office:date-value="1945-08-15" calcext:value-type="date">
            <text:p>15.08.1945</text:p>
          </table:table-cell>
          <table:table-cell office:value-type="float" office:value="1" calcext:value-type="float">
            <text:p>1</text:p>
          </table:table-cell>
          <table:table-cell table:formula="of:=[.D105]*(1-[.$K$3])" office:value-type="float" office:value="3.51609206558022" calcext:value-type="float">
            <text:p>3,52</text:p>
          </table:table-cell>
          <table:table-cell table:formula="of:=[.E105]*(1-[.$K$3])" office:value-type="float" office:value="1.40643682623209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date" office:date-value="1945-08-16" calcext:value-type="date">
            <text:p>16.08.1945</text:p>
          </table:table-cell>
          <table:table-cell office:value-type="float" office:value="1" calcext:value-type="float">
            <text:p>1</text:p>
          </table:table-cell>
          <table:table-cell table:formula="of:=[.D106]*(1-[.$K$3])" office:value-type="float" office:value="3.48093114492442" calcext:value-type="float">
            <text:p>3,48</text:p>
          </table:table-cell>
          <table:table-cell table:formula="of:=[.E106]*(1-[.$K$3])" office:value-type="float" office:value="1.39237245796977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date" office:date-value="1945-08-17" calcext:value-type="date">
            <text:p>17.08.1945</text:p>
          </table:table-cell>
          <table:table-cell office:value-type="float" office:value="1" calcext:value-type="float">
            <text:p>1</text:p>
          </table:table-cell>
          <table:table-cell table:formula="of:=[.D107]*(1-[.$K$3])" office:value-type="float" office:value="3.44612183347518" calcext:value-type="float">
            <text:p>3,45</text:p>
          </table:table-cell>
          <table:table-cell table:formula="of:=[.E107]*(1-[.$K$3])" office:value-type="float" office:value="1.37844873339007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 table:number-rows-repeated="330">
          <table:table-cell table:number-columns-repeated="14"/>
        </table:table-row>
        <table:table-row table:style-name="ro1" table:number-rows-repeated="6">
          <table:table-cell table:style-name="ce1"/>
          <table:table-cell table:number-columns-repeated="13"/>
        </table:table-row>
        <table:table-row table:style-name="ro1" table:number-rows-repeated="10481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2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zy plyni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  <table:table-cell office:value-type="string" calcext:value-type="string">
            <text:p>ile elektryk</text:p>
          </table:table-cell>
          <table:table-cell office:value-type="string" calcext:value-type="string">
            <text:p>ile motor</text:p>
          </table:table-cell>
          <table:table-cell office:value-type="string" calcext:value-type="string">
            <text:p>suma mi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1945-05-03" calcext:value-type="date">
            <text:p>3.05.19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]*[.G2]+[.E2]*[.F2]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strata na dobę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1945-05-04" calcext:value-type="date">
            <text:p>4.05.1945</text:p>
          </table:table-cell>
          <table:table-cell office:value-type="float" office:value="1" calcext:value-type="float">
            <text:p>1</text:p>
          </table:table-cell>
          <table:table-cell table:formula="of:=[.D2]*(1-[.$K$3])" office:value-type="float" office:value="9.9" calcext:value-type="float">
            <text:p>9,90</text:p>
          </table:table-cell>
          <table:table-cell table:formula="of:=[.E2]*(1-[.$K$3])" office:value-type="float" office:value="3.96" calcext:value-type="float">
            <text:p>3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]*[.G3]+[.E3]*[.F3]" office:value-type="float" office:value="118.8" calcext:value-type="float">
            <text:p>119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predkos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1945-05-05" calcext:value-type="date">
            <text:p>5.05.1945</text:p>
          </table:table-cell>
          <table:table-cell office:value-type="float" office:value="1" calcext:value-type="float">
            <text:p>1</text:p>
          </table:table-cell>
          <table:table-cell table:formula="of:=[.D3]*(1-[.$K$3])" office:value-type="float" office:value="9.801" calcext:value-type="float">
            <text:p>9,80</text:p>
          </table:table-cell>
          <table:table-cell table:formula="of:=[.E3]*(1-[.$K$3])" office:value-type="float" office:value="3.9204" calcext:value-type="float">
            <text:p>3,9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]*[.G4]+[.E4]*[.F4]" office:value-type="float" office:value="117.612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1945-05-06" calcext:value-type="date">
            <text:p>6.05.1945</text:p>
          </table:table-cell>
          <table:table-cell office:value-type="float" office:value="1" calcext:value-type="float">
            <text:p>1</text:p>
          </table:table-cell>
          <table:table-cell table:formula="of:=[.D4]*(1-[.$K$3])" office:value-type="float" office:value="9.70299" calcext:value-type="float">
            <text:p>9,70</text:p>
          </table:table-cell>
          <table:table-cell table:formula="of:=[.E4]*(1-[.$K$3])" office:value-type="float" office:value="3.881196" calcext:value-type="float">
            <text:p>3,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]*[.G5]+[.E5]*[.F5]" office:value-type="float" office:value="116.43588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1945-05-07" calcext:value-type="date">
            <text:p>7.05.1945</text:p>
          </table:table-cell>
          <table:table-cell office:value-type="float" office:value="1" calcext:value-type="float">
            <text:p>1</text:p>
          </table:table-cell>
          <table:table-cell table:formula="of:=[.D5]*(1-[.$K$3])" office:value-type="float" office:value="9.6059601" calcext:value-type="float">
            <text:p>9,61</text:p>
          </table:table-cell>
          <table:table-cell table:formula="of:=[.E5]*(1-[.$K$3])" office:value-type="float" office:value="3.84238404" calcext:value-type="float">
            <text:p>3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]*[.G6]+[.E6]*[.F6]" office:value-type="float" office:value="115.2715212" calcext:value-type="float">
            <text:p>115</text:p>
          </table:table-cell>
          <table:table-cell table:number-columns-repeated="2"/>
          <table:table-cell table:formula="of:=ROUND(SUM([.H$1:.H$1048576]);2)" office:value-type="float" office:value="7701.94" calcext:value-type="float">
            <text:p>7701,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1945-05-08" calcext:value-type="date">
            <text:p>8.05.1945</text:p>
          </table:table-cell>
          <table:table-cell office:value-type="float" office:value="1" calcext:value-type="float">
            <text:p>1</text:p>
          </table:table-cell>
          <table:table-cell table:formula="of:=[.D6]*(1-[.$K$3])" office:value-type="float" office:value="9.509900499" calcext:value-type="float">
            <text:p>9,51</text:p>
          </table:table-cell>
          <table:table-cell table:formula="of:=[.E6]*(1-[.$K$3])" office:value-type="float" office:value="3.8039601996" calcext:value-type="float">
            <text:p>3,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]*[.G7]+[.E7]*[.F7]" office:value-type="float" office:value="114.118805988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1945-05-09" calcext:value-type="date">
            <text:p>9.05.1945</text:p>
          </table:table-cell>
          <table:table-cell office:value-type="float" office:value="1" calcext:value-type="float">
            <text:p>1</text:p>
          </table:table-cell>
          <table:table-cell table:formula="of:=[.D7]*(1-[.$K$3])" office:value-type="float" office:value="9.41480149401" calcext:value-type="float">
            <text:p>9,41</text:p>
          </table:table-cell>
          <table:table-cell table:formula="of:=[.E7]*(1-[.$K$3])" office:value-type="float" office:value="3.765920597604" calcext:value-type="float">
            <text:p>3,7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]*[.G8]+[.E8]*[.F8]" office:value-type="float" office:value="112.97761792812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1945-05-10" calcext:value-type="date">
            <text:p>10.05.1945</text:p>
          </table:table-cell>
          <table:table-cell office:value-type="float" office:value="1" calcext:value-type="float">
            <text:p>1</text:p>
          </table:table-cell>
          <table:table-cell table:formula="of:=[.D8]*(1-[.$K$3])" office:value-type="float" office:value="9.3206534790699" calcext:value-type="float">
            <text:p>9,32</text:p>
          </table:table-cell>
          <table:table-cell table:formula="of:=[.E8]*(1-[.$K$3])" office:value-type="float" office:value="3.72826139162796" calcext:value-type="float">
            <text:p>3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]*[.G9]+[.E9]*[.F9]" office:value-type="float" office:value="111.847841748839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1945-05-11" calcext:value-type="date">
            <text:p>11.05.1945</text:p>
          </table:table-cell>
          <table:table-cell office:value-type="float" office:value="1" calcext:value-type="float">
            <text:p>1</text:p>
          </table:table-cell>
          <table:table-cell table:formula="of:=[.D9]*(1-[.$K$3])" office:value-type="float" office:value="9.2274469442792" calcext:value-type="float">
            <text:p>9,23</text:p>
          </table:table-cell>
          <table:table-cell table:formula="of:=[.E9]*(1-[.$K$3])" office:value-type="float" office:value="3.69097877771168" calcext:value-type="float">
            <text:p>3,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]*[.G10]+[.E10]*[.F10]" office:value-type="float" office:value="110.72936333135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1945-05-12" calcext:value-type="date">
            <text:p>12.05.1945</text:p>
          </table:table-cell>
          <table:table-cell office:value-type="float" office:value="1" calcext:value-type="float">
            <text:p>1</text:p>
          </table:table-cell>
          <table:table-cell table:formula="of:=[.D10]*(1-[.$K$3])" office:value-type="float" office:value="9.13517247483641" calcext:value-type="float">
            <text:p>9,14</text:p>
          </table:table-cell>
          <table:table-cell table:formula="of:=[.E10]*(1-[.$K$3])" office:value-type="float" office:value="3.65406898993456" calcext:value-type="float">
            <text:p>3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]*[.G11]+[.E11]*[.F11]" office:value-type="float" office:value="109.622069698037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1945-05-13" calcext:value-type="date">
            <text:p>13.05.1945</text:p>
          </table:table-cell>
          <table:table-cell office:value-type="float" office:value="1" calcext:value-type="float">
            <text:p>1</text:p>
          </table:table-cell>
          <table:table-cell table:formula="of:=[.D11]*(1-[.$K$3])" office:value-type="float" office:value="9.04382075008804" calcext:value-type="float">
            <text:p>9,04</text:p>
          </table:table-cell>
          <table:table-cell table:formula="of:=[.E11]*(1-[.$K$3])" office:value-type="float" office:value="3.61752830003522" calcext:value-type="float">
            <text:p>3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2]*[.G12]+[.E12]*[.F12]" office:value-type="float" office:value="108.525849001057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1945-05-14" calcext:value-type="date">
            <text:p>14.05.1945</text:p>
          </table:table-cell>
          <table:table-cell office:value-type="float" office:value="1" calcext:value-type="float">
            <text:p>1</text:p>
          </table:table-cell>
          <table:table-cell table:formula="of:=[.D12]*(1-[.$K$3])" office:value-type="float" office:value="8.95338254258716" calcext:value-type="float">
            <text:p>8,95</text:p>
          </table:table-cell>
          <table:table-cell table:formula="of:=[.E12]*(1-[.$K$3])" office:value-type="float" office:value="3.58135301703486" calcext:value-type="float">
            <text:p>3,5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3]*[.G13]+[.E13]*[.F13]" office:value-type="float" office:value="107.440590511046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1945-05-15" calcext:value-type="date">
            <text:p>15.05.1945</text:p>
          </table:table-cell>
          <table:table-cell office:value-type="float" office:value="1" calcext:value-type="float">
            <text:p>1</text:p>
          </table:table-cell>
          <table:table-cell table:formula="of:=[.D13]*(1-[.$K$3])" office:value-type="float" office:value="8.86384871716129" calcext:value-type="float">
            <text:p>8,86</text:p>
          </table:table-cell>
          <table:table-cell table:formula="of:=[.E13]*(1-[.$K$3])" office:value-type="float" office:value="3.54553948686452" calcext:value-type="float">
            <text:p>3,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4]*[.G14]+[.E14]*[.F14]" office:value-type="float" office:value="106.36618460593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1945-05-16" calcext:value-type="date">
            <text:p>16.05.1945</text:p>
          </table:table-cell>
          <table:table-cell office:value-type="float" office:value="1" calcext:value-type="float">
            <text:p>1</text:p>
          </table:table-cell>
          <table:table-cell table:formula="of:=[.D14]*(1-[.$K$3])" office:value-type="float" office:value="8.77521022998968" calcext:value-type="float">
            <text:p>8,78</text:p>
          </table:table-cell>
          <table:table-cell table:formula="of:=[.E14]*(1-[.$K$3])" office:value-type="float" office:value="3.51008409199587" calcext:value-type="float">
            <text:p>3,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5]*[.G15]+[.E15]*[.F15]" office:value-type="float" office:value="105.302522759876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1945-05-17" calcext:value-type="date">
            <text:p>17.05.1945</text:p>
          </table:table-cell>
          <table:table-cell office:value-type="float" office:value="1" calcext:value-type="float">
            <text:p>1</text:p>
          </table:table-cell>
          <table:table-cell table:formula="of:=[.D15]*(1-[.$K$3])" office:value-type="float" office:value="8.68745812768978" calcext:value-type="float">
            <text:p>8,69</text:p>
          </table:table-cell>
          <table:table-cell table:formula="of:=[.E15]*(1-[.$K$3])" office:value-type="float" office:value="3.47498325107591" calcext:value-type="float">
            <text:p>3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6]*[.G16]+[.E16]*[.F16]" office:value-type="float" office:value="104.249497532277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1945-05-18" calcext:value-type="date">
            <text:p>18.05.1945</text:p>
          </table:table-cell>
          <table:table-cell office:value-type="float" office:value="1" calcext:value-type="float">
            <text:p>1</text:p>
          </table:table-cell>
          <table:table-cell table:formula="of:=[.D16]*(1-[.$K$3])" office:value-type="float" office:value="8.60058354641288" calcext:value-type="float">
            <text:p>8,60</text:p>
          </table:table-cell>
          <table:table-cell table:formula="of:=[.E16]*(1-[.$K$3])" office:value-type="float" office:value="3.44023341856515" calcext:value-type="float">
            <text:p>3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7]*[.G17]+[.E17]*[.F17]" office:value-type="float" office:value="103.207002556955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1945-05-19" calcext:value-type="date">
            <text:p>19.05.1945</text:p>
          </table:table-cell>
          <table:table-cell office:value-type="float" office:value="1" calcext:value-type="float">
            <text:p>1</text:p>
          </table:table-cell>
          <table:table-cell table:formula="of:=[.D17]*(1-[.$K$3])" office:value-type="float" office:value="8.51457771094876" calcext:value-type="float">
            <text:p>8,51</text:p>
          </table:table-cell>
          <table:table-cell table:formula="of:=[.E17]*(1-[.$K$3])" office:value-type="float" office:value="3.4058310843795" calcext:value-type="float">
            <text:p>3,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8]*[.G18]+[.E18]*[.F18]" office:value-type="float" office:value="102.174932531385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1945-05-20" calcext:value-type="date">
            <text:p>20.05.1945</text:p>
          </table:table-cell>
          <table:table-cell office:value-type="float" office:value="1" calcext:value-type="float">
            <text:p>1</text:p>
          </table:table-cell>
          <table:table-cell table:formula="of:=[.D18]*(1-[.$K$3])" office:value-type="float" office:value="8.42943193383927" calcext:value-type="float">
            <text:p>8,43</text:p>
          </table:table-cell>
          <table:table-cell table:formula="of:=[.E18]*(1-[.$K$3])" office:value-type="float" office:value="3.37177277353571" calcext:value-type="float">
            <text:p>3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9]*[.G19]+[.E19]*[.F19]" office:value-type="float" office:value="101.15318320607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1945-05-21" calcext:value-type="date">
            <text:p>21.05.1945</text:p>
          </table:table-cell>
          <table:table-cell office:value-type="float" office:value="1" calcext:value-type="float">
            <text:p>1</text:p>
          </table:table-cell>
          <table:table-cell table:formula="of:=[.D19]*(1-[.$K$3])" office:value-type="float" office:value="8.34513761450088" calcext:value-type="float">
            <text:p>8,35</text:p>
          </table:table-cell>
          <table:table-cell table:formula="of:=[.E19]*(1-[.$K$3])" office:value-type="float" office:value="3.33805504580035" calcext:value-type="float">
            <text:p>3,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0]*[.G20]+[.E20]*[.F20]" office:value-type="float" office:value="100.141651374011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1945-05-22" calcext:value-type="date">
            <text:p>22.05.1945</text:p>
          </table:table-cell>
          <table:table-cell office:value-type="float" office:value="1" calcext:value-type="float">
            <text:p>1</text:p>
          </table:table-cell>
          <table:table-cell table:formula="of:=[.D20]*(1-[.$K$3])" office:value-type="float" office:value="8.26168623835587" calcext:value-type="float">
            <text:p>8,26</text:p>
          </table:table-cell>
          <table:table-cell table:formula="of:=[.E20]*(1-[.$K$3])" office:value-type="float" office:value="3.30467449534235" calcext:value-type="float">
            <text:p>3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1]*[.G21]+[.E21]*[.F21]" office:value-type="float" office:value="99.1402348602704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date" office:date-value="1945-05-23" calcext:value-type="date">
            <text:p>23.05.1945</text:p>
          </table:table-cell>
          <table:table-cell office:value-type="float" office:value="1" calcext:value-type="float">
            <text:p>1</text:p>
          </table:table-cell>
          <table:table-cell table:formula="of:=[.D21]*(1-[.$K$3])" office:value-type="float" office:value="8.17906937597231" calcext:value-type="float">
            <text:p>8,18</text:p>
          </table:table-cell>
          <table:table-cell table:formula="of:=[.E21]*(1-[.$K$3])" office:value-type="float" office:value="3.27162775038892" calcext:value-type="float">
            <text:p>3,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2]*[.G22]+[.E22]*[.F22]" office:value-type="float" office:value="98.1488325116677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date" office:date-value="1945-05-24" calcext:value-type="date">
            <text:p>24.05.1945</text:p>
          </table:table-cell>
          <table:table-cell office:value-type="float" office:value="1" calcext:value-type="float">
            <text:p>1</text:p>
          </table:table-cell>
          <table:table-cell table:formula="of:=[.D22]*(1-[.$K$3])" office:value-type="float" office:value="8.09727868221259" calcext:value-type="float">
            <text:p>8,10</text:p>
          </table:table-cell>
          <table:table-cell table:formula="of:=[.E22]*(1-[.$K$3])" office:value-type="float" office:value="3.23891147288503" calcext:value-type="float">
            <text:p>3,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3]*[.G23]+[.E23]*[.F23]" office:value-type="float" office:value="97.167344186551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date" office:date-value="1945-05-25" calcext:value-type="date">
            <text:p>25.05.1945</text:p>
          </table:table-cell>
          <table:table-cell office:value-type="float" office:value="1" calcext:value-type="float">
            <text:p>1</text:p>
          </table:table-cell>
          <table:table-cell table:formula="of:=[.D23]*(1-[.$K$3])" office:value-type="float" office:value="8.01630589539046" calcext:value-type="float">
            <text:p>8,02</text:p>
          </table:table-cell>
          <table:table-cell table:formula="of:=[.E23]*(1-[.$K$3])" office:value-type="float" office:value="3.20652235815618" calcext:value-type="float">
            <text:p>3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4]*[.G24]+[.E24]*[.F24]" office:value-type="float" office:value="96.1956707446855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date" office:date-value="1945-05-26" calcext:value-type="date">
            <text:p>26.05.1945</text:p>
          </table:table-cell>
          <table:table-cell office:value-type="float" office:value="1" calcext:value-type="float">
            <text:p>1</text:p>
          </table:table-cell>
          <table:table-cell table:formula="of:=[.D24]*(1-[.$K$3])" office:value-type="float" office:value="7.93614283643656" calcext:value-type="float">
            <text:p>7,94</text:p>
          </table:table-cell>
          <table:table-cell table:formula="of:=[.E24]*(1-[.$K$3])" office:value-type="float" office:value="3.17445713457462" calcext:value-type="float">
            <text:p>3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5]*[.G25]+[.E25]*[.F25]" office:value-type="float" office:value="95.2337140372386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date" office:date-value="1945-05-27" calcext:value-type="date">
            <text:p>27.05.1945</text:p>
          </table:table-cell>
          <table:table-cell office:value-type="float" office:value="1" calcext:value-type="float">
            <text:p>1</text:p>
          </table:table-cell>
          <table:table-cell table:formula="of:=[.D25]*(1-[.$K$3])" office:value-type="float" office:value="7.85678140807219" calcext:value-type="float">
            <text:p>7,86</text:p>
          </table:table-cell>
          <table:table-cell table:formula="of:=[.E25]*(1-[.$K$3])" office:value-type="float" office:value="3.14271256322887" calcext:value-type="float">
            <text:p>3,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6]*[.G26]+[.E26]*[.F26]" office:value-type="float" office:value="94.2813768968663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date" office:date-value="1945-05-28" calcext:value-type="date">
            <text:p>28.05.1945</text:p>
          </table:table-cell>
          <table:table-cell office:value-type="float" office:value="1" calcext:value-type="float">
            <text:p>1</text:p>
          </table:table-cell>
          <table:table-cell table:formula="of:=[.D26]*(1-[.$K$3])" office:value-type="float" office:value="7.77821359399147" calcext:value-type="float">
            <text:p>7,78</text:p>
          </table:table-cell>
          <table:table-cell table:formula="of:=[.E26]*(1-[.$K$3])" office:value-type="float" office:value="3.11128543759659" calcext:value-type="float">
            <text:p>3,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7]*[.G27]+[.E27]*[.F27]" office:value-type="float" office:value="93.3385631278976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date" office:date-value="1945-05-29" calcext:value-type="date">
            <text:p>29.05.1945</text:p>
          </table:table-cell>
          <table:table-cell office:value-type="float" office:value="1" calcext:value-type="float">
            <text:p>1</text:p>
          </table:table-cell>
          <table:table-cell table:formula="of:=[.D27]*(1-[.$K$3])" office:value-type="float" office:value="7.70043145805155" calcext:value-type="float">
            <text:p>7,70</text:p>
          </table:table-cell>
          <table:table-cell table:formula="of:=[.E27]*(1-[.$K$3])" office:value-type="float" office:value="3.08017258322062" calcext:value-type="float">
            <text:p>3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8]*[.G28]+[.E28]*[.F28]" office:value-type="float" office:value="92.4051774966186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date" office:date-value="1945-05-30" calcext:value-type="date">
            <text:p>30.05.1945</text:p>
          </table:table-cell>
          <table:table-cell office:value-type="float" office:value="1" calcext:value-type="float">
            <text:p>1</text:p>
          </table:table-cell>
          <table:table-cell table:formula="of:=[.D28]*(1-[.$K$3])" office:value-type="float" office:value="7.62342714347104" calcext:value-type="float">
            <text:p>7,62</text:p>
          </table:table-cell>
          <table:table-cell table:formula="of:=[.E28]*(1-[.$K$3])" office:value-type="float" office:value="3.04937085738841" calcext:value-type="float">
            <text:p>3,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9]*[.G29]+[.E29]*[.F29]" office:value-type="float" office:value="91.4811257216524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date" office:date-value="1945-05-31" calcext:value-type="date">
            <text:p>31.05.1945</text:p>
          </table:table-cell>
          <table:table-cell office:value-type="float" office:value="1" calcext:value-type="float">
            <text:p>1</text:p>
          </table:table-cell>
          <table:table-cell table:formula="of:=[.D29]*(1-[.$K$3])" office:value-type="float" office:value="7.54719287203633" calcext:value-type="float">
            <text:p>7,55</text:p>
          </table:table-cell>
          <table:table-cell table:formula="of:=[.E29]*(1-[.$K$3])" office:value-type="float" office:value="3.01887714881453" calcext:value-type="float">
            <text:p>3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0]*[.G30]+[.E30]*[.F30]" office:value-type="float" office:value="90.5663144644359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1945-06-01" calcext:value-type="date">
            <text:p>1.06.1945</text:p>
          </table:table-cell>
          <table:table-cell office:value-type="float" office:value="1" calcext:value-type="float">
            <text:p>1</text:p>
          </table:table-cell>
          <table:table-cell table:formula="of:=[.D30]*(1-[.$K$3])" office:value-type="float" office:value="7.47172094331596" calcext:value-type="float">
            <text:p>7,47</text:p>
          </table:table-cell>
          <table:table-cell table:formula="of:=[.E30]*(1-[.$K$3])" office:value-type="float" office:value="2.98868837732638" calcext:value-type="float">
            <text:p>2,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1]*[.G31]+[.E31]*[.F31]" office:value-type="float" office:value="89.6606513197916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1945-06-02" calcext:value-type="date">
            <text:p>2.06.1945</text:p>
          </table:table-cell>
          <table:table-cell office:value-type="float" office:value="1" calcext:value-type="float">
            <text:p>1</text:p>
          </table:table-cell>
          <table:table-cell table:formula="of:=[.D31]*(1-[.$K$3])" office:value-type="float" office:value="7.3970037338828" calcext:value-type="float">
            <text:p>7,40</text:p>
          </table:table-cell>
          <table:table-cell table:formula="of:=[.E31]*(1-[.$K$3])" office:value-type="float" office:value="2.95880149355312" calcext:value-type="float">
            <text:p>2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2]*[.G32]+[.E32]*[.F32]" office:value-type="float" office:value="88.7640448065936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1945-06-03" calcext:value-type="date">
            <text:p>3.06.1945</text:p>
          </table:table-cell>
          <table:table-cell office:value-type="float" office:value="1" calcext:value-type="float">
            <text:p>1</text:p>
          </table:table-cell>
          <table:table-cell table:formula="of:=[.D32]*(1-[.$K$3])" office:value-type="float" office:value="7.32303369654398" calcext:value-type="float">
            <text:p>7,32</text:p>
          </table:table-cell>
          <table:table-cell table:formula="of:=[.E32]*(1-[.$K$3])" office:value-type="float" office:value="2.92921347861759" calcext:value-type="float">
            <text:p>2,9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3]*[.G33]+[.E33]*[.F33]" office:value-type="float" office:value="87.8764043585277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1945-06-04" calcext:value-type="date">
            <text:p>4.06.1945</text:p>
          </table:table-cell>
          <table:table-cell office:value-type="float" office:value="1" calcext:value-type="float">
            <text:p>1</text:p>
          </table:table-cell>
          <table:table-cell table:formula="of:=[.D33]*(1-[.$K$3])" office:value-type="float" office:value="7.24980335957854" calcext:value-type="float">
            <text:p>7,25</text:p>
          </table:table-cell>
          <table:table-cell table:formula="of:=[.E33]*(1-[.$K$3])" office:value-type="float" office:value="2.89992134383141" calcext:value-type="float">
            <text:p>2,9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4]*[.G34]+[.E34]*[.F34]" office:value-type="float" office:value="86.9976403149424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1945-06-05" calcext:value-type="date">
            <text:p>5.06.1945</text:p>
          </table:table-cell>
          <table:table-cell office:value-type="float" office:value="1" calcext:value-type="float">
            <text:p>1</text:p>
          </table:table-cell>
          <table:table-cell table:formula="of:=[.D34]*(1-[.$K$3])" office:value-type="float" office:value="7.17730532598275" calcext:value-type="float">
            <text:p>7,18</text:p>
          </table:table-cell>
          <table:table-cell table:formula="of:=[.E34]*(1-[.$K$3])" office:value-type="float" office:value="2.8709221303931" calcext:value-type="float">
            <text:p>2,8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5]*[.G35]+[.E35]*[.F35]" office:value-type="float" office:value="86.127663911793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1945-06-06" calcext:value-type="date">
            <text:p>6.06.1945</text:p>
          </table:table-cell>
          <table:table-cell office:value-type="float" office:value="1" calcext:value-type="float">
            <text:p>1</text:p>
          </table:table-cell>
          <table:table-cell table:formula="of:=[.D35]*(1-[.$K$3])" office:value-type="float" office:value="7.10553227272292" calcext:value-type="float">
            <text:p>7,11</text:p>
          </table:table-cell>
          <table:table-cell table:formula="of:=[.E35]*(1-[.$K$3])" office:value-type="float" office:value="2.84221290908917" calcext:value-type="float">
            <text:p>2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6]*[.G36]+[.E36]*[.F36]" office:value-type="float" office:value="85.2663872726751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1945-06-07" calcext:value-type="date">
            <text:p>7.06.1945</text:p>
          </table:table-cell>
          <table:table-cell office:value-type="float" office:value="1" calcext:value-type="float">
            <text:p>1</text:p>
          </table:table-cell>
          <table:table-cell table:formula="of:=[.D36]*(1-[.$K$3])" office:value-type="float" office:value="7.03447694999569" calcext:value-type="float">
            <text:p>7,03</text:p>
          </table:table-cell>
          <table:table-cell table:formula="of:=[.E36]*(1-[.$K$3])" office:value-type="float" office:value="2.81379077999828" calcext:value-type="float">
            <text:p>2,8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7]*[.G37]+[.E37]*[.F37]" office:value-type="float" office:value="84.4137233999483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1945-06-08" calcext:value-type="date">
            <text:p>8.06.1945</text:p>
          </table:table-cell>
          <table:table-cell office:value-type="float" office:value="1" calcext:value-type="float">
            <text:p>1</text:p>
          </table:table-cell>
          <table:table-cell table:formula="of:=[.D37]*(1-[.$K$3])" office:value-type="float" office:value="6.96413218049574" calcext:value-type="float">
            <text:p>6,96</text:p>
          </table:table-cell>
          <table:table-cell table:formula="of:=[.E37]*(1-[.$K$3])" office:value-type="float" office:value="2.78565287219829" calcext:value-type="float">
            <text:p>2,7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8]*[.G38]+[.E38]*[.F38]" office:value-type="float" office:value="83.5695861659488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1945-06-09" calcext:value-type="date">
            <text:p>9.06.1945</text:p>
          </table:table-cell>
          <table:table-cell office:value-type="float" office:value="1" calcext:value-type="float">
            <text:p>1</text:p>
          </table:table-cell>
          <table:table-cell table:formula="of:=[.D38]*(1-[.$K$3])" office:value-type="float" office:value="6.89449085869078" calcext:value-type="float">
            <text:p>6,89</text:p>
          </table:table-cell>
          <table:table-cell table:formula="of:=[.E38]*(1-[.$K$3])" office:value-type="float" office:value="2.75779634347631" calcext:value-type="float">
            <text:p>2,7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9]*[.G39]+[.E39]*[.F39]" office:value-type="float" office:value="82.733890304289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1945-06-10" calcext:value-type="date">
            <text:p>10.06.1945</text:p>
          </table:table-cell>
          <table:table-cell office:value-type="float" office:value="1" calcext:value-type="float">
            <text:p>1</text:p>
          </table:table-cell>
          <table:table-cell table:formula="of:=[.D39]*(1-[.$K$3])" office:value-type="float" office:value="6.82554595010387" calcext:value-type="float">
            <text:p>6,83</text:p>
          </table:table-cell>
          <table:table-cell table:formula="of:=[.E39]*(1-[.$K$3])" office:value-type="float" office:value="2.73021838004155" calcext:value-type="float">
            <text:p>2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0]*[.G40]+[.E40]*[.F40]" office:value-type="float" office:value="81.9065514012464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1945-06-11" calcext:value-type="date">
            <text:p>11.06.1945</text:p>
          </table:table-cell>
          <table:table-cell office:value-type="float" office:value="1" calcext:value-type="float">
            <text:p>1</text:p>
          </table:table-cell>
          <table:table-cell table:formula="of:=[.D40]*(1-[.$K$3])" office:value-type="float" office:value="6.75729049060283" calcext:value-type="float">
            <text:p>6,76</text:p>
          </table:table-cell>
          <table:table-cell table:formula="of:=[.E40]*(1-[.$K$3])" office:value-type="float" office:value="2.70291619624113" calcext:value-type="float">
            <text:p>2,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1]*[.G41]+[.E41]*[.F41]" office:value-type="float" office:value="81.087485887234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1945-06-12" calcext:value-type="date">
            <text:p>12.06.1945</text:p>
          </table:table-cell>
          <table:table-cell office:value-type="float" office:value="1" calcext:value-type="float">
            <text:p>1</text:p>
          </table:table-cell>
          <table:table-cell table:formula="of:=[.D41]*(1-[.$K$3])" office:value-type="float" office:value="6.6897175856968" calcext:value-type="float">
            <text:p>6,69</text:p>
          </table:table-cell>
          <table:table-cell table:formula="of:=[.E41]*(1-[.$K$3])" office:value-type="float" office:value="2.67588703427872" calcext:value-type="float">
            <text:p>2,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2]*[.G42]+[.E42]*[.F42]" office:value-type="float" office:value="80.2766110283616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1945-06-13" calcext:value-type="date">
            <text:p>13.06.1945</text:p>
          </table:table-cell>
          <table:table-cell office:value-type="float" office:value="1" calcext:value-type="float">
            <text:p>1</text:p>
          </table:table-cell>
          <table:table-cell table:formula="of:=[.D42]*(1-[.$K$3])" office:value-type="float" office:value="6.62282040983984" calcext:value-type="float">
            <text:p>6,62</text:p>
          </table:table-cell>
          <table:table-cell table:formula="of:=[.E42]*(1-[.$K$3])" office:value-type="float" office:value="2.64912816393593" calcext:value-type="float">
            <text:p>2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3]*[.G43]+[.E43]*[.F43]" office:value-type="float" office:value="79.473844918078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1945-06-14" calcext:value-type="date">
            <text:p>14.06.1945</text:p>
          </table:table-cell>
          <table:table-cell office:value-type="float" office:value="1" calcext:value-type="float">
            <text:p>1</text:p>
          </table:table-cell>
          <table:table-cell table:formula="of:=[.D43]*(1-[.$K$3])" office:value-type="float" office:value="6.55659220574144" calcext:value-type="float">
            <text:p>6,56</text:p>
          </table:table-cell>
          <table:table-cell table:formula="of:=[.E43]*(1-[.$K$3])" office:value-type="float" office:value="2.62263688229657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4]*[.G44]+[.E44]*[.F44]" office:value-type="float" office:value="78.6791064688972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1945-06-15" calcext:value-type="date">
            <text:p>15.06.1945</text:p>
          </table:table-cell>
          <table:table-cell office:value-type="float" office:value="1" calcext:value-type="float">
            <text:p>1</text:p>
          </table:table-cell>
          <table:table-cell table:formula="of:=[.D44]*(1-[.$K$3])" office:value-type="float" office:value="6.49102628368402" calcext:value-type="float">
            <text:p>6,49</text:p>
          </table:table-cell>
          <table:table-cell table:formula="of:=[.E44]*(1-[.$K$3])" office:value-type="float" office:value="2.59641051347361" calcext:value-type="float">
            <text:p>2,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5]*[.G45]+[.E45]*[.F45]" office:value-type="float" office:value="77.8923154042083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1945-06-16" calcext:value-type="date">
            <text:p>16.06.1945</text:p>
          </table:table-cell>
          <table:table-cell office:value-type="float" office:value="1" calcext:value-type="float">
            <text:p>1</text:p>
          </table:table-cell>
          <table:table-cell table:formula="of:=[.D45]*(1-[.$K$3])" office:value-type="float" office:value="6.42611602084718" calcext:value-type="float">
            <text:p>6,43</text:p>
          </table:table-cell>
          <table:table-cell table:formula="of:=[.E45]*(1-[.$K$3])" office:value-type="float" office:value="2.57044640833887" calcext:value-type="float">
            <text:p>2,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6]*[.G46]+[.E46]*[.F46]" office:value-type="float" office:value="77.1133922501662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1945-06-17" calcext:value-type="date">
            <text:p>17.06.1945</text:p>
          </table:table-cell>
          <table:table-cell office:value-type="float" office:value="1" calcext:value-type="float">
            <text:p>1</text:p>
          </table:table-cell>
          <table:table-cell table:formula="of:=[.D46]*(1-[.$K$3])" office:value-type="float" office:value="6.36185486063871" calcext:value-type="float">
            <text:p>6,36</text:p>
          </table:table-cell>
          <table:table-cell table:formula="of:=[.E46]*(1-[.$K$3])" office:value-type="float" office:value="2.54474194425548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7]*[.G47]+[.E47]*[.F47]" office:value-type="float" office:value="76.3422583276645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1945-06-18" calcext:value-type="date">
            <text:p>18.06.1945</text:p>
          </table:table-cell>
          <table:table-cell office:value-type="float" office:value="1" calcext:value-type="float">
            <text:p>1</text:p>
          </table:table-cell>
          <table:table-cell table:formula="of:=[.D47]*(1-[.$K$3])" office:value-type="float" office:value="6.29823631203232" calcext:value-type="float">
            <text:p>6,30</text:p>
          </table:table-cell>
          <table:table-cell table:formula="of:=[.E47]*(1-[.$K$3])" office:value-type="float" office:value="2.51929452481293" calcext:value-type="float">
            <text:p>2,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8]*[.G48]+[.E48]*[.F48]" office:value-type="float" office:value="75.5788357443879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1945-06-19" calcext:value-type="date">
            <text:p>19.06.1945</text:p>
          </table:table-cell>
          <table:table-cell office:value-type="float" office:value="1" calcext:value-type="float">
            <text:p>1</text:p>
          </table:table-cell>
          <table:table-cell table:formula="of:=[.D48]*(1-[.$K$3])" office:value-type="float" office:value="6.235253948912" calcext:value-type="float">
            <text:p>6,24</text:p>
          </table:table-cell>
          <table:table-cell table:formula="of:=[.E48]*(1-[.$K$3])" office:value-type="float" office:value="2.4941015795648" calcext:value-type="float">
            <text:p>2,4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9]*[.G49]+[.E49]*[.F49]" office:value-type="float" office:value="74.823047386944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1945-06-20" calcext:value-type="date">
            <text:p>20.06.1945</text:p>
          </table:table-cell>
          <table:table-cell office:value-type="float" office:value="1" calcext:value-type="float">
            <text:p>1</text:p>
          </table:table-cell>
          <table:table-cell table:formula="of:=[.D49]*(1-[.$K$3])" office:value-type="float" office:value="6.17290140942288" calcext:value-type="float">
            <text:p>6,17</text:p>
          </table:table-cell>
          <table:table-cell table:formula="of:=[.E49]*(1-[.$K$3])" office:value-type="float" office:value="2.46916056376915" calcext:value-type="float">
            <text:p>2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0]*[.G50]+[.E50]*[.F50]" office:value-type="float" office:value="74.0748169130746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1945-06-21" calcext:value-type="date">
            <text:p>21.06.1945</text:p>
          </table:table-cell>
          <table:table-cell office:value-type="float" office:value="1" calcext:value-type="float">
            <text:p>1</text:p>
          </table:table-cell>
          <table:table-cell table:formula="of:=[.D50]*(1-[.$K$3])" office:value-type="float" office:value="6.11117239532865" calcext:value-type="float">
            <text:p>6,11</text:p>
          </table:table-cell>
          <table:table-cell table:formula="of:=[.E50]*(1-[.$K$3])" office:value-type="float" office:value="2.44446895813146" calcext:value-type="float">
            <text:p>2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1]*[.G51]+[.E51]*[.F51]" office:value-type="float" office:value="73.3340687439438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1945-06-22" calcext:value-type="date">
            <text:p>22.06.1945</text:p>
          </table:table-cell>
          <table:table-cell office:value-type="float" office:value="1" calcext:value-type="float">
            <text:p>1</text:p>
          </table:table-cell>
          <table:table-cell table:formula="of:=[.D51]*(1-[.$K$3])" office:value-type="float" office:value="6.05006067137537" calcext:value-type="float">
            <text:p>6,05</text:p>
          </table:table-cell>
          <table:table-cell table:formula="of:=[.E51]*(1-[.$K$3])" office:value-type="float" office:value="2.42002426855015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2]*[.G52]+[.E52]*[.F52]" office:value-type="float" office:value="72.6007280565044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1945-06-23" calcext:value-type="date">
            <text:p>23.06.1945</text:p>
          </table:table-cell>
          <table:table-cell office:value-type="float" office:value="1" calcext:value-type="float">
            <text:p>1</text:p>
          </table:table-cell>
          <table:table-cell table:formula="of:=[.D52]*(1-[.$K$3])" office:value-type="float" office:value="5.98956006466161" calcext:value-type="float">
            <text:p>5,99</text:p>
          </table:table-cell>
          <table:table-cell table:formula="of:=[.E52]*(1-[.$K$3])" office:value-type="float" office:value="2.39582402586464" calcext:value-type="float">
            <text:p>2,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3]*[.G53]+[.E53]*[.F53]" office:value-type="float" office:value="71.8747207759393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1945-06-24" calcext:value-type="date">
            <text:p>24.06.1945</text:p>
          </table:table-cell>
          <table:table-cell office:value-type="float" office:value="1" calcext:value-type="float">
            <text:p>1</text:p>
          </table:table-cell>
          <table:table-cell table:formula="of:=[.D53]*(1-[.$K$3])" office:value-type="float" office:value="5.929664464015" calcext:value-type="float">
            <text:p>5,93</text:p>
          </table:table-cell>
          <table:table-cell table:formula="of:=[.E53]*(1-[.$K$3])" office:value-type="float" office:value="2.371865785606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4]*[.G54]+[.E54]*[.F54]" office:value-type="float" office:value="71.1559735681799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1945-06-25" calcext:value-type="date">
            <text:p>25.06.1945</text:p>
          </table:table-cell>
          <table:table-cell office:value-type="float" office:value="1" calcext:value-type="float">
            <text:p>1</text:p>
          </table:table-cell>
          <table:table-cell table:formula="of:=[.D54]*(1-[.$K$3])" office:value-type="float" office:value="5.87036781937485" calcext:value-type="float">
            <text:p>5,87</text:p>
          </table:table-cell>
          <table:table-cell table:formula="of:=[.E54]*(1-[.$K$3])" office:value-type="float" office:value="2.34814712774994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5]*[.G55]+[.E55]*[.F55]" office:value-type="float" office:value="70.4444138324981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1945-06-26" calcext:value-type="date">
            <text:p>26.06.1945</text:p>
          </table:table-cell>
          <table:table-cell office:value-type="float" office:value="1" calcext:value-type="float">
            <text:p>1</text:p>
          </table:table-cell>
          <table:table-cell table:formula="of:=[.D55]*(1-[.$K$3])" office:value-type="float" office:value="5.8116641411811" calcext:value-type="float">
            <text:p>5,81</text:p>
          </table:table-cell>
          <table:table-cell table:formula="of:=[.E55]*(1-[.$K$3])" office:value-type="float" office:value="2.32466565647244" calcext:value-type="float">
            <text:p>2,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6]*[.G56]+[.E56]*[.F56]" office:value-type="float" office:value="69.7399696941732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1945-06-27" calcext:value-type="date">
            <text:p>27.06.1945</text:p>
          </table:table-cell>
          <table:table-cell office:value-type="float" office:value="1" calcext:value-type="float">
            <text:p>1</text:p>
          </table:table-cell>
          <table:table-cell table:formula="of:=[.D56]*(1-[.$K$3])" office:value-type="float" office:value="5.75354749976929" calcext:value-type="float">
            <text:p>5,75</text:p>
          </table:table-cell>
          <table:table-cell table:formula="of:=[.E56]*(1-[.$K$3])" office:value-type="float" office:value="2.30141899990771" calcext:value-type="float">
            <text:p>2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7]*[.G57]+[.E57]*[.F57]" office:value-type="float" office:value="69.0425699972314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1945-06-28" calcext:value-type="date">
            <text:p>28.06.1945</text:p>
          </table:table-cell>
          <table:table-cell office:value-type="float" office:value="1" calcext:value-type="float">
            <text:p>1</text:p>
          </table:table-cell>
          <table:table-cell table:formula="of:=[.D57]*(1-[.$K$3])" office:value-type="float" office:value="5.69601202477159" calcext:value-type="float">
            <text:p>5,70</text:p>
          </table:table-cell>
          <table:table-cell table:formula="of:=[.E57]*(1-[.$K$3])" office:value-type="float" office:value="2.27840480990864" calcext:value-type="float">
            <text:p>2,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8]*[.G58]+[.E58]*[.F58]" office:value-type="float" office:value="68.3521442972591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1945-06-29" calcext:value-type="date">
            <text:p>29.06.1945</text:p>
          </table:table-cell>
          <table:table-cell office:value-type="float" office:value="1" calcext:value-type="float">
            <text:p>1</text:p>
          </table:table-cell>
          <table:table-cell table:formula="of:=[.D58]*(1-[.$K$3])" office:value-type="float" office:value="5.63905190452388" calcext:value-type="float">
            <text:p>5,64</text:p>
          </table:table-cell>
          <table:table-cell table:formula="of:=[.E58]*(1-[.$K$3])" office:value-type="float" office:value="2.25562076180955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]*[.G59]+[.E59]*[.F59]" office:value-type="float" office:value="67.6686228542865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1945-06-30" calcext:value-type="date">
            <text:p>30.06.1945</text:p>
          </table:table-cell>
          <table:table-cell office:value-type="float" office:value="1" calcext:value-type="float">
            <text:p>1</text:p>
          </table:table-cell>
          <table:table-cell table:formula="of:=[.D59]*(1-[.$K$3])" office:value-type="float" office:value="5.58266138547864" calcext:value-type="float">
            <text:p>5,58</text:p>
          </table:table-cell>
          <table:table-cell table:formula="of:=[.E59]*(1-[.$K$3])" office:value-type="float" office:value="2.23306455419145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0]*[.G60]+[.E60]*[.F60]" office:value-type="float" office:value="66.9919366257436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1945-07-01" calcext:value-type="date">
            <text:p>1.07.1945</text:p>
          </table:table-cell>
          <table:table-cell office:value-type="float" office:value="1" calcext:value-type="float">
            <text:p>1</text:p>
          </table:table-cell>
          <table:table-cell table:formula="of:=[.D60]*(1-[.$K$3])" office:value-type="float" office:value="5.52683477162385" calcext:value-type="float">
            <text:p>5,53</text:p>
          </table:table-cell>
          <table:table-cell table:formula="of:=[.E60]*(1-[.$K$3])" office:value-type="float" office:value="2.21073390864954" calcext:value-type="float">
            <text:p>2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1]*[.G61]+[.E61]*[.F61]" office:value-type="float" office:value="66.3220172594862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1945-07-02" calcext:value-type="date">
            <text:p>2.07.1945</text:p>
          </table:table-cell>
          <table:table-cell office:value-type="float" office:value="1" calcext:value-type="float">
            <text:p>1</text:p>
          </table:table-cell>
          <table:table-cell table:formula="of:=[.D61]*(1-[.$K$3])" office:value-type="float" office:value="5.47156642390761" calcext:value-type="float">
            <text:p>5,47</text:p>
          </table:table-cell>
          <table:table-cell table:formula="of:=[.E61]*(1-[.$K$3])" office:value-type="float" office:value="2.18862656956304" calcext:value-type="float">
            <text:p>2,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2]*[.G62]+[.E62]*[.F62]" office:value-type="float" office:value="65.6587970868914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1945-07-03" calcext:value-type="date">
            <text:p>3.07.1945</text:p>
          </table:table-cell>
          <table:table-cell office:value-type="float" office:value="1" calcext:value-type="float">
            <text:p>1</text:p>
          </table:table-cell>
          <table:table-cell table:formula="of:=[.D62]*(1-[.$K$3])" office:value-type="float" office:value="5.41685075966854" calcext:value-type="float">
            <text:p>5,42</text:p>
          </table:table-cell>
          <table:table-cell table:formula="of:=[.E62]*(1-[.$K$3])" office:value-type="float" office:value="2.16674030386741" calcext:value-type="float">
            <text:p>2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3]*[.G63]+[.E63]*[.F63]" office:value-type="float" office:value="65.0022091160224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1945-07-04" calcext:value-type="date">
            <text:p>4.07.1945</text:p>
          </table:table-cell>
          <table:table-cell office:value-type="float" office:value="1" calcext:value-type="float">
            <text:p>1</text:p>
          </table:table-cell>
          <table:table-cell table:formula="of:=[.D63]*(1-[.$K$3])" office:value-type="float" office:value="5.36268225207185" calcext:value-type="float">
            <text:p>5,36</text:p>
          </table:table-cell>
          <table:table-cell table:formula="of:=[.E63]*(1-[.$K$3])" office:value-type="float" office:value="2.14507290082874" calcext:value-type="float">
            <text:p>2,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4]*[.G64]+[.E64]*[.F64]" office:value-type="float" office:value="64.3521870248622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1945-07-05" calcext:value-type="date">
            <text:p>5.07.1945</text:p>
          </table:table-cell>
          <table:table-cell office:value-type="float" office:value="1" calcext:value-type="float">
            <text:p>1</text:p>
          </table:table-cell>
          <table:table-cell table:formula="of:=[.D64]*(1-[.$K$3])" office:value-type="float" office:value="5.30905542955113" calcext:value-type="float">
            <text:p>5,31</text:p>
          </table:table-cell>
          <table:table-cell table:formula="of:=[.E64]*(1-[.$K$3])" office:value-type="float" office:value="2.12362217182045" calcext:value-type="float">
            <text:p>2,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5]*[.G65]+[.E65]*[.F65]" office:value-type="float" office:value="63.7086651546136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1945-07-06" calcext:value-type="date">
            <text:p>6.07.1945</text:p>
          </table:table-cell>
          <table:table-cell office:value-type="float" office:value="1" calcext:value-type="float">
            <text:p>1</text:p>
          </table:table-cell>
          <table:table-cell table:formula="of:=[.D65]*(1-[.$K$3])" office:value-type="float" office:value="5.25596487525562" calcext:value-type="float">
            <text:p>5,26</text:p>
          </table:table-cell>
          <table:table-cell table:formula="of:=[.E65]*(1-[.$K$3])" office:value-type="float" office:value="2.10238595010225" calcext:value-type="float">
            <text:p>2,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6]*[.G66]+[.E66]*[.F66]" office:value-type="float" office:value="63.0715785030674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1945-07-07" calcext:value-type="date">
            <text:p>7.07.1945</text:p>
          </table:table-cell>
          <table:table-cell office:value-type="float" office:value="1" calcext:value-type="float">
            <text:p>1</text:p>
          </table:table-cell>
          <table:table-cell table:formula="of:=[.D66]*(1-[.$K$3])" office:value-type="float" office:value="5.20340522650306" calcext:value-type="float">
            <text:p>5,20</text:p>
          </table:table-cell>
          <table:table-cell table:formula="of:=[.E66]*(1-[.$K$3])" office:value-type="float" office:value="2.08136209060123" calcext:value-type="float">
            <text:p>2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7]*[.G67]+[.E67]*[.F67]" office:value-type="float" office:value="62.4408627180368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1945-07-08" calcext:value-type="date">
            <text:p>8.07.1945</text:p>
          </table:table-cell>
          <table:table-cell office:value-type="float" office:value="1" calcext:value-type="float">
            <text:p>1</text:p>
          </table:table-cell>
          <table:table-cell table:formula="of:=[.D67]*(1-[.$K$3])" office:value-type="float" office:value="5.15137117423803" calcext:value-type="float">
            <text:p>5,15</text:p>
          </table:table-cell>
          <table:table-cell table:formula="of:=[.E67]*(1-[.$K$3])" office:value-type="float" office:value="2.06054846969521" calcext:value-type="float">
            <text:p>2,0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8]*[.G68]+[.E68]*[.F68]" office:value-type="float" office:value="61.8164540908564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1945-07-09" calcext:value-type="date">
            <text:p>9.07.1945</text:p>
          </table:table-cell>
          <table:table-cell office:value-type="float" office:value="1" calcext:value-type="float">
            <text:p>1</text:p>
          </table:table-cell>
          <table:table-cell table:formula="of:=[.D68]*(1-[.$K$3])" office:value-type="float" office:value="5.09985746249565" calcext:value-type="float">
            <text:p>5,10</text:p>
          </table:table-cell>
          <table:table-cell table:formula="of:=[.E68]*(1-[.$K$3])" office:value-type="float" office:value="2.03994298499826" calcext:value-type="float">
            <text:p>2,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9]*[.G69]+[.E69]*[.F69]" office:value-type="float" office:value="61.1982895499478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1945-07-10" calcext:value-type="date">
            <text:p>10.07.1945</text:p>
          </table:table-cell>
          <table:table-cell office:value-type="float" office:value="1" calcext:value-type="float">
            <text:p>1</text:p>
          </table:table-cell>
          <table:table-cell table:formula="of:=[.D69]*(1-[.$K$3])" office:value-type="float" office:value="5.0488588878707" calcext:value-type="float">
            <text:p>5,05</text:p>
          </table:table-cell>
          <table:table-cell table:formula="of:=[.E69]*(1-[.$K$3])" office:value-type="float" office:value="2.01954355514828" calcext:value-type="float">
            <text:p>2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0]*[.G70]+[.E70]*[.F70]" office:value-type="float" office:value="60.5863066544484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1945-07-11" calcext:value-type="date">
            <text:p>11.07.1945</text:p>
          </table:table-cell>
          <table:table-cell office:value-type="float" office:value="1" calcext:value-type="float">
            <text:p>1</text:p>
          </table:table-cell>
          <table:table-cell table:formula="of:=[.D70]*(1-[.$K$3])" office:value-type="float" office:value="4.99837029899199" calcext:value-type="float">
            <text:p>5,00</text:p>
          </table:table-cell>
          <table:table-cell table:formula="of:=[.E70]*(1-[.$K$3])" office:value-type="float" office:value="1.9993481195968" calcext:value-type="float">
            <text:p>2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1]*[.G71]+[.E71]*[.F71]" office:value-type="float" office:value="59.9804435879039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1945-07-12" calcext:value-type="date">
            <text:p>12.07.1945</text:p>
          </table:table-cell>
          <table:table-cell office:value-type="float" office:value="1" calcext:value-type="float">
            <text:p>1</text:p>
          </table:table-cell>
          <table:table-cell table:formula="of:=[.D71]*(1-[.$K$3])" office:value-type="float" office:value="4.94838659600207" calcext:value-type="float">
            <text:p>4,95</text:p>
          </table:table-cell>
          <table:table-cell table:formula="of:=[.E71]*(1-[.$K$3])" office:value-type="float" office:value="1.97935463840083" calcext:value-type="float">
            <text:p>1,9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2]*[.G72]+[.E72]*[.F72]" office:value-type="float" office:value="59.3806391520248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1945-07-13" calcext:value-type="date">
            <text:p>13.07.1945</text:p>
          </table:table-cell>
          <table:table-cell office:value-type="float" office:value="1" calcext:value-type="float">
            <text:p>1</text:p>
          </table:table-cell>
          <table:table-cell table:formula="of:=[.D72]*(1-[.$K$3])" office:value-type="float" office:value="4.89890273004205" calcext:value-type="float">
            <text:p>4,90</text:p>
          </table:table-cell>
          <table:table-cell table:formula="of:=[.E72]*(1-[.$K$3])" office:value-type="float" office:value="1.95956109201682" calcext:value-type="float">
            <text:p>1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3]*[.G73]+[.E73]*[.F73]" office:value-type="float" office:value="58.7868327605046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1945-07-14" calcext:value-type="date">
            <text:p>14.07.1945</text:p>
          </table:table-cell>
          <table:table-cell office:value-type="float" office:value="0" calcext:value-type="float">
            <text:p>0</text:p>
          </table:table-cell>
          <table:table-cell table:formula="of:=[.D73]*(1-[.$K$3])" office:value-type="float" office:value="4.84991370274163" calcext:value-type="float">
            <text:p>4,85</text:p>
          </table:table-cell>
          <table:table-cell table:formula="of:=[.E73]*(1-[.$K$3])" office:value-type="float" office:value="1.93996548109665" calcext:value-type="float">
            <text:p>1,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1945-07-15" calcext:value-type="date">
            <text:p>15.07.1945</text:p>
          </table:table-cell>
          <table:table-cell office:value-type="float" office:value="1" calcext:value-type="float">
            <text:p>1</text:p>
          </table:table-cell>
          <table:table-cell table:formula="of:=[.D74]*(1-[.$K$3])" office:value-type="float" office:value="4.80141456571421" calcext:value-type="float">
            <text:p>4,80</text:p>
          </table:table-cell>
          <table:table-cell table:formula="of:=[.E74]*(1-[.$K$3])" office:value-type="float" office:value="1.92056582628569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5]*[.G75]+[.E75]*[.F75]" office:value-type="float" office:value="52.815560222856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1945-07-16" calcext:value-type="date">
            <text:p>16.07.1945</text:p>
          </table:table-cell>
          <table:table-cell office:value-type="float" office:value="1" calcext:value-type="float">
            <text:p>1</text:p>
          </table:table-cell>
          <table:table-cell table:formula="of:=[.D75]*(1-[.$K$3])" office:value-type="float" office:value="4.75340042005707" calcext:value-type="float">
            <text:p>4,75</text:p>
          </table:table-cell>
          <table:table-cell table:formula="of:=[.E75]*(1-[.$K$3])" office:value-type="float" office:value="1.90136016802283" calcext:value-type="float">
            <text:p>1,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6]*[.G76]+[.E76]*[.F76]" office:value-type="float" office:value="52.2874046206278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1945-07-17" calcext:value-type="date">
            <text:p>17.07.1945</text:p>
          </table:table-cell>
          <table:table-cell office:value-type="float" office:value="1" calcext:value-type="float">
            <text:p>1</text:p>
          </table:table-cell>
          <table:table-cell table:formula="of:=[.D76]*(1-[.$K$3])" office:value-type="float" office:value="4.7058664158565" calcext:value-type="float">
            <text:p>4,71</text:p>
          </table:table-cell>
          <table:table-cell table:formula="of:=[.E76]*(1-[.$K$3])" office:value-type="float" office:value="1.8823465663426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7]*[.G77]+[.E77]*[.F77]" office:value-type="float" office:value="51.7645305744215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1945-07-18" calcext:value-type="date">
            <text:p>18.07.1945</text:p>
          </table:table-cell>
          <table:table-cell office:value-type="float" office:value="1" calcext:value-type="float">
            <text:p>1</text:p>
          </table:table-cell>
          <table:table-cell table:formula="of:=[.D77]*(1-[.$K$3])" office:value-type="float" office:value="4.65880775169793" calcext:value-type="float">
            <text:p>4,66</text:p>
          </table:table-cell>
          <table:table-cell table:formula="of:=[.E77]*(1-[.$K$3])" office:value-type="float" office:value="1.86352310067917" calcext:value-type="float">
            <text:p>1,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8]*[.G78]+[.E78]*[.F78]" office:value-type="float" office:value="51.2468852686773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1945-07-19" calcext:value-type="date">
            <text:p>19.07.1945</text:p>
          </table:table-cell>
          <table:table-cell office:value-type="float" office:value="1" calcext:value-type="float">
            <text:p>1</text:p>
          </table:table-cell>
          <table:table-cell table:formula="of:=[.D78]*(1-[.$K$3])" office:value-type="float" office:value="4.61221967418096" calcext:value-type="float">
            <text:p>4,61</text:p>
          </table:table-cell>
          <table:table-cell table:formula="of:=[.E78]*(1-[.$K$3])" office:value-type="float" office:value="1.84488786967238" calcext:value-type="float">
            <text:p>1,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9]*[.G79]+[.E79]*[.F79]" office:value-type="float" office:value="50.7344164159905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1945-07-20" calcext:value-type="date">
            <text:p>20.07.1945</text:p>
          </table:table-cell>
          <table:table-cell office:value-type="float" office:value="1" calcext:value-type="float">
            <text:p>1</text:p>
          </table:table-cell>
          <table:table-cell table:formula="of:=[.D79]*(1-[.$K$3])" office:value-type="float" office:value="4.56609747743915" calcext:value-type="float">
            <text:p>4,57</text:p>
          </table:table-cell>
          <table:table-cell table:formula="of:=[.E79]*(1-[.$K$3])" office:value-type="float" office:value="1.82643899097566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0]*[.G80]+[.E80]*[.F80]" office:value-type="float" office:value="50.2270722518306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1945-07-21" calcext:value-type="date">
            <text:p>21.07.1945</text:p>
          </table:table-cell>
          <table:table-cell office:value-type="float" office:value="1" calcext:value-type="float">
            <text:p>1</text:p>
          </table:table-cell>
          <table:table-cell table:formula="of:=[.D80]*(1-[.$K$3])" office:value-type="float" office:value="4.52043650266475" calcext:value-type="float">
            <text:p>4,52</text:p>
          </table:table-cell>
          <table:table-cell table:formula="of:=[.E80]*(1-[.$K$3])" office:value-type="float" office:value="1.8081746010659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1]*[.G81]+[.E81]*[.F81]" office:value-type="float" office:value="49.7248015293123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1945-07-22" calcext:value-type="date">
            <text:p>22.07.1945</text:p>
          </table:table-cell>
          <table:table-cell office:value-type="float" office:value="1" calcext:value-type="float">
            <text:p>1</text:p>
          </table:table-cell>
          <table:table-cell table:formula="of:=[.D81]*(1-[.$K$3])" office:value-type="float" office:value="4.47523213763811" calcext:value-type="float">
            <text:p>4,48</text:p>
          </table:table-cell>
          <table:table-cell table:formula="of:=[.E81]*(1-[.$K$3])" office:value-type="float" office:value="1.79009285505524" calcext:value-type="float">
            <text:p>1,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2]*[.G82]+[.E82]*[.F82]" office:value-type="float" office:value="49.2275535140192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1945-07-23" calcext:value-type="date">
            <text:p>23.07.1945</text:p>
          </table:table-cell>
          <table:table-cell office:value-type="float" office:value="1" calcext:value-type="float">
            <text:p>1</text:p>
          </table:table-cell>
          <table:table-cell table:formula="of:=[.D82]*(1-[.$K$3])" office:value-type="float" office:value="4.43047981626173" calcext:value-type="float">
            <text:p>4,43</text:p>
          </table:table-cell>
          <table:table-cell table:formula="of:=[.E82]*(1-[.$K$3])" office:value-type="float" office:value="1.77219192650469" calcext:value-type="float">
            <text:p>1,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3]*[.G83]+[.E83]*[.F83]" office:value-type="float" office:value="48.73527797887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1945-07-24" calcext:value-type="date">
            <text:p>24.07.1945</text:p>
          </table:table-cell>
          <table:table-cell office:value-type="float" office:value="1" calcext:value-type="float">
            <text:p>1</text:p>
          </table:table-cell>
          <table:table-cell table:formula="of:=[.D83]*(1-[.$K$3])" office:value-type="float" office:value="4.38617501809911" calcext:value-type="float">
            <text:p>4,39</text:p>
          </table:table-cell>
          <table:table-cell table:formula="of:=[.E83]*(1-[.$K$3])" office:value-type="float" office:value="1.75447000723964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4]*[.G84]+[.E84]*[.F84]" office:value-type="float" office:value="48.2479251990902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1945-07-25" calcext:value-type="date">
            <text:p>25.07.1945</text:p>
          </table:table-cell>
          <table:table-cell office:value-type="float" office:value="1" calcext:value-type="float">
            <text:p>1</text:p>
          </table:table-cell>
          <table:table-cell table:formula="of:=[.D84]*(1-[.$K$3])" office:value-type="float" office:value="4.34231326791812" calcext:value-type="float">
            <text:p>4,34</text:p>
          </table:table-cell>
          <table:table-cell table:formula="of:=[.E84]*(1-[.$K$3])" office:value-type="float" office:value="1.73692530716725" calcext:value-type="float">
            <text:p>1,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5]*[.G85]+[.E85]*[.F85]" office:value-type="float" office:value="47.7654459470993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1945-07-26" calcext:value-type="date">
            <text:p>26.07.1945</text:p>
          </table:table-cell>
          <table:table-cell office:value-type="float" office:value="1" calcext:value-type="float">
            <text:p>1</text:p>
          </table:table-cell>
          <table:table-cell table:formula="of:=[.D85]*(1-[.$K$3])" office:value-type="float" office:value="4.29889013523894" calcext:value-type="float">
            <text:p>4,30</text:p>
          </table:table-cell>
          <table:table-cell table:formula="of:=[.E85]*(1-[.$K$3])" office:value-type="float" office:value="1.71955605409557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6]*[.G86]+[.E86]*[.F86]" office:value-type="float" office:value="47.2877914876283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1945-07-27" calcext:value-type="date">
            <text:p>27.07.1945</text:p>
          </table:table-cell>
          <table:table-cell office:value-type="float" office:value="1" calcext:value-type="float">
            <text:p>1</text:p>
          </table:table-cell>
          <table:table-cell table:formula="of:=[.D86]*(1-[.$K$3])" office:value-type="float" office:value="4.25590123388655" calcext:value-type="float">
            <text:p>4,26</text:p>
          </table:table-cell>
          <table:table-cell table:formula="of:=[.E86]*(1-[.$K$3])" office:value-type="float" office:value="1.70236049355462" calcext:value-type="float">
            <text:p>1,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7]*[.G87]+[.E87]*[.F87]" office:value-type="float" office:value="46.814913572752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1945-07-28" calcext:value-type="date">
            <text:p>28.07.1945</text:p>
          </table:table-cell>
          <table:table-cell office:value-type="float" office:value="1" calcext:value-type="float">
            <text:p>1</text:p>
          </table:table-cell>
          <table:table-cell table:formula="of:=[.D87]*(1-[.$K$3])" office:value-type="float" office:value="4.21334222154768" calcext:value-type="float">
            <text:p>4,21</text:p>
          </table:table-cell>
          <table:table-cell table:formula="of:=[.E87]*(1-[.$K$3])" office:value-type="float" office:value="1.68533688861907" calcext:value-type="float">
            <text:p>1,6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8]*[.G88]+[.E88]*[.F88]" office:value-type="float" office:value="46.3467644370245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1945-07-29" calcext:value-type="date">
            <text:p>29.07.1945</text:p>
          </table:table-cell>
          <table:table-cell office:value-type="float" office:value="1" calcext:value-type="float">
            <text:p>1</text:p>
          </table:table-cell>
          <table:table-cell table:formula="of:=[.D88]*(1-[.$K$3])" office:value-type="float" office:value="4.1712087993322" calcext:value-type="float">
            <text:p>4,17</text:p>
          </table:table-cell>
          <table:table-cell table:formula="of:=[.E88]*(1-[.$K$3])" office:value-type="float" office:value="1.66848351973288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9]*[.G89]+[.E89]*[.F89]" office:value-type="float" office:value="45.8832967926542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1945-07-30" calcext:value-type="date">
            <text:p>30.07.1945</text:p>
          </table:table-cell>
          <table:table-cell office:value-type="float" office:value="1" calcext:value-type="float">
            <text:p>1</text:p>
          </table:table-cell>
          <table:table-cell table:formula="of:=[.D89]*(1-[.$K$3])" office:value-type="float" office:value="4.12949671133888" calcext:value-type="float">
            <text:p>4,13</text:p>
          </table:table-cell>
          <table:table-cell table:formula="of:=[.E89]*(1-[.$K$3])" office:value-type="float" office:value="1.6517986845355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0]*[.G90]+[.E90]*[.F90]" office:value-type="float" office:value="45.4244638247277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1945-07-31" calcext:value-type="date">
            <text:p>31.07.1945</text:p>
          </table:table-cell>
          <table:table-cell office:value-type="float" office:value="1" calcext:value-type="float">
            <text:p>1</text:p>
          </table:table-cell>
          <table:table-cell table:formula="of:=[.D90]*(1-[.$K$3])" office:value-type="float" office:value="4.08820174422549" calcext:value-type="float">
            <text:p>4,09</text:p>
          </table:table-cell>
          <table:table-cell table:formula="of:=[.E90]*(1-[.$K$3])" office:value-type="float" office:value="1.6352806976902" calcext:value-type="float">
            <text:p>1,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1]*[.G91]+[.E91]*[.F91]" office:value-type="float" office:value="44.9702191864804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1945-08-01" calcext:value-type="date">
            <text:p>1.08.1945</text:p>
          </table:table-cell>
          <table:table-cell office:value-type="float" office:value="1" calcext:value-type="float">
            <text:p>1</text:p>
          </table:table-cell>
          <table:table-cell table:formula="of:=[.D91]*(1-[.$K$3])" office:value-type="float" office:value="4.04731972678324" calcext:value-type="float">
            <text:p>4,05</text:p>
          </table:table-cell>
          <table:table-cell table:formula="of:=[.E91]*(1-[.$K$3])" office:value-type="float" office:value="1.6189278907133" calcext:value-type="float">
            <text:p>1,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2]*[.G92]+[.E92]*[.F92]" office:value-type="float" office:value="44.5205169946156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1945-08-02" calcext:value-type="date">
            <text:p>2.08.1945</text:p>
          </table:table-cell>
          <table:table-cell office:value-type="float" office:value="1" calcext:value-type="float">
            <text:p>1</text:p>
          </table:table-cell>
          <table:table-cell table:formula="of:=[.D92]*(1-[.$K$3])" office:value-type="float" office:value="4.00684652951541" calcext:value-type="float">
            <text:p>4,01</text:p>
          </table:table-cell>
          <table:table-cell table:formula="of:=[.E92]*(1-[.$K$3])" office:value-type="float" office:value="1.60273861180616" calcext:value-type="float">
            <text:p>1,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3]*[.G93]+[.E93]*[.F93]" office:value-type="float" office:value="44.0753118246695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1945-08-03" calcext:value-type="date">
            <text:p>3.08.1945</text:p>
          </table:table-cell>
          <table:table-cell office:value-type="float" office:value="1" calcext:value-type="float">
            <text:p>1</text:p>
          </table:table-cell>
          <table:table-cell table:formula="of:=[.D93]*(1-[.$K$3])" office:value-type="float" office:value="3.96677806422025" calcext:value-type="float">
            <text:p>3,97</text:p>
          </table:table-cell>
          <table:table-cell table:formula="of:=[.E93]*(1-[.$K$3])" office:value-type="float" office:value="1.5867112256881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4]*[.G94]+[.E94]*[.F94]" office:value-type="float" office:value="43.6345587064228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1945-08-04" calcext:value-type="date">
            <text:p>4.08.1945</text:p>
          </table:table-cell>
          <table:table-cell office:value-type="float" office:value="1" calcext:value-type="float">
            <text:p>1</text:p>
          </table:table-cell>
          <table:table-cell table:formula="of:=[.D94]*(1-[.$K$3])" office:value-type="float" office:value="3.92711028357805" calcext:value-type="float">
            <text:p>3,93</text:p>
          </table:table-cell>
          <table:table-cell table:formula="of:=[.E94]*(1-[.$K$3])" office:value-type="float" office:value="1.57084411343122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5]*[.G95]+[.E95]*[.F95]" office:value-type="float" office:value="43.1982131193585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1945-08-05" calcext:value-type="date">
            <text:p>5.08.1945</text:p>
          </table:table-cell>
          <table:table-cell office:value-type="float" office:value="1" calcext:value-type="float">
            <text:p>1</text:p>
          </table:table-cell>
          <table:table-cell table:formula="of:=[.D95]*(1-[.$K$3])" office:value-type="float" office:value="3.88783918074227" calcext:value-type="float">
            <text:p>3,89</text:p>
          </table:table-cell>
          <table:table-cell table:formula="of:=[.E95]*(1-[.$K$3])" office:value-type="float" office:value="1.55513567229691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6]*[.G96]+[.E96]*[.F96]" office:value-type="float" office:value="42.766230988165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1945-08-06" calcext:value-type="date">
            <text:p>6.08.1945</text:p>
          </table:table-cell>
          <table:table-cell office:value-type="float" office:value="1" calcext:value-type="float">
            <text:p>1</text:p>
          </table:table-cell>
          <table:table-cell table:formula="of:=[.D96]*(1-[.$K$3])" office:value-type="float" office:value="3.84896078893484" calcext:value-type="float">
            <text:p>3,85</text:p>
          </table:table-cell>
          <table:table-cell table:formula="of:=[.E96]*(1-[.$K$3])" office:value-type="float" office:value="1.5395843155739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7]*[.G97]+[.E97]*[.F97]" office:value-type="float" office:value="42.3385686782833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date" office:date-value="1945-08-07" calcext:value-type="date">
            <text:p>7.08.1945</text:p>
          </table:table-cell>
          <table:table-cell office:value-type="float" office:value="1" calcext:value-type="float">
            <text:p>1</text:p>
          </table:table-cell>
          <table:table-cell table:formula="of:=[.D97]*(1-[.$K$3])" office:value-type="float" office:value="3.8104711810455" calcext:value-type="float">
            <text:p>3,81</text:p>
          </table:table-cell>
          <table:table-cell table:formula="of:=[.E97]*(1-[.$K$3])" office:value-type="float" office:value="1.524188472418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8]*[.G98]+[.E98]*[.F98]" office:value-type="float" office:value="41.9151829915005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date" office:date-value="1945-08-08" calcext:value-type="date">
            <text:p>8.08.1945</text:p>
          </table:table-cell>
          <table:table-cell office:value-type="float" office:value="1" calcext:value-type="float">
            <text:p>1</text:p>
          </table:table-cell>
          <table:table-cell table:formula="of:=[.D98]*(1-[.$K$3])" office:value-type="float" office:value="3.77236646923504" calcext:value-type="float">
            <text:p>3,77</text:p>
          </table:table-cell>
          <table:table-cell table:formula="of:=[.E98]*(1-[.$K$3])" office:value-type="float" office:value="1.50894658769402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9]*[.G99]+[.E99]*[.F99]" office:value-type="float" office:value="41.4960311615855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date" office:date-value="1945-08-09" calcext:value-type="date">
            <text:p>9.08.1945</text:p>
          </table:table-cell>
          <table:table-cell office:value-type="float" office:value="1" calcext:value-type="float">
            <text:p>1</text:p>
          </table:table-cell>
          <table:table-cell table:formula="of:=[.D99]*(1-[.$K$3])" office:value-type="float" office:value="3.73464280454269" calcext:value-type="float">
            <text:p>3,73</text:p>
          </table:table-cell>
          <table:table-cell table:formula="of:=[.E99]*(1-[.$K$3])" office:value-type="float" office:value="1.49385712181708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0]*[.G100]+[.E100]*[.F100]" office:value-type="float" office:value="41.0810708499696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date" office:date-value="1945-08-10" calcext:value-type="date">
            <text:p>10.08.1945</text:p>
          </table:table-cell>
          <table:table-cell office:value-type="float" office:value="1" calcext:value-type="float">
            <text:p>1</text:p>
          </table:table-cell>
          <table:table-cell table:formula="of:=[.D100]*(1-[.$K$3])" office:value-type="float" office:value="3.69729637649726" calcext:value-type="float">
            <text:p>3,70</text:p>
          </table:table-cell>
          <table:table-cell table:formula="of:=[.E100]*(1-[.$K$3])" office:value-type="float" office:value="1.47891855059891" calcext:value-type="float">
            <text:p>1,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1]*[.G101]+[.E101]*[.F101]" office:value-type="float" office:value="40.6702601414699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date" office:date-value="1945-08-11" calcext:value-type="date">
            <text:p>11.08.1945</text:p>
          </table:table-cell>
          <table:table-cell office:value-type="float" office:value="1" calcext:value-type="float">
            <text:p>1</text:p>
          </table:table-cell>
          <table:table-cell table:formula="of:=[.D101]*(1-[.$K$3])" office:value-type="float" office:value="3.66032341273229" calcext:value-type="float">
            <text:p>3,66</text:p>
          </table:table-cell>
          <table:table-cell table:formula="of:=[.E101]*(1-[.$K$3])" office:value-type="float" office:value="1.46412936509292" calcext:value-type="float">
            <text:p>1,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2]*[.G102]+[.E102]*[.F102]" office:value-type="float" office:value="40.2635575400552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date" office:date-value="1945-08-12" calcext:value-type="date">
            <text:p>12.08.1945</text:p>
          </table:table-cell>
          <table:table-cell office:value-type="float" office:value="1" calcext:value-type="float">
            <text:p>1</text:p>
          </table:table-cell>
          <table:table-cell table:formula="of:=[.D102]*(1-[.$K$3])" office:value-type="float" office:value="3.62372017860497" calcext:value-type="float">
            <text:p>3,62</text:p>
          </table:table-cell>
          <table:table-cell table:formula="of:=[.E102]*(1-[.$K$3])" office:value-type="float" office:value="1.44948807144199" calcext:value-type="float">
            <text:p>1,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3]*[.G103]+[.E103]*[.F103]" office:value-type="float" office:value="39.8609219646546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date" office:date-value="1945-08-13" calcext:value-type="date">
            <text:p>13.08.1945</text:p>
          </table:table-cell>
          <table:table-cell office:value-type="float" office:value="1" calcext:value-type="float">
            <text:p>1</text:p>
          </table:table-cell>
          <table:table-cell table:formula="of:=[.D103]*(1-[.$K$3])" office:value-type="float" office:value="3.58748297681892" calcext:value-type="float">
            <text:p>3,59</text:p>
          </table:table-cell>
          <table:table-cell table:formula="of:=[.E103]*(1-[.$K$3])" office:value-type="float" office:value="1.43499319072757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4]*[.G104]+[.E104]*[.F104]" office:value-type="float" office:value="39.4623127450081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date" office:date-value="1945-08-14" calcext:value-type="date">
            <text:p>14.08.1945</text:p>
          </table:table-cell>
          <table:table-cell office:value-type="float" office:value="1" calcext:value-type="float">
            <text:p>1</text:p>
          </table:table-cell>
          <table:table-cell table:formula="of:=[.D104]*(1-[.$K$3])" office:value-type="float" office:value="3.55160814705073" calcext:value-type="float">
            <text:p>3,55</text:p>
          </table:table-cell>
          <table:table-cell table:formula="of:=[.E104]*(1-[.$K$3])" office:value-type="float" office:value="1.42064325882029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5]*[.G105]+[.E105]*[.F105]" office:value-type="float" office:value="39.067689617558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date" office:date-value="1945-08-15" calcext:value-type="date">
            <text:p>15.08.1945</text:p>
          </table:table-cell>
          <table:table-cell office:value-type="float" office:value="1" calcext:value-type="float">
            <text:p>1</text:p>
          </table:table-cell>
          <table:table-cell table:formula="of:=[.D105]*(1-[.$K$3])" office:value-type="float" office:value="3.51609206558022" calcext:value-type="float">
            <text:p>3,52</text:p>
          </table:table-cell>
          <table:table-cell table:formula="of:=[.E105]*(1-[.$K$3])" office:value-type="float" office:value="1.40643682623209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6]*[.G106]+[.E106]*[.F106]" office:value-type="float" office:value="38.6770127213824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date" office:date-value="1945-08-16" calcext:value-type="date">
            <text:p>16.08.1945</text:p>
          </table:table-cell>
          <table:table-cell office:value-type="float" office:value="1" calcext:value-type="float">
            <text:p>1</text:p>
          </table:table-cell>
          <table:table-cell table:formula="of:=[.D106]*(1-[.$K$3])" office:value-type="float" office:value="3.48093114492442" calcext:value-type="float">
            <text:p>3,48</text:p>
          </table:table-cell>
          <table:table-cell table:formula="of:=[.E106]*(1-[.$K$3])" office:value-type="float" office:value="1.39237245796977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7]*[.G107]+[.E107]*[.F107]" office:value-type="float" office:value="38.2902425941686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date" office:date-value="1945-08-17" calcext:value-type="date">
            <text:p>17.08.1945</text:p>
          </table:table-cell>
          <table:table-cell office:value-type="float" office:value="1" calcext:value-type="float">
            <text:p>1</text:p>
          </table:table-cell>
          <table:table-cell table:formula="of:=[.D107]*(1-[.$K$3])" office:value-type="float" office:value="3.44612183347518" calcext:value-type="float">
            <text:p>3,45</text:p>
          </table:table-cell>
          <table:table-cell table:formula="of:=[.E107]*(1-[.$K$3])" office:value-type="float" office:value="1.37844873339007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D108]*[.G108]+[.E108]*[.F108]" office:value-type="float" office:value="31.0150965012766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 table:number-rows-repeated="330">
          <table:table-cell table:number-columns-repeated="14"/>
        </table:table-row>
        <table:table-row table:style-name="ro1" table:number-rows-repeated="6">
          <table:table-cell table:style-name="ce1"/>
          <table:table-cell table:number-columns-repeated="13"/>
        </table:table-row>
        <table:table-row table:style-name="ro1" table:number-rows-repeated="10481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3" table:style-name="ta1">
        <table:shapes>
          <draw:frame draw:z-index="0" draw:style-name="gr1" draw:text-style-name="P1" svg:width="15.999cm" svg:height="8.999cm" svg:x="20.559cm" svg:y="2.411cm">
            <draw:object draw:notify-on-update-of-ranges="'3'.H1:'3'.H1 '3'.H2:'3'.H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zy plyni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  <table:table-cell office:value-type="string" calcext:value-type="string">
            <text:p>ile elektryk</text:p>
          </table:table-cell>
          <table:table-cell office:value-type="string" calcext:value-type="string">
            <text:p>ile motor</text:p>
          </table:table-cell>
          <table:table-cell office:value-type="string" calcext:value-type="string">
            <text:p>suma mi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1945-05-03" calcext:value-type="date">
            <text:p>3.05.19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]*[.G2]+[.E2]*[.F2]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strata na dobę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1945-05-04" calcext:value-type="date">
            <text:p>4.05.1945</text:p>
          </table:table-cell>
          <table:table-cell office:value-type="float" office:value="1" calcext:value-type="float">
            <text:p>1</text:p>
          </table:table-cell>
          <table:table-cell table:formula="of:=[.D2]*(1-[.$K$3])" office:value-type="float" office:value="9.9" calcext:value-type="float">
            <text:p>9,90</text:p>
          </table:table-cell>
          <table:table-cell table:formula="of:=[.E2]*(1-[.$K$3])" office:value-type="float" office:value="3.96" calcext:value-type="float">
            <text:p>3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]*[.G3]+[.E3]*[.F3]" office:value-type="float" office:value="118.8" calcext:value-type="float">
            <text:p>119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predkos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1945-05-05" calcext:value-type="date">
            <text:p>5.05.1945</text:p>
          </table:table-cell>
          <table:table-cell office:value-type="float" office:value="1" calcext:value-type="float">
            <text:p>1</text:p>
          </table:table-cell>
          <table:table-cell table:formula="of:=[.D3]*(1-[.$K$3])" office:value-type="float" office:value="9.801" calcext:value-type="float">
            <text:p>9,80</text:p>
          </table:table-cell>
          <table:table-cell table:formula="of:=[.E3]*(1-[.$K$3])" office:value-type="float" office:value="3.9204" calcext:value-type="float">
            <text:p>3,9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]*[.G4]+[.E4]*[.F4]" office:value-type="float" office:value="117.612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1945-05-06" calcext:value-type="date">
            <text:p>6.05.1945</text:p>
          </table:table-cell>
          <table:table-cell office:value-type="float" office:value="1" calcext:value-type="float">
            <text:p>1</text:p>
          </table:table-cell>
          <table:table-cell table:formula="of:=[.D4]*(1-[.$K$3])" office:value-type="float" office:value="9.70299" calcext:value-type="float">
            <text:p>9,70</text:p>
          </table:table-cell>
          <table:table-cell table:formula="of:=[.E4]*(1-[.$K$3])" office:value-type="float" office:value="3.881196" calcext:value-type="float">
            <text:p>3,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]*[.G5]+[.E5]*[.F5]" office:value-type="float" office:value="116.43588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1945-05-07" calcext:value-type="date">
            <text:p>7.05.1945</text:p>
          </table:table-cell>
          <table:table-cell office:value-type="float" office:value="1" calcext:value-type="float">
            <text:p>1</text:p>
          </table:table-cell>
          <table:table-cell table:formula="of:=[.D5]*(1-[.$K$3])" office:value-type="float" office:value="9.6059601" calcext:value-type="float">
            <text:p>9,61</text:p>
          </table:table-cell>
          <table:table-cell table:formula="of:=[.E5]*(1-[.$K$3])" office:value-type="float" office:value="3.84238404" calcext:value-type="float">
            <text:p>3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]*[.G6]+[.E6]*[.F6]" office:value-type="float" office:value="115.2715212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1945-05-08" calcext:value-type="date">
            <text:p>8.05.1945</text:p>
          </table:table-cell>
          <table:table-cell office:value-type="float" office:value="1" calcext:value-type="float">
            <text:p>1</text:p>
          </table:table-cell>
          <table:table-cell table:formula="of:=[.D6]*(1-[.$K$3])" office:value-type="float" office:value="9.509900499" calcext:value-type="float">
            <text:p>9,51</text:p>
          </table:table-cell>
          <table:table-cell table:formula="of:=[.E6]*(1-[.$K$3])" office:value-type="float" office:value="3.8039601996" calcext:value-type="float">
            <text:p>3,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]*[.G7]+[.E7]*[.F7]" office:value-type="float" office:value="114.118805988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1945-05-09" calcext:value-type="date">
            <text:p>9.05.1945</text:p>
          </table:table-cell>
          <table:table-cell office:value-type="float" office:value="1" calcext:value-type="float">
            <text:p>1</text:p>
          </table:table-cell>
          <table:table-cell table:formula="of:=[.D7]*(1-[.$K$3])" office:value-type="float" office:value="9.41480149401" calcext:value-type="float">
            <text:p>9,41</text:p>
          </table:table-cell>
          <table:table-cell table:formula="of:=[.E7]*(1-[.$K$3])" office:value-type="float" office:value="3.765920597604" calcext:value-type="float">
            <text:p>3,7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]*[.G8]+[.E8]*[.F8]" office:value-type="float" office:value="112.97761792812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1945-05-10" calcext:value-type="date">
            <text:p>10.05.1945</text:p>
          </table:table-cell>
          <table:table-cell office:value-type="float" office:value="1" calcext:value-type="float">
            <text:p>1</text:p>
          </table:table-cell>
          <table:table-cell table:formula="of:=[.D8]*(1-[.$K$3])" office:value-type="float" office:value="9.3206534790699" calcext:value-type="float">
            <text:p>9,32</text:p>
          </table:table-cell>
          <table:table-cell table:formula="of:=[.E8]*(1-[.$K$3])" office:value-type="float" office:value="3.72826139162796" calcext:value-type="float">
            <text:p>3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]*[.G9]+[.E9]*[.F9]" office:value-type="float" office:value="111.847841748839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1945-05-11" calcext:value-type="date">
            <text:p>11.05.1945</text:p>
          </table:table-cell>
          <table:table-cell office:value-type="float" office:value="1" calcext:value-type="float">
            <text:p>1</text:p>
          </table:table-cell>
          <table:table-cell table:formula="of:=[.D9]*(1-[.$K$3])" office:value-type="float" office:value="9.2274469442792" calcext:value-type="float">
            <text:p>9,23</text:p>
          </table:table-cell>
          <table:table-cell table:formula="of:=[.E9]*(1-[.$K$3])" office:value-type="float" office:value="3.69097877771168" calcext:value-type="float">
            <text:p>3,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]*[.G10]+[.E10]*[.F10]" office:value-type="float" office:value="110.72936333135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1945-05-12" calcext:value-type="date">
            <text:p>12.05.1945</text:p>
          </table:table-cell>
          <table:table-cell office:value-type="float" office:value="1" calcext:value-type="float">
            <text:p>1</text:p>
          </table:table-cell>
          <table:table-cell table:formula="of:=[.D10]*(1-[.$K$3])" office:value-type="float" office:value="9.13517247483641" calcext:value-type="float">
            <text:p>9,14</text:p>
          </table:table-cell>
          <table:table-cell table:formula="of:=[.E10]*(1-[.$K$3])" office:value-type="float" office:value="3.65406898993456" calcext:value-type="float">
            <text:p>3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]*[.G11]+[.E11]*[.F11]" office:value-type="float" office:value="109.622069698037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1945-05-13" calcext:value-type="date">
            <text:p>13.05.1945</text:p>
          </table:table-cell>
          <table:table-cell office:value-type="float" office:value="1" calcext:value-type="float">
            <text:p>1</text:p>
          </table:table-cell>
          <table:table-cell table:formula="of:=[.D11]*(1-[.$K$3])" office:value-type="float" office:value="9.04382075008804" calcext:value-type="float">
            <text:p>9,04</text:p>
          </table:table-cell>
          <table:table-cell table:formula="of:=[.E11]*(1-[.$K$3])" office:value-type="float" office:value="3.61752830003522" calcext:value-type="float">
            <text:p>3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2]*[.G12]+[.E12]*[.F12]" office:value-type="float" office:value="108.525849001057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1945-05-14" calcext:value-type="date">
            <text:p>14.05.1945</text:p>
          </table:table-cell>
          <table:table-cell office:value-type="float" office:value="1" calcext:value-type="float">
            <text:p>1</text:p>
          </table:table-cell>
          <table:table-cell table:formula="of:=[.D12]*(1-[.$K$3])" office:value-type="float" office:value="8.95338254258716" calcext:value-type="float">
            <text:p>8,95</text:p>
          </table:table-cell>
          <table:table-cell table:formula="of:=[.E12]*(1-[.$K$3])" office:value-type="float" office:value="3.58135301703486" calcext:value-type="float">
            <text:p>3,5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3]*[.G13]+[.E13]*[.F13]" office:value-type="float" office:value="107.440590511046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1945-05-15" calcext:value-type="date">
            <text:p>15.05.1945</text:p>
          </table:table-cell>
          <table:table-cell office:value-type="float" office:value="1" calcext:value-type="float">
            <text:p>1</text:p>
          </table:table-cell>
          <table:table-cell table:formula="of:=[.D13]*(1-[.$K$3])" office:value-type="float" office:value="8.86384871716129" calcext:value-type="float">
            <text:p>8,86</text:p>
          </table:table-cell>
          <table:table-cell table:formula="of:=[.E13]*(1-[.$K$3])" office:value-type="float" office:value="3.54553948686452" calcext:value-type="float">
            <text:p>3,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4]*[.G14]+[.E14]*[.F14]" office:value-type="float" office:value="106.36618460593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1945-05-16" calcext:value-type="date">
            <text:p>16.05.1945</text:p>
          </table:table-cell>
          <table:table-cell office:value-type="float" office:value="1" calcext:value-type="float">
            <text:p>1</text:p>
          </table:table-cell>
          <table:table-cell table:formula="of:=[.D14]*(1-[.$K$3])" office:value-type="float" office:value="8.77521022998968" calcext:value-type="float">
            <text:p>8,78</text:p>
          </table:table-cell>
          <table:table-cell table:formula="of:=[.E14]*(1-[.$K$3])" office:value-type="float" office:value="3.51008409199587" calcext:value-type="float">
            <text:p>3,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5]*[.G15]+[.E15]*[.F15]" office:value-type="float" office:value="105.302522759876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1945-05-17" calcext:value-type="date">
            <text:p>17.05.1945</text:p>
          </table:table-cell>
          <table:table-cell office:value-type="float" office:value="1" calcext:value-type="float">
            <text:p>1</text:p>
          </table:table-cell>
          <table:table-cell table:formula="of:=[.D15]*(1-[.$K$3])" office:value-type="float" office:value="8.68745812768978" calcext:value-type="float">
            <text:p>8,69</text:p>
          </table:table-cell>
          <table:table-cell table:formula="of:=[.E15]*(1-[.$K$3])" office:value-type="float" office:value="3.47498325107591" calcext:value-type="float">
            <text:p>3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6]*[.G16]+[.E16]*[.F16]" office:value-type="float" office:value="104.249497532277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1945-05-18" calcext:value-type="date">
            <text:p>18.05.1945</text:p>
          </table:table-cell>
          <table:table-cell office:value-type="float" office:value="1" calcext:value-type="float">
            <text:p>1</text:p>
          </table:table-cell>
          <table:table-cell table:formula="of:=[.D16]*(1-[.$K$3])" office:value-type="float" office:value="8.60058354641288" calcext:value-type="float">
            <text:p>8,60</text:p>
          </table:table-cell>
          <table:table-cell table:formula="of:=[.E16]*(1-[.$K$3])" office:value-type="float" office:value="3.44023341856515" calcext:value-type="float">
            <text:p>3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7]*[.G17]+[.E17]*[.F17]" office:value-type="float" office:value="103.207002556955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1945-05-19" calcext:value-type="date">
            <text:p>19.05.1945</text:p>
          </table:table-cell>
          <table:table-cell office:value-type="float" office:value="1" calcext:value-type="float">
            <text:p>1</text:p>
          </table:table-cell>
          <table:table-cell table:formula="of:=[.D17]*(1-[.$K$3])" office:value-type="float" office:value="8.51457771094876" calcext:value-type="float">
            <text:p>8,51</text:p>
          </table:table-cell>
          <table:table-cell table:formula="of:=[.E17]*(1-[.$K$3])" office:value-type="float" office:value="3.4058310843795" calcext:value-type="float">
            <text:p>3,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8]*[.G18]+[.E18]*[.F18]" office:value-type="float" office:value="102.174932531385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1945-05-20" calcext:value-type="date">
            <text:p>20.05.1945</text:p>
          </table:table-cell>
          <table:table-cell office:value-type="float" office:value="1" calcext:value-type="float">
            <text:p>1</text:p>
          </table:table-cell>
          <table:table-cell table:formula="of:=[.D18]*(1-[.$K$3])" office:value-type="float" office:value="8.42943193383927" calcext:value-type="float">
            <text:p>8,43</text:p>
          </table:table-cell>
          <table:table-cell table:formula="of:=[.E18]*(1-[.$K$3])" office:value-type="float" office:value="3.37177277353571" calcext:value-type="float">
            <text:p>3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9]*[.G19]+[.E19]*[.F19]" office:value-type="float" office:value="101.15318320607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1945-05-21" calcext:value-type="date">
            <text:p>21.05.1945</text:p>
          </table:table-cell>
          <table:table-cell office:value-type="float" office:value="1" calcext:value-type="float">
            <text:p>1</text:p>
          </table:table-cell>
          <table:table-cell table:formula="of:=[.D19]*(1-[.$K$3])" office:value-type="float" office:value="8.34513761450088" calcext:value-type="float">
            <text:p>8,35</text:p>
          </table:table-cell>
          <table:table-cell table:formula="of:=[.E19]*(1-[.$K$3])" office:value-type="float" office:value="3.33805504580035" calcext:value-type="float">
            <text:p>3,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0]*[.G20]+[.E20]*[.F20]" office:value-type="float" office:value="100.141651374011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1945-05-22" calcext:value-type="date">
            <text:p>22.05.1945</text:p>
          </table:table-cell>
          <table:table-cell office:value-type="float" office:value="1" calcext:value-type="float">
            <text:p>1</text:p>
          </table:table-cell>
          <table:table-cell table:formula="of:=[.D20]*(1-[.$K$3])" office:value-type="float" office:value="8.26168623835587" calcext:value-type="float">
            <text:p>8,26</text:p>
          </table:table-cell>
          <table:table-cell table:formula="of:=[.E20]*(1-[.$K$3])" office:value-type="float" office:value="3.30467449534235" calcext:value-type="float">
            <text:p>3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1]*[.G21]+[.E21]*[.F21]" office:value-type="float" office:value="99.1402348602704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date" office:date-value="1945-05-23" calcext:value-type="date">
            <text:p>23.05.1945</text:p>
          </table:table-cell>
          <table:table-cell office:value-type="float" office:value="1" calcext:value-type="float">
            <text:p>1</text:p>
          </table:table-cell>
          <table:table-cell table:formula="of:=[.D21]*(1-[.$K$3])" office:value-type="float" office:value="8.17906937597231" calcext:value-type="float">
            <text:p>8,18</text:p>
          </table:table-cell>
          <table:table-cell table:formula="of:=[.E21]*(1-[.$K$3])" office:value-type="float" office:value="3.27162775038892" calcext:value-type="float">
            <text:p>3,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2]*[.G22]+[.E22]*[.F22]" office:value-type="float" office:value="98.1488325116677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date" office:date-value="1945-05-24" calcext:value-type="date">
            <text:p>24.05.1945</text:p>
          </table:table-cell>
          <table:table-cell office:value-type="float" office:value="1" calcext:value-type="float">
            <text:p>1</text:p>
          </table:table-cell>
          <table:table-cell table:formula="of:=[.D22]*(1-[.$K$3])" office:value-type="float" office:value="8.09727868221259" calcext:value-type="float">
            <text:p>8,10</text:p>
          </table:table-cell>
          <table:table-cell table:formula="of:=[.E22]*(1-[.$K$3])" office:value-type="float" office:value="3.23891147288503" calcext:value-type="float">
            <text:p>3,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3]*[.G23]+[.E23]*[.F23]" office:value-type="float" office:value="97.167344186551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date" office:date-value="1945-05-25" calcext:value-type="date">
            <text:p>25.05.1945</text:p>
          </table:table-cell>
          <table:table-cell office:value-type="float" office:value="1" calcext:value-type="float">
            <text:p>1</text:p>
          </table:table-cell>
          <table:table-cell table:formula="of:=[.D23]*(1-[.$K$3])" office:value-type="float" office:value="8.01630589539046" calcext:value-type="float">
            <text:p>8,02</text:p>
          </table:table-cell>
          <table:table-cell table:formula="of:=[.E23]*(1-[.$K$3])" office:value-type="float" office:value="3.20652235815618" calcext:value-type="float">
            <text:p>3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4]*[.G24]+[.E24]*[.F24]" office:value-type="float" office:value="96.1956707446855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date" office:date-value="1945-05-26" calcext:value-type="date">
            <text:p>26.05.1945</text:p>
          </table:table-cell>
          <table:table-cell office:value-type="float" office:value="1" calcext:value-type="float">
            <text:p>1</text:p>
          </table:table-cell>
          <table:table-cell table:formula="of:=[.D24]*(1-[.$K$3])" office:value-type="float" office:value="7.93614283643656" calcext:value-type="float">
            <text:p>7,94</text:p>
          </table:table-cell>
          <table:table-cell table:formula="of:=[.E24]*(1-[.$K$3])" office:value-type="float" office:value="3.17445713457462" calcext:value-type="float">
            <text:p>3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5]*[.G25]+[.E25]*[.F25]" office:value-type="float" office:value="95.2337140372386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date" office:date-value="1945-05-27" calcext:value-type="date">
            <text:p>27.05.1945</text:p>
          </table:table-cell>
          <table:table-cell office:value-type="float" office:value="1" calcext:value-type="float">
            <text:p>1</text:p>
          </table:table-cell>
          <table:table-cell table:formula="of:=[.D25]*(1-[.$K$3])" office:value-type="float" office:value="7.85678140807219" calcext:value-type="float">
            <text:p>7,86</text:p>
          </table:table-cell>
          <table:table-cell table:formula="of:=[.E25]*(1-[.$K$3])" office:value-type="float" office:value="3.14271256322887" calcext:value-type="float">
            <text:p>3,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6]*[.G26]+[.E26]*[.F26]" office:value-type="float" office:value="94.2813768968663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date" office:date-value="1945-05-28" calcext:value-type="date">
            <text:p>28.05.1945</text:p>
          </table:table-cell>
          <table:table-cell office:value-type="float" office:value="1" calcext:value-type="float">
            <text:p>1</text:p>
          </table:table-cell>
          <table:table-cell table:formula="of:=[.D26]*(1-[.$K$3])" office:value-type="float" office:value="7.77821359399147" calcext:value-type="float">
            <text:p>7,78</text:p>
          </table:table-cell>
          <table:table-cell table:formula="of:=[.E26]*(1-[.$K$3])" office:value-type="float" office:value="3.11128543759659" calcext:value-type="float">
            <text:p>3,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7]*[.G27]+[.E27]*[.F27]" office:value-type="float" office:value="93.3385631278976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date" office:date-value="1945-05-29" calcext:value-type="date">
            <text:p>29.05.1945</text:p>
          </table:table-cell>
          <table:table-cell office:value-type="float" office:value="1" calcext:value-type="float">
            <text:p>1</text:p>
          </table:table-cell>
          <table:table-cell table:formula="of:=[.D27]*(1-[.$K$3])" office:value-type="float" office:value="7.70043145805155" calcext:value-type="float">
            <text:p>7,70</text:p>
          </table:table-cell>
          <table:table-cell table:formula="of:=[.E27]*(1-[.$K$3])" office:value-type="float" office:value="3.08017258322062" calcext:value-type="float">
            <text:p>3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8]*[.G28]+[.E28]*[.F28]" office:value-type="float" office:value="92.4051774966186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date" office:date-value="1945-05-30" calcext:value-type="date">
            <text:p>30.05.1945</text:p>
          </table:table-cell>
          <table:table-cell office:value-type="float" office:value="1" calcext:value-type="float">
            <text:p>1</text:p>
          </table:table-cell>
          <table:table-cell table:formula="of:=[.D28]*(1-[.$K$3])" office:value-type="float" office:value="7.62342714347104" calcext:value-type="float">
            <text:p>7,62</text:p>
          </table:table-cell>
          <table:table-cell table:formula="of:=[.E28]*(1-[.$K$3])" office:value-type="float" office:value="3.04937085738841" calcext:value-type="float">
            <text:p>3,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9]*[.G29]+[.E29]*[.F29]" office:value-type="float" office:value="91.4811257216524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date" office:date-value="1945-05-31" calcext:value-type="date">
            <text:p>31.05.1945</text:p>
          </table:table-cell>
          <table:table-cell office:value-type="float" office:value="1" calcext:value-type="float">
            <text:p>1</text:p>
          </table:table-cell>
          <table:table-cell table:formula="of:=[.D29]*(1-[.$K$3])" office:value-type="float" office:value="7.54719287203633" calcext:value-type="float">
            <text:p>7,55</text:p>
          </table:table-cell>
          <table:table-cell table:formula="of:=[.E29]*(1-[.$K$3])" office:value-type="float" office:value="3.01887714881453" calcext:value-type="float">
            <text:p>3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0]*[.G30]+[.E30]*[.F30]" office:value-type="float" office:value="90.5663144644359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1945-06-01" calcext:value-type="date">
            <text:p>1.06.1945</text:p>
          </table:table-cell>
          <table:table-cell office:value-type="float" office:value="1" calcext:value-type="float">
            <text:p>1</text:p>
          </table:table-cell>
          <table:table-cell table:formula="of:=[.D30]*(1-[.$K$3])" office:value-type="float" office:value="7.47172094331596" calcext:value-type="float">
            <text:p>7,47</text:p>
          </table:table-cell>
          <table:table-cell table:formula="of:=[.E30]*(1-[.$K$3])" office:value-type="float" office:value="2.98868837732638" calcext:value-type="float">
            <text:p>2,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1]*[.G31]+[.E31]*[.F31]" office:value-type="float" office:value="89.6606513197916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1945-06-02" calcext:value-type="date">
            <text:p>2.06.1945</text:p>
          </table:table-cell>
          <table:table-cell office:value-type="float" office:value="1" calcext:value-type="float">
            <text:p>1</text:p>
          </table:table-cell>
          <table:table-cell table:formula="of:=[.D31]*(1-[.$K$3])" office:value-type="float" office:value="7.3970037338828" calcext:value-type="float">
            <text:p>7,40</text:p>
          </table:table-cell>
          <table:table-cell table:formula="of:=[.E31]*(1-[.$K$3])" office:value-type="float" office:value="2.95880149355312" calcext:value-type="float">
            <text:p>2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2]*[.G32]+[.E32]*[.F32]" office:value-type="float" office:value="88.7640448065936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1945-06-03" calcext:value-type="date">
            <text:p>3.06.1945</text:p>
          </table:table-cell>
          <table:table-cell office:value-type="float" office:value="1" calcext:value-type="float">
            <text:p>1</text:p>
          </table:table-cell>
          <table:table-cell table:formula="of:=[.D32]*(1-[.$K$3])" office:value-type="float" office:value="7.32303369654398" calcext:value-type="float">
            <text:p>7,32</text:p>
          </table:table-cell>
          <table:table-cell table:formula="of:=[.E32]*(1-[.$K$3])" office:value-type="float" office:value="2.92921347861759" calcext:value-type="float">
            <text:p>2,9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3]*[.G33]+[.E33]*[.F33]" office:value-type="float" office:value="87.8764043585277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1945-06-04" calcext:value-type="date">
            <text:p>4.06.1945</text:p>
          </table:table-cell>
          <table:table-cell office:value-type="float" office:value="1" calcext:value-type="float">
            <text:p>1</text:p>
          </table:table-cell>
          <table:table-cell table:formula="of:=[.D33]*(1-[.$K$3])" office:value-type="float" office:value="7.24980335957854" calcext:value-type="float">
            <text:p>7,25</text:p>
          </table:table-cell>
          <table:table-cell table:formula="of:=[.E33]*(1-[.$K$3])" office:value-type="float" office:value="2.89992134383141" calcext:value-type="float">
            <text:p>2,9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4]*[.G34]+[.E34]*[.F34]" office:value-type="float" office:value="86.9976403149424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1945-06-05" calcext:value-type="date">
            <text:p>5.06.1945</text:p>
          </table:table-cell>
          <table:table-cell office:value-type="float" office:value="1" calcext:value-type="float">
            <text:p>1</text:p>
          </table:table-cell>
          <table:table-cell table:formula="of:=[.D34]*(1-[.$K$3])" office:value-type="float" office:value="7.17730532598275" calcext:value-type="float">
            <text:p>7,18</text:p>
          </table:table-cell>
          <table:table-cell table:formula="of:=[.E34]*(1-[.$K$3])" office:value-type="float" office:value="2.8709221303931" calcext:value-type="float">
            <text:p>2,8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5]*[.G35]+[.E35]*[.F35]" office:value-type="float" office:value="86.127663911793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1945-06-06" calcext:value-type="date">
            <text:p>6.06.1945</text:p>
          </table:table-cell>
          <table:table-cell office:value-type="float" office:value="1" calcext:value-type="float">
            <text:p>1</text:p>
          </table:table-cell>
          <table:table-cell table:formula="of:=[.D35]*(1-[.$K$3])" office:value-type="float" office:value="7.10553227272292" calcext:value-type="float">
            <text:p>7,11</text:p>
          </table:table-cell>
          <table:table-cell table:formula="of:=[.E35]*(1-[.$K$3])" office:value-type="float" office:value="2.84221290908917" calcext:value-type="float">
            <text:p>2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6]*[.G36]+[.E36]*[.F36]" office:value-type="float" office:value="85.2663872726751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1945-06-07" calcext:value-type="date">
            <text:p>7.06.1945</text:p>
          </table:table-cell>
          <table:table-cell office:value-type="float" office:value="1" calcext:value-type="float">
            <text:p>1</text:p>
          </table:table-cell>
          <table:table-cell table:formula="of:=[.D36]*(1-[.$K$3])" office:value-type="float" office:value="7.03447694999569" calcext:value-type="float">
            <text:p>7,03</text:p>
          </table:table-cell>
          <table:table-cell table:formula="of:=[.E36]*(1-[.$K$3])" office:value-type="float" office:value="2.81379077999828" calcext:value-type="float">
            <text:p>2,8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7]*[.G37]+[.E37]*[.F37]" office:value-type="float" office:value="84.4137233999483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1945-06-08" calcext:value-type="date">
            <text:p>8.06.1945</text:p>
          </table:table-cell>
          <table:table-cell office:value-type="float" office:value="1" calcext:value-type="float">
            <text:p>1</text:p>
          </table:table-cell>
          <table:table-cell table:formula="of:=[.D37]*(1-[.$K$3])" office:value-type="float" office:value="6.96413218049574" calcext:value-type="float">
            <text:p>6,96</text:p>
          </table:table-cell>
          <table:table-cell table:formula="of:=[.E37]*(1-[.$K$3])" office:value-type="float" office:value="2.78565287219829" calcext:value-type="float">
            <text:p>2,7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8]*[.G38]+[.E38]*[.F38]" office:value-type="float" office:value="83.5695861659488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1945-06-09" calcext:value-type="date">
            <text:p>9.06.1945</text:p>
          </table:table-cell>
          <table:table-cell office:value-type="float" office:value="1" calcext:value-type="float">
            <text:p>1</text:p>
          </table:table-cell>
          <table:table-cell table:formula="of:=[.D38]*(1-[.$K$3])" office:value-type="float" office:value="6.89449085869078" calcext:value-type="float">
            <text:p>6,89</text:p>
          </table:table-cell>
          <table:table-cell table:formula="of:=[.E38]*(1-[.$K$3])" office:value-type="float" office:value="2.75779634347631" calcext:value-type="float">
            <text:p>2,7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9]*[.G39]+[.E39]*[.F39]" office:value-type="float" office:value="82.733890304289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1945-06-10" calcext:value-type="date">
            <text:p>10.06.1945</text:p>
          </table:table-cell>
          <table:table-cell office:value-type="float" office:value="1" calcext:value-type="float">
            <text:p>1</text:p>
          </table:table-cell>
          <table:table-cell table:formula="of:=[.D39]*(1-[.$K$3])" office:value-type="float" office:value="6.82554595010387" calcext:value-type="float">
            <text:p>6,83</text:p>
          </table:table-cell>
          <table:table-cell table:formula="of:=[.E39]*(1-[.$K$3])" office:value-type="float" office:value="2.73021838004155" calcext:value-type="float">
            <text:p>2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0]*[.G40]+[.E40]*[.F40]" office:value-type="float" office:value="81.9065514012464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1945-06-11" calcext:value-type="date">
            <text:p>11.06.1945</text:p>
          </table:table-cell>
          <table:table-cell office:value-type="float" office:value="1" calcext:value-type="float">
            <text:p>1</text:p>
          </table:table-cell>
          <table:table-cell table:formula="of:=[.D40]*(1-[.$K$3])" office:value-type="float" office:value="6.75729049060283" calcext:value-type="float">
            <text:p>6,76</text:p>
          </table:table-cell>
          <table:table-cell table:formula="of:=[.E40]*(1-[.$K$3])" office:value-type="float" office:value="2.70291619624113" calcext:value-type="float">
            <text:p>2,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1]*[.G41]+[.E41]*[.F41]" office:value-type="float" office:value="81.087485887234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1945-06-12" calcext:value-type="date">
            <text:p>12.06.1945</text:p>
          </table:table-cell>
          <table:table-cell office:value-type="float" office:value="1" calcext:value-type="float">
            <text:p>1</text:p>
          </table:table-cell>
          <table:table-cell table:formula="of:=[.D41]*(1-[.$K$3])" office:value-type="float" office:value="6.6897175856968" calcext:value-type="float">
            <text:p>6,69</text:p>
          </table:table-cell>
          <table:table-cell table:formula="of:=[.E41]*(1-[.$K$3])" office:value-type="float" office:value="2.67588703427872" calcext:value-type="float">
            <text:p>2,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2]*[.G42]+[.E42]*[.F42]" office:value-type="float" office:value="80.2766110283616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1945-06-13" calcext:value-type="date">
            <text:p>13.06.1945</text:p>
          </table:table-cell>
          <table:table-cell office:value-type="float" office:value="1" calcext:value-type="float">
            <text:p>1</text:p>
          </table:table-cell>
          <table:table-cell table:formula="of:=[.D42]*(1-[.$K$3])" office:value-type="float" office:value="6.62282040983984" calcext:value-type="float">
            <text:p>6,62</text:p>
          </table:table-cell>
          <table:table-cell table:formula="of:=[.E42]*(1-[.$K$3])" office:value-type="float" office:value="2.64912816393593" calcext:value-type="float">
            <text:p>2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3]*[.G43]+[.E43]*[.F43]" office:value-type="float" office:value="79.473844918078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1945-06-14" calcext:value-type="date">
            <text:p>14.06.1945</text:p>
          </table:table-cell>
          <table:table-cell office:value-type="float" office:value="1" calcext:value-type="float">
            <text:p>1</text:p>
          </table:table-cell>
          <table:table-cell table:formula="of:=[.D43]*(1-[.$K$3])" office:value-type="float" office:value="6.55659220574144" calcext:value-type="float">
            <text:p>6,56</text:p>
          </table:table-cell>
          <table:table-cell table:formula="of:=[.E43]*(1-[.$K$3])" office:value-type="float" office:value="2.62263688229657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4]*[.G44]+[.E44]*[.F44]" office:value-type="float" office:value="78.6791064688972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1945-06-15" calcext:value-type="date">
            <text:p>15.06.1945</text:p>
          </table:table-cell>
          <table:table-cell office:value-type="float" office:value="1" calcext:value-type="float">
            <text:p>1</text:p>
          </table:table-cell>
          <table:table-cell table:formula="of:=[.D44]*(1-[.$K$3])" office:value-type="float" office:value="6.49102628368402" calcext:value-type="float">
            <text:p>6,49</text:p>
          </table:table-cell>
          <table:table-cell table:formula="of:=[.E44]*(1-[.$K$3])" office:value-type="float" office:value="2.59641051347361" calcext:value-type="float">
            <text:p>2,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5]*[.G45]+[.E45]*[.F45]" office:value-type="float" office:value="77.8923154042083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1945-06-16" calcext:value-type="date">
            <text:p>16.06.1945</text:p>
          </table:table-cell>
          <table:table-cell office:value-type="float" office:value="1" calcext:value-type="float">
            <text:p>1</text:p>
          </table:table-cell>
          <table:table-cell table:formula="of:=[.D45]*(1-[.$K$3])" office:value-type="float" office:value="6.42611602084718" calcext:value-type="float">
            <text:p>6,43</text:p>
          </table:table-cell>
          <table:table-cell table:formula="of:=[.E45]*(1-[.$K$3])" office:value-type="float" office:value="2.57044640833887" calcext:value-type="float">
            <text:p>2,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6]*[.G46]+[.E46]*[.F46]" office:value-type="float" office:value="77.1133922501662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1945-06-17" calcext:value-type="date">
            <text:p>17.06.1945</text:p>
          </table:table-cell>
          <table:table-cell office:value-type="float" office:value="1" calcext:value-type="float">
            <text:p>1</text:p>
          </table:table-cell>
          <table:table-cell table:formula="of:=[.D46]*(1-[.$K$3])" office:value-type="float" office:value="6.36185486063871" calcext:value-type="float">
            <text:p>6,36</text:p>
          </table:table-cell>
          <table:table-cell table:formula="of:=[.E46]*(1-[.$K$3])" office:value-type="float" office:value="2.54474194425548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7]*[.G47]+[.E47]*[.F47]" office:value-type="float" office:value="76.3422583276645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1945-06-18" calcext:value-type="date">
            <text:p>18.06.1945</text:p>
          </table:table-cell>
          <table:table-cell office:value-type="float" office:value="1" calcext:value-type="float">
            <text:p>1</text:p>
          </table:table-cell>
          <table:table-cell table:formula="of:=[.D47]*(1-[.$K$3])" office:value-type="float" office:value="6.29823631203232" calcext:value-type="float">
            <text:p>6,30</text:p>
          </table:table-cell>
          <table:table-cell table:formula="of:=[.E47]*(1-[.$K$3])" office:value-type="float" office:value="2.51929452481293" calcext:value-type="float">
            <text:p>2,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8]*[.G48]+[.E48]*[.F48]" office:value-type="float" office:value="75.5788357443879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1945-06-19" calcext:value-type="date">
            <text:p>19.06.1945</text:p>
          </table:table-cell>
          <table:table-cell office:value-type="float" office:value="1" calcext:value-type="float">
            <text:p>1</text:p>
          </table:table-cell>
          <table:table-cell table:formula="of:=[.D48]*(1-[.$K$3])" office:value-type="float" office:value="6.235253948912" calcext:value-type="float">
            <text:p>6,24</text:p>
          </table:table-cell>
          <table:table-cell table:formula="of:=[.E48]*(1-[.$K$3])" office:value-type="float" office:value="2.4941015795648" calcext:value-type="float">
            <text:p>2,4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9]*[.G49]+[.E49]*[.F49]" office:value-type="float" office:value="74.823047386944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1945-06-20" calcext:value-type="date">
            <text:p>20.06.1945</text:p>
          </table:table-cell>
          <table:table-cell office:value-type="float" office:value="1" calcext:value-type="float">
            <text:p>1</text:p>
          </table:table-cell>
          <table:table-cell table:formula="of:=[.D49]*(1-[.$K$3])" office:value-type="float" office:value="6.17290140942288" calcext:value-type="float">
            <text:p>6,17</text:p>
          </table:table-cell>
          <table:table-cell table:formula="of:=[.E49]*(1-[.$K$3])" office:value-type="float" office:value="2.46916056376915" calcext:value-type="float">
            <text:p>2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0]*[.G50]+[.E50]*[.F50]" office:value-type="float" office:value="74.0748169130746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1945-06-21" calcext:value-type="date">
            <text:p>21.06.1945</text:p>
          </table:table-cell>
          <table:table-cell office:value-type="float" office:value="1" calcext:value-type="float">
            <text:p>1</text:p>
          </table:table-cell>
          <table:table-cell table:formula="of:=[.D50]*(1-[.$K$3])" office:value-type="float" office:value="6.11117239532865" calcext:value-type="float">
            <text:p>6,11</text:p>
          </table:table-cell>
          <table:table-cell table:formula="of:=[.E50]*(1-[.$K$3])" office:value-type="float" office:value="2.44446895813146" calcext:value-type="float">
            <text:p>2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1]*[.G51]+[.E51]*[.F51]" office:value-type="float" office:value="73.3340687439438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1945-06-22" calcext:value-type="date">
            <text:p>22.06.1945</text:p>
          </table:table-cell>
          <table:table-cell office:value-type="float" office:value="1" calcext:value-type="float">
            <text:p>1</text:p>
          </table:table-cell>
          <table:table-cell table:formula="of:=[.D51]*(1-[.$K$3])" office:value-type="float" office:value="6.05006067137537" calcext:value-type="float">
            <text:p>6,05</text:p>
          </table:table-cell>
          <table:table-cell table:formula="of:=[.E51]*(1-[.$K$3])" office:value-type="float" office:value="2.42002426855015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2]*[.G52]+[.E52]*[.F52]" office:value-type="float" office:value="72.6007280565044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1945-06-23" calcext:value-type="date">
            <text:p>23.06.1945</text:p>
          </table:table-cell>
          <table:table-cell office:value-type="float" office:value="1" calcext:value-type="float">
            <text:p>1</text:p>
          </table:table-cell>
          <table:table-cell table:formula="of:=[.D52]*(1-[.$K$3])" office:value-type="float" office:value="5.98956006466161" calcext:value-type="float">
            <text:p>5,99</text:p>
          </table:table-cell>
          <table:table-cell table:formula="of:=[.E52]*(1-[.$K$3])" office:value-type="float" office:value="2.39582402586464" calcext:value-type="float">
            <text:p>2,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3]*[.G53]+[.E53]*[.F53]" office:value-type="float" office:value="71.8747207759393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1945-06-24" calcext:value-type="date">
            <text:p>24.06.1945</text:p>
          </table:table-cell>
          <table:table-cell office:value-type="float" office:value="1" calcext:value-type="float">
            <text:p>1</text:p>
          </table:table-cell>
          <table:table-cell table:formula="of:=[.D53]*(1-[.$K$3])" office:value-type="float" office:value="5.929664464015" calcext:value-type="float">
            <text:p>5,93</text:p>
          </table:table-cell>
          <table:table-cell table:formula="of:=[.E53]*(1-[.$K$3])" office:value-type="float" office:value="2.371865785606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4]*[.G54]+[.E54]*[.F54]" office:value-type="float" office:value="71.1559735681799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1945-06-25" calcext:value-type="date">
            <text:p>25.06.1945</text:p>
          </table:table-cell>
          <table:table-cell office:value-type="float" office:value="1" calcext:value-type="float">
            <text:p>1</text:p>
          </table:table-cell>
          <table:table-cell table:formula="of:=[.D54]*(1-[.$K$3])" office:value-type="float" office:value="5.87036781937485" calcext:value-type="float">
            <text:p>5,87</text:p>
          </table:table-cell>
          <table:table-cell table:formula="of:=[.E54]*(1-[.$K$3])" office:value-type="float" office:value="2.34814712774994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5]*[.G55]+[.E55]*[.F55]" office:value-type="float" office:value="70.4444138324981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1945-06-26" calcext:value-type="date">
            <text:p>26.06.1945</text:p>
          </table:table-cell>
          <table:table-cell office:value-type="float" office:value="1" calcext:value-type="float">
            <text:p>1</text:p>
          </table:table-cell>
          <table:table-cell table:formula="of:=[.D55]*(1-[.$K$3])" office:value-type="float" office:value="5.8116641411811" calcext:value-type="float">
            <text:p>5,81</text:p>
          </table:table-cell>
          <table:table-cell table:formula="of:=[.E55]*(1-[.$K$3])" office:value-type="float" office:value="2.32466565647244" calcext:value-type="float">
            <text:p>2,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6]*[.G56]+[.E56]*[.F56]" office:value-type="float" office:value="69.7399696941732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1945-06-27" calcext:value-type="date">
            <text:p>27.06.1945</text:p>
          </table:table-cell>
          <table:table-cell office:value-type="float" office:value="1" calcext:value-type="float">
            <text:p>1</text:p>
          </table:table-cell>
          <table:table-cell table:formula="of:=[.D56]*(1-[.$K$3])" office:value-type="float" office:value="5.75354749976929" calcext:value-type="float">
            <text:p>5,75</text:p>
          </table:table-cell>
          <table:table-cell table:formula="of:=[.E56]*(1-[.$K$3])" office:value-type="float" office:value="2.30141899990771" calcext:value-type="float">
            <text:p>2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7]*[.G57]+[.E57]*[.F57]" office:value-type="float" office:value="69.0425699972314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1945-06-28" calcext:value-type="date">
            <text:p>28.06.1945</text:p>
          </table:table-cell>
          <table:table-cell office:value-type="float" office:value="1" calcext:value-type="float">
            <text:p>1</text:p>
          </table:table-cell>
          <table:table-cell table:formula="of:=[.D57]*(1-[.$K$3])" office:value-type="float" office:value="5.69601202477159" calcext:value-type="float">
            <text:p>5,70</text:p>
          </table:table-cell>
          <table:table-cell table:formula="of:=[.E57]*(1-[.$K$3])" office:value-type="float" office:value="2.27840480990864" calcext:value-type="float">
            <text:p>2,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8]*[.G58]+[.E58]*[.F58]" office:value-type="float" office:value="68.3521442972591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1945-06-29" calcext:value-type="date">
            <text:p>29.06.1945</text:p>
          </table:table-cell>
          <table:table-cell office:value-type="float" office:value="1" calcext:value-type="float">
            <text:p>1</text:p>
          </table:table-cell>
          <table:table-cell table:formula="of:=[.D58]*(1-[.$K$3])" office:value-type="float" office:value="5.63905190452388" calcext:value-type="float">
            <text:p>5,64</text:p>
          </table:table-cell>
          <table:table-cell table:formula="of:=[.E58]*(1-[.$K$3])" office:value-type="float" office:value="2.25562076180955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]*[.G59]+[.E59]*[.F59]" office:value-type="float" office:value="67.6686228542865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1945-06-30" calcext:value-type="date">
            <text:p>30.06.1945</text:p>
          </table:table-cell>
          <table:table-cell office:value-type="float" office:value="1" calcext:value-type="float">
            <text:p>1</text:p>
          </table:table-cell>
          <table:table-cell table:formula="of:=[.D59]*(1-[.$K$3])" office:value-type="float" office:value="5.58266138547864" calcext:value-type="float">
            <text:p>5,58</text:p>
          </table:table-cell>
          <table:table-cell table:formula="of:=[.E59]*(1-[.$K$3])" office:value-type="float" office:value="2.23306455419145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0]*[.G60]+[.E60]*[.F60]" office:value-type="float" office:value="66.9919366257436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1945-07-01" calcext:value-type="date">
            <text:p>1.07.1945</text:p>
          </table:table-cell>
          <table:table-cell office:value-type="float" office:value="1" calcext:value-type="float">
            <text:p>1</text:p>
          </table:table-cell>
          <table:table-cell table:formula="of:=[.D60]*(1-[.$K$3])" office:value-type="float" office:value="5.52683477162385" calcext:value-type="float">
            <text:p>5,53</text:p>
          </table:table-cell>
          <table:table-cell table:formula="of:=[.E60]*(1-[.$K$3])" office:value-type="float" office:value="2.21073390864954" calcext:value-type="float">
            <text:p>2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1]*[.G61]+[.E61]*[.F61]" office:value-type="float" office:value="66.3220172594862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1945-07-02" calcext:value-type="date">
            <text:p>2.07.1945</text:p>
          </table:table-cell>
          <table:table-cell office:value-type="float" office:value="1" calcext:value-type="float">
            <text:p>1</text:p>
          </table:table-cell>
          <table:table-cell table:formula="of:=[.D61]*(1-[.$K$3])" office:value-type="float" office:value="5.47156642390761" calcext:value-type="float">
            <text:p>5,47</text:p>
          </table:table-cell>
          <table:table-cell table:formula="of:=[.E61]*(1-[.$K$3])" office:value-type="float" office:value="2.18862656956304" calcext:value-type="float">
            <text:p>2,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2]*[.G62]+[.E62]*[.F62]" office:value-type="float" office:value="65.6587970868914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1945-07-03" calcext:value-type="date">
            <text:p>3.07.1945</text:p>
          </table:table-cell>
          <table:table-cell office:value-type="float" office:value="1" calcext:value-type="float">
            <text:p>1</text:p>
          </table:table-cell>
          <table:table-cell table:formula="of:=[.D62]*(1-[.$K$3])" office:value-type="float" office:value="5.41685075966854" calcext:value-type="float">
            <text:p>5,42</text:p>
          </table:table-cell>
          <table:table-cell table:formula="of:=[.E62]*(1-[.$K$3])" office:value-type="float" office:value="2.16674030386741" calcext:value-type="float">
            <text:p>2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3]*[.G63]+[.E63]*[.F63]" office:value-type="float" office:value="65.0022091160224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1945-07-04" calcext:value-type="date">
            <text:p>4.07.1945</text:p>
          </table:table-cell>
          <table:table-cell office:value-type="float" office:value="1" calcext:value-type="float">
            <text:p>1</text:p>
          </table:table-cell>
          <table:table-cell table:formula="of:=[.D63]*(1-[.$K$3])" office:value-type="float" office:value="5.36268225207185" calcext:value-type="float">
            <text:p>5,36</text:p>
          </table:table-cell>
          <table:table-cell table:formula="of:=[.E63]*(1-[.$K$3])" office:value-type="float" office:value="2.14507290082874" calcext:value-type="float">
            <text:p>2,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4]*[.G64]+[.E64]*[.F64]" office:value-type="float" office:value="64.3521870248622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1945-07-05" calcext:value-type="date">
            <text:p>5.07.1945</text:p>
          </table:table-cell>
          <table:table-cell office:value-type="float" office:value="1" calcext:value-type="float">
            <text:p>1</text:p>
          </table:table-cell>
          <table:table-cell table:formula="of:=[.D64]*(1-[.$K$3])" office:value-type="float" office:value="5.30905542955113" calcext:value-type="float">
            <text:p>5,31</text:p>
          </table:table-cell>
          <table:table-cell table:formula="of:=[.E64]*(1-[.$K$3])" office:value-type="float" office:value="2.12362217182045" calcext:value-type="float">
            <text:p>2,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5]*[.G65]+[.E65]*[.F65]" office:value-type="float" office:value="63.7086651546136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1945-07-06" calcext:value-type="date">
            <text:p>6.07.1945</text:p>
          </table:table-cell>
          <table:table-cell office:value-type="float" office:value="1" calcext:value-type="float">
            <text:p>1</text:p>
          </table:table-cell>
          <table:table-cell table:formula="of:=[.D65]*(1-[.$K$3])" office:value-type="float" office:value="5.25596487525562" calcext:value-type="float">
            <text:p>5,26</text:p>
          </table:table-cell>
          <table:table-cell table:formula="of:=[.E65]*(1-[.$K$3])" office:value-type="float" office:value="2.10238595010225" calcext:value-type="float">
            <text:p>2,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6]*[.G66]+[.E66]*[.F66]" office:value-type="float" office:value="63.0715785030674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1945-07-07" calcext:value-type="date">
            <text:p>7.07.1945</text:p>
          </table:table-cell>
          <table:table-cell office:value-type="float" office:value="1" calcext:value-type="float">
            <text:p>1</text:p>
          </table:table-cell>
          <table:table-cell table:formula="of:=[.D66]*(1-[.$K$3])" office:value-type="float" office:value="5.20340522650306" calcext:value-type="float">
            <text:p>5,20</text:p>
          </table:table-cell>
          <table:table-cell table:formula="of:=[.E66]*(1-[.$K$3])" office:value-type="float" office:value="2.08136209060123" calcext:value-type="float">
            <text:p>2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7]*[.G67]+[.E67]*[.F67]" office:value-type="float" office:value="62.4408627180368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1945-07-08" calcext:value-type="date">
            <text:p>8.07.1945</text:p>
          </table:table-cell>
          <table:table-cell office:value-type="float" office:value="1" calcext:value-type="float">
            <text:p>1</text:p>
          </table:table-cell>
          <table:table-cell table:formula="of:=[.D67]*(1-[.$K$3])" office:value-type="float" office:value="5.15137117423803" calcext:value-type="float">
            <text:p>5,15</text:p>
          </table:table-cell>
          <table:table-cell table:formula="of:=[.E67]*(1-[.$K$3])" office:value-type="float" office:value="2.06054846969521" calcext:value-type="float">
            <text:p>2,0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8]*[.G68]+[.E68]*[.F68]" office:value-type="float" office:value="61.8164540908564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1945-07-09" calcext:value-type="date">
            <text:p>9.07.1945</text:p>
          </table:table-cell>
          <table:table-cell office:value-type="float" office:value="1" calcext:value-type="float">
            <text:p>1</text:p>
          </table:table-cell>
          <table:table-cell table:formula="of:=[.D68]*(1-[.$K$3])" office:value-type="float" office:value="5.09985746249565" calcext:value-type="float">
            <text:p>5,10</text:p>
          </table:table-cell>
          <table:table-cell table:formula="of:=[.E68]*(1-[.$K$3])" office:value-type="float" office:value="2.03994298499826" calcext:value-type="float">
            <text:p>2,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9]*[.G69]+[.E69]*[.F69]" office:value-type="float" office:value="61.1982895499478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1945-07-10" calcext:value-type="date">
            <text:p>10.07.1945</text:p>
          </table:table-cell>
          <table:table-cell office:value-type="float" office:value="1" calcext:value-type="float">
            <text:p>1</text:p>
          </table:table-cell>
          <table:table-cell table:formula="of:=[.D69]*(1-[.$K$3])" office:value-type="float" office:value="5.0488588878707" calcext:value-type="float">
            <text:p>5,05</text:p>
          </table:table-cell>
          <table:table-cell table:formula="of:=[.E69]*(1-[.$K$3])" office:value-type="float" office:value="2.01954355514828" calcext:value-type="float">
            <text:p>2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0]*[.G70]+[.E70]*[.F70]" office:value-type="float" office:value="60.5863066544484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1945-07-11" calcext:value-type="date">
            <text:p>11.07.1945</text:p>
          </table:table-cell>
          <table:table-cell office:value-type="float" office:value="1" calcext:value-type="float">
            <text:p>1</text:p>
          </table:table-cell>
          <table:table-cell table:formula="of:=[.D70]*(1-[.$K$3])" office:value-type="float" office:value="4.99837029899199" calcext:value-type="float">
            <text:p>5,00</text:p>
          </table:table-cell>
          <table:table-cell table:formula="of:=[.E70]*(1-[.$K$3])" office:value-type="float" office:value="1.9993481195968" calcext:value-type="float">
            <text:p>2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1]*[.G71]+[.E71]*[.F71]" office:value-type="float" office:value="59.9804435879039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1945-07-12" calcext:value-type="date">
            <text:p>12.07.1945</text:p>
          </table:table-cell>
          <table:table-cell office:value-type="float" office:value="1" calcext:value-type="float">
            <text:p>1</text:p>
          </table:table-cell>
          <table:table-cell table:formula="of:=[.D71]*(1-[.$K$3])" office:value-type="float" office:value="4.94838659600207" calcext:value-type="float">
            <text:p>4,95</text:p>
          </table:table-cell>
          <table:table-cell table:formula="of:=[.E71]*(1-[.$K$3])" office:value-type="float" office:value="1.97935463840083" calcext:value-type="float">
            <text:p>1,9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2]*[.G72]+[.E72]*[.F72]" office:value-type="float" office:value="59.3806391520248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1945-07-13" calcext:value-type="date">
            <text:p>13.07.1945</text:p>
          </table:table-cell>
          <table:table-cell office:value-type="float" office:value="1" calcext:value-type="float">
            <text:p>1</text:p>
          </table:table-cell>
          <table:table-cell table:formula="of:=[.D72]*(1-[.$K$3])" office:value-type="float" office:value="4.89890273004205" calcext:value-type="float">
            <text:p>4,90</text:p>
          </table:table-cell>
          <table:table-cell table:formula="of:=[.E72]*(1-[.$K$3])" office:value-type="float" office:value="1.95956109201682" calcext:value-type="float">
            <text:p>1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3]*[.G73]+[.E73]*[.F73]" office:value-type="float" office:value="58.7868327605046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1945-07-14" calcext:value-type="date">
            <text:p>14.07.1945</text:p>
          </table:table-cell>
          <table:table-cell office:value-type="float" office:value="0" calcext:value-type="float">
            <text:p>0</text:p>
          </table:table-cell>
          <table:table-cell table:formula="of:=[.D73]*(1-[.$K$3])" office:value-type="float" office:value="4.84991370274163" calcext:value-type="float">
            <text:p>4,85</text:p>
          </table:table-cell>
          <table:table-cell table:formula="of:=[.E73]*(1-[.$K$3])" office:value-type="float" office:value="1.93996548109665" calcext:value-type="float">
            <text:p>1,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1945-07-15" calcext:value-type="date">
            <text:p>15.07.1945</text:p>
          </table:table-cell>
          <table:table-cell office:value-type="float" office:value="1" calcext:value-type="float">
            <text:p>1</text:p>
          </table:table-cell>
          <table:table-cell table:formula="of:=[.D74]*(1-[.$K$3])" office:value-type="float" office:value="4.80141456571421" calcext:value-type="float">
            <text:p>4,80</text:p>
          </table:table-cell>
          <table:table-cell table:formula="of:=[.E74]*(1-[.$K$3])" office:value-type="float" office:value="1.92056582628569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5]*[.G75]+[.E75]*[.F75]" office:value-type="float" office:value="52.815560222856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1945-07-16" calcext:value-type="date">
            <text:p>16.07.1945</text:p>
          </table:table-cell>
          <table:table-cell office:value-type="float" office:value="1" calcext:value-type="float">
            <text:p>1</text:p>
          </table:table-cell>
          <table:table-cell table:formula="of:=[.D75]*(1-[.$K$3])" office:value-type="float" office:value="4.75340042005707" calcext:value-type="float">
            <text:p>4,75</text:p>
          </table:table-cell>
          <table:table-cell table:formula="of:=[.E75]*(1-[.$K$3])" office:value-type="float" office:value="1.90136016802283" calcext:value-type="float">
            <text:p>1,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6]*[.G76]+[.E76]*[.F76]" office:value-type="float" office:value="52.2874046206278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1945-07-17" calcext:value-type="date">
            <text:p>17.07.1945</text:p>
          </table:table-cell>
          <table:table-cell office:value-type="float" office:value="1" calcext:value-type="float">
            <text:p>1</text:p>
          </table:table-cell>
          <table:table-cell table:formula="of:=[.D76]*(1-[.$K$3])" office:value-type="float" office:value="4.7058664158565" calcext:value-type="float">
            <text:p>4,71</text:p>
          </table:table-cell>
          <table:table-cell table:formula="of:=[.E76]*(1-[.$K$3])" office:value-type="float" office:value="1.8823465663426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7]*[.G77]+[.E77]*[.F77]" office:value-type="float" office:value="51.7645305744215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1945-07-18" calcext:value-type="date">
            <text:p>18.07.1945</text:p>
          </table:table-cell>
          <table:table-cell office:value-type="float" office:value="1" calcext:value-type="float">
            <text:p>1</text:p>
          </table:table-cell>
          <table:table-cell table:formula="of:=[.D77]*(1-[.$K$3])" office:value-type="float" office:value="4.65880775169793" calcext:value-type="float">
            <text:p>4,66</text:p>
          </table:table-cell>
          <table:table-cell table:formula="of:=[.E77]*(1-[.$K$3])" office:value-type="float" office:value="1.86352310067917" calcext:value-type="float">
            <text:p>1,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8]*[.G78]+[.E78]*[.F78]" office:value-type="float" office:value="51.2468852686773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1945-07-19" calcext:value-type="date">
            <text:p>19.07.1945</text:p>
          </table:table-cell>
          <table:table-cell office:value-type="float" office:value="1" calcext:value-type="float">
            <text:p>1</text:p>
          </table:table-cell>
          <table:table-cell table:formula="of:=[.D78]*(1-[.$K$3])" office:value-type="float" office:value="4.61221967418096" calcext:value-type="float">
            <text:p>4,61</text:p>
          </table:table-cell>
          <table:table-cell table:formula="of:=[.E78]*(1-[.$K$3])" office:value-type="float" office:value="1.84488786967238" calcext:value-type="float">
            <text:p>1,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79]*[.G79]+[.E79]*[.F79]" office:value-type="float" office:value="50.7344164159905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1945-07-20" calcext:value-type="date">
            <text:p>20.07.1945</text:p>
          </table:table-cell>
          <table:table-cell office:value-type="float" office:value="1" calcext:value-type="float">
            <text:p>1</text:p>
          </table:table-cell>
          <table:table-cell table:formula="of:=[.D79]*(1-[.$K$3])" office:value-type="float" office:value="4.56609747743915" calcext:value-type="float">
            <text:p>4,57</text:p>
          </table:table-cell>
          <table:table-cell table:formula="of:=[.E79]*(1-[.$K$3])" office:value-type="float" office:value="1.82643899097566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0]*[.G80]+[.E80]*[.F80]" office:value-type="float" office:value="50.2270722518306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1945-07-21" calcext:value-type="date">
            <text:p>21.07.1945</text:p>
          </table:table-cell>
          <table:table-cell office:value-type="float" office:value="1" calcext:value-type="float">
            <text:p>1</text:p>
          </table:table-cell>
          <table:table-cell table:formula="of:=[.D80]*(1-[.$K$3])" office:value-type="float" office:value="4.52043650266475" calcext:value-type="float">
            <text:p>4,52</text:p>
          </table:table-cell>
          <table:table-cell table:formula="of:=[.E80]*(1-[.$K$3])" office:value-type="float" office:value="1.8081746010659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1]*[.G81]+[.E81]*[.F81]" office:value-type="float" office:value="49.7248015293123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1945-07-22" calcext:value-type="date">
            <text:p>22.07.1945</text:p>
          </table:table-cell>
          <table:table-cell office:value-type="float" office:value="1" calcext:value-type="float">
            <text:p>1</text:p>
          </table:table-cell>
          <table:table-cell table:formula="of:=[.D81]*(1-[.$K$3])" office:value-type="float" office:value="4.47523213763811" calcext:value-type="float">
            <text:p>4,48</text:p>
          </table:table-cell>
          <table:table-cell table:formula="of:=[.E81]*(1-[.$K$3])" office:value-type="float" office:value="1.79009285505524" calcext:value-type="float">
            <text:p>1,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2]*[.G82]+[.E82]*[.F82]" office:value-type="float" office:value="49.2275535140192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1945-07-23" calcext:value-type="date">
            <text:p>23.07.1945</text:p>
          </table:table-cell>
          <table:table-cell office:value-type="float" office:value="1" calcext:value-type="float">
            <text:p>1</text:p>
          </table:table-cell>
          <table:table-cell table:formula="of:=[.D82]*(1-[.$K$3])" office:value-type="float" office:value="4.43047981626173" calcext:value-type="float">
            <text:p>4,43</text:p>
          </table:table-cell>
          <table:table-cell table:formula="of:=[.E82]*(1-[.$K$3])" office:value-type="float" office:value="1.77219192650469" calcext:value-type="float">
            <text:p>1,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3]*[.G83]+[.E83]*[.F83]" office:value-type="float" office:value="48.73527797887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1945-07-24" calcext:value-type="date">
            <text:p>24.07.1945</text:p>
          </table:table-cell>
          <table:table-cell office:value-type="float" office:value="1" calcext:value-type="float">
            <text:p>1</text:p>
          </table:table-cell>
          <table:table-cell table:formula="of:=[.D83]*(1-[.$K$3])" office:value-type="float" office:value="4.38617501809911" calcext:value-type="float">
            <text:p>4,39</text:p>
          </table:table-cell>
          <table:table-cell table:formula="of:=[.E83]*(1-[.$K$3])" office:value-type="float" office:value="1.75447000723964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4]*[.G84]+[.E84]*[.F84]" office:value-type="float" office:value="48.2479251990902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1945-07-25" calcext:value-type="date">
            <text:p>25.07.1945</text:p>
          </table:table-cell>
          <table:table-cell office:value-type="float" office:value="1" calcext:value-type="float">
            <text:p>1</text:p>
          </table:table-cell>
          <table:table-cell table:formula="of:=[.D84]*(1-[.$K$3])" office:value-type="float" office:value="4.34231326791812" calcext:value-type="float">
            <text:p>4,34</text:p>
          </table:table-cell>
          <table:table-cell table:formula="of:=[.E84]*(1-[.$K$3])" office:value-type="float" office:value="1.73692530716725" calcext:value-type="float">
            <text:p>1,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5]*[.G85]+[.E85]*[.F85]" office:value-type="float" office:value="47.7654459470993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1945-07-26" calcext:value-type="date">
            <text:p>26.07.1945</text:p>
          </table:table-cell>
          <table:table-cell office:value-type="float" office:value="1" calcext:value-type="float">
            <text:p>1</text:p>
          </table:table-cell>
          <table:table-cell table:formula="of:=[.D85]*(1-[.$K$3])" office:value-type="float" office:value="4.29889013523894" calcext:value-type="float">
            <text:p>4,30</text:p>
          </table:table-cell>
          <table:table-cell table:formula="of:=[.E85]*(1-[.$K$3])" office:value-type="float" office:value="1.71955605409557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6]*[.G86]+[.E86]*[.F86]" office:value-type="float" office:value="47.2877914876283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1945-07-27" calcext:value-type="date">
            <text:p>27.07.1945</text:p>
          </table:table-cell>
          <table:table-cell office:value-type="float" office:value="1" calcext:value-type="float">
            <text:p>1</text:p>
          </table:table-cell>
          <table:table-cell table:formula="of:=[.D86]*(1-[.$K$3])" office:value-type="float" office:value="4.25590123388655" calcext:value-type="float">
            <text:p>4,26</text:p>
          </table:table-cell>
          <table:table-cell table:formula="of:=[.E86]*(1-[.$K$3])" office:value-type="float" office:value="1.70236049355462" calcext:value-type="float">
            <text:p>1,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7]*[.G87]+[.E87]*[.F87]" office:value-type="float" office:value="46.814913572752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1945-07-28" calcext:value-type="date">
            <text:p>28.07.1945</text:p>
          </table:table-cell>
          <table:table-cell office:value-type="float" office:value="1" calcext:value-type="float">
            <text:p>1</text:p>
          </table:table-cell>
          <table:table-cell table:formula="of:=[.D87]*(1-[.$K$3])" office:value-type="float" office:value="4.21334222154768" calcext:value-type="float">
            <text:p>4,21</text:p>
          </table:table-cell>
          <table:table-cell table:formula="of:=[.E87]*(1-[.$K$3])" office:value-type="float" office:value="1.68533688861907" calcext:value-type="float">
            <text:p>1,6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8]*[.G88]+[.E88]*[.F88]" office:value-type="float" office:value="46.3467644370245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1945-07-29" calcext:value-type="date">
            <text:p>29.07.1945</text:p>
          </table:table-cell>
          <table:table-cell office:value-type="float" office:value="1" calcext:value-type="float">
            <text:p>1</text:p>
          </table:table-cell>
          <table:table-cell table:formula="of:=[.D88]*(1-[.$K$3])" office:value-type="float" office:value="4.1712087993322" calcext:value-type="float">
            <text:p>4,17</text:p>
          </table:table-cell>
          <table:table-cell table:formula="of:=[.E88]*(1-[.$K$3])" office:value-type="float" office:value="1.66848351973288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89]*[.G89]+[.E89]*[.F89]" office:value-type="float" office:value="45.8832967926542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1945-07-30" calcext:value-type="date">
            <text:p>30.07.1945</text:p>
          </table:table-cell>
          <table:table-cell office:value-type="float" office:value="1" calcext:value-type="float">
            <text:p>1</text:p>
          </table:table-cell>
          <table:table-cell table:formula="of:=[.D89]*(1-[.$K$3])" office:value-type="float" office:value="4.12949671133888" calcext:value-type="float">
            <text:p>4,13</text:p>
          </table:table-cell>
          <table:table-cell table:formula="of:=[.E89]*(1-[.$K$3])" office:value-type="float" office:value="1.6517986845355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0]*[.G90]+[.E90]*[.F90]" office:value-type="float" office:value="45.4244638247277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1945-07-31" calcext:value-type="date">
            <text:p>31.07.1945</text:p>
          </table:table-cell>
          <table:table-cell office:value-type="float" office:value="1" calcext:value-type="float">
            <text:p>1</text:p>
          </table:table-cell>
          <table:table-cell table:formula="of:=[.D90]*(1-[.$K$3])" office:value-type="float" office:value="4.08820174422549" calcext:value-type="float">
            <text:p>4,09</text:p>
          </table:table-cell>
          <table:table-cell table:formula="of:=[.E90]*(1-[.$K$3])" office:value-type="float" office:value="1.6352806976902" calcext:value-type="float">
            <text:p>1,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1]*[.G91]+[.E91]*[.F91]" office:value-type="float" office:value="44.9702191864804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1945-08-01" calcext:value-type="date">
            <text:p>1.08.1945</text:p>
          </table:table-cell>
          <table:table-cell office:value-type="float" office:value="1" calcext:value-type="float">
            <text:p>1</text:p>
          </table:table-cell>
          <table:table-cell table:formula="of:=[.D91]*(1-[.$K$3])" office:value-type="float" office:value="4.04731972678324" calcext:value-type="float">
            <text:p>4,05</text:p>
          </table:table-cell>
          <table:table-cell table:formula="of:=[.E91]*(1-[.$K$3])" office:value-type="float" office:value="1.6189278907133" calcext:value-type="float">
            <text:p>1,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2]*[.G92]+[.E92]*[.F92]" office:value-type="float" office:value="44.5205169946156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1945-08-02" calcext:value-type="date">
            <text:p>2.08.1945</text:p>
          </table:table-cell>
          <table:table-cell office:value-type="float" office:value="1" calcext:value-type="float">
            <text:p>1</text:p>
          </table:table-cell>
          <table:table-cell table:formula="of:=[.D92]*(1-[.$K$3])" office:value-type="float" office:value="4.00684652951541" calcext:value-type="float">
            <text:p>4,01</text:p>
          </table:table-cell>
          <table:table-cell table:formula="of:=[.E92]*(1-[.$K$3])" office:value-type="float" office:value="1.60273861180616" calcext:value-type="float">
            <text:p>1,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3]*[.G93]+[.E93]*[.F93]" office:value-type="float" office:value="44.0753118246695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1945-08-03" calcext:value-type="date">
            <text:p>3.08.1945</text:p>
          </table:table-cell>
          <table:table-cell office:value-type="float" office:value="1" calcext:value-type="float">
            <text:p>1</text:p>
          </table:table-cell>
          <table:table-cell table:formula="of:=[.D93]*(1-[.$K$3])" office:value-type="float" office:value="3.96677806422025" calcext:value-type="float">
            <text:p>3,97</text:p>
          </table:table-cell>
          <table:table-cell table:formula="of:=[.E93]*(1-[.$K$3])" office:value-type="float" office:value="1.5867112256881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4]*[.G94]+[.E94]*[.F94]" office:value-type="float" office:value="43.6345587064228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1945-08-04" calcext:value-type="date">
            <text:p>4.08.1945</text:p>
          </table:table-cell>
          <table:table-cell office:value-type="float" office:value="1" calcext:value-type="float">
            <text:p>1</text:p>
          </table:table-cell>
          <table:table-cell table:formula="of:=[.D94]*(1-[.$K$3])" office:value-type="float" office:value="3.92711028357805" calcext:value-type="float">
            <text:p>3,93</text:p>
          </table:table-cell>
          <table:table-cell table:formula="of:=[.E94]*(1-[.$K$3])" office:value-type="float" office:value="1.57084411343122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5]*[.G95]+[.E95]*[.F95]" office:value-type="float" office:value="43.1982131193585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1945-08-05" calcext:value-type="date">
            <text:p>5.08.1945</text:p>
          </table:table-cell>
          <table:table-cell office:value-type="float" office:value="1" calcext:value-type="float">
            <text:p>1</text:p>
          </table:table-cell>
          <table:table-cell table:formula="of:=[.D95]*(1-[.$K$3])" office:value-type="float" office:value="3.88783918074227" calcext:value-type="float">
            <text:p>3,89</text:p>
          </table:table-cell>
          <table:table-cell table:formula="of:=[.E95]*(1-[.$K$3])" office:value-type="float" office:value="1.55513567229691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6]*[.G96]+[.E96]*[.F96]" office:value-type="float" office:value="42.766230988165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1945-08-06" calcext:value-type="date">
            <text:p>6.08.1945</text:p>
          </table:table-cell>
          <table:table-cell office:value-type="float" office:value="1" calcext:value-type="float">
            <text:p>1</text:p>
          </table:table-cell>
          <table:table-cell table:formula="of:=[.D96]*(1-[.$K$3])" office:value-type="float" office:value="3.84896078893484" calcext:value-type="float">
            <text:p>3,85</text:p>
          </table:table-cell>
          <table:table-cell table:formula="of:=[.E96]*(1-[.$K$3])" office:value-type="float" office:value="1.5395843155739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7]*[.G97]+[.E97]*[.F97]" office:value-type="float" office:value="42.3385686782833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date" office:date-value="1945-08-07" calcext:value-type="date">
            <text:p>7.08.1945</text:p>
          </table:table-cell>
          <table:table-cell office:value-type="float" office:value="1" calcext:value-type="float">
            <text:p>1</text:p>
          </table:table-cell>
          <table:table-cell table:formula="of:=[.D97]*(1-[.$K$3])" office:value-type="float" office:value="3.8104711810455" calcext:value-type="float">
            <text:p>3,81</text:p>
          </table:table-cell>
          <table:table-cell table:formula="of:=[.E97]*(1-[.$K$3])" office:value-type="float" office:value="1.524188472418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8]*[.G98]+[.E98]*[.F98]" office:value-type="float" office:value="41.9151829915005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date" office:date-value="1945-08-08" calcext:value-type="date">
            <text:p>8.08.1945</text:p>
          </table:table-cell>
          <table:table-cell office:value-type="float" office:value="1" calcext:value-type="float">
            <text:p>1</text:p>
          </table:table-cell>
          <table:table-cell table:formula="of:=[.D98]*(1-[.$K$3])" office:value-type="float" office:value="3.77236646923504" calcext:value-type="float">
            <text:p>3,77</text:p>
          </table:table-cell>
          <table:table-cell table:formula="of:=[.E98]*(1-[.$K$3])" office:value-type="float" office:value="1.50894658769402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99]*[.G99]+[.E99]*[.F99]" office:value-type="float" office:value="41.4960311615855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date" office:date-value="1945-08-09" calcext:value-type="date">
            <text:p>9.08.1945</text:p>
          </table:table-cell>
          <table:table-cell office:value-type="float" office:value="1" calcext:value-type="float">
            <text:p>1</text:p>
          </table:table-cell>
          <table:table-cell table:formula="of:=[.D99]*(1-[.$K$3])" office:value-type="float" office:value="3.73464280454269" calcext:value-type="float">
            <text:p>3,73</text:p>
          </table:table-cell>
          <table:table-cell table:formula="of:=[.E99]*(1-[.$K$3])" office:value-type="float" office:value="1.49385712181708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0]*[.G100]+[.E100]*[.F100]" office:value-type="float" office:value="41.0810708499696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date" office:date-value="1945-08-10" calcext:value-type="date">
            <text:p>10.08.1945</text:p>
          </table:table-cell>
          <table:table-cell office:value-type="float" office:value="1" calcext:value-type="float">
            <text:p>1</text:p>
          </table:table-cell>
          <table:table-cell table:formula="of:=[.D100]*(1-[.$K$3])" office:value-type="float" office:value="3.69729637649726" calcext:value-type="float">
            <text:p>3,70</text:p>
          </table:table-cell>
          <table:table-cell table:formula="of:=[.E100]*(1-[.$K$3])" office:value-type="float" office:value="1.47891855059891" calcext:value-type="float">
            <text:p>1,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1]*[.G101]+[.E101]*[.F101]" office:value-type="float" office:value="40.6702601414699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date" office:date-value="1945-08-11" calcext:value-type="date">
            <text:p>11.08.1945</text:p>
          </table:table-cell>
          <table:table-cell office:value-type="float" office:value="1" calcext:value-type="float">
            <text:p>1</text:p>
          </table:table-cell>
          <table:table-cell table:formula="of:=[.D101]*(1-[.$K$3])" office:value-type="float" office:value="3.66032341273229" calcext:value-type="float">
            <text:p>3,66</text:p>
          </table:table-cell>
          <table:table-cell table:formula="of:=[.E101]*(1-[.$K$3])" office:value-type="float" office:value="1.46412936509292" calcext:value-type="float">
            <text:p>1,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2]*[.G102]+[.E102]*[.F102]" office:value-type="float" office:value="40.2635575400552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date" office:date-value="1945-08-12" calcext:value-type="date">
            <text:p>12.08.1945</text:p>
          </table:table-cell>
          <table:table-cell office:value-type="float" office:value="1" calcext:value-type="float">
            <text:p>1</text:p>
          </table:table-cell>
          <table:table-cell table:formula="of:=[.D102]*(1-[.$K$3])" office:value-type="float" office:value="3.62372017860497" calcext:value-type="float">
            <text:p>3,62</text:p>
          </table:table-cell>
          <table:table-cell table:formula="of:=[.E102]*(1-[.$K$3])" office:value-type="float" office:value="1.44948807144199" calcext:value-type="float">
            <text:p>1,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3]*[.G103]+[.E103]*[.F103]" office:value-type="float" office:value="39.8609219646546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date" office:date-value="1945-08-13" calcext:value-type="date">
            <text:p>13.08.1945</text:p>
          </table:table-cell>
          <table:table-cell office:value-type="float" office:value="1" calcext:value-type="float">
            <text:p>1</text:p>
          </table:table-cell>
          <table:table-cell table:formula="of:=[.D103]*(1-[.$K$3])" office:value-type="float" office:value="3.58748297681892" calcext:value-type="float">
            <text:p>3,59</text:p>
          </table:table-cell>
          <table:table-cell table:formula="of:=[.E103]*(1-[.$K$3])" office:value-type="float" office:value="1.43499319072757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4]*[.G104]+[.E104]*[.F104]" office:value-type="float" office:value="39.4623127450081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date" office:date-value="1945-08-14" calcext:value-type="date">
            <text:p>14.08.1945</text:p>
          </table:table-cell>
          <table:table-cell office:value-type="float" office:value="1" calcext:value-type="float">
            <text:p>1</text:p>
          </table:table-cell>
          <table:table-cell table:formula="of:=[.D104]*(1-[.$K$3])" office:value-type="float" office:value="3.55160814705073" calcext:value-type="float">
            <text:p>3,55</text:p>
          </table:table-cell>
          <table:table-cell table:formula="of:=[.E104]*(1-[.$K$3])" office:value-type="float" office:value="1.42064325882029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5]*[.G105]+[.E105]*[.F105]" office:value-type="float" office:value="39.067689617558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date" office:date-value="1945-08-15" calcext:value-type="date">
            <text:p>15.08.1945</text:p>
          </table:table-cell>
          <table:table-cell office:value-type="float" office:value="1" calcext:value-type="float">
            <text:p>1</text:p>
          </table:table-cell>
          <table:table-cell table:formula="of:=[.D105]*(1-[.$K$3])" office:value-type="float" office:value="3.51609206558022" calcext:value-type="float">
            <text:p>3,52</text:p>
          </table:table-cell>
          <table:table-cell table:formula="of:=[.E105]*(1-[.$K$3])" office:value-type="float" office:value="1.40643682623209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6]*[.G106]+[.E106]*[.F106]" office:value-type="float" office:value="38.6770127213824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date" office:date-value="1945-08-16" calcext:value-type="date">
            <text:p>16.08.1945</text:p>
          </table:table-cell>
          <table:table-cell office:value-type="float" office:value="1" calcext:value-type="float">
            <text:p>1</text:p>
          </table:table-cell>
          <table:table-cell table:formula="of:=[.D106]*(1-[.$K$3])" office:value-type="float" office:value="3.48093114492442" calcext:value-type="float">
            <text:p>3,48</text:p>
          </table:table-cell>
          <table:table-cell table:formula="of:=[.E106]*(1-[.$K$3])" office:value-type="float" office:value="1.39237245796977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07]*[.G107]+[.E107]*[.F107]" office:value-type="float" office:value="38.2902425941686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date" office:date-value="1945-08-17" calcext:value-type="date">
            <text:p>17.08.1945</text:p>
          </table:table-cell>
          <table:table-cell office:value-type="float" office:value="1" calcext:value-type="float">
            <text:p>1</text:p>
          </table:table-cell>
          <table:table-cell table:formula="of:=[.D107]*(1-[.$K$3])" office:value-type="float" office:value="3.44612183347518" calcext:value-type="float">
            <text:p>3,45</text:p>
          </table:table-cell>
          <table:table-cell table:formula="of:=[.E107]*(1-[.$K$3])" office:value-type="float" office:value="1.37844873339007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D108]*[.G108]+[.E108]*[.F108]" office:value-type="float" office:value="31.0150965012766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 table:number-rows-repeated="330">
          <table:table-cell table:number-columns-repeated="14"/>
        </table:table-row>
        <table:table-row table:style-name="ro1" table:number-rows-repeated="6">
          <table:table-cell table:style-name="ce1"/>
          <table:table-cell table:number-columns-repeated="13"/>
        </table:table-row>
        <table:table-row table:style-name="ro1" table:number-rows-repeated="10481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4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zy plyni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  <table:table-cell office:value-type="string" calcext:value-type="string">
            <text:p>ile elektryk</text:p>
          </table:table-cell>
          <table:table-cell office:value-type="string" calcext:value-type="string">
            <text:p>ile motor</text:p>
          </table:table-cell>
          <table:table-cell office:value-type="string" calcext:value-type="string">
            <text:p>suma mil</text:p>
          </table:table-cell>
          <table:table-cell office:value-type="string" calcext:value-type="string">
            <text:p>suma suma</text:p>
          </table:table-cell>
          <table:table-cell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2" office:value-type="date" office:date-value="1945-05-03" calcext:value-type="date">
            <text:p>3.05.19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]*[.G2]+[.E2]*[.F2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formula="of:=IF([.I2]&lt;=[.$K$6];1;0)" office:value-type="float" office:value="1" calcext:value-type="float">
            <text:p>1</text:p>
          </table:table-cell>
          <table:table-cell office:value-type="string" calcext:value-type="string">
            <text:p>strata na dobę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style-name="ce2" office:value-type="date" office:date-value="1945-05-04" calcext:value-type="date">
            <text:p>4.05.1945</text:p>
          </table:table-cell>
          <table:table-cell office:value-type="float" office:value="1" calcext:value-type="float">
            <text:p>1</text:p>
          </table:table-cell>
          <table:table-cell table:formula="of:=[.D2]*(1-[.$K$3])" office:value-type="float" office:value="9.9" calcext:value-type="float">
            <text:p>9,90</text:p>
          </table:table-cell>
          <table:table-cell table:formula="of:=[.E2]*(1-[.$K$3])" office:value-type="float" office:value="3.96" calcext:value-type="float">
            <text:p>3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]*[.G3]+[.E3]*[.F3]" office:value-type="float" office:value="118.8" calcext:value-type="float">
            <text:p>119</text:p>
          </table:table-cell>
          <table:table-cell table:formula="of:=[.H3]+[.I2]" office:value-type="float" office:value="238.8" calcext:value-type="float">
            <text:p>239</text:p>
          </table:table-cell>
          <table:table-cell table:formula="of:=IF([.I3]&lt;=[.$K$6];1;0)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redkos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style-name="ce2" office:value-type="date" office:date-value="1945-05-05" calcext:value-type="date">
            <text:p>5.05.1945</text:p>
          </table:table-cell>
          <table:table-cell office:value-type="float" office:value="1" calcext:value-type="float">
            <text:p>1</text:p>
          </table:table-cell>
          <table:table-cell table:formula="of:=[.D3]*(1-[.$K$3])" office:value-type="float" office:value="9.801" calcext:value-type="float">
            <text:p>9,80</text:p>
          </table:table-cell>
          <table:table-cell table:formula="of:=[.E3]*(1-[.$K$3])" office:value-type="float" office:value="3.9204" calcext:value-type="float">
            <text:p>3,9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]*[.G4]+[.E4]*[.F4]" office:value-type="float" office:value="117.612" calcext:value-type="float">
            <text:p>118</text:p>
          </table:table-cell>
          <table:table-cell table:formula="of:=[.H4]+[.I3]" office:value-type="float" office:value="356.412" calcext:value-type="float">
            <text:p>356</text:p>
          </table:table-cell>
          <table:table-cell table:formula="of:=IF([.I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2" office:value-type="date" office:date-value="1945-05-06" calcext:value-type="date">
            <text:p>6.05.1945</text:p>
          </table:table-cell>
          <table:table-cell office:value-type="float" office:value="1" calcext:value-type="float">
            <text:p>1</text:p>
          </table:table-cell>
          <table:table-cell table:formula="of:=[.D4]*(1-[.$K$3])" office:value-type="float" office:value="9.70299" calcext:value-type="float">
            <text:p>9,70</text:p>
          </table:table-cell>
          <table:table-cell table:formula="of:=[.E4]*(1-[.$K$3])" office:value-type="float" office:value="3.881196" calcext:value-type="float">
            <text:p>3,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]*[.G5]+[.E5]*[.F5]" office:value-type="float" office:value="116.43588" calcext:value-type="float">
            <text:p>116</text:p>
          </table:table-cell>
          <table:table-cell table:formula="of:=[.H5]+[.I4]" office:value-type="float" office:value="472.84788" calcext:value-type="float">
            <text:p>473</text:p>
          </table:table-cell>
          <table:table-cell table:formula="of:=IF([.I5]&lt;=[.$K$6];1;0)" office:value-type="float" office:value="1" calcext:value-type="float">
            <text:p>1</text:p>
          </table:table-cell>
          <table:table-cell office:value-type="string" calcext:value-type="string">
            <text:p>do przeplyniecia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2" office:value-type="date" office:date-value="1945-05-07" calcext:value-type="date">
            <text:p>7.05.1945</text:p>
          </table:table-cell>
          <table:table-cell office:value-type="float" office:value="1" calcext:value-type="float">
            <text:p>1</text:p>
          </table:table-cell>
          <table:table-cell table:formula="of:=[.D5]*(1-[.$K$3])" office:value-type="float" office:value="9.6059601" calcext:value-type="float">
            <text:p>9,61</text:p>
          </table:table-cell>
          <table:table-cell table:formula="of:=[.E5]*(1-[.$K$3])" office:value-type="float" office:value="3.84238404" calcext:value-type="float">
            <text:p>3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]*[.G6]+[.E6]*[.F6]" office:value-type="float" office:value="115.2715212" calcext:value-type="float">
            <text:p>115</text:p>
          </table:table-cell>
          <table:table-cell table:formula="of:=[.H6]+[.I5]" office:value-type="float" office:value="588.1194012" calcext:value-type="float">
            <text:p>588</text:p>
          </table:table-cell>
          <table:table-cell table:formula="of:=IF([.I6]&lt;=[.$K$6];1;0)" office:value-type="float" office:value="1" calcext:value-type="float">
            <text:p>1</text:p>
          </table:table-cell>
          <table:table-cell office:value-type="float" office:value="7701.94" calcext:value-type="float">
            <text:p>7701,94</text:p>
          </table:table-cell>
          <table:table-cell table:number-columns-repeated="3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style-name="ce2" office:value-type="date" office:date-value="1945-05-08" calcext:value-type="date">
            <text:p>8.05.1945</text:p>
          </table:table-cell>
          <table:table-cell office:value-type="float" office:value="1" calcext:value-type="float">
            <text:p>1</text:p>
          </table:table-cell>
          <table:table-cell table:formula="of:=[.D6]*(1-[.$K$3])" office:value-type="float" office:value="9.509900499" calcext:value-type="float">
            <text:p>9,51</text:p>
          </table:table-cell>
          <table:table-cell table:formula="of:=[.E6]*(1-[.$K$3])" office:value-type="float" office:value="3.8039601996" calcext:value-type="float">
            <text:p>3,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]*[.G7]+[.E7]*[.F7]" office:value-type="float" office:value="114.118805988" calcext:value-type="float">
            <text:p>114</text:p>
          </table:table-cell>
          <table:table-cell table:formula="of:=[.H7]+[.I6]" office:value-type="float" office:value="702.238207188" calcext:value-type="float">
            <text:p>702</text:p>
          </table:table-cell>
          <table:table-cell table:formula="of:=IF([.I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style-name="ce2" office:value-type="date" office:date-value="1945-05-09" calcext:value-type="date">
            <text:p>9.05.1945</text:p>
          </table:table-cell>
          <table:table-cell office:value-type="float" office:value="1" calcext:value-type="float">
            <text:p>1</text:p>
          </table:table-cell>
          <table:table-cell table:formula="of:=[.D7]*(1-[.$K$3])" office:value-type="float" office:value="9.41480149401" calcext:value-type="float">
            <text:p>9,41</text:p>
          </table:table-cell>
          <table:table-cell table:formula="of:=[.E7]*(1-[.$K$3])" office:value-type="float" office:value="3.765920597604" calcext:value-type="float">
            <text:p>3,7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]*[.G8]+[.E8]*[.F8]" office:value-type="float" office:value="112.97761792812" calcext:value-type="float">
            <text:p>113</text:p>
          </table:table-cell>
          <table:table-cell table:formula="of:=[.H8]+[.I7]" office:value-type="float" office:value="815.21582511612" calcext:value-type="float">
            <text:p>815</text:p>
          </table:table-cell>
          <table:table-cell table:formula="of:=IF([.I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style-name="ce2" office:value-type="date" office:date-value="1945-05-10" calcext:value-type="date">
            <text:p>10.05.1945</text:p>
          </table:table-cell>
          <table:table-cell office:value-type="float" office:value="1" calcext:value-type="float">
            <text:p>1</text:p>
          </table:table-cell>
          <table:table-cell table:formula="of:=[.D8]*(1-[.$K$3])" office:value-type="float" office:value="9.3206534790699" calcext:value-type="float">
            <text:p>9,32</text:p>
          </table:table-cell>
          <table:table-cell table:formula="of:=[.E8]*(1-[.$K$3])" office:value-type="float" office:value="3.72826139162796" calcext:value-type="float">
            <text:p>3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]*[.G9]+[.E9]*[.F9]" office:value-type="float" office:value="111.847841748839" calcext:value-type="float">
            <text:p>112</text:p>
          </table:table-cell>
          <table:table-cell table:formula="of:=[.H9]+[.I8]" office:value-type="float" office:value="927.063666864959" calcext:value-type="float">
            <text:p>927</text:p>
          </table:table-cell>
          <table:table-cell table:formula="of:=IF([.I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style-name="ce2" office:value-type="date" office:date-value="1945-05-11" calcext:value-type="date">
            <text:p>11.05.1945</text:p>
          </table:table-cell>
          <table:table-cell office:value-type="float" office:value="1" calcext:value-type="float">
            <text:p>1</text:p>
          </table:table-cell>
          <table:table-cell table:formula="of:=[.D9]*(1-[.$K$3])" office:value-type="float" office:value="9.2274469442792" calcext:value-type="float">
            <text:p>9,23</text:p>
          </table:table-cell>
          <table:table-cell table:formula="of:=[.E9]*(1-[.$K$3])" office:value-type="float" office:value="3.69097877771168" calcext:value-type="float">
            <text:p>3,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]*[.G10]+[.E10]*[.F10]" office:value-type="float" office:value="110.72936333135" calcext:value-type="float">
            <text:p>111</text:p>
          </table:table-cell>
          <table:table-cell table:formula="of:=[.H10]+[.I9]" office:value-type="float" office:value="1037.79303019631" calcext:value-type="float">
            <text:p>1038</text:p>
          </table:table-cell>
          <table:table-cell table:formula="of:=IF([.I1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2" office:value-type="date" office:date-value="1945-05-12" calcext:value-type="date">
            <text:p>12.05.1945</text:p>
          </table:table-cell>
          <table:table-cell office:value-type="float" office:value="1" calcext:value-type="float">
            <text:p>1</text:p>
          </table:table-cell>
          <table:table-cell table:formula="of:=[.D10]*(1-[.$K$3])" office:value-type="float" office:value="9.13517247483641" calcext:value-type="float">
            <text:p>9,14</text:p>
          </table:table-cell>
          <table:table-cell table:formula="of:=[.E10]*(1-[.$K$3])" office:value-type="float" office:value="3.65406898993456" calcext:value-type="float">
            <text:p>3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]*[.G11]+[.E11]*[.F11]" office:value-type="float" office:value="109.622069698037" calcext:value-type="float">
            <text:p>110</text:p>
          </table:table-cell>
          <table:table-cell table:formula="of:=[.H11]+[.I10]" office:value-type="float" office:value="1147.41509989435" calcext:value-type="float">
            <text:p>1147</text:p>
          </table:table-cell>
          <table:table-cell table:formula="of:=IF([.I1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2" office:value-type="date" office:date-value="1945-05-13" calcext:value-type="date">
            <text:p>13.05.1945</text:p>
          </table:table-cell>
          <table:table-cell office:value-type="float" office:value="1" calcext:value-type="float">
            <text:p>1</text:p>
          </table:table-cell>
          <table:table-cell table:formula="of:=[.D11]*(1-[.$K$3])" office:value-type="float" office:value="9.04382075008804" calcext:value-type="float">
            <text:p>9,04</text:p>
          </table:table-cell>
          <table:table-cell table:formula="of:=[.E11]*(1-[.$K$3])" office:value-type="float" office:value="3.61752830003522" calcext:value-type="float">
            <text:p>3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2]*[.G12]+[.E12]*[.F12]" office:value-type="float" office:value="108.525849001057" calcext:value-type="float">
            <text:p>109</text:p>
          </table:table-cell>
          <table:table-cell table:formula="of:=[.H12]+[.I11]" office:value-type="float" office:value="1255.9409488954" calcext:value-type="float">
            <text:p>1256</text:p>
          </table:table-cell>
          <table:table-cell table:formula="of:=IF([.I1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2" office:value-type="date" office:date-value="1945-05-14" calcext:value-type="date">
            <text:p>14.05.1945</text:p>
          </table:table-cell>
          <table:table-cell office:value-type="float" office:value="1" calcext:value-type="float">
            <text:p>1</text:p>
          </table:table-cell>
          <table:table-cell table:formula="of:=[.D12]*(1-[.$K$3])" office:value-type="float" office:value="8.95338254258716" calcext:value-type="float">
            <text:p>8,95</text:p>
          </table:table-cell>
          <table:table-cell table:formula="of:=[.E12]*(1-[.$K$3])" office:value-type="float" office:value="3.58135301703486" calcext:value-type="float">
            <text:p>3,5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3]*[.G13]+[.E13]*[.F13]" office:value-type="float" office:value="107.440590511046" calcext:value-type="float">
            <text:p>107</text:p>
          </table:table-cell>
          <table:table-cell table:formula="of:=[.H13]+[.I12]" office:value-type="float" office:value="1363.38153940645" calcext:value-type="float">
            <text:p>1363</text:p>
          </table:table-cell>
          <table:table-cell table:formula="of:=IF([.I1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style-name="ce2" office:value-type="date" office:date-value="1945-05-15" calcext:value-type="date">
            <text:p>15.05.1945</text:p>
          </table:table-cell>
          <table:table-cell office:value-type="float" office:value="1" calcext:value-type="float">
            <text:p>1</text:p>
          </table:table-cell>
          <table:table-cell table:formula="of:=[.D13]*(1-[.$K$3])" office:value-type="float" office:value="8.86384871716129" calcext:value-type="float">
            <text:p>8,86</text:p>
          </table:table-cell>
          <table:table-cell table:formula="of:=[.E13]*(1-[.$K$3])" office:value-type="float" office:value="3.54553948686452" calcext:value-type="float">
            <text:p>3,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4]*[.G14]+[.E14]*[.F14]" office:value-type="float" office:value="106.366184605936" calcext:value-type="float">
            <text:p>106</text:p>
          </table:table-cell>
          <table:table-cell table:formula="of:=[.H14]+[.I13]" office:value-type="float" office:value="1469.74772401238" calcext:value-type="float">
            <text:p>1470</text:p>
          </table:table-cell>
          <table:table-cell table:formula="of:=IF([.I1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style-name="ce2" office:value-type="date" office:date-value="1945-05-16" calcext:value-type="date">
            <text:p>16.05.1945</text:p>
          </table:table-cell>
          <table:table-cell office:value-type="float" office:value="1" calcext:value-type="float">
            <text:p>1</text:p>
          </table:table-cell>
          <table:table-cell table:formula="of:=[.D14]*(1-[.$K$3])" office:value-type="float" office:value="8.77521022998968" calcext:value-type="float">
            <text:p>8,78</text:p>
          </table:table-cell>
          <table:table-cell table:formula="of:=[.E14]*(1-[.$K$3])" office:value-type="float" office:value="3.51008409199587" calcext:value-type="float">
            <text:p>3,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5]*[.G15]+[.E15]*[.F15]" office:value-type="float" office:value="105.302522759876" calcext:value-type="float">
            <text:p>105</text:p>
          </table:table-cell>
          <table:table-cell table:formula="of:=[.H15]+[.I14]" office:value-type="float" office:value="1575.05024677226" calcext:value-type="float">
            <text:p>1575</text:p>
          </table:table-cell>
          <table:table-cell table:formula="of:=IF([.I1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style-name="ce2" office:value-type="date" office:date-value="1945-05-17" calcext:value-type="date">
            <text:p>17.05.1945</text:p>
          </table:table-cell>
          <table:table-cell office:value-type="float" office:value="1" calcext:value-type="float">
            <text:p>1</text:p>
          </table:table-cell>
          <table:table-cell table:formula="of:=[.D15]*(1-[.$K$3])" office:value-type="float" office:value="8.68745812768978" calcext:value-type="float">
            <text:p>8,69</text:p>
          </table:table-cell>
          <table:table-cell table:formula="of:=[.E15]*(1-[.$K$3])" office:value-type="float" office:value="3.47498325107591" calcext:value-type="float">
            <text:p>3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6]*[.G16]+[.E16]*[.F16]" office:value-type="float" office:value="104.249497532277" calcext:value-type="float">
            <text:p>104</text:p>
          </table:table-cell>
          <table:table-cell table:formula="of:=[.H16]+[.I15]" office:value-type="float" office:value="1679.29974430454" calcext:value-type="float">
            <text:p>1679</text:p>
          </table:table-cell>
          <table:table-cell table:formula="of:=IF([.I1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style-name="ce2" office:value-type="date" office:date-value="1945-05-18" calcext:value-type="date">
            <text:p>18.05.1945</text:p>
          </table:table-cell>
          <table:table-cell office:value-type="float" office:value="1" calcext:value-type="float">
            <text:p>1</text:p>
          </table:table-cell>
          <table:table-cell table:formula="of:=[.D16]*(1-[.$K$3])" office:value-type="float" office:value="8.60058354641288" calcext:value-type="float">
            <text:p>8,60</text:p>
          </table:table-cell>
          <table:table-cell table:formula="of:=[.E16]*(1-[.$K$3])" office:value-type="float" office:value="3.44023341856515" calcext:value-type="float">
            <text:p>3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7]*[.G17]+[.E17]*[.F17]" office:value-type="float" office:value="103.207002556955" calcext:value-type="float">
            <text:p>103</text:p>
          </table:table-cell>
          <table:table-cell table:formula="of:=[.H17]+[.I16]" office:value-type="float" office:value="1782.50674686149" calcext:value-type="float">
            <text:p>1783</text:p>
          </table:table-cell>
          <table:table-cell table:formula="of:=IF([.I1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2" office:value-type="date" office:date-value="1945-05-19" calcext:value-type="date">
            <text:p>19.05.1945</text:p>
          </table:table-cell>
          <table:table-cell office:value-type="float" office:value="1" calcext:value-type="float">
            <text:p>1</text:p>
          </table:table-cell>
          <table:table-cell table:formula="of:=[.D17]*(1-[.$K$3])" office:value-type="float" office:value="8.51457771094876" calcext:value-type="float">
            <text:p>8,51</text:p>
          </table:table-cell>
          <table:table-cell table:formula="of:=[.E17]*(1-[.$K$3])" office:value-type="float" office:value="3.4058310843795" calcext:value-type="float">
            <text:p>3,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8]*[.G18]+[.E18]*[.F18]" office:value-type="float" office:value="102.174932531385" calcext:value-type="float">
            <text:p>102</text:p>
          </table:table-cell>
          <table:table-cell table:formula="of:=[.H18]+[.I17]" office:value-type="float" office:value="1884.68167939288" calcext:value-type="float">
            <text:p>1885</text:p>
          </table:table-cell>
          <table:table-cell table:formula="of:=IF([.I1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2" office:value-type="date" office:date-value="1945-05-20" calcext:value-type="date">
            <text:p>20.05.1945</text:p>
          </table:table-cell>
          <table:table-cell office:value-type="float" office:value="1" calcext:value-type="float">
            <text:p>1</text:p>
          </table:table-cell>
          <table:table-cell table:formula="of:=[.D18]*(1-[.$K$3])" office:value-type="float" office:value="8.42943193383927" calcext:value-type="float">
            <text:p>8,43</text:p>
          </table:table-cell>
          <table:table-cell table:formula="of:=[.E18]*(1-[.$K$3])" office:value-type="float" office:value="3.37177277353571" calcext:value-type="float">
            <text:p>3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9]*[.G19]+[.E19]*[.F19]" office:value-type="float" office:value="101.153183206071" calcext:value-type="float">
            <text:p>101</text:p>
          </table:table-cell>
          <table:table-cell table:formula="of:=[.H19]+[.I18]" office:value-type="float" office:value="1985.83486259895" calcext:value-type="float">
            <text:p>1986</text:p>
          </table:table-cell>
          <table:table-cell table:formula="of:=IF([.I1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style-name="ce2" office:value-type="date" office:date-value="1945-05-21" calcext:value-type="date">
            <text:p>21.05.1945</text:p>
          </table:table-cell>
          <table:table-cell office:value-type="float" office:value="1" calcext:value-type="float">
            <text:p>1</text:p>
          </table:table-cell>
          <table:table-cell table:formula="of:=[.D19]*(1-[.$K$3])" office:value-type="float" office:value="8.34513761450088" calcext:value-type="float">
            <text:p>8,35</text:p>
          </table:table-cell>
          <table:table-cell table:formula="of:=[.E19]*(1-[.$K$3])" office:value-type="float" office:value="3.33805504580035" calcext:value-type="float">
            <text:p>3,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0]*[.G20]+[.E20]*[.F20]" office:value-type="float" office:value="100.141651374011" calcext:value-type="float">
            <text:p>100</text:p>
          </table:table-cell>
          <table:table-cell table:formula="of:=[.H20]+[.I19]" office:value-type="float" office:value="2085.97651397296" calcext:value-type="float">
            <text:p>2086</text:p>
          </table:table-cell>
          <table:table-cell table:formula="of:=IF([.I2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2" office:value-type="date" office:date-value="1945-05-22" calcext:value-type="date">
            <text:p>22.05.1945</text:p>
          </table:table-cell>
          <table:table-cell office:value-type="float" office:value="1" calcext:value-type="float">
            <text:p>1</text:p>
          </table:table-cell>
          <table:table-cell table:formula="of:=[.D20]*(1-[.$K$3])" office:value-type="float" office:value="8.26168623835587" calcext:value-type="float">
            <text:p>8,26</text:p>
          </table:table-cell>
          <table:table-cell table:formula="of:=[.E20]*(1-[.$K$3])" office:value-type="float" office:value="3.30467449534235" calcext:value-type="float">
            <text:p>3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1]*[.G21]+[.E21]*[.F21]" office:value-type="float" office:value="99.1402348602704" calcext:value-type="float">
            <text:p>99</text:p>
          </table:table-cell>
          <table:table-cell table:formula="of:=[.H21]+[.I20]" office:value-type="float" office:value="2185.11674883323" calcext:value-type="float">
            <text:p>2185</text:p>
          </table:table-cell>
          <table:table-cell table:formula="of:=IF([.I2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2" office:value-type="date" office:date-value="1945-05-23" calcext:value-type="date">
            <text:p>23.05.1945</text:p>
          </table:table-cell>
          <table:table-cell office:value-type="float" office:value="1" calcext:value-type="float">
            <text:p>1</text:p>
          </table:table-cell>
          <table:table-cell table:formula="of:=[.D21]*(1-[.$K$3])" office:value-type="float" office:value="8.17906937597231" calcext:value-type="float">
            <text:p>8,18</text:p>
          </table:table-cell>
          <table:table-cell table:formula="of:=[.E21]*(1-[.$K$3])" office:value-type="float" office:value="3.27162775038892" calcext:value-type="float">
            <text:p>3,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2]*[.G22]+[.E22]*[.F22]" office:value-type="float" office:value="98.1488325116677" calcext:value-type="float">
            <text:p>98</text:p>
          </table:table-cell>
          <table:table-cell table:formula="of:=[.H22]+[.I21]" office:value-type="float" office:value="2283.2655813449" calcext:value-type="float">
            <text:p>2283</text:p>
          </table:table-cell>
          <table:table-cell table:formula="of:=IF([.I2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2" office:value-type="date" office:date-value="1945-05-24" calcext:value-type="date">
            <text:p>24.05.1945</text:p>
          </table:table-cell>
          <table:table-cell office:value-type="float" office:value="1" calcext:value-type="float">
            <text:p>1</text:p>
          </table:table-cell>
          <table:table-cell table:formula="of:=[.D22]*(1-[.$K$3])" office:value-type="float" office:value="8.09727868221259" calcext:value-type="float">
            <text:p>8,10</text:p>
          </table:table-cell>
          <table:table-cell table:formula="of:=[.E22]*(1-[.$K$3])" office:value-type="float" office:value="3.23891147288503" calcext:value-type="float">
            <text:p>3,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3]*[.G23]+[.E23]*[.F23]" office:value-type="float" office:value="97.167344186551" calcext:value-type="float">
            <text:p>97</text:p>
          </table:table-cell>
          <table:table-cell table:formula="of:=[.H23]+[.I22]" office:value-type="float" office:value="2380.43292553145" calcext:value-type="float">
            <text:p>2380</text:p>
          </table:table-cell>
          <table:table-cell table:formula="of:=IF([.I2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2" office:value-type="date" office:date-value="1945-05-25" calcext:value-type="date">
            <text:p>25.05.1945</text:p>
          </table:table-cell>
          <table:table-cell office:value-type="float" office:value="1" calcext:value-type="float">
            <text:p>1</text:p>
          </table:table-cell>
          <table:table-cell table:formula="of:=[.D23]*(1-[.$K$3])" office:value-type="float" office:value="8.01630589539046" calcext:value-type="float">
            <text:p>8,02</text:p>
          </table:table-cell>
          <table:table-cell table:formula="of:=[.E23]*(1-[.$K$3])" office:value-type="float" office:value="3.20652235815618" calcext:value-type="float">
            <text:p>3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4]*[.G24]+[.E24]*[.F24]" office:value-type="float" office:value="96.1956707446855" calcext:value-type="float">
            <text:p>96</text:p>
          </table:table-cell>
          <table:table-cell table:formula="of:=[.H24]+[.I23]" office:value-type="float" office:value="2476.62859627613" calcext:value-type="float">
            <text:p>2477</text:p>
          </table:table-cell>
          <table:table-cell table:formula="of:=IF([.I2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style-name="ce2" office:value-type="date" office:date-value="1945-05-26" calcext:value-type="date">
            <text:p>26.05.1945</text:p>
          </table:table-cell>
          <table:table-cell office:value-type="float" office:value="1" calcext:value-type="float">
            <text:p>1</text:p>
          </table:table-cell>
          <table:table-cell table:formula="of:=[.D24]*(1-[.$K$3])" office:value-type="float" office:value="7.93614283643656" calcext:value-type="float">
            <text:p>7,94</text:p>
          </table:table-cell>
          <table:table-cell table:formula="of:=[.E24]*(1-[.$K$3])" office:value-type="float" office:value="3.17445713457462" calcext:value-type="float">
            <text:p>3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5]*[.G25]+[.E25]*[.F25]" office:value-type="float" office:value="95.2337140372386" calcext:value-type="float">
            <text:p>95</text:p>
          </table:table-cell>
          <table:table-cell table:formula="of:=[.H25]+[.I24]" office:value-type="float" office:value="2571.86231031337" calcext:value-type="float">
            <text:p>2572</text:p>
          </table:table-cell>
          <table:table-cell table:formula="of:=IF([.I2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style-name="ce2" office:value-type="date" office:date-value="1945-05-27" calcext:value-type="date">
            <text:p>27.05.1945</text:p>
          </table:table-cell>
          <table:table-cell office:value-type="float" office:value="1" calcext:value-type="float">
            <text:p>1</text:p>
          </table:table-cell>
          <table:table-cell table:formula="of:=[.D25]*(1-[.$K$3])" office:value-type="float" office:value="7.85678140807219" calcext:value-type="float">
            <text:p>7,86</text:p>
          </table:table-cell>
          <table:table-cell table:formula="of:=[.E25]*(1-[.$K$3])" office:value-type="float" office:value="3.14271256322887" calcext:value-type="float">
            <text:p>3,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6]*[.G26]+[.E26]*[.F26]" office:value-type="float" office:value="94.2813768968663" calcext:value-type="float">
            <text:p>94</text:p>
          </table:table-cell>
          <table:table-cell table:formula="of:=[.H26]+[.I25]" office:value-type="float" office:value="2666.14368721024" calcext:value-type="float">
            <text:p>2666</text:p>
          </table:table-cell>
          <table:table-cell table:formula="of:=IF([.I2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2" office:value-type="date" office:date-value="1945-05-28" calcext:value-type="date">
            <text:p>28.05.1945</text:p>
          </table:table-cell>
          <table:table-cell office:value-type="float" office:value="1" calcext:value-type="float">
            <text:p>1</text:p>
          </table:table-cell>
          <table:table-cell table:formula="of:=[.D26]*(1-[.$K$3])" office:value-type="float" office:value="7.77821359399147" calcext:value-type="float">
            <text:p>7,78</text:p>
          </table:table-cell>
          <table:table-cell table:formula="of:=[.E26]*(1-[.$K$3])" office:value-type="float" office:value="3.11128543759659" calcext:value-type="float">
            <text:p>3,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7]*[.G27]+[.E27]*[.F27]" office:value-type="float" office:value="93.3385631278976" calcext:value-type="float">
            <text:p>93</text:p>
          </table:table-cell>
          <table:table-cell table:formula="of:=[.H27]+[.I26]" office:value-type="float" office:value="2759.48225033814" calcext:value-type="float">
            <text:p>2759</text:p>
          </table:table-cell>
          <table:table-cell table:formula="of:=IF([.I2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style-name="ce2" office:value-type="date" office:date-value="1945-05-29" calcext:value-type="date">
            <text:p>29.05.1945</text:p>
          </table:table-cell>
          <table:table-cell office:value-type="float" office:value="1" calcext:value-type="float">
            <text:p>1</text:p>
          </table:table-cell>
          <table:table-cell table:formula="of:=[.D27]*(1-[.$K$3])" office:value-type="float" office:value="7.70043145805155" calcext:value-type="float">
            <text:p>7,70</text:p>
          </table:table-cell>
          <table:table-cell table:formula="of:=[.E27]*(1-[.$K$3])" office:value-type="float" office:value="3.08017258322062" calcext:value-type="float">
            <text:p>3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8]*[.G28]+[.E28]*[.F28]" office:value-type="float" office:value="92.4051774966186" calcext:value-type="float">
            <text:p>92</text:p>
          </table:table-cell>
          <table:table-cell table:formula="of:=[.H28]+[.I27]" office:value-type="float" office:value="2851.88742783476" calcext:value-type="float">
            <text:p>2852</text:p>
          </table:table-cell>
          <table:table-cell table:formula="of:=IF([.I2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style-name="ce2" office:value-type="date" office:date-value="1945-05-30" calcext:value-type="date">
            <text:p>30.05.1945</text:p>
          </table:table-cell>
          <table:table-cell office:value-type="float" office:value="1" calcext:value-type="float">
            <text:p>1</text:p>
          </table:table-cell>
          <table:table-cell table:formula="of:=[.D28]*(1-[.$K$3])" office:value-type="float" office:value="7.62342714347104" calcext:value-type="float">
            <text:p>7,62</text:p>
          </table:table-cell>
          <table:table-cell table:formula="of:=[.E28]*(1-[.$K$3])" office:value-type="float" office:value="3.04937085738841" calcext:value-type="float">
            <text:p>3,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9]*[.G29]+[.E29]*[.F29]" office:value-type="float" office:value="91.4811257216524" calcext:value-type="float">
            <text:p>91</text:p>
          </table:table-cell>
          <table:table-cell table:formula="of:=[.H29]+[.I28]" office:value-type="float" office:value="2943.36855355641" calcext:value-type="float">
            <text:p>2943</text:p>
          </table:table-cell>
          <table:table-cell table:formula="of:=IF([.I2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2" office:value-type="date" office:date-value="1945-05-31" calcext:value-type="date">
            <text:p>31.05.1945</text:p>
          </table:table-cell>
          <table:table-cell office:value-type="float" office:value="1" calcext:value-type="float">
            <text:p>1</text:p>
          </table:table-cell>
          <table:table-cell table:formula="of:=[.D29]*(1-[.$K$3])" office:value-type="float" office:value="7.54719287203633" calcext:value-type="float">
            <text:p>7,55</text:p>
          </table:table-cell>
          <table:table-cell table:formula="of:=[.E29]*(1-[.$K$3])" office:value-type="float" office:value="3.01887714881453" calcext:value-type="float">
            <text:p>3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0]*[.G30]+[.E30]*[.F30]" office:value-type="float" office:value="90.5663144644359" calcext:value-type="float">
            <text:p>91</text:p>
          </table:table-cell>
          <table:table-cell table:formula="of:=[.H30]+[.I29]" office:value-type="float" office:value="3033.93486802084" calcext:value-type="float">
            <text:p>3034</text:p>
          </table:table-cell>
          <table:table-cell table:formula="of:=IF([.I3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style-name="ce2" office:value-type="date" office:date-value="1945-06-01" calcext:value-type="date">
            <text:p>1.06.1945</text:p>
          </table:table-cell>
          <table:table-cell office:value-type="float" office:value="1" calcext:value-type="float">
            <text:p>1</text:p>
          </table:table-cell>
          <table:table-cell table:formula="of:=[.D30]*(1-[.$K$3])" office:value-type="float" office:value="7.47172094331596" calcext:value-type="float">
            <text:p>7,47</text:p>
          </table:table-cell>
          <table:table-cell table:formula="of:=[.E30]*(1-[.$K$3])" office:value-type="float" office:value="2.98868837732638" calcext:value-type="float">
            <text:p>2,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1]*[.G31]+[.E31]*[.F31]" office:value-type="float" office:value="89.6606513197916" calcext:value-type="float">
            <text:p>90</text:p>
          </table:table-cell>
          <table:table-cell table:formula="of:=[.H31]+[.I30]" office:value-type="float" office:value="3123.59551934064" calcext:value-type="float">
            <text:p>3124</text:p>
          </table:table-cell>
          <table:table-cell table:formula="of:=IF([.I3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style-name="ce2" office:value-type="date" office:date-value="1945-06-02" calcext:value-type="date">
            <text:p>2.06.1945</text:p>
          </table:table-cell>
          <table:table-cell office:value-type="float" office:value="1" calcext:value-type="float">
            <text:p>1</text:p>
          </table:table-cell>
          <table:table-cell table:formula="of:=[.D31]*(1-[.$K$3])" office:value-type="float" office:value="7.3970037338828" calcext:value-type="float">
            <text:p>7,40</text:p>
          </table:table-cell>
          <table:table-cell table:formula="of:=[.E31]*(1-[.$K$3])" office:value-type="float" office:value="2.95880149355312" calcext:value-type="float">
            <text:p>2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2]*[.G32]+[.E32]*[.F32]" office:value-type="float" office:value="88.7640448065936" calcext:value-type="float">
            <text:p>89</text:p>
          </table:table-cell>
          <table:table-cell table:formula="of:=[.H32]+[.I31]" office:value-type="float" office:value="3212.35956414723" calcext:value-type="float">
            <text:p>3212</text:p>
          </table:table-cell>
          <table:table-cell table:formula="of:=IF([.I3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style-name="ce2" office:value-type="date" office:date-value="1945-06-03" calcext:value-type="date">
            <text:p>3.06.1945</text:p>
          </table:table-cell>
          <table:table-cell office:value-type="float" office:value="1" calcext:value-type="float">
            <text:p>1</text:p>
          </table:table-cell>
          <table:table-cell table:formula="of:=[.D32]*(1-[.$K$3])" office:value-type="float" office:value="7.32303369654398" calcext:value-type="float">
            <text:p>7,32</text:p>
          </table:table-cell>
          <table:table-cell table:formula="of:=[.E32]*(1-[.$K$3])" office:value-type="float" office:value="2.92921347861759" calcext:value-type="float">
            <text:p>2,9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3]*[.G33]+[.E33]*[.F33]" office:value-type="float" office:value="87.8764043585277" calcext:value-type="float">
            <text:p>88</text:p>
          </table:table-cell>
          <table:table-cell table:formula="of:=[.H33]+[.I32]" office:value-type="float" office:value="3300.23596850576" calcext:value-type="float">
            <text:p>3300</text:p>
          </table:table-cell>
          <table:table-cell table:formula="of:=IF([.I3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style-name="ce2" office:value-type="date" office:date-value="1945-06-04" calcext:value-type="date">
            <text:p>4.06.1945</text:p>
          </table:table-cell>
          <table:table-cell office:value-type="float" office:value="1" calcext:value-type="float">
            <text:p>1</text:p>
          </table:table-cell>
          <table:table-cell table:formula="of:=[.D33]*(1-[.$K$3])" office:value-type="float" office:value="7.24980335957854" calcext:value-type="float">
            <text:p>7,25</text:p>
          </table:table-cell>
          <table:table-cell table:formula="of:=[.E33]*(1-[.$K$3])" office:value-type="float" office:value="2.89992134383141" calcext:value-type="float">
            <text:p>2,9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4]*[.G34]+[.E34]*[.F34]" office:value-type="float" office:value="86.9976403149424" calcext:value-type="float">
            <text:p>87</text:p>
          </table:table-cell>
          <table:table-cell table:formula="of:=[.H34]+[.I33]" office:value-type="float" office:value="3387.2336088207" calcext:value-type="float">
            <text:p>3387</text:p>
          </table:table-cell>
          <table:table-cell table:formula="of:=IF([.I3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style-name="ce2" office:value-type="date" office:date-value="1945-06-05" calcext:value-type="date">
            <text:p>5.06.1945</text:p>
          </table:table-cell>
          <table:table-cell office:value-type="float" office:value="1" calcext:value-type="float">
            <text:p>1</text:p>
          </table:table-cell>
          <table:table-cell table:formula="of:=[.D34]*(1-[.$K$3])" office:value-type="float" office:value="7.17730532598275" calcext:value-type="float">
            <text:p>7,18</text:p>
          </table:table-cell>
          <table:table-cell table:formula="of:=[.E34]*(1-[.$K$3])" office:value-type="float" office:value="2.8709221303931" calcext:value-type="float">
            <text:p>2,8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5]*[.G35]+[.E35]*[.F35]" office:value-type="float" office:value="86.127663911793" calcext:value-type="float">
            <text:p>86</text:p>
          </table:table-cell>
          <table:table-cell table:formula="of:=[.H35]+[.I34]" office:value-type="float" office:value="3473.36127273249" calcext:value-type="float">
            <text:p>3473</text:p>
          </table:table-cell>
          <table:table-cell table:formula="of:=IF([.I3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style-name="ce2" office:value-type="date" office:date-value="1945-06-06" calcext:value-type="date">
            <text:p>6.06.1945</text:p>
          </table:table-cell>
          <table:table-cell office:value-type="float" office:value="1" calcext:value-type="float">
            <text:p>1</text:p>
          </table:table-cell>
          <table:table-cell table:formula="of:=[.D35]*(1-[.$K$3])" office:value-type="float" office:value="7.10553227272292" calcext:value-type="float">
            <text:p>7,11</text:p>
          </table:table-cell>
          <table:table-cell table:formula="of:=[.E35]*(1-[.$K$3])" office:value-type="float" office:value="2.84221290908917" calcext:value-type="float">
            <text:p>2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6]*[.G36]+[.E36]*[.F36]" office:value-type="float" office:value="85.2663872726751" calcext:value-type="float">
            <text:p>85</text:p>
          </table:table-cell>
          <table:table-cell table:formula="of:=[.H36]+[.I35]" office:value-type="float" office:value="3558.62766000517" calcext:value-type="float">
            <text:p>3559</text:p>
          </table:table-cell>
          <table:table-cell table:formula="of:=IF([.I3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style-name="ce2" office:value-type="date" office:date-value="1945-06-07" calcext:value-type="date">
            <text:p>7.06.1945</text:p>
          </table:table-cell>
          <table:table-cell office:value-type="float" office:value="1" calcext:value-type="float">
            <text:p>1</text:p>
          </table:table-cell>
          <table:table-cell table:formula="of:=[.D36]*(1-[.$K$3])" office:value-type="float" office:value="7.03447694999569" calcext:value-type="float">
            <text:p>7,03</text:p>
          </table:table-cell>
          <table:table-cell table:formula="of:=[.E36]*(1-[.$K$3])" office:value-type="float" office:value="2.81379077999828" calcext:value-type="float">
            <text:p>2,8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7]*[.G37]+[.E37]*[.F37]" office:value-type="float" office:value="84.4137233999483" calcext:value-type="float">
            <text:p>84</text:p>
          </table:table-cell>
          <table:table-cell table:formula="of:=[.H37]+[.I36]" office:value-type="float" office:value="3643.04138340512" calcext:value-type="float">
            <text:p>3643</text:p>
          </table:table-cell>
          <table:table-cell table:formula="of:=IF([.I3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style-name="ce2" office:value-type="date" office:date-value="1945-06-08" calcext:value-type="date">
            <text:p>8.06.1945</text:p>
          </table:table-cell>
          <table:table-cell office:value-type="float" office:value="1" calcext:value-type="float">
            <text:p>1</text:p>
          </table:table-cell>
          <table:table-cell table:formula="of:=[.D37]*(1-[.$K$3])" office:value-type="float" office:value="6.96413218049574" calcext:value-type="float">
            <text:p>6,96</text:p>
          </table:table-cell>
          <table:table-cell table:formula="of:=[.E37]*(1-[.$K$3])" office:value-type="float" office:value="2.78565287219829" calcext:value-type="float">
            <text:p>2,7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8]*[.G38]+[.E38]*[.F38]" office:value-type="float" office:value="83.5695861659488" calcext:value-type="float">
            <text:p>84</text:p>
          </table:table-cell>
          <table:table-cell table:formula="of:=[.H38]+[.I37]" office:value-type="float" office:value="3726.61096957106" calcext:value-type="float">
            <text:p>3727</text:p>
          </table:table-cell>
          <table:table-cell table:formula="of:=IF([.I3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style-name="ce2" office:value-type="date" office:date-value="1945-06-09" calcext:value-type="date">
            <text:p>9.06.1945</text:p>
          </table:table-cell>
          <table:table-cell office:value-type="float" office:value="1" calcext:value-type="float">
            <text:p>1</text:p>
          </table:table-cell>
          <table:table-cell table:formula="of:=[.D38]*(1-[.$K$3])" office:value-type="float" office:value="6.89449085869078" calcext:value-type="float">
            <text:p>6,89</text:p>
          </table:table-cell>
          <table:table-cell table:formula="of:=[.E38]*(1-[.$K$3])" office:value-type="float" office:value="2.75779634347631" calcext:value-type="float">
            <text:p>2,7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9]*[.G39]+[.E39]*[.F39]" office:value-type="float" office:value="82.7338903042893" calcext:value-type="float">
            <text:p>83</text:p>
          </table:table-cell>
          <table:table-cell table:formula="of:=[.H39]+[.I38]" office:value-type="float" office:value="3809.34485987535" calcext:value-type="float">
            <text:p>3809</text:p>
          </table:table-cell>
          <table:table-cell table:formula="of:=IF([.I3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style-name="ce2" office:value-type="date" office:date-value="1945-06-10" calcext:value-type="date">
            <text:p>10.06.1945</text:p>
          </table:table-cell>
          <table:table-cell office:value-type="float" office:value="1" calcext:value-type="float">
            <text:p>1</text:p>
          </table:table-cell>
          <table:table-cell table:formula="of:=[.D39]*(1-[.$K$3])" office:value-type="float" office:value="6.82554595010387" calcext:value-type="float">
            <text:p>6,83</text:p>
          </table:table-cell>
          <table:table-cell table:formula="of:=[.E39]*(1-[.$K$3])" office:value-type="float" office:value="2.73021838004155" calcext:value-type="float">
            <text:p>2,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0]*[.G40]+[.E40]*[.F40]" office:value-type="float" office:value="81.9065514012464" calcext:value-type="float">
            <text:p>82</text:p>
          </table:table-cell>
          <table:table-cell table:formula="of:=[.H40]+[.I39]" office:value-type="float" office:value="3891.2514112766" calcext:value-type="float">
            <text:p>3891</text:p>
          </table:table-cell>
          <table:table-cell table:formula="of:=IF([.I4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style-name="ce2" office:value-type="date" office:date-value="1945-06-11" calcext:value-type="date">
            <text:p>11.06.1945</text:p>
          </table:table-cell>
          <table:table-cell office:value-type="float" office:value="1" calcext:value-type="float">
            <text:p>1</text:p>
          </table:table-cell>
          <table:table-cell table:formula="of:=[.D40]*(1-[.$K$3])" office:value-type="float" office:value="6.75729049060283" calcext:value-type="float">
            <text:p>6,76</text:p>
          </table:table-cell>
          <table:table-cell table:formula="of:=[.E40]*(1-[.$K$3])" office:value-type="float" office:value="2.70291619624113" calcext:value-type="float">
            <text:p>2,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1]*[.G41]+[.E41]*[.F41]" office:value-type="float" office:value="81.087485887234" calcext:value-type="float">
            <text:p>81</text:p>
          </table:table-cell>
          <table:table-cell table:formula="of:=[.H41]+[.I40]" office:value-type="float" office:value="3972.33889716383" calcext:value-type="float">
            <text:p>3972</text:p>
          </table:table-cell>
          <table:table-cell table:formula="of:=IF([.I4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style-name="ce2" office:value-type="date" office:date-value="1945-06-12" calcext:value-type="date">
            <text:p>12.06.1945</text:p>
          </table:table-cell>
          <table:table-cell office:value-type="float" office:value="1" calcext:value-type="float">
            <text:p>1</text:p>
          </table:table-cell>
          <table:table-cell table:formula="of:=[.D41]*(1-[.$K$3])" office:value-type="float" office:value="6.6897175856968" calcext:value-type="float">
            <text:p>6,69</text:p>
          </table:table-cell>
          <table:table-cell table:formula="of:=[.E41]*(1-[.$K$3])" office:value-type="float" office:value="2.67588703427872" calcext:value-type="float">
            <text:p>2,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2]*[.G42]+[.E42]*[.F42]" office:value-type="float" office:value="80.2766110283616" calcext:value-type="float">
            <text:p>80</text:p>
          </table:table-cell>
          <table:table-cell table:formula="of:=[.H42]+[.I41]" office:value-type="float" office:value="4052.6155081922" calcext:value-type="float">
            <text:p>4053</text:p>
          </table:table-cell>
          <table:table-cell table:formula="of:=IF([.I4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style-name="ce2" office:value-type="date" office:date-value="1945-06-13" calcext:value-type="date">
            <text:p>13.06.1945</text:p>
          </table:table-cell>
          <table:table-cell office:value-type="float" office:value="1" calcext:value-type="float">
            <text:p>1</text:p>
          </table:table-cell>
          <table:table-cell table:formula="of:=[.D42]*(1-[.$K$3])" office:value-type="float" office:value="6.62282040983984" calcext:value-type="float">
            <text:p>6,62</text:p>
          </table:table-cell>
          <table:table-cell table:formula="of:=[.E42]*(1-[.$K$3])" office:value-type="float" office:value="2.64912816393593" calcext:value-type="float">
            <text:p>2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3]*[.G43]+[.E43]*[.F43]" office:value-type="float" office:value="79.473844918078" calcext:value-type="float">
            <text:p>79</text:p>
          </table:table-cell>
          <table:table-cell table:formula="of:=[.H43]+[.I42]" office:value-type="float" office:value="4132.08935311027" calcext:value-type="float">
            <text:p>4132</text:p>
          </table:table-cell>
          <table:table-cell table:formula="of:=IF([.I4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style-name="ce2" office:value-type="date" office:date-value="1945-06-14" calcext:value-type="date">
            <text:p>14.06.1945</text:p>
          </table:table-cell>
          <table:table-cell office:value-type="float" office:value="1" calcext:value-type="float">
            <text:p>1</text:p>
          </table:table-cell>
          <table:table-cell table:formula="of:=[.D43]*(1-[.$K$3])" office:value-type="float" office:value="6.55659220574144" calcext:value-type="float">
            <text:p>6,56</text:p>
          </table:table-cell>
          <table:table-cell table:formula="of:=[.E43]*(1-[.$K$3])" office:value-type="float" office:value="2.62263688229657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4]*[.G44]+[.E44]*[.F44]" office:value-type="float" office:value="78.6791064688972" calcext:value-type="float">
            <text:p>79</text:p>
          </table:table-cell>
          <table:table-cell table:formula="of:=[.H44]+[.I43]" office:value-type="float" office:value="4210.76845957917" calcext:value-type="float">
            <text:p>4211</text:p>
          </table:table-cell>
          <table:table-cell table:formula="of:=IF([.I4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style-name="ce2" office:value-type="date" office:date-value="1945-06-15" calcext:value-type="date">
            <text:p>15.06.1945</text:p>
          </table:table-cell>
          <table:table-cell office:value-type="float" office:value="1" calcext:value-type="float">
            <text:p>1</text:p>
          </table:table-cell>
          <table:table-cell table:formula="of:=[.D44]*(1-[.$K$3])" office:value-type="float" office:value="6.49102628368402" calcext:value-type="float">
            <text:p>6,49</text:p>
          </table:table-cell>
          <table:table-cell table:formula="of:=[.E44]*(1-[.$K$3])" office:value-type="float" office:value="2.59641051347361" calcext:value-type="float">
            <text:p>2,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5]*[.G45]+[.E45]*[.F45]" office:value-type="float" office:value="77.8923154042083" calcext:value-type="float">
            <text:p>78</text:p>
          </table:table-cell>
          <table:table-cell table:formula="of:=[.H45]+[.I44]" office:value-type="float" office:value="4288.66077498338" calcext:value-type="float">
            <text:p>4289</text:p>
          </table:table-cell>
          <table:table-cell table:formula="of:=IF([.I4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style-name="ce2" office:value-type="date" office:date-value="1945-06-16" calcext:value-type="date">
            <text:p>16.06.1945</text:p>
          </table:table-cell>
          <table:table-cell office:value-type="float" office:value="1" calcext:value-type="float">
            <text:p>1</text:p>
          </table:table-cell>
          <table:table-cell table:formula="of:=[.D45]*(1-[.$K$3])" office:value-type="float" office:value="6.42611602084718" calcext:value-type="float">
            <text:p>6,43</text:p>
          </table:table-cell>
          <table:table-cell table:formula="of:=[.E45]*(1-[.$K$3])" office:value-type="float" office:value="2.57044640833887" calcext:value-type="float">
            <text:p>2,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6]*[.G46]+[.E46]*[.F46]" office:value-type="float" office:value="77.1133922501662" calcext:value-type="float">
            <text:p>77</text:p>
          </table:table-cell>
          <table:table-cell table:formula="of:=[.H46]+[.I45]" office:value-type="float" office:value="4365.77416723355" calcext:value-type="float">
            <text:p>4366</text:p>
          </table:table-cell>
          <table:table-cell table:formula="of:=IF([.I4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style-name="ce2" office:value-type="date" office:date-value="1945-06-17" calcext:value-type="date">
            <text:p>17.06.1945</text:p>
          </table:table-cell>
          <table:table-cell office:value-type="float" office:value="1" calcext:value-type="float">
            <text:p>1</text:p>
          </table:table-cell>
          <table:table-cell table:formula="of:=[.D46]*(1-[.$K$3])" office:value-type="float" office:value="6.36185486063871" calcext:value-type="float">
            <text:p>6,36</text:p>
          </table:table-cell>
          <table:table-cell table:formula="of:=[.E46]*(1-[.$K$3])" office:value-type="float" office:value="2.54474194425548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7]*[.G47]+[.E47]*[.F47]" office:value-type="float" office:value="76.3422583276645" calcext:value-type="float">
            <text:p>76</text:p>
          </table:table-cell>
          <table:table-cell table:formula="of:=[.H47]+[.I46]" office:value-type="float" office:value="4442.11642556121" calcext:value-type="float">
            <text:p>4442</text:p>
          </table:table-cell>
          <table:table-cell table:formula="of:=IF([.I4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style-name="ce2" office:value-type="date" office:date-value="1945-06-18" calcext:value-type="date">
            <text:p>18.06.1945</text:p>
          </table:table-cell>
          <table:table-cell office:value-type="float" office:value="1" calcext:value-type="float">
            <text:p>1</text:p>
          </table:table-cell>
          <table:table-cell table:formula="of:=[.D47]*(1-[.$K$3])" office:value-type="float" office:value="6.29823631203232" calcext:value-type="float">
            <text:p>6,30</text:p>
          </table:table-cell>
          <table:table-cell table:formula="of:=[.E47]*(1-[.$K$3])" office:value-type="float" office:value="2.51929452481293" calcext:value-type="float">
            <text:p>2,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8]*[.G48]+[.E48]*[.F48]" office:value-type="float" office:value="75.5788357443879" calcext:value-type="float">
            <text:p>76</text:p>
          </table:table-cell>
          <table:table-cell table:formula="of:=[.H48]+[.I47]" office:value-type="float" office:value="4517.6952613056" calcext:value-type="float">
            <text:p>4518</text:p>
          </table:table-cell>
          <table:table-cell table:formula="of:=IF([.I4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style-name="ce2" office:value-type="date" office:date-value="1945-06-19" calcext:value-type="date">
            <text:p>19.06.1945</text:p>
          </table:table-cell>
          <table:table-cell office:value-type="float" office:value="1" calcext:value-type="float">
            <text:p>1</text:p>
          </table:table-cell>
          <table:table-cell table:formula="of:=[.D48]*(1-[.$K$3])" office:value-type="float" office:value="6.235253948912" calcext:value-type="float">
            <text:p>6,24</text:p>
          </table:table-cell>
          <table:table-cell table:formula="of:=[.E48]*(1-[.$K$3])" office:value-type="float" office:value="2.4941015795648" calcext:value-type="float">
            <text:p>2,4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9]*[.G49]+[.E49]*[.F49]" office:value-type="float" office:value="74.823047386944" calcext:value-type="float">
            <text:p>75</text:p>
          </table:table-cell>
          <table:table-cell table:formula="of:=[.H49]+[.I48]" office:value-type="float" office:value="4592.51830869254" calcext:value-type="float">
            <text:p>4593</text:p>
          </table:table-cell>
          <table:table-cell table:formula="of:=IF([.I4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style-name="ce2" office:value-type="date" office:date-value="1945-06-20" calcext:value-type="date">
            <text:p>20.06.1945</text:p>
          </table:table-cell>
          <table:table-cell office:value-type="float" office:value="1" calcext:value-type="float">
            <text:p>1</text:p>
          </table:table-cell>
          <table:table-cell table:formula="of:=[.D49]*(1-[.$K$3])" office:value-type="float" office:value="6.17290140942288" calcext:value-type="float">
            <text:p>6,17</text:p>
          </table:table-cell>
          <table:table-cell table:formula="of:=[.E49]*(1-[.$K$3])" office:value-type="float" office:value="2.46916056376915" calcext:value-type="float">
            <text:p>2,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0]*[.G50]+[.E50]*[.F50]" office:value-type="float" office:value="74.0748169130746" calcext:value-type="float">
            <text:p>74</text:p>
          </table:table-cell>
          <table:table-cell table:formula="of:=[.H50]+[.I49]" office:value-type="float" office:value="4666.59312560562" calcext:value-type="float">
            <text:p>4667</text:p>
          </table:table-cell>
          <table:table-cell table:formula="of:=IF([.I5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style-name="ce2" office:value-type="date" office:date-value="1945-06-21" calcext:value-type="date">
            <text:p>21.06.1945</text:p>
          </table:table-cell>
          <table:table-cell office:value-type="float" office:value="1" calcext:value-type="float">
            <text:p>1</text:p>
          </table:table-cell>
          <table:table-cell table:formula="of:=[.D50]*(1-[.$K$3])" office:value-type="float" office:value="6.11117239532865" calcext:value-type="float">
            <text:p>6,11</text:p>
          </table:table-cell>
          <table:table-cell table:formula="of:=[.E50]*(1-[.$K$3])" office:value-type="float" office:value="2.44446895813146" calcext:value-type="float">
            <text:p>2,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1]*[.G51]+[.E51]*[.F51]" office:value-type="float" office:value="73.3340687439438" calcext:value-type="float">
            <text:p>73</text:p>
          </table:table-cell>
          <table:table-cell table:formula="of:=[.H51]+[.I50]" office:value-type="float" office:value="4739.92719434956" calcext:value-type="float">
            <text:p>4740</text:p>
          </table:table-cell>
          <table:table-cell table:formula="of:=IF([.I5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style-name="ce2" office:value-type="date" office:date-value="1945-06-22" calcext:value-type="date">
            <text:p>22.06.1945</text:p>
          </table:table-cell>
          <table:table-cell office:value-type="float" office:value="1" calcext:value-type="float">
            <text:p>1</text:p>
          </table:table-cell>
          <table:table-cell table:formula="of:=[.D51]*(1-[.$K$3])" office:value-type="float" office:value="6.05006067137537" calcext:value-type="float">
            <text:p>6,05</text:p>
          </table:table-cell>
          <table:table-cell table:formula="of:=[.E51]*(1-[.$K$3])" office:value-type="float" office:value="2.42002426855015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2]*[.G52]+[.E52]*[.F52]" office:value-type="float" office:value="72.6007280565044" calcext:value-type="float">
            <text:p>73</text:p>
          </table:table-cell>
          <table:table-cell table:formula="of:=[.H52]+[.I51]" office:value-type="float" office:value="4812.52792240606" calcext:value-type="float">
            <text:p>4813</text:p>
          </table:table-cell>
          <table:table-cell table:formula="of:=IF([.I5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style-name="ce2" office:value-type="date" office:date-value="1945-06-23" calcext:value-type="date">
            <text:p>23.06.1945</text:p>
          </table:table-cell>
          <table:table-cell office:value-type="float" office:value="1" calcext:value-type="float">
            <text:p>1</text:p>
          </table:table-cell>
          <table:table-cell table:formula="of:=[.D52]*(1-[.$K$3])" office:value-type="float" office:value="5.98956006466161" calcext:value-type="float">
            <text:p>5,99</text:p>
          </table:table-cell>
          <table:table-cell table:formula="of:=[.E52]*(1-[.$K$3])" office:value-type="float" office:value="2.39582402586464" calcext:value-type="float">
            <text:p>2,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3]*[.G53]+[.E53]*[.F53]" office:value-type="float" office:value="71.8747207759393" calcext:value-type="float">
            <text:p>72</text:p>
          </table:table-cell>
          <table:table-cell table:formula="of:=[.H53]+[.I52]" office:value-type="float" office:value="4884.40264318201" calcext:value-type="float">
            <text:p>4884</text:p>
          </table:table-cell>
          <table:table-cell table:formula="of:=IF([.I5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style-name="ce2" office:value-type="date" office:date-value="1945-06-24" calcext:value-type="date">
            <text:p>24.06.1945</text:p>
          </table:table-cell>
          <table:table-cell office:value-type="float" office:value="1" calcext:value-type="float">
            <text:p>1</text:p>
          </table:table-cell>
          <table:table-cell table:formula="of:=[.D53]*(1-[.$K$3])" office:value-type="float" office:value="5.929664464015" calcext:value-type="float">
            <text:p>5,93</text:p>
          </table:table-cell>
          <table:table-cell table:formula="of:=[.E53]*(1-[.$K$3])" office:value-type="float" office:value="2.371865785606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4]*[.G54]+[.E54]*[.F54]" office:value-type="float" office:value="71.1559735681799" calcext:value-type="float">
            <text:p>71</text:p>
          </table:table-cell>
          <table:table-cell table:formula="of:=[.H54]+[.I53]" office:value-type="float" office:value="4955.55861675019" calcext:value-type="float">
            <text:p>4956</text:p>
          </table:table-cell>
          <table:table-cell table:formula="of:=IF([.I5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style-name="ce2" office:value-type="date" office:date-value="1945-06-25" calcext:value-type="date">
            <text:p>25.06.1945</text:p>
          </table:table-cell>
          <table:table-cell office:value-type="float" office:value="1" calcext:value-type="float">
            <text:p>1</text:p>
          </table:table-cell>
          <table:table-cell table:formula="of:=[.D54]*(1-[.$K$3])" office:value-type="float" office:value="5.87036781937485" calcext:value-type="float">
            <text:p>5,87</text:p>
          </table:table-cell>
          <table:table-cell table:formula="of:=[.E54]*(1-[.$K$3])" office:value-type="float" office:value="2.34814712774994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5]*[.G55]+[.E55]*[.F55]" office:value-type="float" office:value="70.4444138324981" calcext:value-type="float">
            <text:p>70</text:p>
          </table:table-cell>
          <table:table-cell table:formula="of:=[.H55]+[.I54]" office:value-type="float" office:value="5026.00303058268" calcext:value-type="float">
            <text:p>5026</text:p>
          </table:table-cell>
          <table:table-cell table:formula="of:=IF([.I5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style-name="ce2" office:value-type="date" office:date-value="1945-06-26" calcext:value-type="date">
            <text:p>26.06.1945</text:p>
          </table:table-cell>
          <table:table-cell office:value-type="float" office:value="1" calcext:value-type="float">
            <text:p>1</text:p>
          </table:table-cell>
          <table:table-cell table:formula="of:=[.D55]*(1-[.$K$3])" office:value-type="float" office:value="5.8116641411811" calcext:value-type="float">
            <text:p>5,81</text:p>
          </table:table-cell>
          <table:table-cell table:formula="of:=[.E55]*(1-[.$K$3])" office:value-type="float" office:value="2.32466565647244" calcext:value-type="float">
            <text:p>2,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6]*[.G56]+[.E56]*[.F56]" office:value-type="float" office:value="69.7399696941732" calcext:value-type="float">
            <text:p>70</text:p>
          </table:table-cell>
          <table:table-cell table:formula="of:=[.H56]+[.I55]" office:value-type="float" office:value="5095.74300027686" calcext:value-type="float">
            <text:p>5096</text:p>
          </table:table-cell>
          <table:table-cell table:formula="of:=IF([.I5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style-name="ce2" office:value-type="date" office:date-value="1945-06-27" calcext:value-type="date">
            <text:p>27.06.1945</text:p>
          </table:table-cell>
          <table:table-cell office:value-type="float" office:value="1" calcext:value-type="float">
            <text:p>1</text:p>
          </table:table-cell>
          <table:table-cell table:formula="of:=[.D56]*(1-[.$K$3])" office:value-type="float" office:value="5.75354749976929" calcext:value-type="float">
            <text:p>5,75</text:p>
          </table:table-cell>
          <table:table-cell table:formula="of:=[.E56]*(1-[.$K$3])" office:value-type="float" office:value="2.30141899990771" calcext:value-type="float">
            <text:p>2,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7]*[.G57]+[.E57]*[.F57]" office:value-type="float" office:value="69.0425699972314" calcext:value-type="float">
            <text:p>69</text:p>
          </table:table-cell>
          <table:table-cell table:formula="of:=[.H57]+[.I56]" office:value-type="float" office:value="5164.78557027409" calcext:value-type="float">
            <text:p>5165</text:p>
          </table:table-cell>
          <table:table-cell table:formula="of:=IF([.I5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style-name="ce2" office:value-type="date" office:date-value="1945-06-28" calcext:value-type="date">
            <text:p>28.06.1945</text:p>
          </table:table-cell>
          <table:table-cell office:value-type="float" office:value="1" calcext:value-type="float">
            <text:p>1</text:p>
          </table:table-cell>
          <table:table-cell table:formula="of:=[.D57]*(1-[.$K$3])" office:value-type="float" office:value="5.69601202477159" calcext:value-type="float">
            <text:p>5,70</text:p>
          </table:table-cell>
          <table:table-cell table:formula="of:=[.E57]*(1-[.$K$3])" office:value-type="float" office:value="2.27840480990864" calcext:value-type="float">
            <text:p>2,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8]*[.G58]+[.E58]*[.F58]" office:value-type="float" office:value="68.3521442972591" calcext:value-type="float">
            <text:p>68</text:p>
          </table:table-cell>
          <table:table-cell table:formula="of:=[.H58]+[.I57]" office:value-type="float" office:value="5233.13771457135" calcext:value-type="float">
            <text:p>5233</text:p>
          </table:table-cell>
          <table:table-cell table:formula="of:=IF([.I5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style-name="ce2" office:value-type="date" office:date-value="1945-06-29" calcext:value-type="date">
            <text:p>29.06.1945</text:p>
          </table:table-cell>
          <table:table-cell office:value-type="float" office:value="1" calcext:value-type="float">
            <text:p>1</text:p>
          </table:table-cell>
          <table:table-cell table:formula="of:=[.D58]*(1-[.$K$3])" office:value-type="float" office:value="5.63905190452388" calcext:value-type="float">
            <text:p>5,64</text:p>
          </table:table-cell>
          <table:table-cell table:formula="of:=[.E58]*(1-[.$K$3])" office:value-type="float" office:value="2.25562076180955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]*[.G59]+[.E59]*[.F59]" office:value-type="float" office:value="67.6686228542865" calcext:value-type="float">
            <text:p>68</text:p>
          </table:table-cell>
          <table:table-cell table:formula="of:=[.H59]+[.I58]" office:value-type="float" office:value="5300.80633742563" calcext:value-type="float">
            <text:p>5301</text:p>
          </table:table-cell>
          <table:table-cell table:formula="of:=IF([.I5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style-name="ce2" office:value-type="date" office:date-value="1945-06-30" calcext:value-type="date">
            <text:p>30.06.1945</text:p>
          </table:table-cell>
          <table:table-cell office:value-type="float" office:value="1" calcext:value-type="float">
            <text:p>1</text:p>
          </table:table-cell>
          <table:table-cell table:formula="of:=[.D59]*(1-[.$K$3])" office:value-type="float" office:value="5.58266138547864" calcext:value-type="float">
            <text:p>5,58</text:p>
          </table:table-cell>
          <table:table-cell table:formula="of:=[.E59]*(1-[.$K$3])" office:value-type="float" office:value="2.23306455419145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0]*[.G60]+[.E60]*[.F60]" office:value-type="float" office:value="66.9919366257436" calcext:value-type="float">
            <text:p>67</text:p>
          </table:table-cell>
          <table:table-cell table:formula="of:=[.H60]+[.I59]" office:value-type="float" office:value="5367.79827405138" calcext:value-type="float">
            <text:p>5368</text:p>
          </table:table-cell>
          <table:table-cell table:formula="of:=IF([.I6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style-name="ce2" office:value-type="date" office:date-value="1945-07-01" calcext:value-type="date">
            <text:p>1.07.1945</text:p>
          </table:table-cell>
          <table:table-cell office:value-type="float" office:value="1" calcext:value-type="float">
            <text:p>1</text:p>
          </table:table-cell>
          <table:table-cell table:formula="of:=[.D60]*(1-[.$K$3])" office:value-type="float" office:value="5.52683477162385" calcext:value-type="float">
            <text:p>5,53</text:p>
          </table:table-cell>
          <table:table-cell table:formula="of:=[.E60]*(1-[.$K$3])" office:value-type="float" office:value="2.21073390864954" calcext:value-type="float">
            <text:p>2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1]*[.G61]+[.E61]*[.F61]" office:value-type="float" office:value="66.3220172594862" calcext:value-type="float">
            <text:p>66</text:p>
          </table:table-cell>
          <table:table-cell table:formula="of:=[.H61]+[.I60]" office:value-type="float" office:value="5434.12029131086" calcext:value-type="float">
            <text:p>5434</text:p>
          </table:table-cell>
          <table:table-cell table:formula="of:=IF([.I6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style-name="ce2" office:value-type="date" office:date-value="1945-07-02" calcext:value-type="date">
            <text:p>2.07.1945</text:p>
          </table:table-cell>
          <table:table-cell office:value-type="float" office:value="1" calcext:value-type="float">
            <text:p>1</text:p>
          </table:table-cell>
          <table:table-cell table:formula="of:=[.D61]*(1-[.$K$3])" office:value-type="float" office:value="5.47156642390761" calcext:value-type="float">
            <text:p>5,47</text:p>
          </table:table-cell>
          <table:table-cell table:formula="of:=[.E61]*(1-[.$K$3])" office:value-type="float" office:value="2.18862656956304" calcext:value-type="float">
            <text:p>2,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2]*[.G62]+[.E62]*[.F62]" office:value-type="float" office:value="65.6587970868914" calcext:value-type="float">
            <text:p>66</text:p>
          </table:table-cell>
          <table:table-cell table:formula="of:=[.H62]+[.I61]" office:value-type="float" office:value="5499.77908839775" calcext:value-type="float">
            <text:p>5500</text:p>
          </table:table-cell>
          <table:table-cell table:formula="of:=IF([.I6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style-name="ce2" office:value-type="date" office:date-value="1945-07-03" calcext:value-type="date">
            <text:p>3.07.1945</text:p>
          </table:table-cell>
          <table:table-cell office:value-type="float" office:value="1" calcext:value-type="float">
            <text:p>1</text:p>
          </table:table-cell>
          <table:table-cell table:formula="of:=[.D62]*(1-[.$K$3])" office:value-type="float" office:value="5.41685075966854" calcext:value-type="float">
            <text:p>5,42</text:p>
          </table:table-cell>
          <table:table-cell table:formula="of:=[.E62]*(1-[.$K$3])" office:value-type="float" office:value="2.16674030386741" calcext:value-type="float">
            <text:p>2,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3]*[.G63]+[.E63]*[.F63]" office:value-type="float" office:value="65.0022091160224" calcext:value-type="float">
            <text:p>65</text:p>
          </table:table-cell>
          <table:table-cell table:formula="of:=[.H63]+[.I62]" office:value-type="float" office:value="5564.78129751378" calcext:value-type="float">
            <text:p>5565</text:p>
          </table:table-cell>
          <table:table-cell table:formula="of:=IF([.I6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style-name="ce2" office:value-type="date" office:date-value="1945-07-04" calcext:value-type="date">
            <text:p>4.07.1945</text:p>
          </table:table-cell>
          <table:table-cell office:value-type="float" office:value="1" calcext:value-type="float">
            <text:p>1</text:p>
          </table:table-cell>
          <table:table-cell table:formula="of:=[.D63]*(1-[.$K$3])" office:value-type="float" office:value="5.36268225207185" calcext:value-type="float">
            <text:p>5,36</text:p>
          </table:table-cell>
          <table:table-cell table:formula="of:=[.E63]*(1-[.$K$3])" office:value-type="float" office:value="2.14507290082874" calcext:value-type="float">
            <text:p>2,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4]*[.G64]+[.E64]*[.F64]" office:value-type="float" office:value="64.3521870248622" calcext:value-type="float">
            <text:p>64</text:p>
          </table:table-cell>
          <table:table-cell table:formula="of:=[.H64]+[.I63]" office:value-type="float" office:value="5629.13348453864" calcext:value-type="float">
            <text:p>5629</text:p>
          </table:table-cell>
          <table:table-cell table:formula="of:=IF([.I6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style-name="ce2" office:value-type="date" office:date-value="1945-07-05" calcext:value-type="date">
            <text:p>5.07.1945</text:p>
          </table:table-cell>
          <table:table-cell office:value-type="float" office:value="1" calcext:value-type="float">
            <text:p>1</text:p>
          </table:table-cell>
          <table:table-cell table:formula="of:=[.D64]*(1-[.$K$3])" office:value-type="float" office:value="5.30905542955113" calcext:value-type="float">
            <text:p>5,31</text:p>
          </table:table-cell>
          <table:table-cell table:formula="of:=[.E64]*(1-[.$K$3])" office:value-type="float" office:value="2.12362217182045" calcext:value-type="float">
            <text:p>2,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5]*[.G65]+[.E65]*[.F65]" office:value-type="float" office:value="63.7086651546136" calcext:value-type="float">
            <text:p>64</text:p>
          </table:table-cell>
          <table:table-cell table:formula="of:=[.H65]+[.I64]" office:value-type="float" office:value="5692.84214969325" calcext:value-type="float">
            <text:p>5693</text:p>
          </table:table-cell>
          <table:table-cell table:formula="of:=IF([.I6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style-name="ce2" office:value-type="date" office:date-value="1945-07-06" calcext:value-type="date">
            <text:p>6.07.1945</text:p>
          </table:table-cell>
          <table:table-cell office:value-type="float" office:value="1" calcext:value-type="float">
            <text:p>1</text:p>
          </table:table-cell>
          <table:table-cell table:formula="of:=[.D65]*(1-[.$K$3])" office:value-type="float" office:value="5.25596487525562" calcext:value-type="float">
            <text:p>5,26</text:p>
          </table:table-cell>
          <table:table-cell table:formula="of:=[.E65]*(1-[.$K$3])" office:value-type="float" office:value="2.10238595010225" calcext:value-type="float">
            <text:p>2,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6]*[.G66]+[.E66]*[.F66]" office:value-type="float" office:value="63.0715785030674" calcext:value-type="float">
            <text:p>63</text:p>
          </table:table-cell>
          <table:table-cell table:formula="of:=[.H66]+[.I65]" office:value-type="float" office:value="5755.91372819632" calcext:value-type="float">
            <text:p>5756</text:p>
          </table:table-cell>
          <table:table-cell table:formula="of:=IF([.I6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style-name="ce2" office:value-type="date" office:date-value="1945-07-07" calcext:value-type="date">
            <text:p>7.07.1945</text:p>
          </table:table-cell>
          <table:table-cell office:value-type="float" office:value="1" calcext:value-type="float">
            <text:p>1</text:p>
          </table:table-cell>
          <table:table-cell table:formula="of:=[.D66]*(1-[.$K$3])" office:value-type="float" office:value="5.20340522650306" calcext:value-type="float">
            <text:p>5,20</text:p>
          </table:table-cell>
          <table:table-cell table:formula="of:=[.E66]*(1-[.$K$3])" office:value-type="float" office:value="2.08136209060123" calcext:value-type="float">
            <text:p>2,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7]*[.G67]+[.E67]*[.F67]" office:value-type="float" office:value="62.4408627180368" calcext:value-type="float">
            <text:p>62</text:p>
          </table:table-cell>
          <table:table-cell table:formula="of:=[.H67]+[.I66]" office:value-type="float" office:value="5818.35459091436" calcext:value-type="float">
            <text:p>5818</text:p>
          </table:table-cell>
          <table:table-cell table:formula="of:=IF([.I6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style-name="ce2" office:value-type="date" office:date-value="1945-07-08" calcext:value-type="date">
            <text:p>8.07.1945</text:p>
          </table:table-cell>
          <table:table-cell office:value-type="float" office:value="1" calcext:value-type="float">
            <text:p>1</text:p>
          </table:table-cell>
          <table:table-cell table:formula="of:=[.D67]*(1-[.$K$3])" office:value-type="float" office:value="5.15137117423803" calcext:value-type="float">
            <text:p>5,15</text:p>
          </table:table-cell>
          <table:table-cell table:formula="of:=[.E67]*(1-[.$K$3])" office:value-type="float" office:value="2.06054846969521" calcext:value-type="float">
            <text:p>2,0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8]*[.G68]+[.E68]*[.F68]" office:value-type="float" office:value="61.8164540908564" calcext:value-type="float">
            <text:p>62</text:p>
          </table:table-cell>
          <table:table-cell table:formula="of:=[.H68]+[.I67]" office:value-type="float" office:value="5880.17104500521" calcext:value-type="float">
            <text:p>5880</text:p>
          </table:table-cell>
          <table:table-cell table:formula="of:=IF([.I6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style-name="ce2" office:value-type="date" office:date-value="1945-07-09" calcext:value-type="date">
            <text:p>9.07.1945</text:p>
          </table:table-cell>
          <table:table-cell office:value-type="float" office:value="1" calcext:value-type="float">
            <text:p>1</text:p>
          </table:table-cell>
          <table:table-cell table:formula="of:=[.D68]*(1-[.$K$3])" office:value-type="float" office:value="5.09985746249565" calcext:value-type="float">
            <text:p>5,10</text:p>
          </table:table-cell>
          <table:table-cell table:formula="of:=[.E68]*(1-[.$K$3])" office:value-type="float" office:value="2.03994298499826" calcext:value-type="float">
            <text:p>2,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9]*[.G69]+[.E69]*[.F69]" office:value-type="float" office:value="61.1982895499478" calcext:value-type="float">
            <text:p>61</text:p>
          </table:table-cell>
          <table:table-cell table:formula="of:=[.H69]+[.I68]" office:value-type="float" office:value="5941.36933455516" calcext:value-type="float">
            <text:p>5941</text:p>
          </table:table-cell>
          <table:table-cell table:formula="of:=IF([.I6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style-name="ce2" office:value-type="date" office:date-value="1945-07-10" calcext:value-type="date">
            <text:p>10.07.1945</text:p>
          </table:table-cell>
          <table:table-cell office:value-type="float" office:value="1" calcext:value-type="float">
            <text:p>1</text:p>
          </table:table-cell>
          <table:table-cell table:formula="of:=[.D69]*(1-[.$K$3])" office:value-type="float" office:value="5.0488588878707" calcext:value-type="float">
            <text:p>5,05</text:p>
          </table:table-cell>
          <table:table-cell table:formula="of:=[.E69]*(1-[.$K$3])" office:value-type="float" office:value="2.01954355514828" calcext:value-type="float">
            <text:p>2,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0]*[.G70]+[.E70]*[.F70]" office:value-type="float" office:value="60.5863066544484" calcext:value-type="float">
            <text:p>61</text:p>
          </table:table-cell>
          <table:table-cell table:formula="of:=[.H70]+[.I69]" office:value-type="float" office:value="6001.95564120961" calcext:value-type="float">
            <text:p>6002</text:p>
          </table:table-cell>
          <table:table-cell table:formula="of:=IF([.I7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style-name="ce2" office:value-type="date" office:date-value="1945-07-11" calcext:value-type="date">
            <text:p>11.07.1945</text:p>
          </table:table-cell>
          <table:table-cell office:value-type="float" office:value="1" calcext:value-type="float">
            <text:p>1</text:p>
          </table:table-cell>
          <table:table-cell table:formula="of:=[.D70]*(1-[.$K$3])" office:value-type="float" office:value="4.99837029899199" calcext:value-type="float">
            <text:p>5,00</text:p>
          </table:table-cell>
          <table:table-cell table:formula="of:=[.E70]*(1-[.$K$3])" office:value-type="float" office:value="1.9993481195968" calcext:value-type="float">
            <text:p>2,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1]*[.G71]+[.E71]*[.F71]" office:value-type="float" office:value="59.9804435879039" calcext:value-type="float">
            <text:p>60</text:p>
          </table:table-cell>
          <table:table-cell table:formula="of:=[.H71]+[.I70]" office:value-type="float" office:value="6061.93608479751" calcext:value-type="float">
            <text:p>6062</text:p>
          </table:table-cell>
          <table:table-cell table:formula="of:=IF([.I7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style-name="ce2" office:value-type="date" office:date-value="1945-07-12" calcext:value-type="date">
            <text:p>12.07.1945</text:p>
          </table:table-cell>
          <table:table-cell office:value-type="float" office:value="1" calcext:value-type="float">
            <text:p>1</text:p>
          </table:table-cell>
          <table:table-cell table:formula="of:=[.D71]*(1-[.$K$3])" office:value-type="float" office:value="4.94838659600207" calcext:value-type="float">
            <text:p>4,95</text:p>
          </table:table-cell>
          <table:table-cell table:formula="of:=[.E71]*(1-[.$K$3])" office:value-type="float" office:value="1.97935463840083" calcext:value-type="float">
            <text:p>1,9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2]*[.G72]+[.E72]*[.F72]" office:value-type="float" office:value="59.3806391520248" calcext:value-type="float">
            <text:p>59</text:p>
          </table:table-cell>
          <table:table-cell table:formula="of:=[.H72]+[.I71]" office:value-type="float" office:value="6121.31672394954" calcext:value-type="float">
            <text:p>6121</text:p>
          </table:table-cell>
          <table:table-cell table:formula="of:=IF([.I7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style-name="ce2" office:value-type="date" office:date-value="1945-07-13" calcext:value-type="date">
            <text:p>13.07.1945</text:p>
          </table:table-cell>
          <table:table-cell office:value-type="float" office:value="1" calcext:value-type="float">
            <text:p>1</text:p>
          </table:table-cell>
          <table:table-cell table:formula="of:=[.D72]*(1-[.$K$3])" office:value-type="float" office:value="4.89890273004205" calcext:value-type="float">
            <text:p>4,90</text:p>
          </table:table-cell>
          <table:table-cell table:formula="of:=[.E72]*(1-[.$K$3])" office:value-type="float" office:value="1.95956109201682" calcext:value-type="float">
            <text:p>1,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3]*[.G73]+[.E73]*[.F73]" office:value-type="float" office:value="58.7868327605046" calcext:value-type="float">
            <text:p>59</text:p>
          </table:table-cell>
          <table:table-cell table:formula="of:=[.H73]+[.I72]" office:value-type="float" office:value="6180.10355671004" calcext:value-type="float">
            <text:p>6180</text:p>
          </table:table-cell>
          <table:table-cell table:formula="of:=IF([.I7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2" office:value-type="date" office:date-value="1945-07-14" calcext:value-type="date">
            <text:p>14.07.1945</text:p>
          </table:table-cell>
          <table:table-cell office:value-type="float" office:value="0" calcext:value-type="float">
            <text:p>0</text:p>
          </table:table-cell>
          <table:table-cell table:formula="of:=[.D73]*(1-[.$K$3])" office:value-type="float" office:value="4.84991370274163" calcext:value-type="float">
            <text:p>4,85</text:p>
          </table:table-cell>
          <table:table-cell table:formula="of:=[.E73]*(1-[.$K$3])" office:value-type="float" office:value="1.93996548109665" calcext:value-type="float">
            <text:p>1,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74]+[.I73]" office:value-type="float" office:value="6180.10355671004" calcext:value-type="float">
            <text:p>6180</text:p>
          </table:table-cell>
          <table:table-cell table:formula="of:=IF([.I7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style-name="ce2" office:value-type="date" office:date-value="1945-07-15" calcext:value-type="date">
            <text:p>15.07.1945</text:p>
          </table:table-cell>
          <table:table-cell office:value-type="float" office:value="1" calcext:value-type="float">
            <text:p>1</text:p>
          </table:table-cell>
          <table:table-cell table:formula="of:=[.D74]*(1-[.$K$3])" office:value-type="float" office:value="4.80141456571421" calcext:value-type="float">
            <text:p>4,80</text:p>
          </table:table-cell>
          <table:table-cell table:formula="of:=[.E74]*(1-[.$K$3])" office:value-type="float" office:value="1.92056582628569" calcext:value-type="float">
            <text:p>1,9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5]*[.G75]+[.E75]*[.F75]" office:value-type="float" office:value="57.6169747885705" calcext:value-type="float">
            <text:p>58</text:p>
          </table:table-cell>
          <table:table-cell table:formula="of:=[.H75]+[.I74]" office:value-type="float" office:value="6237.72053149861" calcext:value-type="float">
            <text:p>6238</text:p>
          </table:table-cell>
          <table:table-cell table:formula="of:=IF([.I7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style-name="ce2" office:value-type="date" office:date-value="1945-07-16" calcext:value-type="date">
            <text:p>16.07.1945</text:p>
          </table:table-cell>
          <table:table-cell office:value-type="float" office:value="1" calcext:value-type="float">
            <text:p>1</text:p>
          </table:table-cell>
          <table:table-cell table:formula="of:=[.D75]*(1-[.$K$3])" office:value-type="float" office:value="4.75340042005707" calcext:value-type="float">
            <text:p>4,75</text:p>
          </table:table-cell>
          <table:table-cell table:formula="of:=[.E75]*(1-[.$K$3])" office:value-type="float" office:value="1.90136016802283" calcext:value-type="float">
            <text:p>1,9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6]*[.G76]+[.E76]*[.F76]" office:value-type="float" office:value="57.0408050406848" calcext:value-type="float">
            <text:p>57</text:p>
          </table:table-cell>
          <table:table-cell table:formula="of:=[.H76]+[.I75]" office:value-type="float" office:value="6294.7613365393" calcext:value-type="float">
            <text:p>6295</text:p>
          </table:table-cell>
          <table:table-cell table:formula="of:=IF([.I7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style-name="ce2" office:value-type="date" office:date-value="1945-07-17" calcext:value-type="date">
            <text:p>17.07.1945</text:p>
          </table:table-cell>
          <table:table-cell office:value-type="float" office:value="1" calcext:value-type="float">
            <text:p>1</text:p>
          </table:table-cell>
          <table:table-cell table:formula="of:=[.D76]*(1-[.$K$3])" office:value-type="float" office:value="4.7058664158565" calcext:value-type="float">
            <text:p>4,71</text:p>
          </table:table-cell>
          <table:table-cell table:formula="of:=[.E76]*(1-[.$K$3])" office:value-type="float" office:value="1.8823465663426" calcext:value-type="float">
            <text:p>1,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7]*[.G77]+[.E77]*[.F77]" office:value-type="float" office:value="56.470396990278" calcext:value-type="float">
            <text:p>56</text:p>
          </table:table-cell>
          <table:table-cell table:formula="of:=[.H77]+[.I76]" office:value-type="float" office:value="6351.23173352958" calcext:value-type="float">
            <text:p>6351</text:p>
          </table:table-cell>
          <table:table-cell table:formula="of:=IF([.I7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style-name="ce2" office:value-type="date" office:date-value="1945-07-18" calcext:value-type="date">
            <text:p>18.07.1945</text:p>
          </table:table-cell>
          <table:table-cell office:value-type="float" office:value="1" calcext:value-type="float">
            <text:p>1</text:p>
          </table:table-cell>
          <table:table-cell table:formula="of:=[.D77]*(1-[.$K$3])" office:value-type="float" office:value="4.65880775169793" calcext:value-type="float">
            <text:p>4,66</text:p>
          </table:table-cell>
          <table:table-cell table:formula="of:=[.E77]*(1-[.$K$3])" office:value-type="float" office:value="1.86352310067917" calcext:value-type="float">
            <text:p>1,8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8]*[.G78]+[.E78]*[.F78]" office:value-type="float" office:value="55.9056930203752" calcext:value-type="float">
            <text:p>56</text:p>
          </table:table-cell>
          <table:table-cell table:formula="of:=[.H78]+[.I77]" office:value-type="float" office:value="6407.13742654995" calcext:value-type="float">
            <text:p>6407</text:p>
          </table:table-cell>
          <table:table-cell table:formula="of:=IF([.I7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style-name="ce2" office:value-type="date" office:date-value="1945-07-19" calcext:value-type="date">
            <text:p>19.07.1945</text:p>
          </table:table-cell>
          <table:table-cell office:value-type="float" office:value="1" calcext:value-type="float">
            <text:p>1</text:p>
          </table:table-cell>
          <table:table-cell table:formula="of:=[.D78]*(1-[.$K$3])" office:value-type="float" office:value="4.61221967418096" calcext:value-type="float">
            <text:p>4,61</text:p>
          </table:table-cell>
          <table:table-cell table:formula="of:=[.E78]*(1-[.$K$3])" office:value-type="float" office:value="1.84488786967238" calcext:value-type="float">
            <text:p>1,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9]*[.G79]+[.E79]*[.F79]" office:value-type="float" office:value="55.3466360901715" calcext:value-type="float">
            <text:p>55</text:p>
          </table:table-cell>
          <table:table-cell table:formula="of:=[.H79]+[.I78]" office:value-type="float" office:value="6462.48406264012" calcext:value-type="float">
            <text:p>6462</text:p>
          </table:table-cell>
          <table:table-cell table:formula="of:=IF([.I7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style-name="ce2" office:value-type="date" office:date-value="1945-07-20" calcext:value-type="date">
            <text:p>20.07.1945</text:p>
          </table:table-cell>
          <table:table-cell office:value-type="float" office:value="1" calcext:value-type="float">
            <text:p>1</text:p>
          </table:table-cell>
          <table:table-cell table:formula="of:=[.D79]*(1-[.$K$3])" office:value-type="float" office:value="4.56609747743915" calcext:value-type="float">
            <text:p>4,57</text:p>
          </table:table-cell>
          <table:table-cell table:formula="of:=[.E79]*(1-[.$K$3])" office:value-type="float" office:value="1.82643899097566" calcext:value-type="float">
            <text:p>1,8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0]*[.G80]+[.E80]*[.F80]" office:value-type="float" office:value="54.7931697292697" calcext:value-type="float">
            <text:p>55</text:p>
          </table:table-cell>
          <table:table-cell table:formula="of:=[.H80]+[.I79]" office:value-type="float" office:value="6517.27723236939" calcext:value-type="float">
            <text:p>6517</text:p>
          </table:table-cell>
          <table:table-cell table:formula="of:=IF([.I8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style-name="ce2" office:value-type="date" office:date-value="1945-07-21" calcext:value-type="date">
            <text:p>21.07.1945</text:p>
          </table:table-cell>
          <table:table-cell office:value-type="float" office:value="1" calcext:value-type="float">
            <text:p>1</text:p>
          </table:table-cell>
          <table:table-cell table:formula="of:=[.D80]*(1-[.$K$3])" office:value-type="float" office:value="4.52043650266475" calcext:value-type="float">
            <text:p>4,52</text:p>
          </table:table-cell>
          <table:table-cell table:formula="of:=[.E80]*(1-[.$K$3])" office:value-type="float" office:value="1.8081746010659" calcext:value-type="float">
            <text:p>1,8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1]*[.G81]+[.E81]*[.F81]" office:value-type="float" office:value="54.2452380319771" calcext:value-type="float">
            <text:p>54</text:p>
          </table:table-cell>
          <table:table-cell table:formula="of:=[.H81]+[.I80]" office:value-type="float" office:value="6571.52247040137" calcext:value-type="float">
            <text:p>6572</text:p>
          </table:table-cell>
          <table:table-cell table:formula="of:=IF([.I8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style-name="ce2" office:value-type="date" office:date-value="1945-07-22" calcext:value-type="date">
            <text:p>22.07.1945</text:p>
          </table:table-cell>
          <table:table-cell office:value-type="float" office:value="1" calcext:value-type="float">
            <text:p>1</text:p>
          </table:table-cell>
          <table:table-cell table:formula="of:=[.D81]*(1-[.$K$3])" office:value-type="float" office:value="4.47523213763811" calcext:value-type="float">
            <text:p>4,48</text:p>
          </table:table-cell>
          <table:table-cell table:formula="of:=[.E81]*(1-[.$K$3])" office:value-type="float" office:value="1.79009285505524" calcext:value-type="float">
            <text:p>1,7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2]*[.G82]+[.E82]*[.F82]" office:value-type="float" office:value="53.7027856516573" calcext:value-type="float">
            <text:p>54</text:p>
          </table:table-cell>
          <table:table-cell table:formula="of:=[.H82]+[.I81]" office:value-type="float" office:value="6625.22525605303" calcext:value-type="float">
            <text:p>6625</text:p>
          </table:table-cell>
          <table:table-cell table:formula="of:=IF([.I8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2" office:value-type="date" office:date-value="1945-07-23" calcext:value-type="date">
            <text:p>23.07.1945</text:p>
          </table:table-cell>
          <table:table-cell office:value-type="float" office:value="1" calcext:value-type="float">
            <text:p>1</text:p>
          </table:table-cell>
          <table:table-cell table:formula="of:=[.D82]*(1-[.$K$3])" office:value-type="float" office:value="4.43047981626173" calcext:value-type="float">
            <text:p>4,43</text:p>
          </table:table-cell>
          <table:table-cell table:formula="of:=[.E82]*(1-[.$K$3])" office:value-type="float" office:value="1.77219192650469" calcext:value-type="float">
            <text:p>1,7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3]*[.G83]+[.E83]*[.F83]" office:value-type="float" office:value="53.1657577951407" calcext:value-type="float">
            <text:p>53</text:p>
          </table:table-cell>
          <table:table-cell table:formula="of:=[.H83]+[.I82]" office:value-type="float" office:value="6678.39101384817" calcext:value-type="float">
            <text:p>6678</text:p>
          </table:table-cell>
          <table:table-cell table:formula="of:=IF([.I8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2" office:value-type="date" office:date-value="1945-07-24" calcext:value-type="date">
            <text:p>24.07.1945</text:p>
          </table:table-cell>
          <table:table-cell office:value-type="float" office:value="1" calcext:value-type="float">
            <text:p>1</text:p>
          </table:table-cell>
          <table:table-cell table:formula="of:=[.D83]*(1-[.$K$3])" office:value-type="float" office:value="4.38617501809911" calcext:value-type="float">
            <text:p>4,39</text:p>
          </table:table-cell>
          <table:table-cell table:formula="of:=[.E83]*(1-[.$K$3])" office:value-type="float" office:value="1.75447000723964" calcext:value-type="float">
            <text:p>1,7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4]*[.G84]+[.E84]*[.F84]" office:value-type="float" office:value="52.6341002171893" calcext:value-type="float">
            <text:p>53</text:p>
          </table:table-cell>
          <table:table-cell table:formula="of:=[.H84]+[.I83]" office:value-type="float" office:value="6731.02511406536" calcext:value-type="float">
            <text:p>6731</text:p>
          </table:table-cell>
          <table:table-cell table:formula="of:=IF([.I8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style-name="ce2" office:value-type="date" office:date-value="1945-07-25" calcext:value-type="date">
            <text:p>25.07.1945</text:p>
          </table:table-cell>
          <table:table-cell office:value-type="float" office:value="1" calcext:value-type="float">
            <text:p>1</text:p>
          </table:table-cell>
          <table:table-cell table:formula="of:=[.D84]*(1-[.$K$3])" office:value-type="float" office:value="4.34231326791812" calcext:value-type="float">
            <text:p>4,34</text:p>
          </table:table-cell>
          <table:table-cell table:formula="of:=[.E84]*(1-[.$K$3])" office:value-type="float" office:value="1.73692530716725" calcext:value-type="float">
            <text:p>1,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5]*[.G85]+[.E85]*[.F85]" office:value-type="float" office:value="52.1077592150174" calcext:value-type="float">
            <text:p>52</text:p>
          </table:table-cell>
          <table:table-cell table:formula="of:=[.H85]+[.I84]" office:value-type="float" office:value="6783.13287328037" calcext:value-type="float">
            <text:p>6783</text:p>
          </table:table-cell>
          <table:table-cell table:formula="of:=IF([.I8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2" office:value-type="date" office:date-value="1945-07-26" calcext:value-type="date">
            <text:p>26.07.1945</text:p>
          </table:table-cell>
          <table:table-cell office:value-type="float" office:value="1" calcext:value-type="float">
            <text:p>1</text:p>
          </table:table-cell>
          <table:table-cell table:formula="of:=[.D85]*(1-[.$K$3])" office:value-type="float" office:value="4.29889013523894" calcext:value-type="float">
            <text:p>4,30</text:p>
          </table:table-cell>
          <table:table-cell table:formula="of:=[.E85]*(1-[.$K$3])" office:value-type="float" office:value="1.71955605409557" calcext:value-type="float">
            <text:p>1,7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6]*[.G86]+[.E86]*[.F86]" office:value-type="float" office:value="51.5866816228672" calcext:value-type="float">
            <text:p>52</text:p>
          </table:table-cell>
          <table:table-cell table:formula="of:=[.H86]+[.I85]" office:value-type="float" office:value="6834.71955490324" calcext:value-type="float">
            <text:p>6835</text:p>
          </table:table-cell>
          <table:table-cell table:formula="of:=IF([.I8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2" office:value-type="date" office:date-value="1945-07-27" calcext:value-type="date">
            <text:p>27.07.1945</text:p>
          </table:table-cell>
          <table:table-cell office:value-type="float" office:value="1" calcext:value-type="float">
            <text:p>1</text:p>
          </table:table-cell>
          <table:table-cell table:formula="of:=[.D86]*(1-[.$K$3])" office:value-type="float" office:value="4.25590123388655" calcext:value-type="float">
            <text:p>4,26</text:p>
          </table:table-cell>
          <table:table-cell table:formula="of:=[.E86]*(1-[.$K$3])" office:value-type="float" office:value="1.70236049355462" calcext:value-type="float">
            <text:p>1,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7]*[.G87]+[.E87]*[.F87]" office:value-type="float" office:value="51.0708148066386" calcext:value-type="float">
            <text:p>51</text:p>
          </table:table-cell>
          <table:table-cell table:formula="of:=[.H87]+[.I86]" office:value-type="float" office:value="6885.79036970988" calcext:value-type="float">
            <text:p>6886</text:p>
          </table:table-cell>
          <table:table-cell table:formula="of:=IF([.I8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2" office:value-type="date" office:date-value="1945-07-28" calcext:value-type="date">
            <text:p>28.07.1945</text:p>
          </table:table-cell>
          <table:table-cell office:value-type="float" office:value="1" calcext:value-type="float">
            <text:p>1</text:p>
          </table:table-cell>
          <table:table-cell table:formula="of:=[.D87]*(1-[.$K$3])" office:value-type="float" office:value="4.21334222154768" calcext:value-type="float">
            <text:p>4,21</text:p>
          </table:table-cell>
          <table:table-cell table:formula="of:=[.E87]*(1-[.$K$3])" office:value-type="float" office:value="1.68533688861907" calcext:value-type="float">
            <text:p>1,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8]*[.G88]+[.E88]*[.F88]" office:value-type="float" office:value="50.5601066585722" calcext:value-type="float">
            <text:p>51</text:p>
          </table:table-cell>
          <table:table-cell table:formula="of:=[.H88]+[.I87]" office:value-type="float" office:value="6936.35047636845" calcext:value-type="float">
            <text:p>6936</text:p>
          </table:table-cell>
          <table:table-cell table:formula="of:=IF([.I8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2" office:value-type="date" office:date-value="1945-07-29" calcext:value-type="date">
            <text:p>29.07.1945</text:p>
          </table:table-cell>
          <table:table-cell office:value-type="float" office:value="1" calcext:value-type="float">
            <text:p>1</text:p>
          </table:table-cell>
          <table:table-cell table:formula="of:=[.D88]*(1-[.$K$3])" office:value-type="float" office:value="4.1712087993322" calcext:value-type="float">
            <text:p>4,17</text:p>
          </table:table-cell>
          <table:table-cell table:formula="of:=[.E88]*(1-[.$K$3])" office:value-type="float" office:value="1.66848351973288" calcext:value-type="float">
            <text:p>1,6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9]*[.G89]+[.E89]*[.F89]" office:value-type="float" office:value="50.0545055919864" calcext:value-type="float">
            <text:p>50</text:p>
          </table:table-cell>
          <table:table-cell table:formula="of:=[.H89]+[.I88]" office:value-type="float" office:value="6986.40498196044" calcext:value-type="float">
            <text:p>6986</text:p>
          </table:table-cell>
          <table:table-cell table:formula="of:=IF([.I8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2" office:value-type="date" office:date-value="1945-07-30" calcext:value-type="date">
            <text:p>30.07.1945</text:p>
          </table:table-cell>
          <table:table-cell office:value-type="float" office:value="1" calcext:value-type="float">
            <text:p>1</text:p>
          </table:table-cell>
          <table:table-cell table:formula="of:=[.D89]*(1-[.$K$3])" office:value-type="float" office:value="4.12949671133888" calcext:value-type="float">
            <text:p>4,13</text:p>
          </table:table-cell>
          <table:table-cell table:formula="of:=[.E89]*(1-[.$K$3])" office:value-type="float" office:value="1.65179868453555" calcext:value-type="float">
            <text:p>1,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0]*[.G90]+[.E90]*[.F90]" office:value-type="float" office:value="49.5539605360666" calcext:value-type="float">
            <text:p>50</text:p>
          </table:table-cell>
          <table:table-cell table:formula="of:=[.H90]+[.I89]" office:value-type="float" office:value="7035.9589424965" calcext:value-type="float">
            <text:p>7036</text:p>
          </table:table-cell>
          <table:table-cell table:formula="of:=IF([.I9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2" office:value-type="date" office:date-value="1945-07-31" calcext:value-type="date">
            <text:p>31.07.1945</text:p>
          </table:table-cell>
          <table:table-cell office:value-type="float" office:value="1" calcext:value-type="float">
            <text:p>1</text:p>
          </table:table-cell>
          <table:table-cell table:formula="of:=[.D90]*(1-[.$K$3])" office:value-type="float" office:value="4.08820174422549" calcext:value-type="float">
            <text:p>4,09</text:p>
          </table:table-cell>
          <table:table-cell table:formula="of:=[.E90]*(1-[.$K$3])" office:value-type="float" office:value="1.6352806976902" calcext:value-type="float">
            <text:p>1,6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1]*[.G91]+[.E91]*[.F91]" office:value-type="float" office:value="49.0584209307059" calcext:value-type="float">
            <text:p>49</text:p>
          </table:table-cell>
          <table:table-cell table:formula="of:=[.H91]+[.I90]" office:value-type="float" office:value="7085.01736342721" calcext:value-type="float">
            <text:p>7085</text:p>
          </table:table-cell>
          <table:table-cell table:formula="of:=IF([.I9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2" office:value-type="date" office:date-value="1945-08-01" calcext:value-type="date">
            <text:p>1.08.1945</text:p>
          </table:table-cell>
          <table:table-cell office:value-type="float" office:value="1" calcext:value-type="float">
            <text:p>1</text:p>
          </table:table-cell>
          <table:table-cell table:formula="of:=[.D91]*(1-[.$K$3])" office:value-type="float" office:value="4.04731972678324" calcext:value-type="float">
            <text:p>4,05</text:p>
          </table:table-cell>
          <table:table-cell table:formula="of:=[.E91]*(1-[.$K$3])" office:value-type="float" office:value="1.6189278907133" calcext:value-type="float">
            <text:p>1,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2]*[.G92]+[.E92]*[.F92]" office:value-type="float" office:value="48.5678367213989" calcext:value-type="float">
            <text:p>49</text:p>
          </table:table-cell>
          <table:table-cell table:formula="of:=[.H92]+[.I91]" office:value-type="float" office:value="7133.58520014861" calcext:value-type="float">
            <text:p>7134</text:p>
          </table:table-cell>
          <table:table-cell table:formula="of:=IF([.I9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2" office:value-type="date" office:date-value="1945-08-02" calcext:value-type="date">
            <text:p>2.08.1945</text:p>
          </table:table-cell>
          <table:table-cell office:value-type="float" office:value="1" calcext:value-type="float">
            <text:p>1</text:p>
          </table:table-cell>
          <table:table-cell table:formula="of:=[.D92]*(1-[.$K$3])" office:value-type="float" office:value="4.00684652951541" calcext:value-type="float">
            <text:p>4,01</text:p>
          </table:table-cell>
          <table:table-cell table:formula="of:=[.E92]*(1-[.$K$3])" office:value-type="float" office:value="1.60273861180616" calcext:value-type="float">
            <text:p>1,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3]*[.G93]+[.E93]*[.F93]" office:value-type="float" office:value="48.0821583541849" calcext:value-type="float">
            <text:p>48</text:p>
          </table:table-cell>
          <table:table-cell table:formula="of:=[.H93]+[.I92]" office:value-type="float" office:value="7181.66735850279" calcext:value-type="float">
            <text:p>7182</text:p>
          </table:table-cell>
          <table:table-cell table:formula="of:=IF([.I9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2" office:value-type="date" office:date-value="1945-08-03" calcext:value-type="date">
            <text:p>3.08.1945</text:p>
          </table:table-cell>
          <table:table-cell office:value-type="float" office:value="1" calcext:value-type="float">
            <text:p>1</text:p>
          </table:table-cell>
          <table:table-cell table:formula="of:=[.D93]*(1-[.$K$3])" office:value-type="float" office:value="3.96677806422025" calcext:value-type="float">
            <text:p>3,97</text:p>
          </table:table-cell>
          <table:table-cell table:formula="of:=[.E93]*(1-[.$K$3])" office:value-type="float" office:value="1.5867112256881" calcext:value-type="float">
            <text:p>1,5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4]*[.G94]+[.E94]*[.F94]" office:value-type="float" office:value="47.601336770643" calcext:value-type="float">
            <text:p>48</text:p>
          </table:table-cell>
          <table:table-cell table:formula="of:=[.H94]+[.I93]" office:value-type="float" office:value="7229.26869527344" calcext:value-type="float">
            <text:p>7229</text:p>
          </table:table-cell>
          <table:table-cell table:formula="of:=IF([.I9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style-name="ce2" office:value-type="date" office:date-value="1945-08-04" calcext:value-type="date">
            <text:p>4.08.1945</text:p>
          </table:table-cell>
          <table:table-cell office:value-type="float" office:value="1" calcext:value-type="float">
            <text:p>1</text:p>
          </table:table-cell>
          <table:table-cell table:formula="of:=[.D94]*(1-[.$K$3])" office:value-type="float" office:value="3.92711028357805" calcext:value-type="float">
            <text:p>3,93</text:p>
          </table:table-cell>
          <table:table-cell table:formula="of:=[.E94]*(1-[.$K$3])" office:value-type="float" office:value="1.57084411343122" calcext:value-type="float">
            <text:p>1,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5]*[.G95]+[.E95]*[.F95]" office:value-type="float" office:value="47.1253234029366" calcext:value-type="float">
            <text:p>47</text:p>
          </table:table-cell>
          <table:table-cell table:formula="of:=[.H95]+[.I94]" office:value-type="float" office:value="7276.39401867637" calcext:value-type="float">
            <text:p>7276</text:p>
          </table:table-cell>
          <table:table-cell table:formula="of:=IF([.I95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style-name="ce2" office:value-type="date" office:date-value="1945-08-05" calcext:value-type="date">
            <text:p>5.08.1945</text:p>
          </table:table-cell>
          <table:table-cell office:value-type="float" office:value="1" calcext:value-type="float">
            <text:p>1</text:p>
          </table:table-cell>
          <table:table-cell table:formula="of:=[.D95]*(1-[.$K$3])" office:value-type="float" office:value="3.88783918074227" calcext:value-type="float">
            <text:p>3,89</text:p>
          </table:table-cell>
          <table:table-cell table:formula="of:=[.E95]*(1-[.$K$3])" office:value-type="float" office:value="1.55513567229691" calcext:value-type="float">
            <text:p>1,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6]*[.G96]+[.E96]*[.F96]" office:value-type="float" office:value="46.6540701689072" calcext:value-type="float">
            <text:p>47</text:p>
          </table:table-cell>
          <table:table-cell table:formula="of:=[.H96]+[.I95]" office:value-type="float" office:value="7323.04808884528" calcext:value-type="float">
            <text:p>7323</text:p>
          </table:table-cell>
          <table:table-cell table:formula="of:=IF([.I96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style-name="ce2" office:value-type="date" office:date-value="1945-08-06" calcext:value-type="date">
            <text:p>6.08.1945</text:p>
          </table:table-cell>
          <table:table-cell office:value-type="float" office:value="1" calcext:value-type="float">
            <text:p>1</text:p>
          </table:table-cell>
          <table:table-cell table:formula="of:=[.D96]*(1-[.$K$3])" office:value-type="float" office:value="3.84896078893484" calcext:value-type="float">
            <text:p>3,85</text:p>
          </table:table-cell>
          <table:table-cell table:formula="of:=[.E96]*(1-[.$K$3])" office:value-type="float" office:value="1.53958431557394" calcext:value-type="float">
            <text:p>1,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7]*[.G97]+[.E97]*[.F97]" office:value-type="float" office:value="46.1875294672182" calcext:value-type="float">
            <text:p>46</text:p>
          </table:table-cell>
          <table:table-cell table:formula="of:=[.H97]+[.I96]" office:value-type="float" office:value="7369.2356183125" calcext:value-type="float">
            <text:p>7369</text:p>
          </table:table-cell>
          <table:table-cell table:formula="of:=IF([.I97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style-name="ce2" office:value-type="date" office:date-value="1945-08-07" calcext:value-type="date">
            <text:p>7.08.1945</text:p>
          </table:table-cell>
          <table:table-cell office:value-type="float" office:value="1" calcext:value-type="float">
            <text:p>1</text:p>
          </table:table-cell>
          <table:table-cell table:formula="of:=[.D97]*(1-[.$K$3])" office:value-type="float" office:value="3.8104711810455" calcext:value-type="float">
            <text:p>3,81</text:p>
          </table:table-cell>
          <table:table-cell table:formula="of:=[.E97]*(1-[.$K$3])" office:value-type="float" office:value="1.5241884724182" calcext:value-type="float">
            <text:p>1,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8]*[.G98]+[.E98]*[.F98]" office:value-type="float" office:value="45.725654172546" calcext:value-type="float">
            <text:p>46</text:p>
          </table:table-cell>
          <table:table-cell table:formula="of:=[.H98]+[.I97]" office:value-type="float" office:value="7414.96127248504" calcext:value-type="float">
            <text:p>7415</text:p>
          </table:table-cell>
          <table:table-cell table:formula="of:=IF([.I98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style-name="ce2" office:value-type="date" office:date-value="1945-08-08" calcext:value-type="date">
            <text:p>8.08.1945</text:p>
          </table:table-cell>
          <table:table-cell office:value-type="float" office:value="1" calcext:value-type="float">
            <text:p>1</text:p>
          </table:table-cell>
          <table:table-cell table:formula="of:=[.D98]*(1-[.$K$3])" office:value-type="float" office:value="3.77236646923504" calcext:value-type="float">
            <text:p>3,77</text:p>
          </table:table-cell>
          <table:table-cell table:formula="of:=[.E98]*(1-[.$K$3])" office:value-type="float" office:value="1.50894658769402" calcext:value-type="float">
            <text:p>1,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9]*[.G99]+[.E99]*[.F99]" office:value-type="float" office:value="45.2683976308205" calcext:value-type="float">
            <text:p>45</text:p>
          </table:table-cell>
          <table:table-cell table:formula="of:=[.H99]+[.I98]" office:value-type="float" office:value="7460.22967011587" calcext:value-type="float">
            <text:p>7460</text:p>
          </table:table-cell>
          <table:table-cell table:formula="of:=IF([.I99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style-name="ce2" office:value-type="date" office:date-value="1945-08-09" calcext:value-type="date">
            <text:p>9.08.1945</text:p>
          </table:table-cell>
          <table:table-cell office:value-type="float" office:value="1" calcext:value-type="float">
            <text:p>1</text:p>
          </table:table-cell>
          <table:table-cell table:formula="of:=[.D99]*(1-[.$K$3])" office:value-type="float" office:value="3.73464280454269" calcext:value-type="float">
            <text:p>3,73</text:p>
          </table:table-cell>
          <table:table-cell table:formula="of:=[.E99]*(1-[.$K$3])" office:value-type="float" office:value="1.49385712181708" calcext:value-type="float">
            <text:p>1,4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0]*[.G100]+[.E100]*[.F100]" office:value-type="float" office:value="44.8157136545123" calcext:value-type="float">
            <text:p>45</text:p>
          </table:table-cell>
          <table:table-cell table:formula="of:=[.H100]+[.I99]" office:value-type="float" office:value="7505.04538377038" calcext:value-type="float">
            <text:p>7505</text:p>
          </table:table-cell>
          <table:table-cell table:formula="of:=IF([.I100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style-name="ce2" office:value-type="date" office:date-value="1945-08-10" calcext:value-type="date">
            <text:p>10.08.1945</text:p>
          </table:table-cell>
          <table:table-cell office:value-type="float" office:value="1" calcext:value-type="float">
            <text:p>1</text:p>
          </table:table-cell>
          <table:table-cell table:formula="of:=[.D100]*(1-[.$K$3])" office:value-type="float" office:value="3.69729637649726" calcext:value-type="float">
            <text:p>3,70</text:p>
          </table:table-cell>
          <table:table-cell table:formula="of:=[.E100]*(1-[.$K$3])" office:value-type="float" office:value="1.47891855059891" calcext:value-type="float">
            <text:p>1,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1]*[.G101]+[.E101]*[.F101]" office:value-type="float" office:value="44.3675565179672" calcext:value-type="float">
            <text:p>44</text:p>
          </table:table-cell>
          <table:table-cell table:formula="of:=[.H101]+[.I100]" office:value-type="float" office:value="7549.41294028834" calcext:value-type="float">
            <text:p>7549</text:p>
          </table:table-cell>
          <table:table-cell table:formula="of:=IF([.I101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table:style-name="ce2" office:value-type="date" office:date-value="1945-08-11" calcext:value-type="date">
            <text:p>11.08.1945</text:p>
          </table:table-cell>
          <table:table-cell office:value-type="float" office:value="1" calcext:value-type="float">
            <text:p>1</text:p>
          </table:table-cell>
          <table:table-cell table:formula="of:=[.D101]*(1-[.$K$3])" office:value-type="float" office:value="3.66032341273229" calcext:value-type="float">
            <text:p>3,66</text:p>
          </table:table-cell>
          <table:table-cell table:formula="of:=[.E101]*(1-[.$K$3])" office:value-type="float" office:value="1.46412936509292" calcext:value-type="float">
            <text:p>1,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2]*[.G102]+[.E102]*[.F102]" office:value-type="float" office:value="43.9238809527875" calcext:value-type="float">
            <text:p>44</text:p>
          </table:table-cell>
          <table:table-cell table:formula="of:=[.H102]+[.I101]" office:value-type="float" office:value="7593.33682124113" calcext:value-type="float">
            <text:p>7593</text:p>
          </table:table-cell>
          <table:table-cell table:formula="of:=IF([.I102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style-name="ce2" office:value-type="date" office:date-value="1945-08-12" calcext:value-type="date">
            <text:p>12.08.1945</text:p>
          </table:table-cell>
          <table:table-cell office:value-type="float" office:value="1" calcext:value-type="float">
            <text:p>1</text:p>
          </table:table-cell>
          <table:table-cell table:formula="of:=[.D102]*(1-[.$K$3])" office:value-type="float" office:value="3.62372017860497" calcext:value-type="float">
            <text:p>3,62</text:p>
          </table:table-cell>
          <table:table-cell table:formula="of:=[.E102]*(1-[.$K$3])" office:value-type="float" office:value="1.44948807144199" calcext:value-type="float">
            <text:p>1,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3]*[.G103]+[.E103]*[.F103]" office:value-type="float" office:value="43.4846421432596" calcext:value-type="float">
            <text:p>43</text:p>
          </table:table-cell>
          <table:table-cell table:formula="of:=[.H103]+[.I102]" office:value-type="float" office:value="7636.82146338439" calcext:value-type="float">
            <text:p>7637</text:p>
          </table:table-cell>
          <table:table-cell table:formula="of:=IF([.I103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2" office:value-type="date" office:date-value="1945-08-13" calcext:value-type="date">
            <text:p>13.08.1945</text:p>
          </table:table-cell>
          <table:table-cell office:value-type="float" office:value="1" calcext:value-type="float">
            <text:p>1</text:p>
          </table:table-cell>
          <table:table-cell table:formula="of:=[.D103]*(1-[.$K$3])" office:value-type="float" office:value="3.58748297681892" calcext:value-type="float">
            <text:p>3,59</text:p>
          </table:table-cell>
          <table:table-cell table:formula="of:=[.E103]*(1-[.$K$3])" office:value-type="float" office:value="1.43499319072757" calcext:value-type="float">
            <text:p>1,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4]*[.G104]+[.E104]*[.F104]" office:value-type="float" office:value="43.049795721827" calcext:value-type="float">
            <text:p>43</text:p>
          </table:table-cell>
          <table:table-cell table:formula="of:=[.H104]+[.I103]" office:value-type="float" office:value="7679.87125910622" calcext:value-type="float">
            <text:p>7680</text:p>
          </table:table-cell>
          <table:table-cell table:formula="of:=IF([.I104]&lt;=[.$K$6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5" office:value-type="date" office:date-value="1945-08-14" calcext:value-type="date">
            <text:p>14.08.1945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formula="of:=[.D104]*(1-[.$K$3])" office:value-type="float" office:value="3.55160814705073" calcext:value-type="float">
            <text:p>3,55</text:p>
          </table:table-cell>
          <table:table-cell table:style-name="ce6" table:formula="of:=[.E104]*(1-[.$K$3])" office:value-type="float" office:value="1.42064325882029" calcext:value-type="float">
            <text:p>1,4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7" table:formula="of:=[.D105]*[.G105]+[.E105]*[.F105]" office:value-type="float" office:value="42.6192977646088" calcext:value-type="float">
            <text:p>43</text:p>
          </table:table-cell>
          <table:table-cell table:style-name="ce7" table:formula="of:=[.H105]+[.I104]" office:value-type="float" office:value="7722.49055687083" calcext:value-type="float">
            <text:p>7722</text:p>
          </table:table-cell>
          <table:table-cell table:style-name="ce1" table:formula="of:=IF([.I105]&lt;=[.$K$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date" office:date-value="1945-08-15" calcext:value-type="date">
            <text:p>15.08.1945</text:p>
          </table:table-cell>
          <table:table-cell office:value-type="float" office:value="1" calcext:value-type="float">
            <text:p>1</text:p>
          </table:table-cell>
          <table:table-cell table:formula="of:=[.D105]*(1-[.$K$3])" office:value-type="float" office:value="3.51609206558022" calcext:value-type="float">
            <text:p>3,52</text:p>
          </table:table-cell>
          <table:table-cell table:formula="of:=[.E105]*(1-[.$K$3])" office:value-type="float" office:value="1.40643682623209" calcext:value-type="float">
            <text:p>1,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6]*[.G106]+[.E106]*[.F106]" office:value-type="float" office:value="42.1931047869627" calcext:value-type="float">
            <text:p>42</text:p>
          </table:table-cell>
          <table:table-cell table:formula="of:=[.H106]+[.I105]" office:value-type="float" office:value="7764.68366165779" calcext:value-type="float">
            <text:p>7765</text:p>
          </table:table-cell>
          <table:table-cell table:formula="of:=IF([.I106]&lt;=[.$K$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date" office:date-value="1945-08-16" calcext:value-type="date">
            <text:p>16.08.1945</text:p>
          </table:table-cell>
          <table:table-cell office:value-type="float" office:value="1" calcext:value-type="float">
            <text:p>1</text:p>
          </table:table-cell>
          <table:table-cell table:formula="of:=[.D106]*(1-[.$K$3])" office:value-type="float" office:value="3.48093114492442" calcext:value-type="float">
            <text:p>3,48</text:p>
          </table:table-cell>
          <table:table-cell table:formula="of:=[.E106]*(1-[.$K$3])" office:value-type="float" office:value="1.39237245796977" calcext:value-type="float">
            <text:p>1,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7]*[.G107]+[.E107]*[.F107]" office:value-type="float" office:value="41.7711737390931" calcext:value-type="float">
            <text:p>42</text:p>
          </table:table-cell>
          <table:table-cell table:formula="of:=[.H107]+[.I106]" office:value-type="float" office:value="7806.45483539688" calcext:value-type="float">
            <text:p>7806</text:p>
          </table:table-cell>
          <table:table-cell table:formula="of:=IF([.I107]&lt;=[.$K$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date" office:date-value="1945-08-17" calcext:value-type="date">
            <text:p>17.08.1945</text:p>
          </table:table-cell>
          <table:table-cell office:value-type="float" office:value="1" calcext:value-type="float">
            <text:p>1</text:p>
          </table:table-cell>
          <table:table-cell table:formula="of:=[.D107]*(1-[.$K$3])" office:value-type="float" office:value="3.44612183347518" calcext:value-type="float">
            <text:p>3,45</text:p>
          </table:table-cell>
          <table:table-cell table:formula="of:=[.E107]*(1-[.$K$3])" office:value-type="float" office:value="1.37844873339007" calcext:value-type="float">
            <text:p>1,3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8]*[.G108]+[.E108]*[.F108]" office:value-type="float" office:value="41.3534620017021" calcext:value-type="float">
            <text:p>41</text:p>
          </table:table-cell>
          <table:table-cell table:formula="of:=[.H108]+[.I107]" office:value-type="float" office:value="7847.80829739858" calcext:value-type="float">
            <text:p>7848</text:p>
          </table:table-cell>
          <table:table-cell table:formula="of:=IF([.I108]&lt;=[.$K$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 table:number-rows-repeated="330">
          <table:table-cell table:number-columns-repeated="14"/>
        </table:table-row>
        <table:table-row table:style-name="ro1" table:number-rows-repeated="6">
          <table:table-cell table:style-name="ce1"/>
          <table:table-cell table:number-columns-repeated="13"/>
        </table:table-row>
        <table:table-row table:style-name="ro1" table:number-rows-repeated="10481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5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zy plyni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  <table:table-cell office:value-type="string" calcext:value-type="string">
            <text:p>ile elektryk</text:p>
          </table:table-cell>
          <table:table-cell office:value-type="string" calcext:value-type="string">
            <text:p>ile motor</text:p>
          </table:table-cell>
          <table:table-cell office:value-type="string" calcext:value-type="string">
            <text:p>suma mi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1945-05-03" calcext:value-type="date">
            <text:p>3.05.1945</text:p>
          </table:table-cell>
          <table:table-cell table:formula="of:=IF(WEEKDAY([.B2];2)=7;0;1)" office:value-type="float" office:value="1" calcext:value-type="float">
            <text:p>1</text:p>
          </table:table-cell>
          <table:table-cell table:formula="of:=10*0.9" office:value-type="float" office:value="9" calcext:value-type="float">
            <text:p>9,00</text:p>
          </table:table-cell>
          <table:table-cell table:formula="of:=4*0.9" office:value-type="float" office:value="3.6" calcext:value-type="float">
            <text:p>3,60</text:p>
          </table:table-cell>
          <table:table-cell table:formula="of:=IF([.C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]*[.G2]+[.E2]*[.F2]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strata na dobę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1945-05-04" calcext:value-type="date">
            <text:p>4.05.1945</text:p>
          </table:table-cell>
          <table:table-cell table:formula="of:=IF(WEEKDAY([.B3];2)=7;0;1)" office:value-type="float" office:value="1" calcext:value-type="float">
            <text:p>1</text:p>
          </table:table-cell>
          <table:table-cell table:formula="of:=[.D2]*(1-[.$K$3])" office:value-type="float" office:value="8.973" calcext:value-type="float">
            <text:p>8,97</text:p>
          </table:table-cell>
          <table:table-cell table:formula="of:=[.E2]*(1-[.$K$3])" office:value-type="float" office:value="3.5892" calcext:value-type="float">
            <text:p>3,59</text:p>
          </table:table-cell>
          <table:table-cell table:formula="of:=IF([.C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]*[.G3]+[.E3]*[.F3]" office:value-type="float" office:value="107.676" calcext:value-type="float">
            <text:p>108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string" calcext:value-type="string">
            <text:p>predkos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1945-05-05" calcext:value-type="date">
            <text:p>5.05.1945</text:p>
          </table:table-cell>
          <table:table-cell table:formula="of:=IF(WEEKDAY([.B4];2)=7;0;1)" office:value-type="float" office:value="1" calcext:value-type="float">
            <text:p>1</text:p>
          </table:table-cell>
          <table:table-cell table:formula="of:=[.D3]*(1-[.$K$3])" office:value-type="float" office:value="8.946081" calcext:value-type="float">
            <text:p>8,95</text:p>
          </table:table-cell>
          <table:table-cell table:formula="of:=[.E3]*(1-[.$K$3])" office:value-type="float" office:value="3.5784324" calcext:value-type="float">
            <text:p>3,58</text:p>
          </table:table-cell>
          <table:table-cell table:formula="of:=IF([.C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]*[.G4]+[.E4]*[.F4]" office:value-type="float" office:value="107.352972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1945-05-06" calcext:value-type="date">
            <text:p>6.05.1945</text:p>
          </table:table-cell>
          <table:table-cell office:value-type="float" office:value="1" calcext:value-type="float">
            <text:p>1</text:p>
          </table:table-cell>
          <table:table-cell table:formula="of:=[.D4]*(1-[.$K$3])" office:value-type="float" office:value="8.919242757" calcext:value-type="float">
            <text:p>8,92</text:p>
          </table:table-cell>
          <table:table-cell table:formula="of:=[.E4]*(1-[.$K$3])" office:value-type="float" office:value="3.5676971028" calcext:value-type="float">
            <text:p>3,57</text:p>
          </table:table-cell>
          <table:table-cell table:formula="of:=IF([.C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]*[.G5]+[.E5]*[.F5]" office:value-type="float" office:value="107.030913084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1945-05-07" calcext:value-type="date">
            <text:p>7.05.1945</text:p>
          </table:table-cell>
          <table:table-cell table:formula="of:=IF(WEEKDAY([.B6];2)=7;0;1)" office:value-type="float" office:value="1" calcext:value-type="float">
            <text:p>1</text:p>
          </table:table-cell>
          <table:table-cell table:formula="of:=[.D5]*(1-[.$K$3])" office:value-type="float" office:value="8.892485028729" calcext:value-type="float">
            <text:p>8,89</text:p>
          </table:table-cell>
          <table:table-cell table:formula="of:=[.E5]*(1-[.$K$3])" office:value-type="float" office:value="3.5569940114916" calcext:value-type="float">
            <text:p>3,56</text:p>
          </table:table-cell>
          <table:table-cell table:formula="of:=IF([.C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]*[.G6]+[.E6]*[.F6]" office:value-type="float" office:value="106.709820344748" calcext:value-type="float">
            <text:p>107</text:p>
          </table:table-cell>
          <table:table-cell table:number-columns-repeated="2"/>
          <table:table-cell table:formula="of:=ROUND(SUM([.H$1:.H$1048576]);2)" office:value-type="float" office:value="9724.74" calcext:value-type="float">
            <text:p>9724,7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1945-05-08" calcext:value-type="date">
            <text:p>8.05.1945</text:p>
          </table:table-cell>
          <table:table-cell table:formula="of:=IF(WEEKDAY([.B7];2)=7;0;1)" office:value-type="float" office:value="1" calcext:value-type="float">
            <text:p>1</text:p>
          </table:table-cell>
          <table:table-cell table:formula="of:=[.D6]*(1-[.$K$3])" office:value-type="float" office:value="8.86580757364281" calcext:value-type="float">
            <text:p>8,87</text:p>
          </table:table-cell>
          <table:table-cell table:formula="of:=[.E6]*(1-[.$K$3])" office:value-type="float" office:value="3.54632302945713" calcext:value-type="float">
            <text:p>3,55</text:p>
          </table:table-cell>
          <table:table-cell table:formula="of:=IF([.C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]*[.G7]+[.E7]*[.F7]" office:value-type="float" office:value="106.389690883714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1945-05-09" calcext:value-type="date">
            <text:p>9.05.1945</text:p>
          </table:table-cell>
          <table:table-cell table:formula="of:=IF(WEEKDAY([.B8];2)=7;0;1)" office:value-type="float" office:value="1" calcext:value-type="float">
            <text:p>1</text:p>
          </table:table-cell>
          <table:table-cell table:formula="of:=[.D7]*(1-[.$K$3])" office:value-type="float" office:value="8.83921015092188" calcext:value-type="float">
            <text:p>8,84</text:p>
          </table:table-cell>
          <table:table-cell table:formula="of:=[.E7]*(1-[.$K$3])" office:value-type="float" office:value="3.53568406036875" calcext:value-type="float">
            <text:p>3,54</text:p>
          </table:table-cell>
          <table:table-cell table:formula="of:=IF([.C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]*[.G8]+[.E8]*[.F8]" office:value-type="float" office:value="106.070521811063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1945-05-10" calcext:value-type="date">
            <text:p>10.05.1945</text:p>
          </table:table-cell>
          <table:table-cell table:formula="of:=IF(WEEKDAY([.B9];2)=7;0;1)" office:value-type="float" office:value="1" calcext:value-type="float">
            <text:p>1</text:p>
          </table:table-cell>
          <table:table-cell table:formula="of:=[.D8]*(1-[.$K$3])" office:value-type="float" office:value="8.81269252046912" calcext:value-type="float">
            <text:p>8,81</text:p>
          </table:table-cell>
          <table:table-cell table:formula="of:=[.E8]*(1-[.$K$3])" office:value-type="float" office:value="3.52507700818765" calcext:value-type="float">
            <text:p>3,53</text:p>
          </table:table-cell>
          <table:table-cell table:formula="of:=IF([.C9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]*[.G9]+[.E9]*[.F9]" office:value-type="float" office:value="105.752310245629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1945-05-11" calcext:value-type="date">
            <text:p>11.05.1945</text:p>
          </table:table-cell>
          <table:table-cell table:formula="of:=IF(WEEKDAY([.B10];2)=7;0;1)" office:value-type="float" office:value="1" calcext:value-type="float">
            <text:p>1</text:p>
          </table:table-cell>
          <table:table-cell table:formula="of:=[.D9]*(1-[.$K$3])" office:value-type="float" office:value="8.78625444290771" calcext:value-type="float">
            <text:p>8,79</text:p>
          </table:table-cell>
          <table:table-cell table:formula="of:=[.E9]*(1-[.$K$3])" office:value-type="float" office:value="3.51450177716308" calcext:value-type="float">
            <text:p>3,51</text:p>
          </table:table-cell>
          <table:table-cell table:formula="of:=IF([.C1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]*[.G10]+[.E10]*[.F10]" office:value-type="float" office:value="105.435053314893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1945-05-12" calcext:value-type="date">
            <text:p>12.05.1945</text:p>
          </table:table-cell>
          <table:table-cell table:formula="of:=IF(WEEKDAY([.B11];2)=7;0;1)" office:value-type="float" office:value="1" calcext:value-type="float">
            <text:p>1</text:p>
          </table:table-cell>
          <table:table-cell table:formula="of:=[.D10]*(1-[.$K$3])" office:value-type="float" office:value="8.75989567957899" calcext:value-type="float">
            <text:p>8,76</text:p>
          </table:table-cell>
          <table:table-cell table:formula="of:=[.E10]*(1-[.$K$3])" office:value-type="float" office:value="3.5039582718316" calcext:value-type="float">
            <text:p>3,50</text:p>
          </table:table-cell>
          <table:table-cell table:formula="of:=IF([.C1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]*[.G11]+[.E11]*[.F11]" office:value-type="float" office:value="105.118748154948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1945-05-13" calcext:value-type="date">
            <text:p>13.05.1945</text:p>
          </table:table-cell>
          <table:table-cell table:formula="of:=IF(WEEKDAY([.B12];2)=7;0;1)" office:value-type="float" office:value="0" calcext:value-type="float">
            <text:p>0</text:p>
          </table:table-cell>
          <table:table-cell table:formula="of:=[.D11]*(1-[.$K$3])" office:value-type="float" office:value="8.73361599254025" calcext:value-type="float">
            <text:p>8,73</text:p>
          </table:table-cell>
          <table:table-cell table:formula="of:=[.E11]*(1-[.$K$3])" office:value-type="float" office:value="3.4934463970161" calcext:value-type="float">
            <text:p>3,49</text:p>
          </table:table-cell>
          <table:table-cell table:formula="of:=IF([.C12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2]*[.G12]+[.E12]*[.F12]" office:value-type="float" office:value="97.816499116450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1945-05-14" calcext:value-type="date">
            <text:p>14.05.1945</text:p>
          </table:table-cell>
          <table:table-cell table:formula="of:=IF(WEEKDAY([.B13];2)=7;0;1)" office:value-type="float" office:value="1" calcext:value-type="float">
            <text:p>1</text:p>
          </table:table-cell>
          <table:table-cell table:formula="of:=[.D12]*(1-[.$K$3])" office:value-type="float" office:value="8.70741514456263" calcext:value-type="float">
            <text:p>8,71</text:p>
          </table:table-cell>
          <table:table-cell table:formula="of:=[.E12]*(1-[.$K$3])" office:value-type="float" office:value="3.48296605782505" calcext:value-type="float">
            <text:p>3,48</text:p>
          </table:table-cell>
          <table:table-cell table:formula="of:=IF([.C1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3]*[.G13]+[.E13]*[.F13]" office:value-type="float" office:value="104.488981734752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1945-05-15" calcext:value-type="date">
            <text:p>15.05.1945</text:p>
          </table:table-cell>
          <table:table-cell table:formula="of:=IF(WEEKDAY([.B14];2)=7;0;1)" office:value-type="float" office:value="1" calcext:value-type="float">
            <text:p>1</text:p>
          </table:table-cell>
          <table:table-cell table:formula="of:=[.D13]*(1-[.$K$3])" office:value-type="float" office:value="8.68129289912894" calcext:value-type="float">
            <text:p>8,68</text:p>
          </table:table-cell>
          <table:table-cell table:formula="of:=[.E13]*(1-[.$K$3])" office:value-type="float" office:value="3.47251715965158" calcext:value-type="float">
            <text:p>3,47</text:p>
          </table:table-cell>
          <table:table-cell table:formula="of:=IF([.C1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4]*[.G14]+[.E14]*[.F14]" office:value-type="float" office:value="104.175514789547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1945-05-16" calcext:value-type="date">
            <text:p>16.05.1945</text:p>
          </table:table-cell>
          <table:table-cell table:formula="of:=IF(WEEKDAY([.B15];2)=7;0;1)" office:value-type="float" office:value="1" calcext:value-type="float">
            <text:p>1</text:p>
          </table:table-cell>
          <table:table-cell table:formula="of:=[.D14]*(1-[.$K$3])" office:value-type="float" office:value="8.65524902043156" calcext:value-type="float">
            <text:p>8,66</text:p>
          </table:table-cell>
          <table:table-cell table:formula="of:=[.E14]*(1-[.$K$3])" office:value-type="float" office:value="3.46209960817262" calcext:value-type="float">
            <text:p>3,46</text:p>
          </table:table-cell>
          <table:table-cell table:formula="of:=IF([.C1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5]*[.G15]+[.E15]*[.F15]" office:value-type="float" office:value="103.862988245179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1945-05-17" calcext:value-type="date">
            <text:p>17.05.1945</text:p>
          </table:table-cell>
          <table:table-cell table:formula="of:=IF(WEEKDAY([.B16];2)=7;0;1)" office:value-type="float" office:value="1" calcext:value-type="float">
            <text:p>1</text:p>
          </table:table-cell>
          <table:table-cell table:formula="of:=[.D15]*(1-[.$K$3])" office:value-type="float" office:value="8.62928327337026" calcext:value-type="float">
            <text:p>8,63</text:p>
          </table:table-cell>
          <table:table-cell table:formula="of:=[.E15]*(1-[.$K$3])" office:value-type="float" office:value="3.4517133093481" calcext:value-type="float">
            <text:p>3,45</text:p>
          </table:table-cell>
          <table:table-cell table:formula="of:=IF([.C1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6]*[.G16]+[.E16]*[.F16]" office:value-type="float" office:value="103.551399280443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1945-05-18" calcext:value-type="date">
            <text:p>18.05.1945</text:p>
          </table:table-cell>
          <table:table-cell table:formula="of:=IF(WEEKDAY([.B17];2)=7;0;1)" office:value-type="float" office:value="1" calcext:value-type="float">
            <text:p>1</text:p>
          </table:table-cell>
          <table:table-cell table:formula="of:=[.D16]*(1-[.$K$3])" office:value-type="float" office:value="8.60339542355015" calcext:value-type="float">
            <text:p>8,60</text:p>
          </table:table-cell>
          <table:table-cell table:formula="of:=[.E16]*(1-[.$K$3])" office:value-type="float" office:value="3.44135816942006" calcext:value-type="float">
            <text:p>3,44</text:p>
          </table:table-cell>
          <table:table-cell table:formula="of:=IF([.C1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7]*[.G17]+[.E17]*[.F17]" office:value-type="float" office:value="103.240745082602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1945-05-19" calcext:value-type="date">
            <text:p>19.05.1945</text:p>
          </table:table-cell>
          <table:table-cell table:formula="of:=IF(WEEKDAY([.B18];2)=7;0;1)" office:value-type="float" office:value="1" calcext:value-type="float">
            <text:p>1</text:p>
          </table:table-cell>
          <table:table-cell table:formula="of:=[.D17]*(1-[.$K$3])" office:value-type="float" office:value="8.5775852372795" calcext:value-type="float">
            <text:p>8,58</text:p>
          </table:table-cell>
          <table:table-cell table:formula="of:=[.E17]*(1-[.$K$3])" office:value-type="float" office:value="3.4310340949118" calcext:value-type="float">
            <text:p>3,43</text:p>
          </table:table-cell>
          <table:table-cell table:formula="of:=IF([.C1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8]*[.G18]+[.E18]*[.F18]" office:value-type="float" office:value="102.931022847354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1945-05-20" calcext:value-type="date">
            <text:p>20.05.1945</text:p>
          </table:table-cell>
          <table:table-cell table:formula="of:=IF(WEEKDAY([.B19];2)=7;0;1)" office:value-type="float" office:value="0" calcext:value-type="float">
            <text:p>0</text:p>
          </table:table-cell>
          <table:table-cell table:formula="of:=[.D18]*(1-[.$K$3])" office:value-type="float" office:value="8.55185248156766" calcext:value-type="float">
            <text:p>8,55</text:p>
          </table:table-cell>
          <table:table-cell table:formula="of:=[.E18]*(1-[.$K$3])" office:value-type="float" office:value="3.42074099262706" calcext:value-type="float">
            <text:p>3,42</text:p>
          </table:table-cell>
          <table:table-cell table:formula="of:=IF([.C19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9]*[.G19]+[.E19]*[.F19]" office:value-type="float" office:value="95.7807477935578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1945-05-21" calcext:value-type="date">
            <text:p>21.05.1945</text:p>
          </table:table-cell>
          <table:table-cell table:formula="of:=IF(WEEKDAY([.B20];2)=7;0;1)" office:value-type="float" office:value="1" calcext:value-type="float">
            <text:p>1</text:p>
          </table:table-cell>
          <table:table-cell table:formula="of:=[.D19]*(1-[.$K$3])" office:value-type="float" office:value="8.52619692412296" calcext:value-type="float">
            <text:p>8,53</text:p>
          </table:table-cell>
          <table:table-cell table:formula="of:=[.E19]*(1-[.$K$3])" office:value-type="float" office:value="3.41047876964918" calcext:value-type="float">
            <text:p>3,41</text:p>
          </table:table-cell>
          <table:table-cell table:formula="of:=IF([.C2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0]*[.G20]+[.E20]*[.F20]" office:value-type="float" office:value="102.314363089476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1945-05-22" calcext:value-type="date">
            <text:p>22.05.1945</text:p>
          </table:table-cell>
          <table:table-cell table:formula="of:=IF(WEEKDAY([.B21];2)=7;0;1)" office:value-type="float" office:value="1" calcext:value-type="float">
            <text:p>1</text:p>
          </table:table-cell>
          <table:table-cell table:formula="of:=[.D20]*(1-[.$K$3])" office:value-type="float" office:value="8.50061833335059" calcext:value-type="float">
            <text:p>8,50</text:p>
          </table:table-cell>
          <table:table-cell table:formula="of:=[.E20]*(1-[.$K$3])" office:value-type="float" office:value="3.40024733334024" calcext:value-type="float">
            <text:p>3,40</text:p>
          </table:table-cell>
          <table:table-cell table:formula="of:=IF([.C2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1]*[.G21]+[.E21]*[.F21]" office:value-type="float" office:value="102.007420000207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date" office:date-value="1945-05-23" calcext:value-type="date">
            <text:p>23.05.1945</text:p>
          </table:table-cell>
          <table:table-cell table:formula="of:=IF(WEEKDAY([.B22];2)=7;0;1)" office:value-type="float" office:value="1" calcext:value-type="float">
            <text:p>1</text:p>
          </table:table-cell>
          <table:table-cell table:formula="of:=[.D21]*(1-[.$K$3])" office:value-type="float" office:value="8.47511647835054" calcext:value-type="float">
            <text:p>8,48</text:p>
          </table:table-cell>
          <table:table-cell table:formula="of:=[.E21]*(1-[.$K$3])" office:value-type="float" office:value="3.39004659134021" calcext:value-type="float">
            <text:p>3,39</text:p>
          </table:table-cell>
          <table:table-cell table:formula="of:=IF([.C2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2]*[.G22]+[.E22]*[.F22]" office:value-type="float" office:value="101.701397740206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date" office:date-value="1945-05-24" calcext:value-type="date">
            <text:p>24.05.1945</text:p>
          </table:table-cell>
          <table:table-cell table:formula="of:=IF(WEEKDAY([.B23];2)=7;0;1)" office:value-type="float" office:value="1" calcext:value-type="float">
            <text:p>1</text:p>
          </table:table-cell>
          <table:table-cell table:formula="of:=[.D22]*(1-[.$K$3])" office:value-type="float" office:value="8.44969112891549" calcext:value-type="float">
            <text:p>8,45</text:p>
          </table:table-cell>
          <table:table-cell table:formula="of:=[.E22]*(1-[.$K$3])" office:value-type="float" office:value="3.37987645156619" calcext:value-type="float">
            <text:p>3,38</text:p>
          </table:table-cell>
          <table:table-cell table:formula="of:=IF([.C2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3]*[.G23]+[.E23]*[.F23]" office:value-type="float" office:value="101.396293546986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date" office:date-value="1945-05-25" calcext:value-type="date">
            <text:p>25.05.1945</text:p>
          </table:table-cell>
          <table:table-cell table:formula="of:=IF(WEEKDAY([.B24];2)=7;0;1)" office:value-type="float" office:value="1" calcext:value-type="float">
            <text:p>1</text:p>
          </table:table-cell>
          <table:table-cell table:formula="of:=[.D23]*(1-[.$K$3])" office:value-type="float" office:value="8.42434205552874" calcext:value-type="float">
            <text:p>8,42</text:p>
          </table:table-cell>
          <table:table-cell table:formula="of:=[.E23]*(1-[.$K$3])" office:value-type="float" office:value="3.36973682221149" calcext:value-type="float">
            <text:p>3,37</text:p>
          </table:table-cell>
          <table:table-cell table:formula="of:=IF([.C2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4]*[.G24]+[.E24]*[.F24]" office:value-type="float" office:value="101.092104666345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date" office:date-value="1945-05-26" calcext:value-type="date">
            <text:p>26.05.1945</text:p>
          </table:table-cell>
          <table:table-cell table:formula="of:=IF(WEEKDAY([.B25];2)=7;0;1)" office:value-type="float" office:value="1" calcext:value-type="float">
            <text:p>1</text:p>
          </table:table-cell>
          <table:table-cell table:formula="of:=[.D24]*(1-[.$K$3])" office:value-type="float" office:value="8.39906902936216" calcext:value-type="float">
            <text:p>8,40</text:p>
          </table:table-cell>
          <table:table-cell table:formula="of:=[.E24]*(1-[.$K$3])" office:value-type="float" office:value="3.35962761174486" calcext:value-type="float">
            <text:p>3,36</text:p>
          </table:table-cell>
          <table:table-cell table:formula="of:=IF([.C2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5]*[.G25]+[.E25]*[.F25]" office:value-type="float" office:value="100.788828352346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date" office:date-value="1945-05-27" calcext:value-type="date">
            <text:p>27.05.1945</text:p>
          </table:table-cell>
          <table:table-cell table:formula="of:=IF(WEEKDAY([.B26];2)=7;0;1)" office:value-type="float" office:value="0" calcext:value-type="float">
            <text:p>0</text:p>
          </table:table-cell>
          <table:table-cell table:formula="of:=[.D25]*(1-[.$K$3])" office:value-type="float" office:value="8.37387182227407" calcext:value-type="float">
            <text:p>8,37</text:p>
          </table:table-cell>
          <table:table-cell table:formula="of:=[.E25]*(1-[.$K$3])" office:value-type="float" office:value="3.34954872890963" calcext:value-type="float">
            <text:p>3,35</text:p>
          </table:table-cell>
          <table:table-cell table:formula="of:=IF([.C26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6]*[.G26]+[.E26]*[.F26]" office:value-type="float" office:value="93.7873644094696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date" office:date-value="1945-05-28" calcext:value-type="date">
            <text:p>28.05.1945</text:p>
          </table:table-cell>
          <table:table-cell table:formula="of:=IF(WEEKDAY([.B27];2)=7;0;1)" office:value-type="float" office:value="1" calcext:value-type="float">
            <text:p>1</text:p>
          </table:table-cell>
          <table:table-cell table:formula="of:=[.D26]*(1-[.$K$3])" office:value-type="float" office:value="8.34875020680725" calcext:value-type="float">
            <text:p>8,35</text:p>
          </table:table-cell>
          <table:table-cell table:formula="of:=[.E26]*(1-[.$K$3])" office:value-type="float" office:value="3.3395000827229" calcext:value-type="float">
            <text:p>3,34</text:p>
          </table:table-cell>
          <table:table-cell table:formula="of:=IF([.C2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7]*[.G27]+[.E27]*[.F27]" office:value-type="float" office:value="100.185002481687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date" office:date-value="1945-05-29" calcext:value-type="date">
            <text:p>29.05.1945</text:p>
          </table:table-cell>
          <table:table-cell table:formula="of:=IF(WEEKDAY([.B28];2)=7;0;1)" office:value-type="float" office:value="1" calcext:value-type="float">
            <text:p>1</text:p>
          </table:table-cell>
          <table:table-cell table:formula="of:=[.D27]*(1-[.$K$3])" office:value-type="float" office:value="8.32370395618683" calcext:value-type="float">
            <text:p>8,32</text:p>
          </table:table-cell>
          <table:table-cell table:formula="of:=[.E27]*(1-[.$K$3])" office:value-type="float" office:value="3.32948158247473" calcext:value-type="float">
            <text:p>3,33</text:p>
          </table:table-cell>
          <table:table-cell table:formula="of:=IF([.C2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8]*[.G28]+[.E28]*[.F28]" office:value-type="float" office:value="99.8844474742419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date" office:date-value="1945-05-30" calcext:value-type="date">
            <text:p>30.05.1945</text:p>
          </table:table-cell>
          <table:table-cell table:formula="of:=IF(WEEKDAY([.B29];2)=7;0;1)" office:value-type="float" office:value="1" calcext:value-type="float">
            <text:p>1</text:p>
          </table:table-cell>
          <table:table-cell table:formula="of:=[.D28]*(1-[.$K$3])" office:value-type="float" office:value="8.29873284431827" calcext:value-type="float">
            <text:p>8,30</text:p>
          </table:table-cell>
          <table:table-cell table:formula="of:=[.E28]*(1-[.$K$3])" office:value-type="float" office:value="3.3194931377273" calcext:value-type="float">
            <text:p>3,32</text:p>
          </table:table-cell>
          <table:table-cell table:formula="of:=IF([.C29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9]*[.G29]+[.E29]*[.F29]" office:value-type="float" office:value="99.5847941318191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date" office:date-value="1945-05-31" calcext:value-type="date">
            <text:p>31.05.1945</text:p>
          </table:table-cell>
          <table:table-cell table:formula="of:=IF(WEEKDAY([.B30];2)=7;0;1)" office:value-type="float" office:value="1" calcext:value-type="float">
            <text:p>1</text:p>
          </table:table-cell>
          <table:table-cell table:formula="of:=[.D29]*(1-[.$K$3])" office:value-type="float" office:value="8.27383664578531" calcext:value-type="float">
            <text:p>8,27</text:p>
          </table:table-cell>
          <table:table-cell table:formula="of:=[.E29]*(1-[.$K$3])" office:value-type="float" office:value="3.30953465831412" calcext:value-type="float">
            <text:p>3,31</text:p>
          </table:table-cell>
          <table:table-cell table:formula="of:=IF([.C3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0]*[.G30]+[.E30]*[.F30]" office:value-type="float" office:value="99.2860397494237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1945-06-01" calcext:value-type="date">
            <text:p>1.06.1945</text:p>
          </table:table-cell>
          <table:table-cell table:formula="of:=IF(WEEKDAY([.B31];2)=7;0;1)" office:value-type="float" office:value="1" calcext:value-type="float">
            <text:p>1</text:p>
          </table:table-cell>
          <table:table-cell table:formula="of:=[.D30]*(1-[.$K$3])" office:value-type="float" office:value="8.24901513584796" calcext:value-type="float">
            <text:p>8,25</text:p>
          </table:table-cell>
          <table:table-cell table:formula="of:=[.E30]*(1-[.$K$3])" office:value-type="float" office:value="3.29960605433918" calcext:value-type="float">
            <text:p>3,30</text:p>
          </table:table-cell>
          <table:table-cell table:formula="of:=IF([.C3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1]*[.G31]+[.E31]*[.F31]" office:value-type="float" office:value="98.9881816301754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1945-06-02" calcext:value-type="date">
            <text:p>2.06.1945</text:p>
          </table:table-cell>
          <table:table-cell table:formula="of:=IF(WEEKDAY([.B32];2)=7;0;1)" office:value-type="float" office:value="1" calcext:value-type="float">
            <text:p>1</text:p>
          </table:table-cell>
          <table:table-cell table:formula="of:=[.D31]*(1-[.$K$3])" office:value-type="float" office:value="8.22426809044041" calcext:value-type="float">
            <text:p>8,22</text:p>
          </table:table-cell>
          <table:table-cell table:formula="of:=[.E31]*(1-[.$K$3])" office:value-type="float" office:value="3.28970723617616" calcext:value-type="float">
            <text:p>3,29</text:p>
          </table:table-cell>
          <table:table-cell table:formula="of:=IF([.C3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2]*[.G32]+[.E32]*[.F32]" office:value-type="float" office:value="98.691217085284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1945-06-03" calcext:value-type="date">
            <text:p>3.06.1945</text:p>
          </table:table-cell>
          <table:table-cell table:formula="of:=IF(WEEKDAY([.B33];2)=7;0;1)" office:value-type="float" office:value="0" calcext:value-type="float">
            <text:p>0</text:p>
          </table:table-cell>
          <table:table-cell table:formula="of:=[.D32]*(1-[.$K$3])" office:value-type="float" office:value="8.19959528616909" calcext:value-type="float">
            <text:p>8,20</text:p>
          </table:table-cell>
          <table:table-cell table:formula="of:=[.E32]*(1-[.$K$3])" office:value-type="float" office:value="3.27983811446763" calcext:value-type="float">
            <text:p>3,28</text:p>
          </table:table-cell>
          <table:table-cell table:formula="of:=IF([.C33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33]*[.G33]+[.E33]*[.F33]" office:value-type="float" office:value="91.8354672050938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1945-06-04" calcext:value-type="date">
            <text:p>4.06.1945</text:p>
          </table:table-cell>
          <table:table-cell table:formula="of:=IF(WEEKDAY([.B34];2)=7;0;1)" office:value-type="float" office:value="1" calcext:value-type="float">
            <text:p>1</text:p>
          </table:table-cell>
          <table:table-cell table:formula="of:=[.D33]*(1-[.$K$3])" office:value-type="float" office:value="8.17499650031058" calcext:value-type="float">
            <text:p>8,17</text:p>
          </table:table-cell>
          <table:table-cell table:formula="of:=[.E33]*(1-[.$K$3])" office:value-type="float" office:value="3.26999860012423" calcext:value-type="float">
            <text:p>3,27</text:p>
          </table:table-cell>
          <table:table-cell table:formula="of:=IF([.C3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4]*[.G34]+[.E34]*[.F34]" office:value-type="float" office:value="98.099958003727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1945-06-05" calcext:value-type="date">
            <text:p>5.06.1945</text:p>
          </table:table-cell>
          <table:table-cell table:formula="of:=IF(WEEKDAY([.B35];2)=7;0;1)" office:value-type="float" office:value="1" calcext:value-type="float">
            <text:p>1</text:p>
          </table:table-cell>
          <table:table-cell table:formula="of:=[.D34]*(1-[.$K$3])" office:value-type="float" office:value="8.15047151080965" calcext:value-type="float">
            <text:p>8,15</text:p>
          </table:table-cell>
          <table:table-cell table:formula="of:=[.E34]*(1-[.$K$3])" office:value-type="float" office:value="3.26018860432386" calcext:value-type="float">
            <text:p>3,26</text:p>
          </table:table-cell>
          <table:table-cell table:formula="of:=IF([.C3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5]*[.G35]+[.E35]*[.F35]" office:value-type="float" office:value="97.805658129715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1945-06-06" calcext:value-type="date">
            <text:p>6.06.1945</text:p>
          </table:table-cell>
          <table:table-cell table:formula="of:=IF(WEEKDAY([.B36];2)=7;0;1)" office:value-type="float" office:value="1" calcext:value-type="float">
            <text:p>1</text:p>
          </table:table-cell>
          <table:table-cell table:formula="of:=[.D35]*(1-[.$K$3])" office:value-type="float" office:value="8.12602009627722" calcext:value-type="float">
            <text:p>8,13</text:p>
          </table:table-cell>
          <table:table-cell table:formula="of:=[.E35]*(1-[.$K$3])" office:value-type="float" office:value="3.25040803851089" calcext:value-type="float">
            <text:p>3,25</text:p>
          </table:table-cell>
          <table:table-cell table:formula="of:=IF([.C3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6]*[.G36]+[.E36]*[.F36]" office:value-type="float" office:value="97.5122411553266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1945-06-07" calcext:value-type="date">
            <text:p>7.06.1945</text:p>
          </table:table-cell>
          <table:table-cell table:formula="of:=IF(WEEKDAY([.B37];2)=7;0;1)" office:value-type="float" office:value="1" calcext:value-type="float">
            <text:p>1</text:p>
          </table:table-cell>
          <table:table-cell table:formula="of:=[.D36]*(1-[.$K$3])" office:value-type="float" office:value="8.10164203598839" calcext:value-type="float">
            <text:p>8,10</text:p>
          </table:table-cell>
          <table:table-cell table:formula="of:=[.E36]*(1-[.$K$3])" office:value-type="float" office:value="3.24065681439535" calcext:value-type="float">
            <text:p>3,24</text:p>
          </table:table-cell>
          <table:table-cell table:formula="of:=IF([.C3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7]*[.G37]+[.E37]*[.F37]" office:value-type="float" office:value="97.2197044318606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1945-06-08" calcext:value-type="date">
            <text:p>8.06.1945</text:p>
          </table:table-cell>
          <table:table-cell table:formula="of:=IF(WEEKDAY([.B38];2)=7;0;1)" office:value-type="float" office:value="1" calcext:value-type="float">
            <text:p>1</text:p>
          </table:table-cell>
          <table:table-cell table:formula="of:=[.D37]*(1-[.$K$3])" office:value-type="float" office:value="8.07733710988043" calcext:value-type="float">
            <text:p>8,08</text:p>
          </table:table-cell>
          <table:table-cell table:formula="of:=[.E37]*(1-[.$K$3])" office:value-type="float" office:value="3.23093484395217" calcext:value-type="float">
            <text:p>3,23</text:p>
          </table:table-cell>
          <table:table-cell table:formula="of:=IF([.C3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8]*[.G38]+[.E38]*[.F38]" office:value-type="float" office:value="96.928045318565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1945-06-09" calcext:value-type="date">
            <text:p>9.06.1945</text:p>
          </table:table-cell>
          <table:table-cell table:formula="of:=IF(WEEKDAY([.B39];2)=7;0;1)" office:value-type="float" office:value="1" calcext:value-type="float">
            <text:p>1</text:p>
          </table:table-cell>
          <table:table-cell table:formula="of:=[.D38]*(1-[.$K$3])" office:value-type="float" office:value="8.05310509855078" calcext:value-type="float">
            <text:p>8,05</text:p>
          </table:table-cell>
          <table:table-cell table:formula="of:=[.E38]*(1-[.$K$3])" office:value-type="float" office:value="3.22124203942031" calcext:value-type="float">
            <text:p>3,22</text:p>
          </table:table-cell>
          <table:table-cell table:formula="of:=IF([.C39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9]*[.G39]+[.E39]*[.F39]" office:value-type="float" office:value="96.6372611826094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1945-06-10" calcext:value-type="date">
            <text:p>10.06.1945</text:p>
          </table:table-cell>
          <table:table-cell table:formula="of:=IF(WEEKDAY([.B40];2)=7;0;1)" office:value-type="float" office:value="0" calcext:value-type="float">
            <text:p>0</text:p>
          </table:table-cell>
          <table:table-cell table:formula="of:=[.D39]*(1-[.$K$3])" office:value-type="float" office:value="8.02894578325513" calcext:value-type="float">
            <text:p>8,03</text:p>
          </table:table-cell>
          <table:table-cell table:formula="of:=[.E39]*(1-[.$K$3])" office:value-type="float" office:value="3.21157831330205" calcext:value-type="float">
            <text:p>3,21</text:p>
          </table:table-cell>
          <table:table-cell table:formula="of:=IF([.C40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40]*[.G40]+[.E40]*[.F40]" office:value-type="float" office:value="89.9241927724574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1945-06-11" calcext:value-type="date">
            <text:p>11.06.1945</text:p>
          </table:table-cell>
          <table:table-cell table:formula="of:=IF(WEEKDAY([.B41];2)=7;0;1)" office:value-type="float" office:value="1" calcext:value-type="float">
            <text:p>1</text:p>
          </table:table-cell>
          <table:table-cell table:formula="of:=[.D40]*(1-[.$K$3])" office:value-type="float" office:value="8.00485894590537" calcext:value-type="float">
            <text:p>8,00</text:p>
          </table:table-cell>
          <table:table-cell table:formula="of:=[.E40]*(1-[.$K$3])" office:value-type="float" office:value="3.20194357836214" calcext:value-type="float">
            <text:p>3,20</text:p>
          </table:table-cell>
          <table:table-cell table:formula="of:=IF([.C4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1]*[.G41]+[.E41]*[.F41]" office:value-type="float" office:value="96.0583073508643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1945-06-12" calcext:value-type="date">
            <text:p>12.06.1945</text:p>
          </table:table-cell>
          <table:table-cell table:formula="of:=IF(WEEKDAY([.B42];2)=7;0;1)" office:value-type="float" office:value="1" calcext:value-type="float">
            <text:p>1</text:p>
          </table:table-cell>
          <table:table-cell table:formula="of:=[.D41]*(1-[.$K$3])" office:value-type="float" office:value="7.98084436906765" calcext:value-type="float">
            <text:p>7,98</text:p>
          </table:table-cell>
          <table:table-cell table:formula="of:=[.E41]*(1-[.$K$3])" office:value-type="float" office:value="3.19233774762706" calcext:value-type="float">
            <text:p>3,19</text:p>
          </table:table-cell>
          <table:table-cell table:formula="of:=IF([.C4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2]*[.G42]+[.E42]*[.F42]" office:value-type="float" office:value="95.7701324288118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1945-06-13" calcext:value-type="date">
            <text:p>13.06.1945</text:p>
          </table:table-cell>
          <table:table-cell table:formula="of:=IF(WEEKDAY([.B43];2)=7;0;1)" office:value-type="float" office:value="1" calcext:value-type="float">
            <text:p>1</text:p>
          </table:table-cell>
          <table:table-cell table:formula="of:=[.D42]*(1-[.$K$3])" office:value-type="float" office:value="7.95690183596045" calcext:value-type="float">
            <text:p>7,96</text:p>
          </table:table-cell>
          <table:table-cell table:formula="of:=[.E42]*(1-[.$K$3])" office:value-type="float" office:value="3.18276073438418" calcext:value-type="float">
            <text:p>3,18</text:p>
          </table:table-cell>
          <table:table-cell table:formula="of:=IF([.C4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3]*[.G43]+[.E43]*[.F43]" office:value-type="float" office:value="95.4828220315253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1945-06-14" calcext:value-type="date">
            <text:p>14.06.1945</text:p>
          </table:table-cell>
          <table:table-cell table:formula="of:=IF(WEEKDAY([.B44];2)=7;0;1)" office:value-type="float" office:value="1" calcext:value-type="float">
            <text:p>1</text:p>
          </table:table-cell>
          <table:table-cell table:formula="of:=[.D43]*(1-[.$K$3])" office:value-type="float" office:value="7.93303113045257" calcext:value-type="float">
            <text:p>7,93</text:p>
          </table:table-cell>
          <table:table-cell table:formula="of:=[.E43]*(1-[.$K$3])" office:value-type="float" office:value="3.17321245218102" calcext:value-type="float">
            <text:p>3,17</text:p>
          </table:table-cell>
          <table:table-cell table:formula="of:=IF([.C4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4]*[.G44]+[.E44]*[.F44]" office:value-type="float" office:value="95.1963735654307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1945-06-15" calcext:value-type="date">
            <text:p>15.06.1945</text:p>
          </table:table-cell>
          <table:table-cell table:formula="of:=IF(WEEKDAY([.B45];2)=7;0;1)" office:value-type="float" office:value="1" calcext:value-type="float">
            <text:p>1</text:p>
          </table:table-cell>
          <table:table-cell table:formula="of:=[.D44]*(1-[.$K$3])" office:value-type="float" office:value="7.90923203706121" calcext:value-type="float">
            <text:p>7,91</text:p>
          </table:table-cell>
          <table:table-cell table:formula="of:=[.E44]*(1-[.$K$3])" office:value-type="float" office:value="3.16369281482448" calcext:value-type="float">
            <text:p>3,16</text:p>
          </table:table-cell>
          <table:table-cell table:formula="of:=IF([.C4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5]*[.G45]+[.E45]*[.F45]" office:value-type="float" office:value="94.9107844447344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1945-06-16" calcext:value-type="date">
            <text:p>16.06.1945</text:p>
          </table:table-cell>
          <table:table-cell table:formula="of:=IF(WEEKDAY([.B46];2)=7;0;1)" office:value-type="float" office:value="1" calcext:value-type="float">
            <text:p>1</text:p>
          </table:table-cell>
          <table:table-cell table:formula="of:=[.D45]*(1-[.$K$3])" office:value-type="float" office:value="7.88550434095003" calcext:value-type="float">
            <text:p>7,89</text:p>
          </table:table-cell>
          <table:table-cell table:formula="of:=[.E45]*(1-[.$K$3])" office:value-type="float" office:value="3.15420173638001" calcext:value-type="float">
            <text:p>3,15</text:p>
          </table:table-cell>
          <table:table-cell table:formula="of:=IF([.C4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6]*[.G46]+[.E46]*[.F46]" office:value-type="float" office:value="94.6260520914002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1945-06-17" calcext:value-type="date">
            <text:p>17.06.1945</text:p>
          </table:table-cell>
          <table:table-cell table:formula="of:=IF(WEEKDAY([.B47];2)=7;0;1)" office:value-type="float" office:value="0" calcext:value-type="float">
            <text:p>0</text:p>
          </table:table-cell>
          <table:table-cell table:formula="of:=[.D46]*(1-[.$K$3])" office:value-type="float" office:value="7.86184782792718" calcext:value-type="float">
            <text:p>7,86</text:p>
          </table:table-cell>
          <table:table-cell table:formula="of:=[.E46]*(1-[.$K$3])" office:value-type="float" office:value="3.14473913117087" calcext:value-type="float">
            <text:p>3,14</text:p>
          </table:table-cell>
          <table:table-cell table:formula="of:=IF([.C47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47]*[.G47]+[.E47]*[.F47]" office:value-type="float" office:value="88.0526956727843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1945-06-18" calcext:value-type="date">
            <text:p>18.06.1945</text:p>
          </table:table-cell>
          <table:table-cell table:formula="of:=IF(WEEKDAY([.B48];2)=7;0;1)" office:value-type="float" office:value="1" calcext:value-type="float">
            <text:p>1</text:p>
          </table:table-cell>
          <table:table-cell table:formula="of:=[.D47]*(1-[.$K$3])" office:value-type="float" office:value="7.83826228444339" calcext:value-type="float">
            <text:p>7,84</text:p>
          </table:table-cell>
          <table:table-cell table:formula="of:=[.E47]*(1-[.$K$3])" office:value-type="float" office:value="3.13530491377735" calcext:value-type="float">
            <text:p>3,14</text:p>
          </table:table-cell>
          <table:table-cell table:formula="of:=IF([.C4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8]*[.G48]+[.E48]*[.F48]" office:value-type="float" office:value="94.0591474133207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1945-06-19" calcext:value-type="date">
            <text:p>19.06.1945</text:p>
          </table:table-cell>
          <table:table-cell table:formula="of:=IF(WEEKDAY([.B49];2)=7;0;1)" office:value-type="float" office:value="1" calcext:value-type="float">
            <text:p>1</text:p>
          </table:table-cell>
          <table:table-cell table:formula="of:=[.D48]*(1-[.$K$3])" office:value-type="float" office:value="7.81474749759006" calcext:value-type="float">
            <text:p>7,81</text:p>
          </table:table-cell>
          <table:table-cell table:formula="of:=[.E48]*(1-[.$K$3])" office:value-type="float" office:value="3.12589899903602" calcext:value-type="float">
            <text:p>3,13</text:p>
          </table:table-cell>
          <table:table-cell table:formula="of:=IF([.C49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9]*[.G49]+[.E49]*[.F49]" office:value-type="float" office:value="93.7769699710807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1945-06-20" calcext:value-type="date">
            <text:p>20.06.1945</text:p>
          </table:table-cell>
          <table:table-cell table:formula="of:=IF(WEEKDAY([.B50];2)=7;0;1)" office:value-type="float" office:value="1" calcext:value-type="float">
            <text:p>1</text:p>
          </table:table-cell>
          <table:table-cell table:formula="of:=[.D49]*(1-[.$K$3])" office:value-type="float" office:value="7.79130325509729" calcext:value-type="float">
            <text:p>7,79</text:p>
          </table:table-cell>
          <table:table-cell table:formula="of:=[.E49]*(1-[.$K$3])" office:value-type="float" office:value="3.11652130203891" calcext:value-type="float">
            <text:p>3,12</text:p>
          </table:table-cell>
          <table:table-cell table:formula="of:=IF([.C5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0]*[.G50]+[.E50]*[.F50]" office:value-type="float" office:value="93.4956390611675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1945-06-21" calcext:value-type="date">
            <text:p>21.06.1945</text:p>
          </table:table-cell>
          <table:table-cell table:formula="of:=IF(WEEKDAY([.B51];2)=7;0;1)" office:value-type="float" office:value="1" calcext:value-type="float">
            <text:p>1</text:p>
          </table:table-cell>
          <table:table-cell table:formula="of:=[.D50]*(1-[.$K$3])" office:value-type="float" office:value="7.767929345332" calcext:value-type="float">
            <text:p>7,77</text:p>
          </table:table-cell>
          <table:table-cell table:formula="of:=[.E50]*(1-[.$K$3])" office:value-type="float" office:value="3.1071717381328" calcext:value-type="float">
            <text:p>3,11</text:p>
          </table:table-cell>
          <table:table-cell table:formula="of:=IF([.C5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1]*[.G51]+[.E51]*[.F51]" office:value-type="float" office:value="93.2151521439839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1945-06-22" calcext:value-type="date">
            <text:p>22.06.1945</text:p>
          </table:table-cell>
          <table:table-cell table:formula="of:=IF(WEEKDAY([.B52];2)=7;0;1)" office:value-type="float" office:value="1" calcext:value-type="float">
            <text:p>1</text:p>
          </table:table-cell>
          <table:table-cell table:formula="of:=[.D51]*(1-[.$K$3])" office:value-type="float" office:value="7.74462555729601" calcext:value-type="float">
            <text:p>7,74</text:p>
          </table:table-cell>
          <table:table-cell table:formula="of:=[.E51]*(1-[.$K$3])" office:value-type="float" office:value="3.0978502229184" calcext:value-type="float">
            <text:p>3,10</text:p>
          </table:table-cell>
          <table:table-cell table:formula="of:=IF([.C5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2]*[.G52]+[.E52]*[.F52]" office:value-type="float" office:value="92.935506687552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1945-06-23" calcext:value-type="date">
            <text:p>23.06.1945</text:p>
          </table:table-cell>
          <table:table-cell table:formula="of:=IF(WEEKDAY([.B53];2)=7;0;1)" office:value-type="float" office:value="1" calcext:value-type="float">
            <text:p>1</text:p>
          </table:table-cell>
          <table:table-cell table:formula="of:=[.D52]*(1-[.$K$3])" office:value-type="float" office:value="7.72139168062412" calcext:value-type="float">
            <text:p>7,72</text:p>
          </table:table-cell>
          <table:table-cell table:formula="of:=[.E52]*(1-[.$K$3])" office:value-type="float" office:value="3.08855667224964" calcext:value-type="float">
            <text:p>3,09</text:p>
          </table:table-cell>
          <table:table-cell table:formula="of:=IF([.C5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3]*[.G53]+[.E53]*[.F53]" office:value-type="float" office:value="92.65670016748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1945-06-24" calcext:value-type="date">
            <text:p>24.06.1945</text:p>
          </table:table-cell>
          <table:table-cell table:formula="of:=IF(WEEKDAY([.B54];2)=7;0;1)" office:value-type="float" office:value="0" calcext:value-type="float">
            <text:p>0</text:p>
          </table:table-cell>
          <table:table-cell table:formula="of:=[.D53]*(1-[.$K$3])" office:value-type="float" office:value="7.69822750558224" calcext:value-type="float">
            <text:p>7,70</text:p>
          </table:table-cell>
          <table:table-cell table:formula="of:=[.E53]*(1-[.$K$3])" office:value-type="float" office:value="3.07929100223289" calcext:value-type="float">
            <text:p>3,08</text:p>
          </table:table-cell>
          <table:table-cell table:formula="of:=IF([.C54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4]*[.G54]+[.E54]*[.F54]" office:value-type="float" office:value="86.2201480625211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1945-06-25" calcext:value-type="date">
            <text:p>25.06.1945</text:p>
          </table:table-cell>
          <table:table-cell table:formula="of:=IF(WEEKDAY([.B55];2)=7;0;1)" office:value-type="float" office:value="1" calcext:value-type="float">
            <text:p>1</text:p>
          </table:table-cell>
          <table:table-cell table:formula="of:=[.D54]*(1-[.$K$3])" office:value-type="float" office:value="7.6751328230655" calcext:value-type="float">
            <text:p>7,68</text:p>
          </table:table-cell>
          <table:table-cell table:formula="of:=[.E54]*(1-[.$K$3])" office:value-type="float" office:value="3.0700531292262" calcext:value-type="float">
            <text:p>3,07</text:p>
          </table:table-cell>
          <table:table-cell table:formula="of:=IF([.C5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5]*[.G55]+[.E55]*[.F55]" office:value-type="float" office:value="92.1015938767859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1945-06-26" calcext:value-type="date">
            <text:p>26.06.1945</text:p>
          </table:table-cell>
          <table:table-cell table:formula="of:=IF(WEEKDAY([.B56];2)=7;0;1)" office:value-type="float" office:value="1" calcext:value-type="float">
            <text:p>1</text:p>
          </table:table-cell>
          <table:table-cell table:formula="of:=[.D55]*(1-[.$K$3])" office:value-type="float" office:value="7.6521074245963" calcext:value-type="float">
            <text:p>7,65</text:p>
          </table:table-cell>
          <table:table-cell table:formula="of:=[.E55]*(1-[.$K$3])" office:value-type="float" office:value="3.06084296983852" calcext:value-type="float">
            <text:p>3,06</text:p>
          </table:table-cell>
          <table:table-cell table:formula="of:=IF([.C5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6]*[.G56]+[.E56]*[.F56]" office:value-type="float" office:value="91.8252890951556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1945-06-27" calcext:value-type="date">
            <text:p>27.06.1945</text:p>
          </table:table-cell>
          <table:table-cell table:formula="of:=IF(WEEKDAY([.B57];2)=7;0;1)" office:value-type="float" office:value="1" calcext:value-type="float">
            <text:p>1</text:p>
          </table:table-cell>
          <table:table-cell table:formula="of:=[.D56]*(1-[.$K$3])" office:value-type="float" office:value="7.62915110232251" calcext:value-type="float">
            <text:p>7,63</text:p>
          </table:table-cell>
          <table:table-cell table:formula="of:=[.E56]*(1-[.$K$3])" office:value-type="float" office:value="3.051660440929" calcext:value-type="float">
            <text:p>3,05</text:p>
          </table:table-cell>
          <table:table-cell table:formula="of:=IF([.C5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7]*[.G57]+[.E57]*[.F57]" office:value-type="float" office:value="91.5498132278701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1945-06-28" calcext:value-type="date">
            <text:p>28.06.1945</text:p>
          </table:table-cell>
          <table:table-cell table:formula="of:=IF(WEEKDAY([.B58];2)=7;0;1)" office:value-type="float" office:value="1" calcext:value-type="float">
            <text:p>1</text:p>
          </table:table-cell>
          <table:table-cell table:formula="of:=[.D57]*(1-[.$K$3])" office:value-type="float" office:value="7.60626364901554" calcext:value-type="float">
            <text:p>7,61</text:p>
          </table:table-cell>
          <table:table-cell table:formula="of:=[.E57]*(1-[.$K$3])" office:value-type="float" office:value="3.04250545960621" calcext:value-type="float">
            <text:p>3,04</text:p>
          </table:table-cell>
          <table:table-cell table:formula="of:=IF([.C5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8]*[.G58]+[.E58]*[.F58]" office:value-type="float" office:value="91.2751637881865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1945-06-29" calcext:value-type="date">
            <text:p>29.06.1945</text:p>
          </table:table-cell>
          <table:table-cell table:formula="of:=IF(WEEKDAY([.B59];2)=7;0;1)" office:value-type="float" office:value="1" calcext:value-type="float">
            <text:p>1</text:p>
          </table:table-cell>
          <table:table-cell table:formula="of:=[.D58]*(1-[.$K$3])" office:value-type="float" office:value="7.5834448580685" calcext:value-type="float">
            <text:p>7,58</text:p>
          </table:table-cell>
          <table:table-cell table:formula="of:=[.E58]*(1-[.$K$3])" office:value-type="float" office:value="3.0333779432274" calcext:value-type="float">
            <text:p>3,03</text:p>
          </table:table-cell>
          <table:table-cell table:formula="of:=IF([.C59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]*[.G59]+[.E59]*[.F59]" office:value-type="float" office:value="91.0013382968219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1945-06-30" calcext:value-type="date">
            <text:p>30.06.1945</text:p>
          </table:table-cell>
          <table:table-cell table:formula="of:=IF(WEEKDAY([.B60];2)=7;0;1)" office:value-type="float" office:value="1" calcext:value-type="float">
            <text:p>1</text:p>
          </table:table-cell>
          <table:table-cell table:formula="of:=[.D59]*(1-[.$K$3])" office:value-type="float" office:value="7.56069452349429" calcext:value-type="float">
            <text:p>7,56</text:p>
          </table:table-cell>
          <table:table-cell table:formula="of:=[.E59]*(1-[.$K$3])" office:value-type="float" office:value="3.02427780939771" calcext:value-type="float">
            <text:p>3,02</text:p>
          </table:table-cell>
          <table:table-cell table:formula="of:=IF([.C6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0]*[.G60]+[.E60]*[.F60]" office:value-type="float" office:value="90.7283342819314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1945-07-01" calcext:value-type="date">
            <text:p>1.07.1945</text:p>
          </table:table-cell>
          <table:table-cell table:formula="of:=IF(WEEKDAY([.B61];2)=7;0;1)" office:value-type="float" office:value="0" calcext:value-type="float">
            <text:p>0</text:p>
          </table:table-cell>
          <table:table-cell table:formula="of:=[.D60]*(1-[.$K$3])" office:value-type="float" office:value="7.53801243992381" calcext:value-type="float">
            <text:p>7,54</text:p>
          </table:table-cell>
          <table:table-cell table:formula="of:=[.E60]*(1-[.$K$3])" office:value-type="float" office:value="3.01520497596952" calcext:value-type="float">
            <text:p>3,02</text:p>
          </table:table-cell>
          <table:table-cell table:formula="of:=IF([.C61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61]*[.G61]+[.E61]*[.F61]" office:value-type="float" office:value="84.4257393271466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1945-07-02" calcext:value-type="date">
            <text:p>2.07.1945</text:p>
          </table:table-cell>
          <table:table-cell table:formula="of:=IF(WEEKDAY([.B62];2)=7;0;1)" office:value-type="float" office:value="1" calcext:value-type="float">
            <text:p>1</text:p>
          </table:table-cell>
          <table:table-cell table:formula="of:=[.D61]*(1-[.$K$3])" office:value-type="float" office:value="7.51539840260404" calcext:value-type="float">
            <text:p>7,52</text:p>
          </table:table-cell>
          <table:table-cell table:formula="of:=[.E61]*(1-[.$K$3])" office:value-type="float" office:value="3.00615936104161" calcext:value-type="float">
            <text:p>3,01</text:p>
          </table:table-cell>
          <table:table-cell table:formula="of:=IF([.C6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2]*[.G62]+[.E62]*[.F62]" office:value-type="float" office:value="90.1847808312484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1945-07-03" calcext:value-type="date">
            <text:p>3.07.1945</text:p>
          </table:table-cell>
          <table:table-cell table:formula="of:=IF(WEEKDAY([.B63];2)=7;0;1)" office:value-type="float" office:value="1" calcext:value-type="float">
            <text:p>1</text:p>
          </table:table-cell>
          <table:table-cell table:formula="of:=[.D62]*(1-[.$K$3])" office:value-type="float" office:value="7.49285220739623" calcext:value-type="float">
            <text:p>7,49</text:p>
          </table:table-cell>
          <table:table-cell table:formula="of:=[.E62]*(1-[.$K$3])" office:value-type="float" office:value="2.99714088295849" calcext:value-type="float">
            <text:p>3,00</text:p>
          </table:table-cell>
          <table:table-cell table:formula="of:=IF([.C6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3]*[.G63]+[.E63]*[.F63]" office:value-type="float" office:value="89.9142264887547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1945-07-04" calcext:value-type="date">
            <text:p>4.07.1945</text:p>
          </table:table-cell>
          <table:table-cell table:formula="of:=IF(WEEKDAY([.B64];2)=7;0;1)" office:value-type="float" office:value="1" calcext:value-type="float">
            <text:p>1</text:p>
          </table:table-cell>
          <table:table-cell table:formula="of:=[.D63]*(1-[.$K$3])" office:value-type="float" office:value="7.47037365077404" calcext:value-type="float">
            <text:p>7,47</text:p>
          </table:table-cell>
          <table:table-cell table:formula="of:=[.E63]*(1-[.$K$3])" office:value-type="float" office:value="2.98814946030961" calcext:value-type="float">
            <text:p>2,99</text:p>
          </table:table-cell>
          <table:table-cell table:formula="of:=IF([.C6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4]*[.G64]+[.E64]*[.F64]" office:value-type="float" office:value="89.6444838092884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1945-07-05" calcext:value-type="date">
            <text:p>5.07.1945</text:p>
          </table:table-cell>
          <table:table-cell table:formula="of:=IF(WEEKDAY([.B65];2)=7;0;1)" office:value-type="float" office:value="1" calcext:value-type="float">
            <text:p>1</text:p>
          </table:table-cell>
          <table:table-cell table:formula="of:=[.D64]*(1-[.$K$3])" office:value-type="float" office:value="7.44796252982172" calcext:value-type="float">
            <text:p>7,45</text:p>
          </table:table-cell>
          <table:table-cell table:formula="of:=[.E64]*(1-[.$K$3])" office:value-type="float" office:value="2.97918501192868" calcext:value-type="float">
            <text:p>2,98</text:p>
          </table:table-cell>
          <table:table-cell table:formula="of:=IF([.C6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5]*[.G65]+[.E65]*[.F65]" office:value-type="float" office:value="89.3755503578605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1945-07-06" calcext:value-type="date">
            <text:p>6.07.1945</text:p>
          </table:table-cell>
          <table:table-cell table:formula="of:=IF(WEEKDAY([.B66];2)=7;0;1)" office:value-type="float" office:value="1" calcext:value-type="float">
            <text:p>1</text:p>
          </table:table-cell>
          <table:table-cell table:formula="of:=[.D65]*(1-[.$K$3])" office:value-type="float" office:value="7.42561864223225" calcext:value-type="float">
            <text:p>7,43</text:p>
          </table:table-cell>
          <table:table-cell table:formula="of:=[.E65]*(1-[.$K$3])" office:value-type="float" office:value="2.9702474568929" calcext:value-type="float">
            <text:p>2,97</text:p>
          </table:table-cell>
          <table:table-cell table:formula="of:=IF([.C6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6]*[.G66]+[.E66]*[.F66]" office:value-type="float" office:value="89.107423706786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1945-07-07" calcext:value-type="date">
            <text:p>7.07.1945</text:p>
          </table:table-cell>
          <table:table-cell table:formula="of:=IF(WEEKDAY([.B67];2)=7;0;1)" office:value-type="float" office:value="1" calcext:value-type="float">
            <text:p>1</text:p>
          </table:table-cell>
          <table:table-cell table:formula="of:=[.D66]*(1-[.$K$3])" office:value-type="float" office:value="7.40334178630555" calcext:value-type="float">
            <text:p>7,40</text:p>
          </table:table-cell>
          <table:table-cell table:formula="of:=[.E66]*(1-[.$K$3])" office:value-type="float" office:value="2.96133671452222" calcext:value-type="float">
            <text:p>2,96</text:p>
          </table:table-cell>
          <table:table-cell table:formula="of:=IF([.C6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7]*[.G67]+[.E67]*[.F67]" office:value-type="float" office:value="88.8401014356666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1945-07-08" calcext:value-type="date">
            <text:p>8.07.1945</text:p>
          </table:table-cell>
          <table:table-cell table:formula="of:=IF(WEEKDAY([.B68];2)=7;0;1)" office:value-type="float" office:value="0" calcext:value-type="float">
            <text:p>0</text:p>
          </table:table-cell>
          <table:table-cell table:formula="of:=[.D67]*(1-[.$K$3])" office:value-type="float" office:value="7.38113176094664" calcext:value-type="float">
            <text:p>7,38</text:p>
          </table:table-cell>
          <table:table-cell table:formula="of:=[.E67]*(1-[.$K$3])" office:value-type="float" office:value="2.95245270437865" calcext:value-type="float">
            <text:p>2,95</text:p>
          </table:table-cell>
          <table:table-cell table:formula="of:=IF([.C68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68]*[.G68]+[.E68]*[.F68]" office:value-type="float" office:value="82.668675722602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1945-07-09" calcext:value-type="date">
            <text:p>9.07.1945</text:p>
          </table:table-cell>
          <table:table-cell table:formula="of:=IF(WEEKDAY([.B69];2)=7;0;1)" office:value-type="float" office:value="1" calcext:value-type="float">
            <text:p>1</text:p>
          </table:table-cell>
          <table:table-cell table:formula="of:=[.D68]*(1-[.$K$3])" office:value-type="float" office:value="7.3589883656638" calcext:value-type="float">
            <text:p>7,36</text:p>
          </table:table-cell>
          <table:table-cell table:formula="of:=[.E68]*(1-[.$K$3])" office:value-type="float" office:value="2.94359534626551" calcext:value-type="float">
            <text:p>2,94</text:p>
          </table:table-cell>
          <table:table-cell table:formula="of:=IF([.C69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9]*[.G69]+[.E69]*[.F69]" office:value-type="float" office:value="88.3078603879655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1945-07-10" calcext:value-type="date">
            <text:p>10.07.1945</text:p>
          </table:table-cell>
          <table:table-cell table:formula="of:=IF(WEEKDAY([.B70];2)=7;0;1)" office:value-type="float" office:value="1" calcext:value-type="float">
            <text:p>1</text:p>
          </table:table-cell>
          <table:table-cell table:formula="of:=[.D69]*(1-[.$K$3])" office:value-type="float" office:value="7.33691140056681" calcext:value-type="float">
            <text:p>7,34</text:p>
          </table:table-cell>
          <table:table-cell table:formula="of:=[.E69]*(1-[.$K$3])" office:value-type="float" office:value="2.93476456022672" calcext:value-type="float">
            <text:p>2,93</text:p>
          </table:table-cell>
          <table:table-cell table:formula="of:=IF([.C7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0]*[.G70]+[.E70]*[.F70]" office:value-type="float" office:value="88.0429368068016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1945-07-11" calcext:value-type="date">
            <text:p>11.07.1945</text:p>
          </table:table-cell>
          <table:table-cell table:formula="of:=IF(WEEKDAY([.B71];2)=7;0;1)" office:value-type="float" office:value="1" calcext:value-type="float">
            <text:p>1</text:p>
          </table:table-cell>
          <table:table-cell table:formula="of:=[.D70]*(1-[.$K$3])" office:value-type="float" office:value="7.31490066636511" calcext:value-type="float">
            <text:p>7,31</text:p>
          </table:table-cell>
          <table:table-cell table:formula="of:=[.E70]*(1-[.$K$3])" office:value-type="float" office:value="2.92596026654604" calcext:value-type="float">
            <text:p>2,93</text:p>
          </table:table-cell>
          <table:table-cell table:formula="of:=IF([.C7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1]*[.G71]+[.E71]*[.F71]" office:value-type="float" office:value="87.7788079963812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1945-07-12" calcext:value-type="date">
            <text:p>12.07.1945</text:p>
          </table:table-cell>
          <table:table-cell table:formula="of:=IF(WEEKDAY([.B72];2)=7;0;1)" office:value-type="float" office:value="1" calcext:value-type="float">
            <text:p>1</text:p>
          </table:table-cell>
          <table:table-cell table:formula="of:=[.D71]*(1-[.$K$3])" office:value-type="float" office:value="7.29295596436601" calcext:value-type="float">
            <text:p>7,29</text:p>
          </table:table-cell>
          <table:table-cell table:formula="of:=[.E71]*(1-[.$K$3])" office:value-type="float" office:value="2.9171823857464" calcext:value-type="float">
            <text:p>2,92</text:p>
          </table:table-cell>
          <table:table-cell table:formula="of:=IF([.C7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2]*[.G72]+[.E72]*[.F72]" office:value-type="float" office:value="87.5154715723921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1945-07-13" calcext:value-type="date">
            <text:p>13.07.1945</text:p>
          </table:table-cell>
          <table:table-cell table:formula="of:=IF(WEEKDAY([.B73];2)=7;0;1)" office:value-type="float" office:value="1" calcext:value-type="float">
            <text:p>1</text:p>
          </table:table-cell>
          <table:table-cell table:formula="of:=[.D72]*(1-[.$K$3])" office:value-type="float" office:value="7.27107709647291" calcext:value-type="float">
            <text:p>7,27</text:p>
          </table:table-cell>
          <table:table-cell table:formula="of:=[.E72]*(1-[.$K$3])" office:value-type="float" office:value="2.90843083858916" calcext:value-type="float">
            <text:p>2,91</text:p>
          </table:table-cell>
          <table:table-cell table:formula="of:=IF([.C7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3]*[.G73]+[.E73]*[.F73]" office:value-type="float" office:value="87.2529251576749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1945-07-14" calcext:value-type="date">
            <text:p>14.07.1945</text:p>
          </table:table-cell>
          <table:table-cell table:formula="of:=IF(WEEKDAY([.B74];2)=7;0;1)" office:value-type="float" office:value="1" calcext:value-type="float">
            <text:p>1</text:p>
          </table:table-cell>
          <table:table-cell table:formula="of:=[.D73]*(1-[.$K$3])" office:value-type="float" office:value="7.24926386518349" calcext:value-type="float">
            <text:p>7,25</text:p>
          </table:table-cell>
          <table:table-cell table:formula="of:=[.E73]*(1-[.$K$3])" office:value-type="float" office:value="2.89970554607339" calcext:value-type="float">
            <text:p>2,90</text:p>
          </table:table-cell>
          <table:table-cell table:formula="of:=IF([.C7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1945-07-15" calcext:value-type="date">
            <text:p>15.07.1945</text:p>
          </table:table-cell>
          <table:table-cell table:formula="of:=IF(WEEKDAY([.B75];2)=7;0;1)" office:value-type="float" office:value="0" calcext:value-type="float">
            <text:p>0</text:p>
          </table:table-cell>
          <table:table-cell table:formula="of:=[.D74]*(1-[.$K$3])" office:value-type="float" office:value="7.22751607358794" calcext:value-type="float">
            <text:p>7,23</text:p>
          </table:table-cell>
          <table:table-cell table:formula="of:=[.E74]*(1-[.$K$3])" office:value-type="float" office:value="2.89100642943517" calcext:value-type="float">
            <text:p>2,89</text:p>
          </table:table-cell>
          <table:table-cell table:formula="of:=IF([.C75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75]*[.G75]+[.E75]*[.F75]" office:value-type="float" office:value="80.9481800241849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1945-07-16" calcext:value-type="date">
            <text:p>16.07.1945</text:p>
          </table:table-cell>
          <table:table-cell table:formula="of:=IF(WEEKDAY([.B76];2)=7;0;1)" office:value-type="float" office:value="1" calcext:value-type="float">
            <text:p>1</text:p>
          </table:table-cell>
          <table:table-cell table:formula="of:=[.D75]*(1-[.$K$3])" office:value-type="float" office:value="7.20583352536718" calcext:value-type="float">
            <text:p>7,21</text:p>
          </table:table-cell>
          <table:table-cell table:formula="of:=[.E75]*(1-[.$K$3])" office:value-type="float" office:value="2.88233341014687" calcext:value-type="float">
            <text:p>2,88</text:p>
          </table:table-cell>
          <table:table-cell table:formula="of:=IF([.C7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6]*[.G76]+[.E76]*[.F76]" office:value-type="float" office:value="86.4700023044061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1945-07-17" calcext:value-type="date">
            <text:p>17.07.1945</text:p>
          </table:table-cell>
          <table:table-cell table:formula="of:=IF(WEEKDAY([.B77];2)=7;0;1)" office:value-type="float" office:value="1" calcext:value-type="float">
            <text:p>1</text:p>
          </table:table-cell>
          <table:table-cell table:formula="of:=[.D76]*(1-[.$K$3])" office:value-type="float" office:value="7.18421602479108" calcext:value-type="float">
            <text:p>7,18</text:p>
          </table:table-cell>
          <table:table-cell table:formula="of:=[.E76]*(1-[.$K$3])" office:value-type="float" office:value="2.87368640991643" calcext:value-type="float">
            <text:p>2,87</text:p>
          </table:table-cell>
          <table:table-cell table:formula="of:=IF([.C7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7]*[.G77]+[.E77]*[.F77]" office:value-type="float" office:value="86.2105922974929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1945-07-18" calcext:value-type="date">
            <text:p>18.07.1945</text:p>
          </table:table-cell>
          <table:table-cell table:formula="of:=IF(WEEKDAY([.B78];2)=7;0;1)" office:value-type="float" office:value="1" calcext:value-type="float">
            <text:p>1</text:p>
          </table:table-cell>
          <table:table-cell table:formula="of:=[.D77]*(1-[.$K$3])" office:value-type="float" office:value="7.1626633767167" calcext:value-type="float">
            <text:p>7,16</text:p>
          </table:table-cell>
          <table:table-cell table:formula="of:=[.E77]*(1-[.$K$3])" office:value-type="float" office:value="2.86506535068668" calcext:value-type="float">
            <text:p>2,87</text:p>
          </table:table-cell>
          <table:table-cell table:formula="of:=IF([.C7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8]*[.G78]+[.E78]*[.F78]" office:value-type="float" office:value="85.9519605206004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1945-07-19" calcext:value-type="date">
            <text:p>19.07.1945</text:p>
          </table:table-cell>
          <table:table-cell table:formula="of:=IF(WEEKDAY([.B79];2)=7;0;1)" office:value-type="float" office:value="1" calcext:value-type="float">
            <text:p>1</text:p>
          </table:table-cell>
          <table:table-cell table:formula="of:=[.D78]*(1-[.$K$3])" office:value-type="float" office:value="7.14117538658655" calcext:value-type="float">
            <text:p>7,14</text:p>
          </table:table-cell>
          <table:table-cell table:formula="of:=[.E78]*(1-[.$K$3])" office:value-type="float" office:value="2.85647015463462" calcext:value-type="float">
            <text:p>2,86</text:p>
          </table:table-cell>
          <table:table-cell table:formula="of:=IF([.C79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9]*[.G79]+[.E79]*[.F79]" office:value-type="float" office:value="85.69410463903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1945-07-20" calcext:value-type="date">
            <text:p>20.07.1945</text:p>
          </table:table-cell>
          <table:table-cell table:formula="of:=IF(WEEKDAY([.B80];2)=7;0;1)" office:value-type="float" office:value="1" calcext:value-type="float">
            <text:p>1</text:p>
          </table:table-cell>
          <table:table-cell table:formula="of:=[.D79]*(1-[.$K$3])" office:value-type="float" office:value="7.11975186042679" calcext:value-type="float">
            <text:p>7,12</text:p>
          </table:table-cell>
          <table:table-cell table:formula="of:=[.E79]*(1-[.$K$3])" office:value-type="float" office:value="2.84790074417071" calcext:value-type="float">
            <text:p>2,85</text:p>
          </table:table-cell>
          <table:table-cell table:formula="of:=IF([.C8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0]*[.G80]+[.E80]*[.F80]" office:value-type="float" office:value="85.437022325121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1945-07-21" calcext:value-type="date">
            <text:p>21.07.1945</text:p>
          </table:table-cell>
          <table:table-cell table:formula="of:=IF(WEEKDAY([.B81];2)=7;0;1)" office:value-type="float" office:value="1" calcext:value-type="float">
            <text:p>1</text:p>
          </table:table-cell>
          <table:table-cell table:formula="of:=[.D80]*(1-[.$K$3])" office:value-type="float" office:value="7.09839260484551" calcext:value-type="float">
            <text:p>7,10</text:p>
          </table:table-cell>
          <table:table-cell table:formula="of:=[.E80]*(1-[.$K$3])" office:value-type="float" office:value="2.8393570419382" calcext:value-type="float">
            <text:p>2,84</text:p>
          </table:table-cell>
          <table:table-cell table:formula="of:=IF([.C8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1]*[.G81]+[.E81]*[.F81]" office:value-type="float" office:value="85.1807112581461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1945-07-22" calcext:value-type="date">
            <text:p>22.07.1945</text:p>
          </table:table-cell>
          <table:table-cell table:formula="of:=IF(WEEKDAY([.B82];2)=7;0;1)" office:value-type="float" office:value="0" calcext:value-type="float">
            <text:p>0</text:p>
          </table:table-cell>
          <table:table-cell table:formula="of:=[.D81]*(1-[.$K$3])" office:value-type="float" office:value="7.07709742703098" calcext:value-type="float">
            <text:p>7,08</text:p>
          </table:table-cell>
          <table:table-cell table:formula="of:=[.E81]*(1-[.$K$3])" office:value-type="float" office:value="2.83083897081239" calcext:value-type="float">
            <text:p>2,83</text:p>
          </table:table-cell>
          <table:table-cell table:formula="of:=IF([.C82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82]*[.G82]+[.E82]*[.F82]" office:value-type="float" office:value="79.263491182746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1945-07-23" calcext:value-type="date">
            <text:p>23.07.1945</text:p>
          </table:table-cell>
          <table:table-cell table:formula="of:=IF(WEEKDAY([.B83];2)=7;0;1)" office:value-type="float" office:value="1" calcext:value-type="float">
            <text:p>1</text:p>
          </table:table-cell>
          <table:table-cell table:formula="of:=[.D82]*(1-[.$K$3])" office:value-type="float" office:value="7.05586613474989" calcext:value-type="float">
            <text:p>7,06</text:p>
          </table:table-cell>
          <table:table-cell table:formula="of:=[.E82]*(1-[.$K$3])" office:value-type="float" office:value="2.82234645389995" calcext:value-type="float">
            <text:p>2,82</text:p>
          </table:table-cell>
          <table:table-cell table:formula="of:=IF([.C8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3]*[.G83]+[.E83]*[.F83]" office:value-type="float" office:value="84.6703936169986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1945-07-24" calcext:value-type="date">
            <text:p>24.07.1945</text:p>
          </table:table-cell>
          <table:table-cell table:formula="of:=IF(WEEKDAY([.B84];2)=7;0;1)" office:value-type="float" office:value="1" calcext:value-type="float">
            <text:p>1</text:p>
          </table:table-cell>
          <table:table-cell table:formula="of:=[.D83]*(1-[.$K$3])" office:value-type="float" office:value="7.03469853634564" calcext:value-type="float">
            <text:p>7,03</text:p>
          </table:table-cell>
          <table:table-cell table:formula="of:=[.E83]*(1-[.$K$3])" office:value-type="float" office:value="2.81387941453825" calcext:value-type="float">
            <text:p>2,81</text:p>
          </table:table-cell>
          <table:table-cell table:formula="of:=IF([.C8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4]*[.G84]+[.E84]*[.F84]" office:value-type="float" office:value="84.4163824361476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1945-07-25" calcext:value-type="date">
            <text:p>25.07.1945</text:p>
          </table:table-cell>
          <table:table-cell table:formula="of:=IF(WEEKDAY([.B85];2)=7;0;1)" office:value-type="float" office:value="1" calcext:value-type="float">
            <text:p>1</text:p>
          </table:table-cell>
          <table:table-cell table:formula="of:=[.D84]*(1-[.$K$3])" office:value-type="float" office:value="7.0135944407366" calcext:value-type="float">
            <text:p>7,01</text:p>
          </table:table-cell>
          <table:table-cell table:formula="of:=[.E84]*(1-[.$K$3])" office:value-type="float" office:value="2.80543777629464" calcext:value-type="float">
            <text:p>2,81</text:p>
          </table:table-cell>
          <table:table-cell table:formula="of:=IF([.C8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5]*[.G85]+[.E85]*[.F85]" office:value-type="float" office:value="84.1631332888391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1945-07-26" calcext:value-type="date">
            <text:p>26.07.1945</text:p>
          </table:table-cell>
          <table:table-cell table:formula="of:=IF(WEEKDAY([.B86];2)=7;0;1)" office:value-type="float" office:value="1" calcext:value-type="float">
            <text:p>1</text:p>
          </table:table-cell>
          <table:table-cell table:formula="of:=[.D85]*(1-[.$K$3])" office:value-type="float" office:value="6.99255365741439" calcext:value-type="float">
            <text:p>6,99</text:p>
          </table:table-cell>
          <table:table-cell table:formula="of:=[.E85]*(1-[.$K$3])" office:value-type="float" office:value="2.79702146296575" calcext:value-type="float">
            <text:p>2,80</text:p>
          </table:table-cell>
          <table:table-cell table:formula="of:=IF([.C8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6]*[.G86]+[.E86]*[.F86]" office:value-type="float" office:value="83.9106438889726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1945-07-27" calcext:value-type="date">
            <text:p>27.07.1945</text:p>
          </table:table-cell>
          <table:table-cell table:formula="of:=IF(WEEKDAY([.B87];2)=7;0;1)" office:value-type="float" office:value="1" calcext:value-type="float">
            <text:p>1</text:p>
          </table:table-cell>
          <table:table-cell table:formula="of:=[.D86]*(1-[.$K$3])" office:value-type="float" office:value="6.97157599644214" calcext:value-type="float">
            <text:p>6,97</text:p>
          </table:table-cell>
          <table:table-cell table:formula="of:=[.E86]*(1-[.$K$3])" office:value-type="float" office:value="2.78863039857685" calcext:value-type="float">
            <text:p>2,79</text:p>
          </table:table-cell>
          <table:table-cell table:formula="of:=IF([.C8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7]*[.G87]+[.E87]*[.F87]" office:value-type="float" office:value="83.6589119573057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1945-07-28" calcext:value-type="date">
            <text:p>28.07.1945</text:p>
          </table:table-cell>
          <table:table-cell table:formula="of:=IF(WEEKDAY([.B88];2)=7;0;1)" office:value-type="float" office:value="1" calcext:value-type="float">
            <text:p>1</text:p>
          </table:table-cell>
          <table:table-cell table:formula="of:=[.D87]*(1-[.$K$3])" office:value-type="float" office:value="6.95066126845282" calcext:value-type="float">
            <text:p>6,95</text:p>
          </table:table-cell>
          <table:table-cell table:formula="of:=[.E87]*(1-[.$K$3])" office:value-type="float" office:value="2.78026450738112" calcext:value-type="float">
            <text:p>2,78</text:p>
          </table:table-cell>
          <table:table-cell table:formula="of:=IF([.C8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8]*[.G88]+[.E88]*[.F88]" office:value-type="float" office:value="83.4079352214338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1945-07-29" calcext:value-type="date">
            <text:p>29.07.1945</text:p>
          </table:table-cell>
          <table:table-cell table:formula="of:=IF(WEEKDAY([.B89];2)=7;0;1)" office:value-type="float" office:value="0" calcext:value-type="float">
            <text:p>0</text:p>
          </table:table-cell>
          <table:table-cell table:formula="of:=[.D88]*(1-[.$K$3])" office:value-type="float" office:value="6.92980928464746" calcext:value-type="float">
            <text:p>6,93</text:p>
          </table:table-cell>
          <table:table-cell table:formula="of:=[.E88]*(1-[.$K$3])" office:value-type="float" office:value="2.77192371385898" calcext:value-type="float">
            <text:p>2,77</text:p>
          </table:table-cell>
          <table:table-cell table:formula="of:=IF([.C89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89]*[.G89]+[.E89]*[.F89]" office:value-type="float" office:value="77.6138639880515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1945-07-30" calcext:value-type="date">
            <text:p>30.07.1945</text:p>
          </table:table-cell>
          <table:table-cell table:formula="of:=IF(WEEKDAY([.B90];2)=7;0;1)" office:value-type="float" office:value="1" calcext:value-type="float">
            <text:p>1</text:p>
          </table:table-cell>
          <table:table-cell table:formula="of:=[.D89]*(1-[.$K$3])" office:value-type="float" office:value="6.90901985679352" calcext:value-type="float">
            <text:p>6,91</text:p>
          </table:table-cell>
          <table:table-cell table:formula="of:=[.E89]*(1-[.$K$3])" office:value-type="float" office:value="2.7636079427174" calcext:value-type="float">
            <text:p>2,76</text:p>
          </table:table-cell>
          <table:table-cell table:formula="of:=IF([.C9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0]*[.G90]+[.E90]*[.F90]" office:value-type="float" office:value="82.9082382815222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1945-07-31" calcext:value-type="date">
            <text:p>31.07.1945</text:p>
          </table:table-cell>
          <table:table-cell table:formula="of:=IF(WEEKDAY([.B91];2)=7;0;1)" office:value-type="float" office:value="1" calcext:value-type="float">
            <text:p>1</text:p>
          </table:table-cell>
          <table:table-cell table:formula="of:=[.D90]*(1-[.$K$3])" office:value-type="float" office:value="6.88829279722314" calcext:value-type="float">
            <text:p>6,89</text:p>
          </table:table-cell>
          <table:table-cell table:formula="of:=[.E90]*(1-[.$K$3])" office:value-type="float" office:value="2.75531711888925" calcext:value-type="float">
            <text:p>2,76</text:p>
          </table:table-cell>
          <table:table-cell table:formula="of:=IF([.C9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1]*[.G91]+[.E91]*[.F91]" office:value-type="float" office:value="82.6595135666776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1945-08-01" calcext:value-type="date">
            <text:p>1.08.1945</text:p>
          </table:table-cell>
          <table:table-cell table:formula="of:=IF(WEEKDAY([.B92];2)=7;0;1)" office:value-type="float" office:value="1" calcext:value-type="float">
            <text:p>1</text:p>
          </table:table-cell>
          <table:table-cell table:formula="of:=[.D91]*(1-[.$K$3])" office:value-type="float" office:value="6.86762791883147" calcext:value-type="float">
            <text:p>6,87</text:p>
          </table:table-cell>
          <table:table-cell table:formula="of:=[.E91]*(1-[.$K$3])" office:value-type="float" office:value="2.74705116753258" calcext:value-type="float">
            <text:p>2,75</text:p>
          </table:table-cell>
          <table:table-cell table:formula="of:=IF([.C9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2]*[.G92]+[.E92]*[.F92]" office:value-type="float" office:value="82.4115350259776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1945-08-02" calcext:value-type="date">
            <text:p>2.08.1945</text:p>
          </table:table-cell>
          <table:table-cell table:formula="of:=IF(WEEKDAY([.B93];2)=7;0;1)" office:value-type="float" office:value="1" calcext:value-type="float">
            <text:p>1</text:p>
          </table:table-cell>
          <table:table-cell table:formula="of:=[.D92]*(1-[.$K$3])" office:value-type="float" office:value="6.84702503507497" calcext:value-type="float">
            <text:p>6,85</text:p>
          </table:table-cell>
          <table:table-cell table:formula="of:=[.E92]*(1-[.$K$3])" office:value-type="float" office:value="2.73881001402999" calcext:value-type="float">
            <text:p>2,74</text:p>
          </table:table-cell>
          <table:table-cell table:formula="of:=IF([.C93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3]*[.G93]+[.E93]*[.F93]" office:value-type="float" office:value="82.1643004208996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1945-08-03" calcext:value-type="date">
            <text:p>3.08.1945</text:p>
          </table:table-cell>
          <table:table-cell table:formula="of:=IF(WEEKDAY([.B94];2)=7;0;1)" office:value-type="float" office:value="1" calcext:value-type="float">
            <text:p>1</text:p>
          </table:table-cell>
          <table:table-cell table:formula="of:=[.D93]*(1-[.$K$3])" office:value-type="float" office:value="6.82648395996975" calcext:value-type="float">
            <text:p>6,83</text:p>
          </table:table-cell>
          <table:table-cell table:formula="of:=[.E93]*(1-[.$K$3])" office:value-type="float" office:value="2.7305935839879" calcext:value-type="float">
            <text:p>2,73</text:p>
          </table:table-cell>
          <table:table-cell table:formula="of:=IF([.C9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4]*[.G94]+[.E94]*[.F94]" office:value-type="float" office:value="81.9178075196369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1945-08-04" calcext:value-type="date">
            <text:p>4.08.1945</text:p>
          </table:table-cell>
          <table:table-cell table:formula="of:=IF(WEEKDAY([.B95];2)=7;0;1)" office:value-type="float" office:value="1" calcext:value-type="float">
            <text:p>1</text:p>
          </table:table-cell>
          <table:table-cell table:formula="of:=[.D94]*(1-[.$K$3])" office:value-type="float" office:value="6.80600450808984" calcext:value-type="float">
            <text:p>6,81</text:p>
          </table:table-cell>
          <table:table-cell table:formula="of:=[.E94]*(1-[.$K$3])" office:value-type="float" office:value="2.72240180323593" calcext:value-type="float">
            <text:p>2,72</text:p>
          </table:table-cell>
          <table:table-cell table:formula="of:=IF([.C9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5]*[.G95]+[.E95]*[.F95]" office:value-type="float" office:value="81.672054097078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1945-08-05" calcext:value-type="date">
            <text:p>5.08.1945</text:p>
          </table:table-cell>
          <table:table-cell table:formula="of:=IF(WEEKDAY([.B96];2)=7;0;1)" office:value-type="float" office:value="0" calcext:value-type="float">
            <text:p>0</text:p>
          </table:table-cell>
          <table:table-cell table:formula="of:=[.D95]*(1-[.$K$3])" office:value-type="float" office:value="6.78558649456557" calcext:value-type="float">
            <text:p>6,79</text:p>
          </table:table-cell>
          <table:table-cell table:formula="of:=[.E95]*(1-[.$K$3])" office:value-type="float" office:value="2.71423459782623" calcext:value-type="float">
            <text:p>2,71</text:p>
          </table:table-cell>
          <table:table-cell table:formula="of:=IF([.C96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96]*[.G96]+[.E96]*[.F96]" office:value-type="float" office:value="75.9985687391343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1945-08-06" calcext:value-type="date">
            <text:p>6.08.1945</text:p>
          </table:table-cell>
          <table:table-cell table:formula="of:=IF(WEEKDAY([.B97];2)=7;0;1)" office:value-type="float" office:value="1" calcext:value-type="float">
            <text:p>1</text:p>
          </table:table-cell>
          <table:table-cell table:formula="of:=[.D96]*(1-[.$K$3])" office:value-type="float" office:value="6.76522973508187" calcext:value-type="float">
            <text:p>6,77</text:p>
          </table:table-cell>
          <table:table-cell table:formula="of:=[.E96]*(1-[.$K$3])" office:value-type="float" office:value="2.70609189403275" calcext:value-type="float">
            <text:p>2,71</text:p>
          </table:table-cell>
          <table:table-cell table:formula="of:=IF([.C9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7]*[.G97]+[.E97]*[.F97]" office:value-type="float" office:value="81.1827568209824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date" office:date-value="1945-08-07" calcext:value-type="date">
            <text:p>7.08.1945</text:p>
          </table:table-cell>
          <table:table-cell table:formula="of:=IF(WEEKDAY([.B98];2)=7;0;1)" office:value-type="float" office:value="1" calcext:value-type="float">
            <text:p>1</text:p>
          </table:table-cell>
          <table:table-cell table:formula="of:=[.D97]*(1-[.$K$3])" office:value-type="float" office:value="6.74493404587663" calcext:value-type="float">
            <text:p>6,74</text:p>
          </table:table-cell>
          <table:table-cell table:formula="of:=[.E97]*(1-[.$K$3])" office:value-type="float" office:value="2.69797361835065" calcext:value-type="float">
            <text:p>2,70</text:p>
          </table:table-cell>
          <table:table-cell table:formula="of:=IF([.C9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8]*[.G98]+[.E98]*[.F98]" office:value-type="float" office:value="80.9392085505195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date" office:date-value="1945-08-08" calcext:value-type="date">
            <text:p>8.08.1945</text:p>
          </table:table-cell>
          <table:table-cell table:formula="of:=IF(WEEKDAY([.B99];2)=7;0;1)" office:value-type="float" office:value="1" calcext:value-type="float">
            <text:p>1</text:p>
          </table:table-cell>
          <table:table-cell table:formula="of:=[.D98]*(1-[.$K$3])" office:value-type="float" office:value="6.724699243739" calcext:value-type="float">
            <text:p>6,72</text:p>
          </table:table-cell>
          <table:table-cell table:formula="of:=[.E98]*(1-[.$K$3])" office:value-type="float" office:value="2.6898796974956" calcext:value-type="float">
            <text:p>2,69</text:p>
          </table:table-cell>
          <table:table-cell table:formula="of:=IF([.C99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9]*[.G99]+[.E99]*[.F99]" office:value-type="float" office:value="80.6963909248679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date" office:date-value="1945-08-09" calcext:value-type="date">
            <text:p>9.08.1945</text:p>
          </table:table-cell>
          <table:table-cell table:formula="of:=IF(WEEKDAY([.B100];2)=7;0;1)" office:value-type="float" office:value="1" calcext:value-type="float">
            <text:p>1</text:p>
          </table:table-cell>
          <table:table-cell table:formula="of:=[.D99]*(1-[.$K$3])" office:value-type="float" office:value="6.70452514600778" calcext:value-type="float">
            <text:p>6,70</text:p>
          </table:table-cell>
          <table:table-cell table:formula="of:=[.E99]*(1-[.$K$3])" office:value-type="float" office:value="2.68181005840311" calcext:value-type="float">
            <text:p>2,68</text:p>
          </table:table-cell>
          <table:table-cell table:formula="of:=IF([.C100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0]*[.G100]+[.E100]*[.F100]" office:value-type="float" office:value="80.4543017520933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date" office:date-value="1945-08-10" calcext:value-type="date">
            <text:p>10.08.1945</text:p>
          </table:table-cell>
          <table:table-cell table:formula="of:=IF(WEEKDAY([.B101];2)=7;0;1)" office:value-type="float" office:value="1" calcext:value-type="float">
            <text:p>1</text:p>
          </table:table-cell>
          <table:table-cell table:formula="of:=[.D100]*(1-[.$K$3])" office:value-type="float" office:value="6.68441157056976" calcext:value-type="float">
            <text:p>6,68</text:p>
          </table:table-cell>
          <table:table-cell table:formula="of:=[.E100]*(1-[.$K$3])" office:value-type="float" office:value="2.6737646282279" calcext:value-type="float">
            <text:p>2,67</text:p>
          </table:table-cell>
          <table:table-cell table:formula="of:=IF([.C101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1]*[.G101]+[.E101]*[.F101]" office:value-type="float" office:value="80.212938846837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date" office:date-value="1945-08-11" calcext:value-type="date">
            <text:p>11.08.1945</text:p>
          </table:table-cell>
          <table:table-cell table:formula="of:=IF(WEEKDAY([.B102];2)=7;0;1)" office:value-type="float" office:value="1" calcext:value-type="float">
            <text:p>1</text:p>
          </table:table-cell>
          <table:table-cell table:formula="of:=[.D101]*(1-[.$K$3])" office:value-type="float" office:value="6.66435833585805" calcext:value-type="float">
            <text:p>6,66</text:p>
          </table:table-cell>
          <table:table-cell table:formula="of:=[.E101]*(1-[.$K$3])" office:value-type="float" office:value="2.66574333434322" calcext:value-type="float">
            <text:p>2,67</text:p>
          </table:table-cell>
          <table:table-cell table:formula="of:=IF([.C102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2]*[.G102]+[.E102]*[.F102]" office:value-type="float" office:value="79.9723000302965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date" office:date-value="1945-08-12" calcext:value-type="date">
            <text:p>12.08.1945</text:p>
          </table:table-cell>
          <table:table-cell table:formula="of:=IF(WEEKDAY([.B103];2)=7;0;1)" office:value-type="float" office:value="0" calcext:value-type="float">
            <text:p>0</text:p>
          </table:table-cell>
          <table:table-cell table:formula="of:=[.D102]*(1-[.$K$3])" office:value-type="float" office:value="6.64436526085047" calcext:value-type="float">
            <text:p>6,64</text:p>
          </table:table-cell>
          <table:table-cell table:formula="of:=[.E102]*(1-[.$K$3])" office:value-type="float" office:value="2.65774610434019" calcext:value-type="float">
            <text:p>2,66</text:p>
          </table:table-cell>
          <table:table-cell table:formula="of:=IF([.C103]=1;20;18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03]*[.G103]+[.E103]*[.F103]" office:value-type="float" office:value="74.4168909215253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date" office:date-value="1945-08-13" calcext:value-type="date">
            <text:p>13.08.1945</text:p>
          </table:table-cell>
          <table:table-cell table:formula="of:=IF(WEEKDAY([.B104];2)=7;0;1)" office:value-type="float" office:value="1" calcext:value-type="float">
            <text:p>1</text:p>
          </table:table-cell>
          <table:table-cell table:formula="of:=[.D103]*(1-[.$K$3])" office:value-type="float" office:value="6.62443216506792" calcext:value-type="float">
            <text:p>6,62</text:p>
          </table:table-cell>
          <table:table-cell table:formula="of:=[.E103]*(1-[.$K$3])" office:value-type="float" office:value="2.64977286602717" calcext:value-type="float">
            <text:p>2,65</text:p>
          </table:table-cell>
          <table:table-cell table:formula="of:=IF([.C104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4]*[.G104]+[.E104]*[.F104]" office:value-type="float" office:value="79.493185980815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date" office:date-value="1945-08-14" calcext:value-type="date">
            <text:p>14.08.1945</text:p>
          </table:table-cell>
          <table:table-cell table:formula="of:=IF(WEEKDAY([.B105];2)=7;0;1)" office:value-type="float" office:value="1" calcext:value-type="float">
            <text:p>1</text:p>
          </table:table-cell>
          <table:table-cell table:formula="of:=[.D104]*(1-[.$K$3])" office:value-type="float" office:value="6.60455886857272" calcext:value-type="float">
            <text:p>6,60</text:p>
          </table:table-cell>
          <table:table-cell table:formula="of:=[.E104]*(1-[.$K$3])" office:value-type="float" office:value="2.64182354742909" calcext:value-type="float">
            <text:p>2,64</text:p>
          </table:table-cell>
          <table:table-cell table:formula="of:=IF([.C105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5]*[.G105]+[.E105]*[.F105]" office:value-type="float" office:value="79.2547064228726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date" office:date-value="1945-08-15" calcext:value-type="date">
            <text:p>15.08.1945</text:p>
          </table:table-cell>
          <table:table-cell table:formula="of:=IF(WEEKDAY([.B106];2)=7;0;1)" office:value-type="float" office:value="1" calcext:value-type="float">
            <text:p>1</text:p>
          </table:table-cell>
          <table:table-cell table:formula="of:=[.D105]*(1-[.$K$3])" office:value-type="float" office:value="6.584745191967" calcext:value-type="float">
            <text:p>6,58</text:p>
          </table:table-cell>
          <table:table-cell table:formula="of:=[.E105]*(1-[.$K$3])" office:value-type="float" office:value="2.6338980767868" calcext:value-type="float">
            <text:p>2,63</text:p>
          </table:table-cell>
          <table:table-cell table:formula="of:=IF([.C106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6]*[.G106]+[.E106]*[.F106]" office:value-type="float" office:value="79.016942303604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date" office:date-value="1945-08-16" calcext:value-type="date">
            <text:p>16.08.1945</text:p>
          </table:table-cell>
          <table:table-cell table:formula="of:=IF(WEEKDAY([.B107];2)=7;0;1)" office:value-type="float" office:value="1" calcext:value-type="float">
            <text:p>1</text:p>
          </table:table-cell>
          <table:table-cell table:formula="of:=[.D106]*(1-[.$K$3])" office:value-type="float" office:value="6.5649909563911" calcext:value-type="float">
            <text:p>6,56</text:p>
          </table:table-cell>
          <table:table-cell table:formula="of:=[.E106]*(1-[.$K$3])" office:value-type="float" office:value="2.62599638255644" calcext:value-type="float">
            <text:p>2,63</text:p>
          </table:table-cell>
          <table:table-cell table:formula="of:=IF([.C107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7]*[.G107]+[.E107]*[.F107]" office:value-type="float" office:value="78.7798914766932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date" office:date-value="1945-08-17" calcext:value-type="date">
            <text:p>17.08.1945</text:p>
          </table:table-cell>
          <table:table-cell table:formula="of:=IF(WEEKDAY([.B108];2)=7;0;1)" office:value-type="float" office:value="1" calcext:value-type="float">
            <text:p>1</text:p>
          </table:table-cell>
          <table:table-cell table:formula="of:=[.D107]*(1-[.$K$3])" office:value-type="float" office:value="6.54529598352193" calcext:value-type="float">
            <text:p>6,55</text:p>
          </table:table-cell>
          <table:table-cell table:formula="of:=[.E107]*(1-[.$K$3])" office:value-type="float" office:value="2.61811839340877" calcext:value-type="float">
            <text:p>2,62</text:p>
          </table:table-cell>
          <table:table-cell table:formula="of:=IF([.C108]=1;20;18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8]*[.G108]+[.E108]*[.F108]" office:value-type="float" office:value="78.5435518022631" calcext:value-type="float">
            <text:p>79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 table:number-rows-repeated="330">
          <table:table-cell table:number-columns-repeated="14"/>
        </table:table-row>
        <table:table-row table:style-name="ro1" table:number-rows-repeated="6">
          <table:table-cell table:style-name="ce1"/>
          <table:table-cell table:number-columns-repeated="13"/>
        </table:table-row>
        <table:table-row table:style-name="ro1" table:number-rows-repeated="10481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1" table:target-range-address="'1'.A1:'1'.G109" table:display-filter-buttons="true">
          <table:filter>
            <table:filter-and>
              <table:filter-condition table:value="3" table:operator="&lt;" table:field-number="4"/>
            </table:filter-and>
          </table:filter>
        </table:database-range>
        <table:database-range table:name="__Anonymous_Sheet_DB__4" table:target-range-address="'4'.A1:'4'.N108" table:display-filter-buttons="true">
          <table:filter>
            <table:filter-and>
              <table:filter-condition table:data-type="number" table:value="0" table:operator="=" table:field-number="9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8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5T19:36:37.709000000</dc:date>
    <meta:editing-duration>PT7M12S</meta:editing-duration>
    <meta:editing-cycles>1</meta:editing-cycles>
    <meta:document-statistic meta:table-count="6" meta:cell-count="5236" meta:object-count="1"/>
    <meta:generator>LibreOffice/7.2.2.2$Windows_X86_64 LibreOffice_project/02b2acce88a210515b4a5bb2e46cbfb63fe97d5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3'.H1:'3'.H108" chart:data-source-has-labels="row" svg:x="1.331cm" svg:y="0.18cm" svg:width="14.349cm" svg:height="7.659cm">
          <chart:coordinate-region svg:x="2.138cm" svg:y="0.301cm" svg:width="13.542cm" svg:height="6.536cm"/>
          <chart:axis chart:dimension="x" chart:name="primary-x" chart:style-name="ch3">
            <chart:title svg:x="8.223cm" svg:y="8.019cm" chart:style-name="ch4">
              <text:p>dni</text:p>
            </chart:title>
          </chart:axis>
          <chart:axis chart:dimension="y" chart:name="primary-y" chart:style-name="ch5">
            <chart:title svg:x="0.451cm" svg:y="4.371cm" chart:style-name="ch6">
              <text:p>mile</text:p>
            </chart:title>
            <chart:grid chart:style-name="ch7" chart:class="major"/>
          </chart:axis>
          <chart:series chart:style-name="ch8" chart:values-cell-range-address="'3'.H2:'3'.H108" chart:label-cell-address="'3'.H1:'3'.H1" chart:class="chart:bar">
            <chart:data-point chart:repeated="1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a mil</text:p>
                <draw:g>
                  <svg:desc>'3'.H1:'3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'3'.H2:'3'.H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.612">
                <text:p>117.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.43588">
                <text:p>116.43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.2715212">
                <text:p>115.2715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118805988">
                <text:p>114.118805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.97761792812">
                <text:p>112.97761792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847841748839">
                <text:p>111.847841748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72936333135">
                <text:p>110.72936333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622069698037">
                <text:p>109.622069698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.525849001057">
                <text:p>108.525849001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.440590511046">
                <text:p>107.440590511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.366184605936">
                <text:p>106.366184605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.302522759876">
                <text:p>105.302522759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.249497532277">
                <text:p>104.249497532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.207002556955">
                <text:p>103.207002556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174932531385">
                <text:p>102.174932531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153183206071">
                <text:p>101.153183206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141651374011">
                <text:p>100.141651374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1402348602704">
                <text:p>99.1402348602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1488325116677">
                <text:p>98.1488325116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167344186551">
                <text:p>97.167344186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1956707446855">
                <text:p>96.1956707446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337140372386">
                <text:p>95.2337140372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.2813768968663">
                <text:p>94.2813768968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.3385631278976">
                <text:p>93.3385631278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.4051774966186">
                <text:p>92.4051774966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4811257216524">
                <text:p>91.4811257216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5663144644359">
                <text:p>90.5663144644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6606513197916">
                <text:p>89.66065131979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.7640448065936">
                <text:p>88.7640448065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8764043585277">
                <text:p>87.8764043585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.9976403149424">
                <text:p>86.9976403149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127663911793">
                <text:p>86.127663911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.2663872726751">
                <text:p>85.2663872726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.4137233999483">
                <text:p>84.4137233999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5695861659488">
                <text:p>83.5695861659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.7338903042893">
                <text:p>82.7338903042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.9065514012464">
                <text:p>81.9065514012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.087485887234">
                <text:p>81.087485887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2766110283616">
                <text:p>80.2766110283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473844918078">
                <text:p>79.473844918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6791064688972">
                <text:p>78.6791064688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8923154042083">
                <text:p>77.89231540420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.1133922501662">
                <text:p>77.1133922501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.3422583276645">
                <text:p>76.3422583276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5788357443879">
                <text:p>75.5788357443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.823047386944">
                <text:p>74.8230473869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.0748169130746">
                <text:p>74.0748169130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3340687439438">
                <text:p>73.3340687439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6007280565044">
                <text:p>72.6007280565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8747207759393">
                <text:p>71.8747207759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.1559735681799">
                <text:p>71.1559735681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.4444138324981">
                <text:p>70.4444138324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7399696941732">
                <text:p>69.7399696941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0425699972314">
                <text:p>69.0425699972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.3521442972591">
                <text:p>68.3521442972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686228542865">
                <text:p>67.6686228542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9919366257436">
                <text:p>66.9919366257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.3220172594862">
                <text:p>66.3220172594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.6587970868914">
                <text:p>65.6587970868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0022091160224">
                <text:p>65.0022091160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.3521870248622">
                <text:p>64.35218702486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7086651546136">
                <text:p>63.7086651546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0715785030674">
                <text:p>63.0715785030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.4408627180368">
                <text:p>62.4408627180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8164540908564">
                <text:p>61.8164540908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1982895499478">
                <text:p>61.1982895499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5863066544484">
                <text:p>60.5863066544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.9804435879039">
                <text:p>59.9804435879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.3806391520248">
                <text:p>59.3806391520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868327605046">
                <text:p>58.7868327605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8155602228563">
                <text:p>52.8155602228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.2874046206278">
                <text:p>52.2874046206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.7645305744215">
                <text:p>51.7645305744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.2468852686773">
                <text:p>51.2468852686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.7344164159905">
                <text:p>50.73441641599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.2270722518306">
                <text:p>50.22707225183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.7248015293123">
                <text:p>49.7248015293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2275535140192">
                <text:p>49.2275535140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735277978879">
                <text:p>48.735277978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2479251990902">
                <text:p>48.24792519909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7654459470993">
                <text:p>47.7654459470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.2877914876283">
                <text:p>47.28779148762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814913572752">
                <text:p>46.8149135727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3467644370245">
                <text:p>46.3467644370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.8832967926542">
                <text:p>45.8832967926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4244638247277">
                <text:p>45.42446382472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9702191864804">
                <text:p>44.97021918648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5205169946156">
                <text:p>44.5205169946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0753118246695">
                <text:p>44.0753118246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.6345587064228">
                <text:p>43.6345587064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1982131193585">
                <text:p>43.19821311935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766230988165">
                <text:p>42.766230988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.3385686782833">
                <text:p>42.33856867828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.9151829915005">
                <text:p>41.9151829915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.4960311615855">
                <text:p>41.49603116158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810708499696">
                <text:p>41.0810708499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.6702601414699">
                <text:p>40.6702601414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.2635575400552">
                <text:p>40.26355754005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.8609219646546">
                <text:p>39.8609219646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.4623127450081">
                <text:p>39.4623127450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.067689617558">
                <text:p>39.0676896175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.6770127213824">
                <text:p>38.6770127213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.2902425941686">
                <text:p>38.2902425941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0150965012766">
                <text:p>31.0150965012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